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5" style:parent-style-name="Normal" style:family="paragraph">
      <style:paragraph-properties fo:text-align="justify" style:writing-mode="rl-tb" fo:margin-top="0.0833in" fo:margin-bottom="0in" fo:line-height="100%"/>
    </style:style>
    <style:style style:name="T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5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" style:parent-style-name="Normal" style:family="paragraph">
      <style:paragraph-properties fo:text-align="justify" style:writing-mode="rl-tb" fo:margin-top="0.0833in" fo:margin-bottom="0in" fo:line-height="100%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1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5" style:parent-style-name="Normal" style:family="paragraph">
      <style:paragraph-properties fo:text-align="justify" style:writing-mode="rl-tb" fo:margin-top="0.0833in" fo:margin-bottom="0in" fo:line-height="100%"/>
    </style:style>
    <style:style style:name="T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1" style:parent-style-name="Normal" style:family="paragraph">
      <style:paragraph-properties fo:text-align="justify" style:writing-mode="rl-tb" fo:margin-top="0.0833in" fo:margin-bottom="0in" fo:line-height="100%"/>
    </style:style>
    <style:style style:name="T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51" style:parent-style-name="Normal" style:family="paragraph">
      <style:paragraph-properties fo:text-align="justify" style:writing-mode="rl-tb" fo:margin-top="0.0833in" fo:margin-bottom="0in" fo:line-height="100%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2" style:parent-style-name="Normal" style:family="paragraph">
      <style:paragraph-properties fo:text-align="justify" style:writing-mode="rl-tb" fo:margin-top="0.0833in" fo:margin-bottom="0in" fo:line-height="100%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09" style:parent-style-name="Normal" style:family="paragraph">
      <style:paragraph-properties fo:text-align="justify" style:writing-mode="rl-tb" fo:margin-top="0.0833in" fo:margin-bottom="0in" fo:line-height="100%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9" style:parent-style-name="Normal" style:family="paragraph">
      <style:paragraph-properties fo:text-align="justify" style:writing-mode="rl-tb" fo:margin-top="0.0833in" fo:margin-bottom="0in" fo:line-height="100%"/>
    </style:style>
    <style:style style:name="T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56" style:parent-style-name="Normal" style:family="paragraph">
      <style:paragraph-properties fo:text-align="justify" style:writing-mode="rl-tb" fo:margin-top="0.0833in" fo:margin-bottom="0in" fo:line-height="100%"/>
    </style:style>
    <style:style style:name="T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73" style:parent-style-name="Normal" style:family="paragraph">
      <style:paragraph-properties fo:text-align="justify" style:writing-mode="rl-tb" fo:margin-top="0.0833in" fo:margin-bottom="0in" fo:line-height="100%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28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8" style:parent-style-name="Normal" style:family="paragraph">
      <style:paragraph-properties fo:text-align="justify" style:writing-mode="rl-tb" fo:margin-top="0.0833in" fo:margin-bottom="0in" fo:line-height="100%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40" style:parent-style-name="Normal" style:family="paragraph">
      <style:paragraph-properties fo:text-align="justify" style:writing-mode="rl-tb" fo:margin-top="0.0833in" fo:margin-bottom="0in" fo:line-height="100%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51" style:parent-style-name="Normal" style:family="paragraph">
      <style:paragraph-properties fo:text-align="justify" style:writing-mode="rl-tb" fo:margin-top="0.0833in" fo:margin-bottom="0in" fo:line-height="100%"/>
    </style:style>
    <style:style style:name="T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37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5" style:parent-style-name="Normal" style:family="paragraph">
      <style:paragraph-properties fo:text-align="justify" style:writing-mode="rl-tb" fo:margin-top="0.0833in" fo:margin-bottom="0in" fo:line-height="100%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10" style:parent-style-name="Normal" style:family="paragraph">
      <style:paragraph-properties fo:text-align="justify" style:writing-mode="rl-tb" fo:margin-top="0.0833in" fo:margin-bottom="0in" fo:line-height="100%"/>
    </style:style>
    <style:style style:name="T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27" style:parent-style-name="Normal" style:family="paragraph">
      <style:paragraph-properties fo:text-align="justify" style:writing-mode="rl-tb" fo:margin-top="0.0833in" fo:margin-bottom="0in" fo:line-height="100%"/>
    </style:style>
    <style:style style:name="T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45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51" style:parent-style-name="Normal" style:family="paragraph">
      <style:paragraph-properties fo:text-align="justify" style:writing-mode="rl-tb" fo:margin-top="0.0833in" fo:margin-bottom="0in" fo:line-height="100%"/>
    </style:style>
    <style:style style:name="T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82" style:parent-style-name="Normal" style:family="paragraph">
      <style:paragraph-properties fo:text-align="justify" style:writing-mode="rl-tb" fo:margin-top="0.0833in" fo:margin-bottom="0in" fo:line-height="100%"/>
    </style:style>
    <style:style style:name="T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17" style:parent-style-name="Normal" style:family="paragraph">
      <style:paragraph-properties fo:text-align="justify" style:writing-mode="rl-tb" fo:margin-top="0.0833in" fo:margin-bottom="0in" fo:line-height="100%"/>
    </style:style>
    <style:style style:name="T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37" style:parent-style-name="Normal" style:family="paragraph">
      <style:paragraph-properties fo:text-align="justify" style:writing-mode="rl-tb" fo:margin-top="0.0833in" fo:margin-bottom="0in" fo:line-height="100%"/>
    </style:style>
    <style:style style:name="T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57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3" style:parent-style-name="Normal" style:family="paragraph">
      <style:paragraph-properties fo:text-align="justify" style:writing-mode="rl-tb" fo:margin-top="0.0833in" fo:margin-bottom="0in" fo:line-height="100%"/>
    </style:style>
    <style:style style:name="T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68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85" style:parent-style-name="Normal" style:family="paragraph">
      <style:paragraph-properties fo:text-align="justify" style:writing-mode="rl-tb" fo:margin-top="0.0833in" fo:margin-bottom="0in" fo:line-height="100%"/>
    </style:style>
    <style:style style:name="T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7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59" style:parent-style-name="Normal" style:family="paragraph">
      <style:paragraph-properties fo:text-align="justify" style:writing-mode="rl-tb" fo:margin-top="0.0833in" fo:margin-bottom="0in" fo:line-height="100%"/>
    </style:style>
    <style:style style:name="T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82" style:parent-style-name="Normal" style:family="paragraph">
      <style:paragraph-properties fo:text-align="justify" style:writing-mode="rl-tb" fo:margin-top="0.0833in" fo:margin-bottom="0in" fo:line-height="100%"/>
    </style:style>
    <style:style style:name="T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96" style:parent-style-name="Normal" style:family="paragraph">
      <style:paragraph-properties fo:text-align="justify" style:writing-mode="rl-tb" fo:margin-top="0.0833in" fo:margin-bottom="0in" fo:line-height="100%"/>
    </style:style>
    <style:style style:name="T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8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26" style:parent-style-name="Normal" style:family="paragraph">
      <style:paragraph-properties fo:text-align="justify" style:writing-mode="rl-tb" fo:margin-top="0.0833in" fo:margin-bottom="0in" fo:line-height="100%"/>
    </style:style>
    <style:style style:name="T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97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77" style:parent-style-name="Normal" style:family="paragraph">
      <style:paragraph-properties fo:text-align="justify" style:writing-mode="rl-tb" fo:margin-top="0.0833in" fo:margin-bottom="0in" fo:line-height="100%"/>
    </style:style>
    <style:style style:name="T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00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03" style:parent-style-name="Normal" style:family="paragraph">
      <style:paragraph-properties fo:text-align="justify" style:writing-mode="rl-tb" fo:margin-top="0.0833in" fo:margin-bottom="0in" fo:line-height="100%"/>
    </style:style>
    <style:style style:name="T1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29" style:parent-style-name="Normal" style:family="paragraph">
      <style:paragraph-properties fo:text-align="justify" style:writing-mode="rl-tb" fo:margin-top="0.0833in" fo:margin-bottom="0in" fo:line-height="100%"/>
    </style:style>
    <style:style style:name="T1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58" style:parent-style-name="Normal" style:family="paragraph">
      <style:paragraph-properties fo:text-align="justify" style:writing-mode="rl-tb" fo:margin-top="0.0833in" fo:margin-bottom="0in" fo:line-height="100%"/>
    </style:style>
    <style:style style:name="T1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93" style:parent-style-name="Normal" style:family="paragraph">
      <style:paragraph-properties fo:text-align="justify" style:writing-mode="rl-tb" fo:margin-top="0.0833in" fo:margin-bottom="0in" fo:line-height="100%"/>
    </style:style>
    <style:style style:name="T10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19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96" style:parent-style-name="Normal" style:family="paragraph">
      <style:paragraph-properties fo:text-align="justify" style:writing-mode="rl-tb" fo:margin-top="0.0833in" fo:margin-bottom="0in" fo:line-height="100%"/>
    </style:style>
    <style:style style:name="T1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96" style:parent-style-name="Normal" style:family="paragraph">
      <style:paragraph-properties fo:text-align="justify" style:writing-mode="rl-tb" fo:margin-top="0.0833in" fo:margin-bottom="0in" fo:line-height="100%"/>
    </style:style>
    <style:style style:name="T1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37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75" style:parent-style-name="Normal" style:family="paragraph">
      <style:paragraph-properties fo:text-align="justify" style:writing-mode="rl-tb" fo:margin-top="0.0833in" fo:margin-bottom="0in" fo:line-height="100%"/>
    </style:style>
    <style:style style:name="T1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28" style:parent-style-name="Normal" style:family="paragraph">
      <style:paragraph-properties fo:text-align="justify" style:writing-mode="rl-tb" fo:margin-top="0.0833in" fo:margin-bottom="0in" fo:line-height="100%"/>
    </style:style>
    <style:style style:name="T1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51" style:parent-style-name="Normal" style:family="paragraph">
      <style:paragraph-properties fo:text-align="justify" style:writing-mode="rl-tb" fo:margin-top="0.0833in" fo:margin-bottom="0in" fo:line-height="100%"/>
    </style:style>
    <style:style style:name="T1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48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81" style:parent-style-name="Normal" style:family="paragraph">
      <style:paragraph-properties fo:text-align="justify" style:writing-mode="rl-tb" fo:margin-top="0.0833in" fo:margin-bottom="0in" fo:line-height="100%"/>
    </style:style>
    <style:style style:name="T1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5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86" style:parent-style-name="Normal" style:family="paragraph">
      <style:paragraph-properties fo:text-align="justify" style:writing-mode="rl-tb" fo:margin-top="0.0833in" fo:margin-bottom="0in" fo:line-height="100%"/>
    </style:style>
    <style:style style:name="T1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63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38" style:parent-style-name="Normal" style:family="paragraph">
      <style:paragraph-properties fo:text-align="justify" style:writing-mode="rl-tb" fo:margin-top="0.0833in" fo:margin-bottom="0in" fo:line-height="100%"/>
    </style:style>
    <style:style style:name="T1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17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43" style:parent-style-name="Normal" style:family="paragraph">
      <style:paragraph-properties fo:text-align="justify" style:writing-mode="rl-tb" fo:margin-top="0.0833in" fo:margin-bottom="0in" fo:line-height="100%"/>
    </style:style>
    <style:style style:name="T1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02" style:parent-style-name="Normal" style:family="paragraph">
      <style:paragraph-properties fo:text-align="justify" style:writing-mode="rl-tb" fo:margin-top="0.0833in" fo:margin-bottom="0in" fo:line-height="100%"/>
    </style:style>
    <style:style style:name="T1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13" style:parent-style-name="Normal" style:family="paragraph">
      <style:paragraph-properties fo:text-align="justify" style:writing-mode="rl-tb" fo:margin-top="0.0833in" fo:margin-bottom="0in" fo:line-height="100%"/>
    </style:style>
    <style:style style:name="T1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45" style:parent-style-name="Normal" style:family="paragraph">
      <style:paragraph-properties fo:text-align="justify" style:writing-mode="rl-tb" fo:margin-top="0.0833in" fo:margin-bottom="0in" fo:line-height="100%"/>
    </style:style>
    <style:style style:name="T1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86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63" style:parent-style-name="Normal" style:family="paragraph">
      <style:paragraph-properties fo:text-align="justify" style:writing-mode="rl-tb" fo:margin-top="0.0833in" fo:margin-bottom="0in" fo:line-height="100%"/>
    </style:style>
    <style:style style:name="T1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82" style:parent-style-name="Normal" style:family="paragraph">
      <style:paragraph-properties fo:text-align="justify" style:writing-mode="rl-tb" fo:margin-top="0.0833in" fo:margin-bottom="0in" fo:line-height="100%"/>
    </style:style>
    <style:style style:name="T1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9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48" style:parent-style-name="Normal" style:family="paragraph">
      <style:paragraph-properties fo:text-align="justify" style:writing-mode="rl-tb" fo:margin-top="0.0833in" fo:margin-bottom="0in" fo:line-height="100%"/>
    </style:style>
    <style:style style:name="T1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95" style:parent-style-name="Normal" style:family="paragraph">
      <style:paragraph-properties fo:text-align="justify" style:writing-mode="rl-tb" fo:margin-top="0.0833in" fo:margin-bottom="0in" fo:line-height="100%"/>
    </style:style>
    <style:style style:name="T1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20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25" style:parent-style-name="Normal" style:family="paragraph">
      <style:paragraph-properties fo:text-align="justify" style:writing-mode="rl-tb" fo:margin-top="0.0833in" fo:margin-bottom="0in" fo:line-height="100%"/>
    </style:style>
    <style:style style:name="T2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076" style:parent-style-name="Normal" style:family="paragraph">
      <style:paragraph-properties fo:text-align="justify" style:writing-mode="rl-tb" fo:margin-top="0.0833in" fo:margin-bottom="0in" fo:line-height="100%"/>
    </style:style>
    <style:style style:name="T2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05" style:parent-style-name="Normal" style:family="paragraph">
      <style:paragraph-properties fo:text-align="justify" style:writing-mode="rl-tb" fo:margin-top="0.0833in" fo:margin-bottom="0in" fo:line-height="100%"/>
    </style:style>
    <style:style style:name="T2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213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33" style:parent-style-name="Normal" style:family="paragraph">
      <style:paragraph-properties fo:text-align="justify" style:writing-mode="rl-tb" fo:margin-top="0.0833in" fo:margin-bottom="0in" fo:line-height="100%"/>
    </style:style>
    <style:style style:name="T2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43" style:parent-style-name="Normal" style:family="paragraph">
      <style:paragraph-properties fo:text-align="justify" style:writing-mode="rl-tb" fo:margin-top="0.0833in" fo:margin-bottom="0in" fo:line-height="100%"/>
    </style:style>
    <style:style style:name="T2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160" style:parent-style-name="Normal" style:family="paragraph">
      <style:paragraph-properties fo:text-align="justify" style:writing-mode="rl-tb" fo:margin-top="0.0833in" fo:margin-bottom="0in" fo:line-height="100%"/>
    </style:style>
    <style:style style:name="T2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238" style:parent-style-name="Normal" style:family="paragraph">
      <style:paragraph-properties fo:text-align="justify" style:writing-mode="rl-tb" fo:margin-top="0.0833in" fo:margin-bottom="0in" fo:line-height="100%"/>
    </style:style>
    <style:style style:name="T2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227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77" style:parent-style-name="Normal" style:family="paragraph">
      <style:paragraph-properties fo:text-align="justify" style:writing-mode="rl-tb" fo:margin-top="0.0833in" fo:margin-bottom="0in" fo:line-height="100%"/>
    </style:style>
    <style:style style:name="T2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290" style:parent-style-name="Normal" style:family="paragraph">
      <style:paragraph-properties fo:text-align="justify" style:writing-mode="rl-tb" fo:margin-top="0.0833in" fo:margin-bottom="0in" fo:line-height="100%"/>
    </style:style>
    <style:style style:name="T2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17" style:parent-style-name="Normal" style:family="paragraph">
      <style:paragraph-properties fo:text-align="justify" style:writing-mode="rl-tb" fo:margin-top="0.0833in" fo:margin-bottom="0in" fo:line-height="100%"/>
    </style:style>
    <style:style style:name="T2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35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53" style:parent-style-name="Normal" style:family="paragraph">
      <style:paragraph-properties fo:text-align="justify" style:writing-mode="rl-tb" fo:margin-top="0.0833in" fo:margin-bottom="0in" fo:line-height="100%"/>
    </style:style>
    <style:style style:name="T2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5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26" style:parent-style-name="Normal" style:family="paragraph">
      <style:paragraph-properties fo:text-align="justify" style:writing-mode="rl-tb" fo:margin-top="0.0833in" fo:margin-bottom="0in" fo:line-height="100%"/>
    </style:style>
    <style:style style:name="T2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568" style:parent-style-name="Normal" style:family="paragraph">
      <style:paragraph-properties fo:text-align="justify" style:writing-mode="rl-tb" fo:margin-top="0.0833in" fo:margin-bottom="0in" fo:line-height="100%"/>
    </style:style>
    <style:style style:name="T2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267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73" style:parent-style-name="Normal" style:family="paragraph">
      <style:paragraph-properties fo:text-align="justify" style:writing-mode="rl-tb" fo:margin-top="0.0833in" fo:margin-bottom="0in" fo:line-height="100%"/>
    </style:style>
    <style:style style:name="T2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Leviticus 1</text:span>‬‬‬</text:p>
      <text:p text:style-name="P3"><text:span text:style-name="T4">1</text:span><text:span text:style-name="T5"> וַיִּקְרָ֖א אֶל־מֹשֶׁ֑ה וַיְדַבֵּ֤ר יְהוָה֙ אֵלָ֔יו מֵאֹ֥הֶל מוֹעֵ֖ד לֵאמֹֽר׃<text:s/></text:span><text:span text:style-name="T6">‬</text:span>‬‬‬‬<text:span text:style-name="T7">2</text:span><text:span text:style-name="T8"> דַּבֵּ֞ר אֶל־בְּנֵ֤י יִשְׂרָאֵל֙ וְאָמַרְתָּ֣ אֲלֵהֶ֔ם אָדָ֗ם כִּֽי־יַקְרִ֥יב מִכֶּ֛ם קָרְבָּ֖ן לַֽיהוָ֑ה מִן־הַבְּהֵמָ֗ה מִן־הַבָּקָר֙ וּמִן־הַצֹּ֔אן תַּקְרִ֖יבוּ אֶת־קָרְבַּנְכֶֽם׃<text:s/></text:span><text:span text:style-name="T9">‬</text:span>‬‬<text:span text:style-name="T10">3</text:span><text:span text:style-name="T11"> אִם־עֹלָ֤ה קָרְבָּנוֹ֙ מִן־הַבָּקָ֔ר זָכָ֥ר תָּמִ֖ים יַקְרִיבֶ֑נּוּ אֶל־פֶּ֜תַח אֹ֤הֶל מוֹעֵד֙ יַקְרִ֣יב אֹת֔וֹ לִרְצֹנ֖וֹ לִפְנֵ֥י יְהוָֽה׃<text:s/></text:span><text:span text:style-name="T12">‬</text:span>‬‬<text:span text:style-name="T13">4</text:span><text:span text:style-name="T14"> וְסָמַ֣ךְ יָד֔וֹ עַ֖ל רֹ֣אשׁ הָעֹלָ֑ה וְנִרְצָ֥ה ל֖וֹ לְכַפֵּ֥ר עָלָֽיו׃<text:s/></text:span><text:span text:style-name="T15">‬</text:span>‬‬<text:span text:style-name="T16">5</text:span><text:span text:style-name="T17"> וְשָׁחַ֛ט אֶת־בֶּ֥ן הַבָּקָ֖ר לִפְנֵ֣י יְהוָ֑ה וְ֠הִקְרִיבוּ בְּנֵ֨י אַהֲרֹ֤ן הֽ͏ַכֹּֽהֲנִים֙ אֶת־הַדָּ֔ם וְזָרְק֨וּ אֶת־הַדָּ֤ם עַל־הַמִּזְבֵּ֙חַ֙ סָבִ֔יב אֲשֶׁר־פֶּ֖תַח אֹ֥הֶל מוֹעֵֽד׃<text:s/></text:span><text:span text:style-name="T18">‬</text:span>‬‬<text:span text:style-name="T19">6</text:span><text:span text:style-name="T20"> וְהִפְשִׁ֖יט אֶת־הָעֹלָ֑ה וְנִתַּ֥ח אֹתָ֖הּ לִנְתָחֶֽיהָ׃<text:s/></text:span><text:span text:style-name="T21">‬</text:span>‬‬<text:span text:style-name="T22">7</text:span><text:span text:style-name="T23"> וְ֠נָתְנוּ בְּנֵ֨י אַהֲרֹ֧ן הַכֹּהֵ֛ן אֵ֖שׁ עַל־הַמִּזְבֵּ֑חַ וְעָרְכ֥וּ עֵצִ֖ים עַל־הָאֵֽשׁ׃<text:s/></text:span><text:span text:style-name="T24">‬</text:span>‬‬<text:span text:style-name="T25">8</text:span><text:span text:style-name="T26"> וְעָרְכ֗וּ בְּנֵ֤י אַהֲרֹן֙ הַכֹּ֣הֲנִ֔ים אֵ֚ת הַנְּתָחִ֔ים אֶת־הָרֹ֖אשׁ וְאֶת־הַפָּ֑דֶר עַל־הָעֵצִים֙ אֲשֶׁ֣ר עַל־הָאֵ֔שׁ אֲשֶׁ֖ר עַל־הַמִּזְבֵּֽחַ׃<text:s/></text:span><text:span text:style-name="T27">‬</text:span>‬‬<text:span text:style-name="T28">9</text:span><text:span text:style-name="T29"> וְקִרְבּ֥וֹ וּכְרָעָ֖יו יִרְחַ֣ץ בַּמָּ֑יִם וְהִקְטִ֨יר הַכֹּהֵ֤ן אֶת־הַכֹּל֙ הַמִּזְבֵּ֔חָה עֹלָ֛ה אִשֵּׁ֥ה רֵֽיחַ־נִיח֖וֹחַ לַֽיהוָֽה׃</text:span><text:span text:style-name="T30"><text:s/>ס<text:s/></text:span><text:span text:style-name="T31">‬</text:span>‬‬<text:span text:style-name="T32">10</text:span><text:span text:style-name="T33"> וְאִם־מִן־הַצֹּ֨אן קָרְבָּנ֧וֹ מִן־הַכְּשָׂבִ֛ים א֥וֹ מִן־הָעִזִּ֖ים לְעֹלָ֑ה זָכָ֥ר תָּמִ֖ים יַקְרִיבֶֽנּוּ׃<text:s/></text:span><text:span text:style-name="T34">‬</text:span>‬‬<text:span text:style-name="T35">11</text:span><text:span text:style-name="T36"> וְשָׁחַ֨ט אֹת֜וֹ עַ֣ל יֶ֧רֶךְ הַמִּזְבֵּ֛חַ צָפֹ֖נָה לִפְנֵ֣י יְהוָ֑ה וְזָרְק֡וּ בְּנֵי֩ אַהֲרֹ֨ן הַכֹּהֲנִ֧ים אֶת־דָּמ֛וֹ עַל־הַמִּזְבֵּ֖חַ סָבִֽיב׃<text:s/></text:span><text:span text:style-name="T37">‬</text:span>‬‬<text:span text:style-name="T38">12</text:span><text:span text:style-name="T39"> וְנִתַּ֤ח אֹתוֹ֙ לִנְתָחָ֔יו וְאֶת־רֹאשׁ֖וֹ וְאֶת־פִּדְר֑וֹ וְעָרַ֤ךְ הַכֹּהֵן֙ אֹתָ֔ם עַל־הָֽעֵצִים֙ אֲשֶׁ֣ר עַל־הָאֵ֔שׁ אֲשֶׁ֖ר עַל־הַמִּזְבֵּֽחַ׃<text:s/></text:span><text:span text:style-name="T40">‬</text:span>‬‬<text:span text:style-name="T41">13</text:span><text:span text:style-name="T42"> וְהַקֶּ֥רֶב וְהַכְּרָעַ֖יִם יִרְחַ֣ץ בַּמָּ֑יִם וְהִקְרִ֨יב הַכֹּהֵ֤ן אֶת־הַכֹּל֙ וְהִקְטִ֣יר הַמִּזְבֵּ֔חָה עֹלָ֣ה ה֗וּא אִשֵּׁ֛ה רֵ֥יחַ נִיחֹ֖חַ לַיהוָֽה׃<text:s/></text:span><text:span text:style-name="T43">פ<text:s/></text:span><text:span text:style-name="T44">‬</text:span>‬‬‬‬‬‬‬‬‬‬‬‬‬‬</text:p>
      <text:p text:style-name="P45"><text:span text:style-name="T46">14</text:span><text:span text:style-name="T47"> וְאִ֧ם מִן־הָע֛וֹף עֹלָ֥ה קָרְבָּנ֖וֹ לַֽיהוָ֑ה וְהִקְרִ֣יב מִן־הַתֹּרִ֗ים א֛וֹ מִן־בְּנֵ֥י הַיּוֹנָ֖ה אֶת־קָרְבָּנֽוֹ׃<text:s/></text:span><text:span text:style-name="T48">‬</text:span>‬‬<text:span text:style-name="T49">15</text:span><text:span text:style-name="T50"> וְהִקְרִיב֤וֹ הַכֹּהֵן֙ אֶל־הַמִּזְבֵּ֔חַ וּמָלַק֙ אֶת־רֹאשׁ֔וֹ וְהִקְטִ֖יר הַמִּזְבֵּ֑חָה וְנִמְצָ֣ה דָמ֔וֹ עַ֖ל קִ֥יר הַמִּזְבֵּֽחַ׃<text:s/></text:span><text:span text:style-name="T51">‬</text:span>‬‬<text:span text:style-name="T52">16</text:span><text:span text:style-name="T53"> וְהֵסִ֥יר אֶת־מֻרְאָת֖וֹ בְּנֹצָתָ֑הּ וְהִשְׁלִ֨יךְ אֹתָ֜הּ אֵ֤צֶל הַמִּזְבֵּ֙חַ֙ קֵ֔דְמָה אֶל־מְק֖וֹם הַדָּֽשֶׁן׃<text:s/></text:span><text:span text:style-name="T54">‬</text:span>‬‬<text:span text:style-name="T55">17</text:span><text:span text:style-name="T56"> וְשִׁסַּ֨ע אֹת֣וֹ בִכְנָפָיו֮ לֹ֣א יַבְדִּיל֒ וְהִקְטִ֨יר אֹת֤וֹ הַכֹּהֵן֙ הַמִּזְבֵּ֔חָה עַל־הָעֵצִ֖ים אֲשֶׁ֣ר עַל־הָאֵ֑שׁ עֹלָ֣ה ה֗וּא אִשֵּׁ֛ה רֵ֥יחַ נִיחֹ֖חַ לַיהוָֽה׃</text:span><text:span text:style-name="T57"><text:s/>ס<text:s/></text:span><text:span text:style-name="T58">‬</text:span>‬‬‬‬‬‬</text:p>
      <text:section text:name="Sect1" text:style-name="S1">
        <text:p text:style-name="P59">Leviticus 2</text:p>
        <text:p text:style-name="P60"><text:span text:style-name="T61">1</text:span><text:span text:style-name="T62"> וְנֶ֗פֶשׁ כִּֽי־תַקְרִ֞יב קָרְבַּ֤ן מִנְחָה֙ לַֽיהוָ֔ה סֹ֖לֶת יִהְיֶ֣ה קָרְבָּנ֑וֹ וְיָצַ֤ק עָלֶ֙יהָ֙ שֶׁ֔מֶן וְנָתַ֥ן עָלֶ֖יהָ לְבֹנָֽה׃<text:s/></text:span><text:span text:style-name="T63">2</text:span><text:span text:style-name="T64"> וֽ͏ֶהֱבִיאָ֗הּ אֶל־בְּנֵ֣י אַהֲרֹן֮ הַכֹּהֲנִים֒ וְקָמַ֨ץ מִשָּׁ֜ם מְלֹ֣א קֻמְצ֗וֹ מִסָּלְתָּהּ֙ וּמִשַּׁמְנָ֔הּ עַ֖ל כָּל־לְבֹנָתָ֑הּ וְהִקְטִ֨יר הַכֹּהֵ֜ן אֶת־אַזְכָּרָתָהּ֙ הַמִּזְבֵּ֔חָה אִשֵּׁ֛ה רֵ֥יחַ נִיחֹ֖חַ לַיהוָֽה׃<text:s/></text:span><text:span text:style-name="T65">‬</text:span>‬‬<text:span text:style-name="T66">3</text:span><text:span text:style-name="T67"> וְהַנּוֹתֶ֙רֶת֙ מִן־הַמִּנְחָ֔ה לְאַהֲרֹ֖ן וּלְבָנָ֑יו קֹ֥דֶשׁ קָֽדָשִׁ֖ים מֵאִשֵּׁ֥י יְהוָֽה׃</text:span><text:span text:style-name="T68"><text:s/>ס<text:s/></text:span><text:span text:style-name="T69">‬</text:span>‬‬<text:span text:style-name="T70">4</text:span><text:span text:style-name="T71"> וְכִ֥י תַקְרִ֛ב קָרְבַּ֥ן מִנְחָ֖ה מַאֲפֵ֣ה תַנּ֑וּר סֹ֣לֶת<text:s/></text:span><text:soft-page-break/><text:span text:style-name="T72">חַלּ֤וֹת מַצֹּת֙ בְּלוּלֹ֣ת בַּשֶּׁ֔מֶן וּרְקִיקֵ֥י מַצּ֖וֹת מְשֻׁחִ֥ים בַּשָּֽׁמֶן׃</text:span><text:span text:style-name="T73"><text:s/>ס<text:s/></text:span><text:span text:style-name="T74">‬</text:span>‬‬<text:span text:style-name="T75">5</text:span><text:span text:style-name="T76"> וְאִם־מִנְחָ֥ה עַל־הַֽמַּחֲבַ֖ת קָרְבָּנֶ֑ךָ סֹ֛לֶת בְּלוּלָ֥ה בַשֶּׁ֖מֶן מַצָּ֥ה תִהְיֶֽה׃<text:s/></text:span><text:span text:style-name="T77">‬</text:span>‬‬<text:span text:style-name="T78">6</text:span><text:span text:style-name="T79"> פָּת֤וֹת אֹתָהּ֙ פִּתִּ֔ים וְיָצַקְתָּ֥ עָלֶ֖יהָ שָׁ֑מֶן מִנְחָ֖ה הִֽוא׃</text:span><text:span text:style-name="T80"><text:s/>ס<text:s/></text:span><text:span text:style-name="T81">‬</text:span>‬‬<text:span text:style-name="T82">7</text:span><text:span text:style-name="T83"> וְאִם־מִנְחַ֥ת מַרְחֶ֖שֶׁת קָרְבָּנֶ֑ךָ סֹ֥לֶת בַּשֶּׁ֖מֶן תֵּעָשֶֽׂה׃<text:s/></text:span><text:span text:style-name="T84">‬</text:span>‬‬<text:span text:style-name="T85">8</text:span><text:span text:style-name="T86"> וְהֵבֵאתָ֣ אֶת־הַמִּנְחָ֗ה אֲשֶׁ֧ר יֵעָשֶׂ֛ה מֵאֵ֖לֶּה לַיהוָ֑ה וְהִקְרִיבָהּ֙ אֶל־הַכֹּהֵ֔ן וְהִגִּישָׁ֖הּ אֶל־הַמִּזְבֵּֽחַ׃<text:s/></text:span><text:span text:style-name="T87">‬</text:span>‬‬<text:span text:style-name="T88">9</text:span><text:span text:style-name="T89"> וְהֵרִ֨ים הַכֹּהֵ֤ן מִן־הַמִּנְחָה֙ אֶת־אַזְכָּ֣רָתָ֔הּ וְהִקְטִ֖יר הַמִּזְבֵּ֑חָה אִשֵּׁ֛ה רֵ֥יחַ נִיחֹ֖חַ לַיהוָֽה׃<text:s/></text:span><text:span text:style-name="T90">‬</text:span>‬‬<text:span text:style-name="T91">10</text:span><text:span text:style-name="T92"> וְהַנּוֹתֶ֙רֶת֙ מִן־הַמִּנְחָ֔ה לְאַהֲרֹ֖ן וּלְבָנָ֑יו קֹ֥דֶשׁ קֽ͏ָדָשִׁ֖ים מֵאִשֵּׁ֥י יְהוָֽה׃<text:s/></text:span><text:span text:style-name="T93">‬</text:span>‬‬<text:span text:style-name="T94">11</text:span><text:span text:style-name="T95"> כָּל־הַמִּנְחָ֗ה אֲשֶׁ֤ר תַּקְרִ֙יבוּ֙ לַיהוָ֔ה לֹ֥א תֵעָשֶׂ֖ה חָמֵ֑ץ כִּ֤י כָל־שְׂאֹר֙ וְכָל־דְּבַ֔שׁ לֹֽא־תַקְטִ֧ירוּ מִמֶּ֛נּוּ אִשֶּׁ֖ה לַֽיהוָֽה׃<text:s/></text:span><text:span text:style-name="T96">‬</text:span>‬‬<text:span text:style-name="T97">12</text:span><text:span text:style-name="T98"> קָרְבַּ֥ן רֵאשִׁ֛ית תַּקְרִ֥יבוּ אֹתָ֖ם לַיהוָ֑ה וְאֶל־הַמִּזְבֵּ֥חַ לֹא־יַעֲל֖וּ לְרֵ֥יחַ נִיחֹֽחַ׃<text:s/></text:span><text:span text:style-name="T99">‬</text:span>‬‬<text:span text:style-name="T100">13</text:span><text:span text:style-name="T101"> וְכָל־קָרְבַּ֣ן מִנְחָתְךָ֮ בַּמֶּ֣לַח תִּמְלָח֒ וְלֹ֣א תַשְׁבִּ֗ית מֶ֚לַח בְּרִ֣ית אֱלֹהֶ֔יךָ מֵעַ֖ל מִנְחָתֶ֑ךָ עַ֥ל כָּל־קָרְבָּנְךָ֖ תַּקְרִ֥יב מֶֽלַח׃</text:span><text:span text:style-name="T102"><text:s/>ס<text:s/></text:span><text:span text:style-name="T103">‬</text:span>‬‬<text:span text:style-name="T104">14</text:span><text:span text:style-name="T105"> וְאִם־תַּקְרִ֛יב מִנְחַ֥ת בִּכּוּרִ֖ים לַיהוָ֑ה אָבִ֞יב קָל֤וּי בָּאֵשׁ֙ גֶּ֣רֶשׂ כַּרְמֶ֔ל תַּקְרִ֕יב אֵ֖ת מִנְחַ֥ת בִּכּוּרֶֽיךָ׃<text:s/></text:span><text:span text:style-name="T106">‬</text:span>‬‬<text:span text:style-name="T107">15</text:span><text:span text:style-name="T108"> וְנָתַתָּ֤ עָלֶ֙יהָ֙ שֶׁ֔מֶן וְשַׂמְתָּ֥ עָלֶ֖יהָ לְבֹנָ֑ה מִנְחָ֖ה הִֽוא׃<text:s/></text:span><text:span text:style-name="T109">‬</text:span>‬‬<text:span text:style-name="T110">16</text:span><text:span text:style-name="T111"> וְהִקְטִ֨יר הַכֹּהֵ֜ן אֶת־אַזְכָּרָתָ֗הּ מִגִּרְשָׂהּ֙ וּמִשַּׁמְנָ֔הּ עַ֖ל כָּל־לְבֹנָתָ֑הּ אִשֶּׁ֖ה לַיהוָֽה׃<text:s/></text:span><text:span text:style-name="T112">פ<text:s/></text:span><text:span text:style-name="T113">‬</text:span>‬‬‬‬‬‬‬‬‬‬‬‬‬‬‬‬‬</text:p>
      </text:section>
      <text:section text:name="Sect2" text:style-name="S2">
        <text:p text:style-name="P114">Leviticus 3</text:p>
        <text:p text:style-name="P115"><text:span text:style-name="T116">1</text:span><text:span text:style-name="T117"> וְאִם־זֶ֥בַח שְׁלָמִ֖ים קָרְבָּנ֑וֹ אִ֤ם מִן־הַבָּקָר֙ ה֣וּא מַקְרִ֔יב אִם־זָכָר֙ אִם־נְקֵבָ֔ה תָּמִ֥ים יַקְרִיבֶ֖נּוּ לִפְנֵ֥י יְהוָֽה׃<text:s/></text:span><text:span text:style-name="T118">2</text:span><text:span text:style-name="T119"> וְסָמַ֤ךְ יָדוֹ֙ עַל־רֹ֣אשׁ קָרְבָּנ֔וֹ וּשְׁחָט֕וֹ פֶּ֖תַח אֹ֣הֶל מוֹעֵ֑ד וְזָרְק֡וּ בְּנֵי֩ אַהֲרֹ֨ן הַכֹּהֲנִ֧ים אֶת־הַדָּ֛ם עַל־הַמִּזְבֵּ֖חַ סָבִֽיב׃<text:s/></text:span><text:span text:style-name="T120">‬</text:span>‬‬<text:span text:style-name="T121">3</text:span><text:span text:style-name="T122"> וְהִקְרִיב֙ מִזֶּ֣בַח הַשְּׁלָמִ֔ים אִשֶּׁ֖ה לַיהוָ֑ה אֶת־הַחֵ֙לֶב֙ הַֽמְכַסֶּ֣ה אֶת־הַקֶּ֔רֶב וְאֵת֙ כָּל־הַחֵ֔לֶב אֲשֶׁ֖ר עַל־הַקֶּֽרֶב׃<text:s/></text:span><text:span text:style-name="T123">‬</text:span>‬‬<text:span text:style-name="T124">4</text:span><text:span text:style-name="T125"> וְאֵת֙ שְׁתֵּ֣י הַכְּלָיֹ֔ת וְאֶת־הַחֵ֙לֶב֙ אֲשֶׁ֣ר עֲלֵהֶ֔ן אֲשֶׁ֖ר עַל־הַכְּסָלִ֑ים וְאֶת־הַיֹּתֶ֙רֶת֙ עַל־הַכָּבֵ֔ד עַל־הַכְּלָי֖וֹת יְסִירֶֽנָּה׃<text:s/></text:span><text:span text:style-name="T126">‬</text:span>‬‬<text:span text:style-name="T127">5</text:span><text:span text:style-name="T128"> וְהִקְטִ֨ירוּ אֹת֤וֹ בְנֵֽי־אַהֲרֹן֙ הַמִּזְבֵּ֔חָה עַל־הָ֣עֹלָ֔ה אֲשֶׁ֥ר עַל־הָעֵצִ֖ים אֲשֶׁ֣ר עַל־הָאֵ֑שׁ אִשֵּׁ֛ה רֵ֥יחַ נִיחֹ֖חַ לַֽיהוָֽה׃<text:s/></text:span><text:span text:style-name="T129">פ<text:s/></text:span><text:span text:style-name="T130">‬</text:span>‬‬‬‬‬‬</text:p>
        <text:p text:style-name="P131"><text:span text:style-name="T132">6</text:span><text:span text:style-name="T133"> וְאִם־מִן־הַצֹּ֧אן קָרְבָּנ֛וֹ לְזֶ֥בַח שְׁלָמִ֖ים לַיהוָ֑ה זָכָר֙ א֣וֹ נְקֵבָ֔ה תָּמִ֖ים יַקְרִיבֶֽנּוּ׃<text:s/></text:span><text:span text:style-name="T134">‬</text:span>‬‬<text:span text:style-name="T135">7</text:span><text:span text:style-name="T136"> אִם־כֶּ֥שֶׂב הֽוּא־מַקְרִ֖יב אֶת־קָרְבָּנ֑וֹ וְהִקְרִ֥יב אֹת֖וֹ לִפְנֵ֥י יְהוָֽה׃<text:s/></text:span><text:span text:style-name="T137">‬</text:span>‬‬<text:span text:style-name="T138">8</text:span><text:span text:style-name="T139"> וְסָמַ֤ךְ אֶת־יָדוֹ֙ עַל־רֹ֣אשׁ קָרְבָּנ֔וֹ וְשָׁחַ֣ט אֹת֔וֹ לִפְנֵ֖י אֹ֣הֶל מוֹעֵ֑ד וְ֠זָרְקוּ בְּנֵ֨י אַהֲרֹ֧ן אֶת־דָּמ֛וֹ עַל־הַמִּזְבֵּ֖חַ סָבִֽיב׃<text:s/></text:span><text:span text:style-name="T140">‬</text:span>‬‬<text:span text:style-name="T141">9</text:span><text:span text:style-name="T142"> וְהִקְרִ֨יב מִזֶּ֣בַח הַשְּׁלָמִים֮ אִשֶּׁ֣ה לַיהוָה֒ חֶלְבּוֹ֙ הָאַלְיָ֣ה תְמִימָ֔ה לְעֻמַּ֥ת הֶעָצֶ֖ה יְסִירֶ֑נָּה וְאֶת־הַחֵ֙לֶב֙ הַֽמְכַסֶּ֣ה אֶת־הַקֶּ֔רֶב וְאֵת֙ כָּל־הַחֵ֔לֶב אֲשֶׁ֖ר עַל־הַקֶּֽרֶב׃<text:s/></text:span><text:span text:style-name="T143">‬</text:span>‬‬<text:span text:style-name="T144">10</text:span><text:span text:style-name="T145"> וְאֵת֙ שְׁתֵּ֣י הַכְּלָיֹ֔ת וְאֶת־הַחֵ֙לֶב֙ אֲשֶׁ֣ר עֲלֵהֶ֔ן אֲשֶׁ֖ר עַל־הַכְּסָלִ֑ים וְאֶת־הַיֹּתֶ֙רֶת֙ עַל־הַכָּבֵ֔ד עַל־הַכְּלָיֹ֖ת יְסִירֶֽנָּה׃<text:s/></text:span><text:span text:style-name="T146">‬</text:span>‬‬<text:span text:style-name="T147">11</text:span><text:span text:style-name="T148"> וְהִקְטִיר֥וֹ הַכֹּהֵ֖ן הַמִּזְבֵּ֑חָה לֶ֥חֶם אִשֶּׁ֖ה לַיהוָֽה׃<text:s/></text:span><text:span text:style-name="T149">פ<text:s/></text:span><text:span text:style-name="T150">‬</text:span>‬‬‬‬‬‬‬‬</text:p>
        <text:soft-page-break/>
        <text:p text:style-name="P151"><text:span text:style-name="T152">12</text:span><text:span text:style-name="T153"> וְאִ֥ם עֵ֖ז קָרְבָּנ֑וֹ וְהִקְרִיב֖וֹ לִפְנֵ֥י יְהוָֽה׃<text:s/></text:span><text:span text:style-name="T154">‬</text:span>‬‬<text:span text:style-name="T155">13</text:span><text:span text:style-name="T156"> וְסָמַ֤ךְ אֶת־יָדוֹ֙ עַל־רֹאשׁ֔וֹ וְשָׁחַ֣ט אֹת֔וֹ לִפְנֵ֖י אֹ֣הֶל מוֹעֵ֑ד וְ֠זָרְקוּ בְּנֵ֨י אַהֲרֹ֧ן אֶת־דָּמ֛וֹ עַל־הַמִּזְבֵּ֖חַ סָבִֽיב׃<text:s/></text:span><text:span text:style-name="T157">‬</text:span>‬‬<text:span text:style-name="T158">14</text:span><text:span text:style-name="T159"> וְהִקְרִ֤יב מִמֶּ֙נּוּ֙ קָרְבָּנ֔וֹ אִשֶּׁ֖ה לַֽיהוָ֑ה אֶת־הַחֵ֙לֶב֙ הַֽמְכַסֶּ֣ה אֶת־הַקֶּ֔רֶב וְאֵת֙ כָּל־הַחֵ֔לֶב אֲשֶׁ֖ר עַל־הַקֶּֽרֶב׃<text:s/></text:span><text:span text:style-name="T160">‬</text:span>‬‬<text:span text:style-name="T161">15</text:span><text:span text:style-name="T162"> וְאֵת֙ שְׁתֵּ֣י הַכְּלָיֹ֔ת וְאֶת־הַחֵ֙לֶב֙ אֲשֶׁ֣ר עֲלֵהֶ֔ן אֲשֶׁ֖ר עַל־הַכְּסָלִ֑ים וְאֶת־הַיֹּתֶ֙רֶת֙ עַל־הַכָּבֵ֔ד עַל־הַכְּלָיֹ֖ת יְסִירֶֽנָּה׃<text:s/></text:span><text:span text:style-name="T163">‬</text:span>‬‬<text:span text:style-name="T164">16</text:span><text:span text:style-name="T165"> וְהִקְטִירָ֥ם הַכֹּהֵ֖ן הַמִּזְבֵּ֑חָה לֶ֤חֶם אִשֶּׁה֙ לְרֵ֣יחַ נִיחֹ֔חַ כָּל־חֵ֖לֶב לַיהוָֽה׃<text:s/></text:span><text:span text:style-name="T166">‬</text:span>‬‬<text:span text:style-name="T167">17</text:span><text:span text:style-name="T168"> חֻקַּ֤ת עוֹלָם֙ לְדֹרֹ֣תֵיכֶ֔ם בְּכֹ֖ל מֽוֹשְׁבֹתֵיכֶ֑ם כָּל־חֵ֥לֶב וְכָל־דָּ֖ם לֹ֥א תֹאכֵֽלוּ׃<text:s/></text:span><text:span text:style-name="T169">פ<text:s/></text:span><text:span text:style-name="T170">‬</text:span>‬‬‬‬‬‬‬‬</text:p>
      </text:section>
      <text:section text:name="Sect3" text:style-name="S3">
        <text:p text:style-name="P171">Leviticus 4</text:p>
        <text:p text:style-name="P172"><text:span text:style-name="T173">1</text:span><text:span text:style-name="T174"> וַיְדַבֵּ֥ר יְהוָ֖ה אֶל־מֹשֶׁ֥ה לֵּאמֹֽר׃<text:s/></text:span><text:span text:style-name="T175">2</text:span><text:span text:style-name="T176"> דַּבֵּ֞ר אֶל־בְּנֵ֣י יִשְׂרָאֵל֘ לֵאמֹר֒ נֶ֗פֶשׁ כִּֽי־תֶחֱטָ֤א בִשְׁגָגָה֙ מִכֹּל֙ מִצְוֺ֣ת יְהוָ֔ה אֲשֶׁ֖ר לֹ֣א תֵעָשֶׂ֑ינָה וְעָשָׂ֕ה מֵאַחַ֖ת מֵהֵֽנָּה׃<text:s/></text:span><text:span text:style-name="T177">‬</text:span>‬‬<text:span text:style-name="T178">3</text:span><text:span text:style-name="T179"> אִ֣ם הַכֹּהֵ֧ן הַמָּשִׁ֛יחַ יֶחֱטָ֖א לְאַשְׁמַ֣ת הָעָ֑ם וְהִקְרִ֡יב עַ֣ל חַטָּאתוֹ֩ אֲשֶׁ֨ר חָטָ֜א פַּ֣ר בֶּן־בָּקָ֥ר תָּמִ֛ים לַיהוָ֖ה לְחַטָּֽאת׃<text:s/></text:span><text:span text:style-name="T180">‬</text:span>‬‬<text:span text:style-name="T181">4</text:span><text:span text:style-name="T182"> וְהֵבִ֣יא אֶת־הַפָּ֗ר אֶל־פֶּ֛תַח אֹ֥הֶל מוֹעֵ֖ד לִפְנֵ֣י יְהוָ֑ה וְסָמַ֤ךְ אֶת־יָדוֹ֙ עַל־רֹ֣אשׁ הַפָּ֔ר וְשָׁחַ֥ט אֶת־הַפָּ֖ר לִפְנֵ֥י יְהוָֽה׃<text:s/></text:span><text:span text:style-name="T183">‬</text:span>‬‬<text:span text:style-name="T184">5</text:span><text:span text:style-name="T185"> וְלָקַ֛ח הַכֹּהֵ֥ן הַמָּשִׁ֖יחַ מִדַּ֣ם הַפָּ֑ר וְהֵבִ֥יא אֹת֖וֹ אֶל־אֹ֥הֶל מוֹעֵֽד׃<text:s/></text:span><text:span text:style-name="T186">‬</text:span>‬‬<text:span text:style-name="T187">6</text:span><text:span text:style-name="T188"> וְטָבַ֧ל הַכֹּהֵ֛ן אֶת־אֶצְבָּע֖וֹ בַּדָּ֑ם וְהִזָּ֨ה מִן־הַדָּ֜ם שֶׁ֤בַע פְּעָמִים֙ לִפְנֵ֣י יְהוָ֔ה אֶת־פְּנֵ֖י פָּרֹ֥כֶת הַקֹּֽדֶשׁ׃<text:s/></text:span><text:span text:style-name="T189">‬</text:span>‬‬<text:span text:style-name="T190">7</text:span><text:span text:style-name="T191"> וְנָתַן֩ הַכֹּהֵ֨ן מִן־הַדָּ֜ם עַל־קַ֠רְנוֹת מִזְבַּ֨ח קְטֹ֤רֶת הַסַּמִּים֙ לִפְנֵ֣י יְהוָ֔ה אֲשֶׁ֖ר בְּאֹ֣הֶל מוֹעֵ֑ד וְאֵ֣ת ׀ כָּל־דַּ֣ם הַפָּ֗ר יִשְׁפֹּךְ֙ אֶל־יְסוֹד֙ מִזְבַּ֣ח הָעֹלָ֔ה אֲשֶׁר־פֶּ֖תַח אֹ֥הֶל מוֹעֵֽד׃<text:s/></text:span><text:span text:style-name="T192">‬</text:span>‬‬<text:span text:style-name="T193">8</text:span><text:span text:style-name="T194"> וְאֶת־כָּל־חֵ֛לֶב פַּ֥ר הַֽחַטָּ֖את יָרִ֣ים מִמֶּ֑נּוּ אֶת־הַחֵ֙לֶב֙ הַֽמְכַסֶּ֣ה עַל־הַקֶּ֔רֶב וְאֵת֙ כָּל־הַחֵ֔לֶב אֲשֶׁ֖ר עַל־הַקֶּֽרֶב׃<text:s/></text:span><text:span text:style-name="T195">‬</text:span>‬‬<text:span text:style-name="T196">9</text:span><text:span text:style-name="T197"> וְאֵת֙ שְׁתֵּ֣י הַכְּלָיֹ֔ת וְאֶת־הַחֵ֙לֶב֙ אֲשֶׁ֣ר עֲלֵיהֶ֔ן אֲשֶׁ֖ר עַל־הַכְּסָלִ֑ים וְאֶת־הַיֹּתֶ֙רֶת֙ עַל־הַכָּבֵ֔ד עַל־הַכְּלָי֖וֹת יְסִירֶֽנָּה׃<text:s/></text:span><text:span text:style-name="T198">‬</text:span>‬‬<text:span text:style-name="T199">10</text:span><text:span text:style-name="T200"> כַּאֲשֶׁ֣ר יוּרַ֔ם מִשּׁ֖וֹר זֶ֣בַח הַשְּׁלָמִ֑ים וְהִקְטִירָם֙ הַכֹּהֵ֔ן עַ֖ל מִזְבַּ֥ח הָעֹלָֽה׃<text:s/></text:span><text:span text:style-name="T201">‬</text:span>‬‬<text:span text:style-name="T202">11</text:span><text:span text:style-name="T203"> וְאֶת־ע֤וֹר הַפָּר֙ וְאֶת־כָּל־בְּשָׂר֔וֹ עַל־רֹאשׁ֖וֹ וְעַל־כְּרָעָ֑יו וְקִרְבּ֖וֹ וּפִרְשֽׁוֹ׃<text:s/></text:span><text:span text:style-name="T204">‬</text:span>‬‬<text:span text:style-name="T205">12</text:span><text:span text:style-name="T206"> וְהוֹצִ֣יא אֶת־כָּל־הַ֠פָּר אֶל־מִח֨וּץ לַֽמַּחֲנֶ֜ה אֶל־מָק֤וֹם טָהוֹר֙ אֶל־שֶׁ֣פֶךְ הַדֶּ֔שֶׁן וְשָׂרַ֥ף אֹת֛וֹ עַל־עֵצִ֖ים בָּאֵ֑שׁ עַל־שֶׁ֥פֶךְ הַדֶּ֖שֶׁן יִשָּׂרֵֽף׃<text:s/></text:span><text:span text:style-name="T207">פ<text:s/></text:span><text:span text:style-name="T208">‬</text:span>‬‬‬‬‬‬‬‬‬‬‬‬‬</text:p>
        <text:p text:style-name="P209"><text:span text:style-name="T210">13</text:span><text:span text:style-name="T211"> וְאִ֨ם כָּל־עֲדַ֤ת יִשְׂרָאֵל֙ יִשְׁגּ֔וּ וְנֶעְלַ֣ם דָּבָ֔ר מֵעֵינֵ֖י הַקָּהָ֑ל וְ֠עָשׂוּ אַחַ֨ת מִכָּל־מִצְוֺ֧ת יְהוָ֛ה אֲשֶׁ֥ר לֹא־תֵעָשֶׂ֖ינָה וְאָשֵֽׁמוּ׃<text:s/></text:span><text:span text:style-name="T212">‬</text:span>‬‬<text:span text:style-name="T213">14</text:span><text:span text:style-name="T214"> וְנֽוֹדְעָה֙ הַֽחַטָּ֔את אֲשֶׁ֥ר חָטְא֖וּ עָלֶ֑יהָ וְהִקְרִ֨יבוּ הַקָּהָ֜ל פַּ֤ר בֶּן־בָּקָר֙ לְחַטָּ֔את וְהֵבִ֣יאוּ אֹת֔וֹ לִפְנֵ֖י אֹ֥הֶל מוֹעֵֽד׃<text:s/></text:span><text:span text:style-name="T215">‬</text:span>‬‬<text:span text:style-name="T216">15</text:span><text:span text:style-name="T217"> וְ֠סָמְכוּ זִקְנֵ֨י הָעֵדָ֧ה אֶת־יְדֵיהֶ֛ם עַל־רֹ֥אשׁ הַפָּ֖ר לִפְנֵ֣י יְהוָ֑ה וְשָׁחַ֥ט אֶת־הַפָּ֖ר לִפְנֵ֥י יְהוָֽה׃<text:s/></text:span><text:span text:style-name="T218">‬</text:span>‬‬<text:span text:style-name="T219">16</text:span><text:span text:style-name="T220"> וְהֵבִ֛יא הַכֹּהֵ֥ן הַמָּשִׁ֖יחַ מִדַּ֣ם הַפָּ֑ר אֶל־אֹ֖הֶל מוֹעֵֽד׃<text:s/></text:span><text:span text:style-name="T221">‬</text:span>‬‬<text:span text:style-name="T222">17</text:span><text:span text:style-name="T223"> וְטָבַ֧ל הַכֹּהֵ֛ן אֶצְבָּע֖וֹ מִן־הַדָּ֑ם וְהִזָּ֞ה שֶׁ֤בַע פְּעָמִים֙ לִפְנֵ֣י יְהוָ֔ה אֵ֖ת פְּנֵ֥י הַפָּרֹֽכֶת׃<text:s/></text:span><text:span text:style-name="T224">‬</text:span>‬‬<text:span text:style-name="T225">18</text:span><text:span text:style-name="T226"> וּמִן־הַדָּ֞ם יִתֵּ֣ן ׀ עַל־קַרְנֹ֣ת הַמִּזְבֵּ֗חַ אֲשֶׁר֙ לִפְנֵ֣י יְהוָ֔ה אֲשֶׁ֖ר בְּאֹ֣הֶל מוֹעֵ֑ד וְאֵ֣ת כָּל־הַדָּ֗ם יִשְׁפֹּךְ֙ אֶל־יְסוֹד֙ מִזְבַּ֣ח הָעֹלָ֔ה אֲשֶׁר־פֶּ֖תַח אֹ֥הֶל מוֹעֵֽד׃<text:s/></text:span><text:span text:style-name="T227">‬</text:span>‬‬<text:span text:style-name="T228">19</text:span><text:span text:style-name="T229"> וְאֵ֥ת כָּל־חֶלְבּ֖וֹ יָרִ֣ים מִמֶּ֑נּוּ<text:s/></text:span><text:soft-page-break/><text:span text:style-name="T230">וְהִקְטִ֖יר הַמִּזְבֵּֽחָה׃<text:s/></text:span><text:span text:style-name="T231">‬</text:span>‬‬<text:span text:style-name="T232">20</text:span><text:span text:style-name="T233"> וְעָשָׂ֣ה לַפָּ֔ר כַּאֲשֶׁ֤ר עָשָׂה֙ לְפַ֣ר הַֽחַטָּ֔את כֵּ֖ן יַעֲשֶׂה־לּ֑וֹ וְכִפֶּ֧ר עֲלֵהֶ֛ם הַכֹּהֵ֖ן וְנִסְלַ֥ח לָהֶֽם׃<text:s/></text:span><text:span text:style-name="T234">‬</text:span>‬‬<text:span text:style-name="T235">21</text:span><text:span text:style-name="T236"> וְהוֹצִ֣יא אֶת־הַפָּ֗ר אֶל־מִחוּץ֙ לַֽמַּחֲנֶ֔ה וְשָׂרַ֣ף אֹת֔וֹ כַּאֲשֶׁ֣ר שָׂרַ֔ף אֵ֖ת הַפָּ֣ר הָרִאשׁ֑וֹן חַטַּ֥את הַקָּהָ֖ל הֽוּא׃<text:s/></text:span><text:span text:style-name="T237">פ<text:s/></text:span><text:span text:style-name="T238">‬</text:span>‬‬‬‬‬‬‬‬‬‬‬</text:p>
        <text:p text:style-name="P239"><text:span text:style-name="T240">22</text:span><text:span text:style-name="T241"> אֲשֶׁ֥ר נָשִׂ֖יא יֶֽחֱטָ֑א וְעָשָׂ֡ה אַחַ֣ת מִכָּל־מִצְוֺת֩ יְהוָ֨ה אֱלֹהָ֜יו אֲשֶׁ֧ר לֹא־תֵעָשֶׂ֛ינָה בִּשְׁגָגָ֖ה וְאָשֵֽׁם׃<text:s/></text:span><text:span text:style-name="T242">‬</text:span>‬‬<text:span text:style-name="T243">23</text:span><text:span text:style-name="T244"> אֽוֹ־הוֹדַ֤ע אֵלָיו֙ חַטָּאת֔וֹ אֲשֶׁ֥ר חָטָ֖א בָּ֑הּ וְהֵבִ֧יא אֶת־קָרְבָּנ֛וֹ שְׂעִ֥יר עִזִּ֖ים זָכָ֥ר תָּמִֽים׃<text:s/></text:span><text:span text:style-name="T245">‬</text:span>‬‬<text:span text:style-name="T246">24</text:span><text:span text:style-name="T247"> וְסָמַ֤ךְ יָדוֹ֙ עַל־רֹ֣אשׁ הַשָּׂעִ֔יר וְשָׁחַ֣ט אֹת֗וֹ בִּמְק֛וֹם אֲשֶׁר־יִשְׁחַ֥ט אֶת־הָעֹלָ֖ה לִפְנֵ֣י יְהוָ֑ה חַטָּ֖את הֽוּא׃<text:s/></text:span><text:span text:style-name="T248">‬</text:span>‬‬<text:span text:style-name="T249">25</text:span><text:span text:style-name="T250"> וְלָקַ֨ח הַכֹּהֵ֜ן מִדַּ֤ם הַֽחַטָּאת֙ בְּאֶצְבָּע֔וֹ וְנָתַ֕ן עַל־קַרְנֹ֖ת מִזְבַּ֣ח הָעֹלָ֑ה וְאֶת־דָּמ֣וֹ יִשְׁפֹּ֔ךְ אֶל־יְס֖וֹד מִזְבַּ֥ח הָעֹלָֽה׃<text:s/></text:span><text:span text:style-name="T251">‬</text:span>‬‬<text:span text:style-name="T252">26</text:span><text:span text:style-name="T253"> וְאֶת־כָּל־חֶלְבּוֹ֙ יַקְטִ֣יר הַמִּזְבֵּ֔חָה כְּחֵ֖לֶב זֶ֣בַח הַשְּׁלָמִ֑ים וְכִפֶּ֨ר עָלָ֧יו הַכֹּהֵ֛ן מֵחַטָּאת֖וֹ וְנִסְלַ֥ח לֽוֹ׃<text:s/></text:span><text:span text:style-name="T254">פ<text:s/></text:span><text:span text:style-name="T255">‬</text:span>‬‬‬‬‬‬‬</text:p>
        <text:p text:style-name="P256"><text:span text:style-name="T257">27</text:span><text:span text:style-name="T258"> וְאִם־נֶ֧פֶשׁ אַחַ֛ת תֶּחֱטָ֥א בִשְׁגָגָ֖ה מֵעַ֣ם הָאָ֑רֶץ בַּ֠עֲשֹׂתָהּ אַחַ֨ת מִמִּצְוֺ֧ת יְהוָ֛ה אֲשֶׁ֥ר לֹא־תֵעָשֶׂ֖ינָה וְאָשֵֽׁם׃<text:s/></text:span><text:span text:style-name="T259">‬</text:span>‬‬<text:span text:style-name="T260">28</text:span><text:span text:style-name="T261"> א֚וֹ הוֹדַ֣ע אֵלָ֔יו חַטָּאת֖וֹ אֲשֶׁ֣ר חָטָ֑א וְהֵבִ֨יא קָרְבָּנ֜וֹ שְׂעִירַ֤ת עִזִּים֙ תְּמִימָ֣ה נְקֵבָ֔ה עַל־חַטָּאת֖וֹ אֲשֶׁ֥ר חָטָֽא׃<text:s/></text:span><text:span text:style-name="T262">‬</text:span>‬‬<text:span text:style-name="T263">29</text:span><text:span text:style-name="T264"> וְסָמַךְ֙ אֶת־יָד֔וֹ עַ֖ל רֹ֣אשׁ הַֽחַטָּ֑את וְשָׁחַט֙ אֶת־הַ֣חַטָּ֔את בִּמְק֖וֹם הָעֹלָֽה׃<text:s/></text:span><text:span text:style-name="T265">‬</text:span>‬‬<text:span text:style-name="T266">30</text:span><text:span text:style-name="T267"> וְלָקַ֨ח הַכֹּהֵ֤ן מִדָּמָהּ֙ בְּאֶצְבָּע֔וֹ וְנָתַ֕ן עַל־קַרְנֹ֖ת מִזְבַּ֣ח הָעֹלָ֑ה וְאֶת־כָּל־דָּמָ֣הּ יִשְׁפֹּ֔ךְ אֶל־יְס֖וֹד הַמִּזְבֵּֽחַ׃<text:s/></text:span><text:span text:style-name="T268">‬</text:span>‬‬<text:span text:style-name="T269">31</text:span><text:span text:style-name="T270"> וְאֶת־כָּל־חֶלְבָּ֣הּ יָסִ֗יר כַּאֲשֶׁ֨ר הוּסַ֣ר חֵלֶב֮ מֵעַ֣ל זֶ֣בַח הַשְּׁלָמִים֒ וְהִקְטִ֤יר הַכֹּהֵן֙ הַמִּזְבֵּ֔חָה לְרֵ֥יחַ נִיחֹ֖חַ לַיהוָ֑ה וְכִפֶּ֥ר עָלָ֛יו הַכֹּהֵ֖ן וְנִסְלַ֥ח לֽוֹ׃<text:s/></text:span><text:span text:style-name="T271">פ<text:s/></text:span><text:span text:style-name="T272">‬</text:span>‬‬‬‬‬‬‬</text:p>
        <text:p text:style-name="P273"><text:span text:style-name="T274">32</text:span><text:span text:style-name="T275"> וְאִם־כֶּ֛בֶשׂ יָבִ֥יא קָרְבָּנ֖וֹ לְחַטָּ֑את נְקֵבָ֥ה תְמִימָ֖ה יְבִיאֶֽנָּה׃<text:s/></text:span><text:span text:style-name="T276">‬</text:span>‬‬<text:span text:style-name="T277">33</text:span><text:span text:style-name="T278"> וְסָמַךְ֙ אֶת־יָד֔וֹ עַ֖ל רֹ֣אשׁ הַֽחַטָּ֑את וְשָׁחַ֤ט אֹתָהּ֙ לְחַטָּ֔את בִּמְק֕וֹם אֲשֶׁ֥ר יִשְׁחַ֖ט אֶת־הָעֹלָֽה׃<text:s/></text:span><text:span text:style-name="T279">‬</text:span>‬‬<text:span text:style-name="T280">34</text:span><text:span text:style-name="T281"> וְלָקַ֨ח הַכֹּהֵ֜ן מִדַּ֤ם הַֽחַטָּאת֙ בְּאֶצְבָּע֔וֹ וְנָתַ֕ן עַל־קַרְנֹ֖ת מִזְבַּ֣ח הָעֹלָ֑ה וְאֶת־כָּל־דָּמָ֣הּ יִשְׁפֹּ֔ךְ אֶל־יְס֖וֹד הַמִּזְבֵּֽחַ׃<text:s/></text:span><text:span text:style-name="T282">‬</text:span>‬‬<text:span text:style-name="T283">35</text:span><text:span text:style-name="T284"> וְאֶת־כָּל־חֶלְבָּ֣ה יָסִ֗יר כַּאֲשֶׁ֨ר יוּסַ֥ר חֵֽלֶב־הַכֶּשֶׂב֮ מִזֶּ֣בַח הַשְּׁלָמִים֒ וְהִקְטִ֨יר הַכֹּהֵ֤ן אֹתָם֙ הַמִּזְבֵּ֔חָה עַ֖ל אִשֵּׁ֣י יְהוָ֑ה וְכִפֶּ֨ר עָלָ֧יו הַכֹּהֵ֛ן עַל־חַטָּאת֥וֹ אֲשֶׁר־חָטָ֖א וְנִסְלַ֥ח לֽוֹ׃<text:s/></text:span><text:span text:style-name="T285">פ<text:s/></text:span><text:span text:style-name="T286">‬</text:span>‬‬‬‬‬‬</text:p>
      </text:section>
      <text:section text:name="Sect4" text:style-name="S4">
        <text:p text:style-name="P287">Leviticus 5</text:p>
        <text:p text:style-name="P288"><text:span text:style-name="T289">1</text:span><text:span text:style-name="T290"> וְנֶ֣פֶשׁ כִּֽי־תֶחֱטָ֗א וְשָֽׁמְעָה֙ ק֣וֹל אָלָ֔ה וְה֣וּא עֵ֔ד א֥וֹ רָאָ֖ה א֣וֹ יָדָ֑ע אִם־ל֥וֹא יַגִּ֖יד וְנָשָׂ֥א עֲוֺנֽוֹ׃<text:s/></text:span><text:span text:style-name="T291">2</text:span><text:span text:style-name="T292"> א֣וֹ נֶ֗פֶשׁ אֲשֶׁ֣ר תִּגַּע֮ בְּכָל־דָּבָ֣ר טָמֵא֒ אוֹ֩ בְנִבְלַ֨ת חַיָּ֜ה טְמֵאָ֗ה א֚וֹ בְּנִבְלַת֙ בְּהֵמָ֣ה טְמֵאָ֔ה א֕וֹ בְּנִבְלַ֖ת שֶׁ֣רֶץ טָמֵ֑א וְנֶעְלַ֣ם מִמֶּ֔נּוּ וְה֥וּא טָמֵ֖א וְאָשֵֽׁם׃<text:s/></text:span><text:span text:style-name="T293">‬</text:span>‬‬<text:span text:style-name="T294">3</text:span><text:span text:style-name="T295"> א֣וֹ כִ֤י יִגַּע֙ בְּטֻמְאַ֣ת אָדָ֔ם לְכֹל֙ טֻמְאָת֔וֹ אֲשֶׁ֥ר יִטְמָ֖א בָּ֑הּ וְנֶעְלַ֣ם מִמֶּ֔נּוּ וְה֥וּא יָדַ֖ע וְאָשֵֽׁם׃<text:s/></text:span><text:span text:style-name="T296">‬</text:span>‬‬<text:span text:style-name="T297">4</text:span><text:span text:style-name="T298"> א֣וֹ נֶ֡פֶשׁ כִּ֣י תִשָּׁבַע֩ לְבַטֵּ֨א בִשְׂפָתַ֜יִם לְהָרַ֣ע ׀ א֣וֹ לְהֵיטִ֗יב לְ֠כֹל אֲשֶׁ֨ר יְבַטֵּ֧א הָאָדָ֛ם בִּשְׁבֻעָ֖ה וְנֶעְלַ֣ם מִמֶּ֑נּוּ וְהוּא־יָדַ֥ע וְאָשֵׁ֖ם לְאַחַ֥ת מֵאֵֽלֶּה׃<text:s/></text:span><text:span text:style-name="T299">‬</text:span>‬‬<text:span text:style-name="T300">5</text:span><text:span text:style-name="T301"> וְהָיָ֥ה כִֽי־יֶאְשַׁ֖ם לְאַחַ֣ת מֵאֵ֑לֶּה<text:s/></text:span><text:soft-page-break/><text:span text:style-name="T302">וְהִ֨תְוַדָּ֔ה אֲשֶׁ֥ר חָטָ֖א עָלֶֽיהָ׃<text:s/></text:span><text:span text:style-name="T303">‬</text:span>‬‬<text:span text:style-name="T304">6</text:span><text:span text:style-name="T305"> וְהֵבִ֣יא אֶת־אֲשָׁמ֣וֹ לַיהוָ֡ה עַ֣ל חַטָּאתוֹ֩ אֲשֶׁ֨ר חָטָ֜א נְקֵבָ֨ה מִן־הַצֹּ֥אן כִּשְׂבָּ֛ה אֽוֹ־שְׂעִירַ֥ת עִזִּ֖ים לְחַטָּ֑את וְכִפֶּ֥ר עָלָ֛יו הַכֹּהֵ֖ן מֵחַטָּאתֽוֹ׃<text:s/></text:span><text:span text:style-name="T306">‬</text:span>‬‬<text:span text:style-name="T307">7</text:span><text:span text:style-name="T308"> וְאִם־לֹ֨א תַגִּ֣יע יָדוֹ֮ דֵּ֣י שֶׂה֒ וְהֵבִ֨יא אֶת־אֲשָׁמ֜וֹ אֲשֶׁ֣ר חָטָ֗א שְׁתֵּ֥י תֹרִ֛ים אֽוֹ־שְׁנֵ֥י בְנֵֽי־יוֹנָ֖ה לַֽיהוָ֑ה אֶחָ֥ד לְחַטָּ֖את וְאֶחָ֥ד לְעֹלָֽה׃<text:s/></text:span><text:span text:style-name="T309">‬</text:span>‬‬<text:span text:style-name="T310">8</text:span><text:span text:style-name="T311"> וְהֵבִ֤יא אֹתָם֙ אֶל־הַכֹּהֵ֔ן וְהִקְרִ֛יב אֶת־אֲשֶׁ֥ר לַחַטָּ֖את רִאשׁוֹנָ֑ה וּמָלַ֧ק אֶת־רֹאשׁ֛וֹ מִמּ֥וּל עָרְפּ֖וֹ וְלֹ֥א יַבְדִּֽיל׃<text:s/></text:span><text:span text:style-name="T312">‬</text:span>‬‬<text:span text:style-name="T313">9</text:span><text:span text:style-name="T314"> וְהִזָּ֞ה מִדַּ֤ם הַחַטָּאת֙ עַל־קִ֣יר הַמִּזְבֵּ֔חַ וְהַנִּשְׁאָ֣ר בַּדָּ֔ם יִמָּצֵ֖ה אֶל־יְס֣וֹד הַמִּזְבֵּ֑חַ חַטָּ֖את הֽוּא׃<text:s/></text:span><text:span text:style-name="T315">‬</text:span>‬‬<text:span text:style-name="T316">10</text:span><text:span text:style-name="T317"> וְאֶת־הַשֵּׁנִ֛י יַעֲשֶׂ֥ה עֹלָ֖ה כַּמִּשְׁפָּ֑ט וְכִפֶּ֨ר עָלָ֧יו הַכֹּהֵ֛ן מֵחַטָּאת֥וֹ אֲשֶׁר־חָטָ֖א וְנִסְלַ֥ח לֽוֹ׃</text:span><text:span text:style-name="T318"><text:s/>ס<text:s/></text:span><text:span text:style-name="T319">‬</text:span>‬‬<text:span text:style-name="T320">11</text:span><text:span text:style-name="T321"> וְאִם־לֹא֩ תַשִּׂ֨יג יָד֜וֹ לִשְׁתֵּ֣י תֹרִ֗ים אוֹ֮ לִשְׁנֵ֣י בְנֵי־יוֹנָה֒ וְהֵבִ֨יא אֶת־קָרְבָּנ֜וֹ אֲשֶׁ֣ר חָטָ֗א עֲשִׂירִ֧ת הָאֵפָ֛ה סֹ֖לֶת לְחַטָּ֑את לֹא־יָשִׂ֨ים עָלֶ֜יהָ שֶׁ֗מֶן וְלֹא־יִתֵּ֤ן עָלֶ֙יהָ֙ לְבֹנָ֔ה כִּ֥י חַטָּ֖את הִֽיא׃<text:s/></text:span><text:span text:style-name="T322">‬</text:span>‬‬<text:span text:style-name="T323">12</text:span><text:span text:style-name="T324"> וֶהֱבִיאָהּ֮ אֶל־הַכֹּהֵן֒ וְקָמַ֣ץ הַכֹּהֵ֣ן ׀ מִ֠מֶּנָּה מְל֨וֹא קֻמְצ֜וֹ אֶת־אַזְכָּרָתָה֙ וְהִקְטִ֣יר הַמִּזְבֵּ֔חָה עַ֖ל אִשֵּׁ֣י יְהוָ֑ה חַטָּ֖את הִֽוא׃<text:s/></text:span><text:span text:style-name="T325">‬</text:span>‬‬<text:span text:style-name="T326">13</text:span><text:span text:style-name="T327"> וְכִפֶּר֩ עָלָ֨יו הַכֹּהֵ֜ן עַל־חַטָּאת֧וֹ אֲשֶׁר־חָטָ֛א מֵֽאַחַ֥ת מֵאֵ֖לֶּה וְנִסְלַ֣ח ל֑וֹ וְהָיְתָ֥ה לַכֹּהֵ֖ן כַּמִּנְחָֽה׃</text:span><text:span text:style-name="T328"><text:s/>ס<text:s/></text:span><text:span text:style-name="T329">‬</text:span>‬‬<text:span text:style-name="T330">14</text:span><text:span text:style-name="T331"> וַיְדַבֵּ֥ר יְהוָ֖ה אֶל־מֹשֶׁ֥ה לֵּאמֹֽר׃<text:s/></text:span><text:span text:style-name="T332">‬</text:span>‬‬<text:span text:style-name="T333">15</text:span><text:span text:style-name="T334"> נֶ֚פֶשׁ כִּֽי־תִמְעֹ֣ל מַ֔עַל וְחָֽטְאָה֙ בִּשְׁגָגָ֔ה מִקָּדְשֵׁ֖י יְהוָ֑ה וְהֵבִיא֩ אֶת־אֲשָׁמ֨וֹ לַֽיהוָ֜ה אַ֧יִל תָּמִ֣ים מִן־הַצֹּ֗אן בְּעֶרְכְּךָ֛ כֶּֽסֶף־שְׁקָלִ֥ים בְּשֶֽׁקֶל־הַקֹּ֖דֶשׁ לְאָשָֽׁם׃<text:s/></text:span><text:span text:style-name="T335">‬</text:span>‬‬<text:span text:style-name="T336">16</text:span><text:span text:style-name="T337"> וְאֵ֣ת אֲשֶׁר֩ חָטָ֨א מִן־הַקֹּ֜דֶשׁ יְשַׁלֵּ֗ם וְאֶת־חֲמִֽישִׁתוֹ֙ יוֹסֵ֣ף עָלָ֔יו וְנָתַ֥ן אֹת֖וֹ לַכֹּהֵ֑ן וְהַכֹּהֵ֗ן יְכַפֵּ֥ר עָלָ֛יו בְּאֵ֥יל הָאָשָׁ֖ם וְנִסְלַ֥ח לֽוֹ׃<text:s/></text:span><text:span text:style-name="T338">פ<text:s/></text:span><text:span text:style-name="T339">‬</text:span>‬‬‬‬‬‬‬‬‬‬‬‬‬‬‬‬‬</text:p>
        <text:p text:style-name="P340"><text:span text:style-name="T341">17</text:span><text:span text:style-name="T342"> וְאִם־נֶ֙פֶשׁ֙ כִּ֣י תֶֽחֱטָ֔א וְעָֽשְׂתָ֗ה אַחַת֙ מִכָּל־מִצְוֺ֣ת יְהוָ֔ה אֲשֶׁ֖ר לֹ֣א תֵעָשֶׂ֑ינָה וְלֹֽא־יָדַ֥ע וְאָשֵׁ֖ם וְנָשָׂ֥א עֲוֺנֽוֹ׃<text:s/></text:span><text:span text:style-name="T343">‬</text:span>‬‬<text:span text:style-name="T344">18</text:span><text:span text:style-name="T345"> וְ֠הֵבִיא אַ֣יִל תָּמִ֧ים מִן־הַצֹּ֛אן בְּעֶרְכְּךָ֥ לְאָשָׁ֖ם אֶל־הַכֹּהֵ֑ן וְכִפֶּר֩ עָלָ֨יו הַכֹּהֵ֜ן עַ֣ל שִׁגְגָת֧וֹ אֲשֶׁר־שָׁגָ֛ג וְה֥וּא לֹֽא־יָדַ֖ע וְנִסְלַ֥ח לֽוֹ׃<text:s/></text:span><text:span text:style-name="T346">‬</text:span>‬‬<text:span text:style-name="T347">19</text:span><text:span text:style-name="T348"> אָשָׁ֖ם ה֑וּא אָשֹׁ֥ם אָשַׁ֖ם לַיהוָֽה׃<text:s/></text:span><text:span text:style-name="T349">פ<text:s/></text:span><text:span text:style-name="T350">‬</text:span>‬‬‬‬‬</text:p>
        <text:p text:style-name="P351"><text:span text:style-name="T352">20</text:span><text:span text:style-name="T353"> וַיְדַבֵּ֥ר יְהוָ֖ה אֶל־מֹשֶׁ֥ה לֵּאמֹֽר׃<text:s/></text:span><text:span text:style-name="T354">‬</text:span>‬‬<text:span text:style-name="T355">21</text:span><text:span text:style-name="T356"> נֶ֚פֶשׁ כִּ֣י תֶחֱטָ֔א וּמָעֲלָ֥ה מַ֖עַל בַּיהוָ֑ה וְכִחֵ֨שׁ בַּעֲמִית֜וֹ בְּפִקָּד֗וֹן אֽוֹ־בִתְשׂ֤וּמֶת יָד֙ א֣וֹ בְגָזֵ֔ל א֖וֹ עָשַׁ֥ק אֶת־עֲמִיתֽוֹ׃<text:s/></text:span><text:span text:style-name="T357">‬</text:span>‬‬<text:span text:style-name="T358">22</text:span><text:span text:style-name="T359"> אֽוֹ־מָצָ֧א אֲבֵדָ֛ה וְכִ֥חֶשׁ בָּ֖הּ וְנִשְׁבַּ֣ע עַל־שָׁ֑קֶר עַל־אַחַ֗ת מִכֹּ֛ל אֲשֶׁר־יַעֲשֶׂ֥ה הָאָדָ֖ם לַחֲטֹ֥א בָהֵֽנָּה׃<text:s/></text:span><text:span text:style-name="T360">‬</text:span>‬‬<text:span text:style-name="T361">23</text:span><text:span text:style-name="T362"> וְהָיָה֮ כִּֽי־יֶחֱטָ֣א וְאָשֵׁם֒ וְהֵשִׁ֨יב אֶת־הַגְּזֵלָ֜ה אֲשֶׁ֣ר גָּזָ֗ל א֤וֹ אֶת־הָעֹ֙שֶׁק֙ אֲשֶׁ֣ר עָשָׁ֔ק א֚וֹ אֶת־הַפִּקָּד֔וֹן אֲשֶׁ֥ר הָפְקַ֖ד אִתּ֑וֹ א֥וֹ אֶת־הָאֲבֵדָ֖ה אֲשֶׁ֥ר מָצָֽא׃<text:s/></text:span><text:span text:style-name="T363">‬</text:span>‬‬<text:span text:style-name="T364">24</text:span><text:span text:style-name="T365"> א֠וֹ מִכֹּ֞ל אֲשֶׁר־יִשָּׁבַ֣ע עָלָיו֮ לַשֶּׁקֶר֒ וְשִׁלַּ֤ם אֹתוֹ֙ בְּרֹאשׁ֔וֹ וַחֲמִשִׁתָ֖יו יֹסֵ֣ף עָלָ֑יו לַאֲשֶׁ֨ר ה֥וּא ל֛וֹ יִתְּנֶ֖נּוּ בְּי֥וֹם אַשְׁמָתֽוֹ׃<text:s/></text:span><text:span text:style-name="T366">‬</text:span>‬‬<text:span text:style-name="T367">25</text:span><text:span text:style-name="T368"> וְאֶת־אֲשָׁמ֥וֹ יָבִ֖יא לַיהוָ֑ה אַ֣יִל תָּמִ֧ים מִן־הַצֹּ֛אן בְּעֶרְכְּךָ֥ לְאָשָׁ֖ם אֶל־הַכֹּהֵֽן׃<text:s/></text:span><text:span text:style-name="T369">‬</text:span>‬‬<text:span text:style-name="T370">26</text:span><text:span text:style-name="T371"> וְכִפֶּ֨ר עָלָ֧יו הַכֹּהֵ֛ן לִפְנֵ֥י יְהוָ֖ה וְנִסְלַ֣ח ל֑וֹ עַל־אַחַ֛ת מִכֹּ֥ל אֲשֶֽׁר־יַעֲשֶׂ֖ה לְאַשְׁמָ֥ה בָֽהּ׃<text:s/></text:span><text:span text:style-name="T372">פ<text:s/></text:span><text:span text:style-name="T373">‬</text:span>‬‬‬‬‬‬‬‬‬</text:p>
      </text:section>
      <text:section text:name="Sect5" text:style-name="S5">
        <text:soft-page-break/>
        <text:p text:style-name="P374">Leviticus 6</text:p>
        <text:p text:style-name="P375"><text:span text:style-name="T376">1</text:span><text:span text:style-name="T377"> וַיְדַבֵּ֥ר יְהוָ֖ה אֶל־מֹשֶׁ֥ה לֵּאמֹֽר׃<text:s/></text:span><text:span text:style-name="T378">2</text:span><text:span text:style-name="T379"> צַ֤ו אֶֽת־אַהֲרֹן֙ וְאֶת־בָּנָ֣יו לֵאמֹ֔ר זֹ֥את תּוֹרַ֖ת הָעֹלָ֑ה הִ֣וא הָעֹלָ֡ה עַל֩ מוֹקְדָ֨ה עַל־הַמִּזְבֵּ֤חַ כָּל־הַלַּ֙יְלָה֙ עַד־הַבֹּ֔קֶר וְאֵ֥שׁ הַמִּזְבֵּ֖חַ תּ֥וּקַד בּֽוֹ׃<text:s/></text:span><text:span text:style-name="T380">‬</text:span>‬‬<text:span text:style-name="T381">3</text:span><text:span text:style-name="T382"> וְלָבַ֨שׁ הַכֹּהֵ֜ן מִדּ֣וֹ בַ֗ד וּמִֽכְנְסֵי־בַד֮ יִלְבַּ֣שׁ עַל־בְּשָׂרוֹ֒ וְהֵרִ֣ים אֶת־הַדֶּ֗שׁן אֲשֶׁ֨ר תֹּאכַ֥ל הָאֵ֛שׁ אֶת־הָעֹלָ֖ה עַל־הַמִּזְבֵּ֑חַ וְשָׂמ֕וֹ אֵ֖צֶל הַמִּזְבֵּֽחַ׃<text:s/></text:span><text:span text:style-name="T383">‬</text:span>‬‬‬<text:span text:style-name="T384">4</text:span><text:span text:style-name="T385"> וּפָשַׁט֙ אֶת־בְּגָדָ֔יו וְלָבַ֖שׁ בְּגָדִ֣ים אֲחֵרִ֑ים וְהוֹצִ֤יא אֶת־הַדֶּ֙שֶׁן֙ אֶל־מִח֣וּץ לַֽמַּחֲנֶ֔ה אֶל־מָק֖וֹם טָהֽוֹר׃<text:s/></text:span><text:span text:style-name="T386">‬</text:span>‬‬<text:span text:style-name="T387">5</text:span><text:span text:style-name="T388"> וְהָאֵ֨שׁ עַל־הַמִּזְבֵּ֤חַ תּֽוּקַד־בּוֹ֙ לֹ֣א תִכְבֶּ֔ה וּבִעֵ֨ר עָלֶ֧יהָ הַכֹּהֵ֛ן עֵצִ֖ים בַּבֹּ֣קֶר בַּבֹּ֑קֶר וְעָרַ֤ךְ עָלֶ֙יהָ֙ הָֽעֹלָ֔ה וְהִקְטִ֥יר עָלֶ֖יהָ חֶלְבֵ֥י הַשְּׁלָמִֽים׃<text:s/></text:span><text:span text:style-name="T389">‬</text:span>‬‬<text:span text:style-name="T390">6</text:span><text:span text:style-name="T391"> אֵ֗שׁ תָּמִ֛יד תּוּקַ֥ד עַל־הַמִּזְבֵּ֖חַ לֹ֥א תִכְבֶֽה׃</text:span><text:span text:style-name="T392"><text:s/>ס<text:s/></text:span><text:span text:style-name="T393">‬</text:span>‬‬<text:span text:style-name="T394">7</text:span><text:span text:style-name="T395"> וְזֹ֥את תּוֹרַ֖ת הַמִּנְחָ֑ה הַקְרֵ֨ב אֹתָ֤הּ בְּנֵֽי־אַהֲרֹן֙ לִפְנֵ֣י יְהוָ֔ה אֶל־פְּנֵ֖י הַמִּזְבֵּֽחַ׃<text:s/></text:span><text:span text:style-name="T396">‬</text:span>‬‬<text:span text:style-name="T397">8</text:span><text:span text:style-name="T398"> וְהֵרִ֨ים מִמֶּ֜נּוּ בְּקֻמְצ֗וֹ מִסֹּ֤לֶת הַמִּנְחָה֙ וּמִשַּׁמְנָ֔הּ וְאֵת֙ כָּל־הַלְּבֹנָ֔ה אֲשֶׁ֖ר עַל־הַמִּנְחָ֑ה וְהִקְטִ֣יר הַמִּזְבֵּ֗חַ רֵ֧יחַ נִיחֹ֛חַ אַזְכָּרָתָ֖הּ לַיהוָֽה׃<text:s/></text:span><text:span text:style-name="T399">‬</text:span>‬‬<text:span text:style-name="T400">9</text:span><text:span text:style-name="T401"> וְהַנּוֹתֶ֣רֶת מִמֶּ֔נָּה יֹאכְל֖וּ אַהֲרֹ֣ן וּבָנָ֑יו מַצּ֤וֹת תֵּֽאָכֵל֙ בְּמָק֣וֹם קָדֹ֔שׁ בַּחֲצַ֥ר אֹֽהֶל־מוֹעֵ֖ד יֹאכְלֽוּהָ׃<text:s/></text:span><text:span text:style-name="T402">‬</text:span>‬‬<text:span text:style-name="T403">10</text:span><text:span text:style-name="T404"> לֹ֤א תֵאָפֶה֙ חָמֵ֔ץ חֶלְקָ֛ם נָתַ֥תִּי אֹתָ֖הּ מֵאִשָּׁ֑י קֹ֤דֶשׁ קָֽדָשִׁים֙ הִ֔וא כַּחַטָּ֖את וְכָאָשָֽׁם׃<text:s/></text:span><text:span text:style-name="T405">‬</text:span>‬‬<text:span text:style-name="T406">11</text:span><text:span text:style-name="T407"> כָּל־זָכָ֞ר בִּבְנֵ֤י אַהֲרֹן֙ יֹֽאכֲלֶ֔נָּה חָק־עוֹלָם֙ לְדֹרֹ֣תֵיכֶ֔ם מֵאִשֵּׁ֖י יְהוָ֑ה כֹּ֛ל אֲשֶׁר־יִגַּ֥ע בָּהֶ֖ם יִקְדָּֽשׁ׃<text:s/></text:span><text:span text:style-name="T408">פ<text:s/></text:span><text:span text:style-name="T409">‬</text:span>‬‬‬‬‬‬‬‬‬‬‬‬</text:p>
        <text:p text:style-name="P410"><text:span text:style-name="T411">12</text:span><text:span text:style-name="T412"> וַיְדַבֵּ֥ר יְהוָ֖ה אֶל־מֹשֶׁ֥ה לֵּאמֹֽר׃<text:s/></text:span><text:span text:style-name="T413">‬</text:span>‬‬<text:span text:style-name="T414">13</text:span><text:span text:style-name="T415"> זֶ֡ה קָרְבַּן֩ אַהֲרֹ֨ן וּבָנָ֜יו אֲשֶׁר־יַקְרִ֣יבוּ לַֽיהוָ֗ה בְּיוֹם֙ הִמָּשַׁ֣ח אֹת֔וֹ עֲשִׂירִ֨ת הָאֵפָ֥ה סֹ֛לֶת מִנְחָ֖ה תָּמִ֑יד מַחֲצִיתָ֣הּ בַּבֹּ֔קֶר וּמַחֲצִיתָ֖הּ בָּעָֽרֶב׃<text:s/></text:span><text:span text:style-name="T416">‬</text:span>‬‬<text:span text:style-name="T417">14</text:span><text:span text:style-name="T418"> עַֽל־מַחֲבַ֗ת בַּשֶּׁ֛מֶן תֵּעָשֶׂ֖ה מֻרְבֶּ֣כֶת תְּבִיאֶ֑נָּה תֻּפִינֵי֙ מִנְחַ֣ת פִּתִּ֔ים תַּקְרִ֥יב רֵֽיחַ־נִיחֹ֖חַ לַיהוָֽה׃<text:s/></text:span><text:span text:style-name="T419">‬</text:span>‬‬<text:span text:style-name="T420">15</text:span><text:span text:style-name="T421"> וְהַכֹּהֵ֨ן הַמָּשִׁ֧יחַ תַּחְתָּ֛יו מִבָּנָ֖יו יַעֲשֶׂ֣ה אֹתָ֑הּ חָק־עוֹלָ֕ם לַיהוָ֖ה כָּלִ֥יל תָּקְטָֽר׃<text:s/></text:span><text:span text:style-name="T422">‬</text:span>‬‬<text:span text:style-name="T423">16</text:span><text:span text:style-name="T424"> וְכָל־מִנְחַ֥ת כֹּהֵ֛ן כָּלִ֥יל תִּהְיֶ֖ה לֹ֥א תֵאָכֵֽל׃<text:s/></text:span><text:span text:style-name="T425">פ<text:s/></text:span><text:span text:style-name="T426">‬</text:span>‬‬‬‬‬‬‬</text:p>
        <text:p text:style-name="P427"><text:span text:style-name="T428">17</text:span><text:span text:style-name="T429"> וַיְדַבֵּ֥ר יְהוָ֖ה אֶל־מֹשֶׁ֥ה לֵּאמֹֽר׃<text:s/></text:span><text:span text:style-name="T430">‬</text:span>‬‬<text:span text:style-name="T431">18</text:span><text:span text:style-name="T432"> דַּבֵּ֤ר אֶֽל־אַהֲרֹן֙ וְאֶל־בָּנָ֣יו לֵאמֹ֔ר זֹ֥את תּוֹרַ֖ת הַֽחַטָּ֑את בִּמְק֡וֹם אֲשֶׁר֩ תִּשָּׁחֵ֨ט הָעֹלָ֜ה תִּשָּׁחֵ֤ט הַֽחַטָּאת֙ לִפְנֵ֣י יְהוָ֔ה קֹ֥דֶשׁ קֽ͏ָדָשִׁ֖ים הִֽוא׃<text:s/></text:span><text:span text:style-name="T433">‬</text:span>‬‬<text:span text:style-name="T434">19</text:span><text:span text:style-name="T435"> הַכֹּהֵ֛ן הַֽמְחַטֵּ֥א אֹתָ֖הּ יֹאכֲלֶ֑נָּה בְּמָק֤וֹם קָדֹשׁ֙ תֵּֽאָכֵ֔ל בַּחֲצַ֖ר אֹ֥הֶל מוֹעֵֽד׃<text:s/></text:span><text:span text:style-name="T436">‬</text:span>‬‬<text:span text:style-name="T437">20</text:span><text:span text:style-name="T438"> כֹּ֛ל אֲשֶׁר־יִגַּ֥ע בִּבְשָׂרָ֖הּ יִקְדָּ֑שׁ וַאֲשֶׁ֨ר יִזֶּ֤ה מִדָּמָהּ֙ עַל־הַבֶּ֔גֶד אֲשֶׁר֙ יִזֶּ֣ה עָלֶ֔יהָ תְּכַבֵּ֖ס בְּמָק֥וֹם קָדֹֽשׁ׃<text:s/></text:span><text:span text:style-name="T439">‬</text:span>‬‬<text:span text:style-name="T440">21</text:span><text:span text:style-name="T441"> וּכְלִי־חֶ֛רֶשׂ אֲשֶׁ֥ר תְּבֻשַּׁל־בּ֖וֹ יִשָּׁבֵ֑ר וְאִם־בִּכְלִ֤י נְחֹ֙שֶׁת֙ בֻּשָּׁ֔לָה וּמֹרַ֥ק וְשֻׁטַּ֖ף בַּמָּֽיִם׃<text:s/></text:span><text:span text:style-name="T442">‬</text:span>‬‬<text:span text:style-name="T443">22</text:span><text:span text:style-name="T444"> כָּל־זָכָ֥ר בַּכֹּהֲנִ֖ים יֹאכַ֣ל אֹתָ֑הּ קֹ֥דֶשׁ קֽ͏ָדָשִׁ֖ים הִֽוא׃<text:s/></text:span><text:span text:style-name="T445">‬</text:span>‬‬<text:span text:style-name="T446">23</text:span><text:span text:style-name="T447"> וְכָל־חַטָּ֡את אֲשֶׁר֩ יוּבָ֨א מִדָּמָ֜הּ אֶל־אֹ֧הֶל מוֹעֵ֛ד לְכַפֵּ֥ר בַּקֹּ֖דֶשׁ לֹ֣א תֵאָכֵ֑ל בָּאֵ֖שׁ תִּשָּׂרֵֽף׃<text:s/></text:span><text:span text:style-name="T448">פ<text:s/></text:span><text:span text:style-name="T449">‬</text:span>‬‬‬‬‬‬‬‬‬</text:p>
      </text:section>
      <text:section text:name="Sect6" text:style-name="S6">
        <text:soft-page-break/>
        <text:p text:style-name="P450">Leviticus 7</text:p>
        <text:p text:style-name="P451"><text:span text:style-name="T452">1</text:span><text:span text:style-name="T453"> וְזֹ֥את תּוֹרַ֖ת הָאָשָׁ֑ם קֹ֥דֶשׁ קֽ͏ָדָשִׁ֖ים הֽוּא׃<text:s/></text:span><text:span text:style-name="T454">2</text:span><text:span text:style-name="T455"> בִּמְק֗וֹם אֲשֶׁ֤ר יִשְׁחֲטוּ֙ אֶת־הָ֣עֹלָ֔ה יִשְׁחֲט֖וּ אֶת־הָאָשָׁ֑ם וְאֶת־דָּמ֛וֹ יִזְרֹ֥ק עַל־הַמִּזְבֵּ֖חַ סָבִֽיב׃<text:s/></text:span><text:span text:style-name="T456">‬</text:span>‬‬<text:span text:style-name="T457">3</text:span><text:span text:style-name="T458"> וְאֵ֥ת כָּל־חֶלְבּ֖וֹ יַקְרִ֣יב מִמֶּ֑נּוּ אֵ֚ת הָֽאַלְיָ֔ה וְאֶת־הַחֵ֖לֶב הַֽמְכַסֶּ֥ה אֶת־הַקֶּֽרֶב׃<text:s/></text:span><text:span text:style-name="T459">‬</text:span>‬‬<text:span text:style-name="T460">4</text:span><text:span text:style-name="T461"> וְאֵת֙ שְׁתֵּ֣י הַכְּלָיֹ֔ת וְאֶת־הַחֵ֙לֶב֙ אֲשֶׁ֣ר עֲלֵיהֶ֔ן אֲשֶׁ֖ר עַל־הַכְּסָלִ֑ים וְאֶת־הַיֹּתֶ֙רֶת֙ עַל־הַכָּבֵ֔ד עַל־הַכְּלָיֹ֖ת יְסִירֶֽנָּה׃<text:s/></text:span><text:span text:style-name="T462">‬</text:span>‬‬<text:span text:style-name="T463">5</text:span><text:span text:style-name="T464"> וְהִקְטִ֨יר אֹתָ֤ם הַכֹּהֵן֙ הַמִּזְבֵּ֔חָה אִשֶּׁ֖ה לַיהוָ֑ה אָשָׁ֖ם הֽוּא׃<text:s/></text:span><text:span text:style-name="T465">‬</text:span>‬‬<text:span text:style-name="T466">6</text:span><text:span text:style-name="T467"> כָּל־זָכָ֥ר בַּכֹּהֲנִ֖ים יֹאכְלֶ֑נּוּ בְּמָק֤וֹם קָדוֹשׁ֙ יֵאָכֵ֔ל קֹ֥דֶשׁ קָֽדָשִׁ֖ים הֽוּא׃<text:s/></text:span><text:span text:style-name="T468">‬</text:span>‬‬<text:span text:style-name="T469">7</text:span><text:span text:style-name="T470"> כַּֽחַטָּאת֙ כָּֽאָשָׁ֔ם תּוֹרָ֥ה אַחַ֖ת לָהֶ֑ם הַכֹּהֵ֛ן אֲשֶׁ֥ר יְכַפֶּר־בּ֖וֹ ל֥וֹ יִהְיֶֽה׃<text:s/></text:span><text:span text:style-name="T471">‬</text:span>‬‬<text:span text:style-name="T472">8</text:span><text:span text:style-name="T473"> וְהַ֨כֹּהֵ֔ן הַמַּקְרִ֖יב אֶת־עֹ֣לַת אִ֑ישׁ ע֤וֹר הָֽעֹלָה֙ אֲשֶׁ֣ר הִקְרִ֔יב לַכֹּהֵ֖ן ל֥וֹ יִהְיֶֽה׃<text:s/></text:span><text:span text:style-name="T474">‬</text:span>‬‬<text:span text:style-name="T475">9</text:span><text:span text:style-name="T476"> וְכָל־מִנְחָ֗ה אֲשֶׁ֤ר תֵּֽאָפֶה֙ בַּתַּנּ֔וּר וְכָל־נַעֲשָׂ֥ה בַמַּרְחֶ֖שֶׁת וְעַֽל־מַחֲבַ֑ת לַכֹּהֵ֛ן הַמַּקְרִ֥יב אֹתָ֖הּ ל֥וֹ תִֽהְיֶֽה׃<text:s/></text:span><text:span text:style-name="T477">‬</text:span>‬‬<text:span text:style-name="T478">10</text:span><text:span text:style-name="T479"> וְכָל־מִנְחָ֥ה בְלוּלָֽה־בַשֶּׁ֖מֶן וַחֲרֵבָ֑ה לְכָל־בְּנֵ֧י אַהֲרֹ֛ן תִּהְיֶ֖ה אִ֥ישׁ כְּאָחִֽיו׃<text:s/></text:span><text:span text:style-name="T480">פ<text:s/></text:span><text:span text:style-name="T481">‬</text:span>‬‬‬‬‬‬‬‬‬‬‬</text:p>
        <text:p text:style-name="P482"><text:span text:style-name="T483">11</text:span><text:span text:style-name="T484"> וְזֹ֥את תּוֹרַ֖ת זֶ֣בַח הַשְּׁלָמִ֑ים אֲשֶׁ֥ר יַקְרִ֖יב לַיהוָֽה׃<text:s/></text:span><text:span text:style-name="T485">‬</text:span>‬‬<text:span text:style-name="T486">12</text:span><text:span text:style-name="T487"> אִ֣ם עַל־תּוֹדָה֮ יַקְרִיבֶנּוּ֒ וְהִקְרִ֣יב ׀ עַל־זֶ֣בַח הַתּוֹדָ֗ה חַלּ֤וֹת מַצּוֹת֙ בְּלוּלֹ֣ת בַּשֶּׁ֔מֶן וּרְקִיקֵ֥י מַצּ֖וֹת מְשֻׁחִ֣ים בַּשָּׁ֑מֶן וְסֹ֣לֶת מֻרְבֶּ֔כֶת חַלֹּ֖ת בְּלוּלֹ֥ת בַשָּֽׁמֶן׃<text:s/></text:span><text:span text:style-name="T488">‬</text:span>‬‬<text:span text:style-name="T489">13</text:span><text:span text:style-name="T490"> עַל־חַלֹּת֙ לֶ֣חֶם חָמֵ֔ץ יַקְרִ֖יב קָרְבָּנ֑וֹ עַל־זֶ֖בַח תּוֹדַ֥ת שְׁלָמָֽיו׃<text:s/></text:span><text:span text:style-name="T491">‬</text:span>‬‬<text:span text:style-name="T492">14</text:span><text:span text:style-name="T493"> וְהִקְרִ֨יב מִמֶּ֤נּוּ אֶחָד֙ מִכָּל־קָרְבָּ֔ן תְּרוּמָ֖ה לַיהוָ֑ה לַכֹּהֵ֗ן הַזֹּרֵ֛ק אֶת־דַּ֥ם הַשְּׁלָמִ֖ים ל֥וֹ יִהְיֶֽה׃<text:s/></text:span><text:span text:style-name="T494">‬</text:span>‬‬<text:span text:style-name="T495">15</text:span><text:span text:style-name="T496"> וּבְשַׂ֗ר זֶ֚בַח תּוֹדַ֣ת שְׁלָמָ֔יו בְּי֥וֹם קָרְבָּנ֖וֹ יֵאָכֵ֑ל לֹֽא־יַנִּ֥יחַ מִמֶּ֖נּוּ עַד־בֹּֽקֶר׃<text:s/></text:span><text:span text:style-name="T497">‬</text:span>‬‬<text:span text:style-name="T498">16</text:span><text:span text:style-name="T499"> וְאִם־נֶ֣דֶר ׀ א֣וֹ נְדָבָ֗ה זֶ֚בַח קָרְבָּנ֔וֹ בְּי֛וֹם הַקְרִיב֥וֹ אֶת־זִבְח֖וֹ יֵאָכֵ֑ל וּמִֽמָּחֳרָ֔ת וְהַנּוֹתָ֥ר מִמֶּ֖נּוּ יֵאָכֵֽל׃<text:s/></text:span><text:span text:style-name="T500">‬</text:span>‬‬<text:span text:style-name="T501">17</text:span><text:span text:style-name="T502"> וְהַנּוֹתָ֖ר מִבְּשַׂ֣ר הַזָּ֑בַח בַּיּוֹם֙ הַשְּׁלִישִׁ֔י בָּאֵ֖שׁ יִשָּׂרֵֽף׃<text:s/></text:span><text:span text:style-name="T503">‬</text:span>‬‬<text:span text:style-name="T504">18</text:span><text:span text:style-name="T505"> וְאִ֣ם הֵאָכֹ֣ל יֵ֠אָכֵל מִבְּשַׂר־זֶ֨בַח שְׁלָמָ֜יו בַּיּ֣וֹם הַשְּׁלִישִׁי֮ לֹ֣א יֵרָצֶה֒ הַמַּקְרִ֣יב אֹת֗וֹ לֹ֧א יֵחָשֵׁ֛ב ל֖וֹ פִּגּ֣וּל יִהְיֶ֑ה וְהַנֶּ֛פֶשׁ הָאֹכֶ֥לֶת מִמֶּ֖נּוּ עֲוֺנָ֥הּ תִּשָּֽׂא׃<text:s/></text:span><text:span text:style-name="T506">‬</text:span>‬‬<text:span text:style-name="T507">19</text:span><text:span text:style-name="T508"> וְהַבָּשָׂ֞ר אֲשֶׁר־יִגַּ֤ע בְּכָל־טָמֵא֙ לֹ֣א יֵֽאָכֵ֔ל בָּאֵ֖שׁ יִשָּׂרֵ֑ף וְהַ֨בָּשָׂ֔ר כָּל־טָה֖וֹר יֹאכַ֥ל בָּשָֽׂר׃<text:s/></text:span><text:span text:style-name="T509">‬</text:span>‬‬<text:span text:style-name="T510">20</text:span><text:span text:style-name="T511"> וְהַנֶּ֜פֶשׁ אֲשֶׁר־תֹּאכַ֣ל בָּשָׂ֗ר מִזֶּ֤בַח הַשְּׁלָמִים֙ אֲשֶׁ֣ר לַיהוָ֔ה וְטֻמְאָת֖וֹ עָלָ֑יו וְנִכְרְתָ֛ה הַנֶּ֥פֶשׁ הַהִ֖וא מֵעַמֶּֽיהָ׃<text:s/></text:span><text:span text:style-name="T512">‬</text:span>‬‬<text:span text:style-name="T513">21</text:span><text:span text:style-name="T514"> וְנֶ֜פֶשׁ כִּֽי־תִגַּ֣ע בְּכָל־טָמֵ֗א בְּטֻמְאַ֤ת אָדָם֙ א֣וֹ ׀ בִּבְהֵמָ֣ה טְמֵאָ֗ה א֚וֹ בְּכָל־שֶׁ֣קֶץ טָמֵ֔א וְאָכַ֛ל מִבְּשַׂר־זֶ֥בַח הַשְּׁלָמִ֖ים אֲשֶׁ֣ר לַיהוָ֑ה וְנִכְרְתָ֛ה הַנֶּ֥פֶשׁ הַהִ֖וא מֵעַמֶּֽיהָ׃<text:s/></text:span><text:span text:style-name="T515">פ<text:s/></text:span><text:span text:style-name="T516">‬</text:span>‬‬‬‬‬‬‬‬‬‬‬‬‬</text:p>
        <text:p text:style-name="P517"><text:span text:style-name="T518">22</text:span><text:span text:style-name="T519"> וַיְדַבֵּ֥ר יְהוָ֖ה אֶל־מֹשֶׁ֥ה לֵּאמֹֽר׃<text:s/></text:span><text:span text:style-name="T520">‬</text:span>‬‬<text:span text:style-name="T521">23</text:span><text:span text:style-name="T522"> דַּבֵּ֛ר אֶל־בְּנֵ֥י יִשְׂרָאֵ֖ל לֵאמֹ֑ר כָּל־חֵ֜לֶב שׁ֥וֹר וְכֶ֛שֶׂב וָעֵ֖ז לֹ֥א תֹאכֵֽלוּ׃<text:s/></text:span><text:span text:style-name="T523">‬</text:span>‬‬<text:span text:style-name="T524">24</text:span><text:span text:style-name="T525"> וְחֵ֤לֶב נְבֵלָה֙ וְחֵ֣לֶב טְרֵפָ֔ה יֵעָשֶׂ֖ה לְכָל־מְלָאכָ֑ה וְאָכֹ֖ל לֹ֥א תֹאכְלֻֽהוּ׃<text:s/></text:span><text:span text:style-name="T526">‬</text:span>‬‬<text:span text:style-name="T527">25</text:span><text:span text:style-name="T528"> כִּ֚י כָּל־אֹכֵ֣ל חֵ֔לֶב מִן־הַ֨בְּהֵמָ֔ה אֲשֶׁ֨ר יַקְרִ֥יב מִמֶּ֛נָּה אִשֶּׁ֖ה לַיהוָ֑ה וְנִכְרְתָ֛ה הַנֶּ֥פֶשׁ הָאֹכֶ֖לֶת מֵֽעַמֶּֽיהָ׃<text:s/></text:span><text:span text:style-name="T529">‬</text:span>‬‬<text:span text:style-name="T530">26</text:span><text:span text:style-name="T531"> וְכָל־דָּם֙ לֹ֣א תֹאכְל֔וּ בְּכֹ֖ל מוֹשְׁבֹתֵיכֶ֑ם לָע֖וֹף וְלַבְּהֵמָֽה׃<text:s/></text:span><text:span text:style-name="T532">‬</text:span>‬‬<text:span text:style-name="T533">27</text:span><text:span text:style-name="T534"> כָּל־נֶ֖פֶשׁ אֲשֶׁר־תֹּאכַ֣ל כָּל־דָּ֑ם וְנִכְרְתָ֛ה הַנֶּ֥פֶשׁ הַהִ֖וא מֵֽעַמֶּֽיהָ׃<text:s/></text:span><text:span text:style-name="T535">פ<text:s/></text:span><text:span text:style-name="T536">‬</text:span>‬‬‬‬‬‬‬‬</text:p>
        <text:soft-page-break/>
        <text:p text:style-name="P537"><text:span text:style-name="T538">28</text:span><text:span text:style-name="T539"> וַיְדַבֵּ֥ר יְהוָ֖ה אֶל־מֹשֶׁ֥ה לֵּאמֹֽר׃<text:s/></text:span><text:span text:style-name="T540">‬</text:span>‬‬<text:span text:style-name="T541">29</text:span><text:span text:style-name="T542"> דַּבֵּ֛ר אֶל־בְּנֵ֥י יִשְׂרָאֵ֖ל לֵאמֹ֑ר הַמַּקְרִ֞יב אֶת־זֶ֤בַח שְׁלָמָיו֙ לַיהוָ֔ה יָבִ֧יא אֶת־קָרְבָּנ֛וֹ לַיהוָ֖ה מִזֶּ֥בַח שְׁלָמָֽיו׃<text:s/></text:span><text:span text:style-name="T543">‬</text:span>‬‬<text:span text:style-name="T544">30</text:span><text:span text:style-name="T545"> יָדָ֣יו תְּבִיאֶ֔ינָה אֵ֖ת אִשֵּׁ֣י יְהוָ֑ה אֶת־הַחֵ֤לֶב עַל־הֶֽחָזֶה֙ יְבִיאֶ֔נּוּ אֵ֣ת הֶחָזֶ֗ה לְהָנִ֥יף אֹת֛וֹ תְּנוּפָ֖ה לִפְנֵ֥י יְהוָֽה׃<text:s/></text:span><text:span text:style-name="T546">‬</text:span>‬‬<text:span text:style-name="T547">31</text:span><text:span text:style-name="T548"> וְהִקְטִ֧יר הַכֹּהֵ֛ן אֶת־הַחֵ֖לֶב הַמִּזְבֵּ֑חָה וְהָיָה֙ הֶֽחָזֶ֔ה לְאַהֲרֹ֖ן וּלְבָנָֽיו׃<text:s/></text:span><text:span text:style-name="T549">‬</text:span>‬‬<text:span text:style-name="T550">32</text:span><text:span text:style-name="T551"> וְאֵת֙ שׁ֣וֹק הַיָּמִ֔ין תִּתְּנ֥וּ תְרוּמָ֖ה לַכֹּהֵ֑ן מִזִּבְחֵ֖י שַׁלְמֵיכֶֽם׃<text:s/></text:span><text:span text:style-name="T552">‬</text:span>‬‬<text:span text:style-name="T553">33</text:span><text:span text:style-name="T554"> הַמַּקְרִ֞יב אֶת־דַּ֧ם הַשְּׁלָמִ֛ים וְאֶת־הַחֵ֖לֶב מִבְּנֵ֣י אַהֲרֹ֑ן ל֧וֹ תִהְיֶ֛ה שׁ֥וֹק הַיָּמִ֖ין לְמָנָֽה׃<text:s/></text:span><text:span text:style-name="T555">‬</text:span>‬‬<text:span text:style-name="T556">34</text:span><text:span text:style-name="T557"> כִּי֩ אֶת־חֲזֵ֨ה הַתְּנוּפָ֜ה וְאֵ֣ת ׀ שׁ֣וֹק הַתְּרוּמָ֗ה לָקַ֙חְתִּי֙ מֵאֵ֣ת בְּנֵֽי־יִשְׂרָאֵ֔ל מִזִּבְחֵ֖י שַׁלְמֵיהֶ֑ם וָאֶתֵּ֣ן אֹ֠תָם לְאַהֲרֹ֨ן הַכֹּהֵ֤ן וּלְבָנָיו֙ לְחָק־עוֹלָ֔ם מֵאֵ֖ת בְּנֵ֥י יִשְׂרָאֵֽל׃<text:s/></text:span><text:span text:style-name="T558">‬</text:span>‬‬<text:span text:style-name="T559">35</text:span><text:span text:style-name="T560"> זֹ֣את מִשְׁחַ֤ת אַהֲרֹן֙ וּמִשְׁחַ֣ת בָּנָ֔יו מֵאִשֵּׁ֖י יְהוָ֑ה בְּיוֹם֙ הִקְרִ֣יב אֹתָ֔ם לְכַהֵ֖ן לַיהוָֽה׃<text:s/></text:span><text:span text:style-name="T561">‬</text:span>‬‬<text:span text:style-name="T562">36</text:span><text:span text:style-name="T563"> אֲשֶׁר֩ צִוָּ֨ה יְהוָ֜ה לָתֵ֣ת לָהֶ֗ם בְּיוֹם֙ מָשְׁח֣וֹ אֹתָ֔ם מֵאֵ֖ת בְּנֵ֣י יִשְׂרָאֵ֑ל חֻקַּ֥ת עוֹלָ֖ם לְדֹרֹתָֽם׃<text:s/></text:span><text:span text:style-name="T564">‬</text:span>‬‬<text:span text:style-name="T565">37</text:span><text:span text:style-name="T566"> זֹ֣את הַתּוֹרָ֗ה לָֽעֹלָה֙ לַמִּנְחָ֔ה וְלַֽחַטָּ֖את וְלָאָשָׁ֑ם וְלַ֨מִּלּוּאִ֔ים וּלְזֶ֖בַח הַשְּׁלָמִֽים׃<text:s/></text:span><text:span text:style-name="T567">‬</text:span>‬‬<text:span text:style-name="T568">38</text:span><text:span text:style-name="T569"> אֲשֶׁ֨ר צִוָּ֧ה יְהוָ֛ה אֶת־מֹשֶׁ֖ה בְּהַ֣ר סִינָ֑י בְּי֨וֹם צַוֺּת֜וֹ אֶת־בְּנֵ֣י יִשְׂרָאֵ֗ל לְהַקְרִ֧יב אֶת־קָרְבְּנֵיהֶ֛ם לַיהוָ֖ה בְּמִדְבַּ֥ר סִינָֽי׃<text:s/></text:span><text:span text:style-name="T570">פ<text:s/></text:span><text:span text:style-name="T571">‬</text:span>‬‬‬‬‬‬‬‬‬‬‬‬‬</text:p>
      </text:section>
      <text:section text:name="Sect7" text:style-name="S7">
        <text:p text:style-name="P572">Leviticus 8</text:p>
        <text:p text:style-name="P573"><text:span text:style-name="T574">1</text:span><text:span text:style-name="T575"> וַיְדַבֵּ֥ר יְהוָ֖ה אֶל־מֹשֶׁ֥ה לֵּאמֹֽר׃<text:s/></text:span><text:span text:style-name="T576">2</text:span><text:span text:style-name="T577"> קַ֤ח אֶֽת־אַהֲרֹן֙ וְאֶת־בָּנָ֣יו אִתּ֔וֹ וְאֵת֙ הַבְּגָדִ֔ים וְאֵ֖ת שֶׁ֣מֶן הַמִּשְׁחָ֑ה וְאֵ֣ת ׀ פַּ֣ר הֽ͏ַחַטָּ֗את וְאֵת֙ שְׁנֵ֣י הָֽאֵילִ֔ים וְאֵ֖ת סַ֥ל הַמַּצּֽוֹת׃<text:s/></text:span><text:span text:style-name="T578">‬</text:span>‬‬<text:span text:style-name="T579">3</text:span><text:span text:style-name="T580"> וְאֵ֥ת כָּל־הָעֵדָ֖ה הַקְהֵ֑ל אֶל־פֶּ֖תַח אֹ֥הֶל מוֹעֵֽד׃<text:s/></text:span><text:span text:style-name="T581">‬</text:span>‬‬<text:span text:style-name="T582">4</text:span><text:span text:style-name="T583"> וַיַּ֣עַשׂ מֹשֶׁ֔ה כּֽ͏ַאֲשֶׁ֛ר צִוָּ֥ה יְהוָ֖ה אֹת֑וֹ וַתִּקָּהֵל֙ הָֽעֵדָ֔ה אֶל־פֶּ֖תַח אֹ֥הֶל מוֹעֵֽד׃<text:s/></text:span><text:span text:style-name="T584">‬</text:span>‬‬<text:span text:style-name="T585">5</text:span><text:span text:style-name="T586"> וַיֹּ֥אמֶר מֹשֶׁ֖ה אֶל־הָעֵדָ֑ה זֶ֣ה הַדָּבָ֔ר אֲשֶׁר־צִוָּ֥ה יְהוָ֖ה לַעֲשֽׂוֹת׃<text:s/></text:span><text:span text:style-name="T587">‬</text:span>‬‬<text:span text:style-name="T588">6</text:span><text:span text:style-name="T589"> וַיַּקְרֵ֣ב מֹשֶׁ֔ה אֶֽת־אַהֲרֹ֖ן וְאֶת־בָּנָ֑יו וַיִּרְחַ֥ץ אֹתָ֖ם בַּמָּֽיִם׃<text:s/></text:span><text:span text:style-name="T590">‬</text:span>‬‬<text:span text:style-name="T591">7</text:span><text:span text:style-name="T592"> וַיִּתֵּ֨ן עָלָ֜יו אֶת־הַכֻּתֹּ֗נֶת וַיַּחְגֹּ֤ר אֹתוֹ֙ בָּֽאַבְנֵ֔ט וַיַּלְבֵּ֤שׁ אֹתוֹ֙ אֶֽת־הַמְּעִ֔יל וַיִּתֵּ֥ן עָלָ֖יו אֶת־הָאֵפֹ֑ד וַיַּחְגֹּ֣ר אֹת֗וֹ בְּחֵ֙שֶׁב֙ הָֽאֵפֹ֔ד וַיֶּאְפֹּ֥ד ל֖וֹ בּֽוֹ׃<text:s/></text:span><text:span text:style-name="T593">‬</text:span>‬‬<text:span text:style-name="T594">8</text:span><text:span text:style-name="T595"> וַיָּ֥שֶׂם עָלָ֖יו אֶת־הַחֹ֑שֶׁן וַיִּתֵּן֙ אֶל־הַחֹ֔שֶׁן אֶת־הָאוּרִ֖ים וְאֶת־הַתֻּמִּֽים׃<text:s/></text:span><text:span text:style-name="T596">‬</text:span>‬‬<text:span text:style-name="T597">9</text:span><text:span text:style-name="T598"> וַיָּ֥שֶׂם אֶת־הַמִּצְנֶ֖פֶת עַל־רֹאשׁ֑וֹ וַיָּ֨שֶׂם עַֽל־הַמִּצְנֶ֜פֶת אֶל־מ֣וּל פָּנָ֗יו אֵ֣ת צִ֤יץ הַזָּהָב֙ נֵ֣זֶר הַקֹּ֔דֶשׁ כַּאֲשֶׁ֛ר צִוָּ֥ה יְהוָ֖ה אֶת־מֹשֶֽׁה׃<text:s/></text:span><text:span text:style-name="T599">‬</text:span>‬‬<text:span text:style-name="T600">10</text:span><text:span text:style-name="T601"> וַיִּקַּ֤ח מֹשֶׁה֙ אֶת־שֶׁ֣מֶן הַמִּשְׁחָ֔ה וַיִּמְשַׁ֥ח אֶת־הַמִּשְׁכָּ֖ן וְאֶת־כָּל־אֲשֶׁר־בּ֑וֹ וַיְקַדֵּ֖שׁ אֹתָֽם׃<text:s/></text:span><text:span text:style-name="T602">‬</text:span>‬‬<text:span text:style-name="T603">11</text:span><text:span text:style-name="T604"> וַיַּ֥ז מִמֶּ֛נּוּ עַֽל־הַמִּזְבֵּ֖חַ שֶׁ֣בַע פְּעָמִ֑ים וַיִּמְשַׁ֨ח אֶת־הַמִּזְבֵּ֜חַ וְאֶת־כָּל־כֵּלָ֗יו וְאֶת־הַכִּיֹּ֛ר וְאֶת־כַּנּ֖וֹ לְקַדְּשָֽׁם׃<text:s/></text:span><text:span text:style-name="T605">‬</text:span>‬‬‬<text:span text:style-name="T606">12</text:span><text:span text:style-name="T607"> וַיִּצֹק֙ מִשֶּׁ֣מֶן הַמִּשְׁחָ֔ה עַ֖ל רֹ֣אשׁ אַהֲרֹ֑ן וַיִּמְשַׁ֥ח אֹת֖וֹ לְקַדְּשֽׁוֹ׃<text:s/></text:span><text:span text:style-name="T608">‬</text:span>‬‬<text:span text:style-name="T609">13</text:span><text:span text:style-name="T610"> וַיַּקְרֵ֨ב מֹשֶׁ֜ה אֶת־בְּנֵ֣י אַהֲרֹ֗ן וַיַּלְבִּשֵׁ֤ם כֻּתֳּנֹת֙ וַיַּחְגֹּ֤ר אֹתָם֙ אַבְנֵ֔ט וַיַּחֲבֹ֥שׁ לָהֶ֖ם מִגְבָּע֑וֹת כַּאֲשֶׁ֛ר צִוָּ֥ה יְהוָ֖ה אֶת־מֹשֶֽׁה׃<text:s/></text:span><text:span text:style-name="T611">‬</text:span>‬‬<text:span text:style-name="T612">14</text:span><text:span text:style-name="T613"> וַיַּגֵּ֕שׁ אֵ֖ת פַּ֣ר הַֽחַטָּ֑את וַיִּסְמֹ֨ךְ אַהֲרֹ֤ן וּבָנָיו֙ אֶת־יְדֵיהֶ֔ם עַל־רֹ֖אשׁ פַּ֥ר הֽ͏ַחַטָּֽאת׃<text:s/></text:span><text:span text:style-name="T614">‬</text:span>‬‬<text:span text:style-name="T615">15</text:span><text:span text:style-name="T616"> וַיִּשְׁחָ֗ט וַיִּקַּ֨ח מֹשֶׁ֤ה אֶת־הַדָּם֙ וַ֠יִּתֵּן עַל־קַרְנ֨וֹת הַמִּזְבֵּ֤חַ סָבִיב֙ בְּאֶצְבָּע֔וֹ וַיְחַטֵּ֖א אֶת־הַמִּזְבֵּ֑חַ וְאֶת־הַדָּ֗ם יָצַק֙ אֶל־יְס֣וֹד הַמִּזְבֵּ֔חַ וַֽיְקַדְּשֵׁ֖הוּ לְכַפֵּ֥ר עָלָֽיו׃<text:s/></text:span><text:span text:style-name="T617">‬</text:span>‬‬<text:span text:style-name="T618">16</text:span><text:span text:style-name="T619"> וַיִּקַּ֗ח אֶֽת־כָּל־הַחֵלֶב֮ אֲשֶׁ֣ר עַל־הַקֶּרֶב֒ וְאֵת֙ יֹתֶ֣רֶת הַכָּבֵ֔ד וְאֶת־שְׁתֵּ֥י הַכְּלָיֹ֖ת וְאֶֽת חֶלְבְּהֶ֑ן וַיַּקְטֵ֥ר מֹשֶׁ֖ה הַמִּזְבֵּֽחָה׃<text:s/></text:span><text:span text:style-name="T620">‬</text:span>‬‬<text:span text:style-name="T621">17</text:span><text:span text:style-name="T622"> וְאֶת־הַפָּ֤ר וְאֶת־עֹרוֹ֙ וְאֶת־בְּשָׂר֣וֹ וְאֶת־</text:span><text:soft-page-break/><text:span text:style-name="T623">פִּרְשׁ֔וֹ שָׂרַ֣ף בָּאֵ֔שׁ מִח֖וּץ לַֽמַּחֲנֶ֑ה כַּאֲשֶׁ֛ר צִוָּ֥ה יְהוָ֖ה אֶת־מֹשֶֽׁה׃<text:s/></text:span><text:span text:style-name="T624">‬</text:span>‬‬<text:span text:style-name="T625">18</text:span><text:span text:style-name="T626"> וַיַּקְרֵ֕ב אֵ֖ת אֵ֣יל הָעֹלָ֑ה וַֽיִּסְמְכ֞וּ אַהֲרֹ֧ן וּבָנָ֛יו אֶת־יְדֵיהֶ֖ם עַל־רֹ֥אשׁ הָאָֽיִל׃<text:s/></text:span><text:span text:style-name="T627">‬</text:span>‬‬<text:span text:style-name="T628">19</text:span><text:span text:style-name="T629"> וַיִּשְׁחָ֑ט וַיִּזְרֹ֨ק מֹשֶׁ֧ה אֶת־הַדָּ֛ם עַל־הַמִּזְבֵּ֖חַ סָבִֽיב׃<text:s/></text:span><text:span text:style-name="T630">‬</text:span>‬‬<text:span text:style-name="T631">20</text:span><text:span text:style-name="T632"> וְאֶת־הָאַ֔יִל נִתַּ֖ח לִנְתָחָ֑יו וַיַּקְטֵ֤ר מֹשֶׁה֙ אֶת־הָרֹ֔אשׁ וְאֶת־הַנְּתָחִ֖ים וְאֶת־הַפָּֽדֶר׃<text:s/></text:span><text:span text:style-name="T633">‬</text:span>‬‬<text:span text:style-name="T634">21</text:span><text:span text:style-name="T635"> וְאֶת־הַקֶּ֥רֶב וְאֶת־הַכְּרָעַ֖יִם רָחַ֣ץ בַּמָּ֑יִם וַיַּקְטֵר֩ מֹשֶׁ֨ה אֶת־כָּל־הָאַ֜יִל הַמִּזְבֵּ֗חָה עֹלָ֨ה ה֤וּא לְרֵֽיחַ־נִיחֹ֙חַ֙ אִשֶּׁ֥ה הוּא֙ לַיהוָ֔ה כַּאֲשֶׁ֛ר צִוָּ֥ה יְהוָ֖ה אֶת־מֹשֶֽׁה׃<text:s/></text:span><text:span text:style-name="T636">‬</text:span>‬‬<text:span text:style-name="T637">22</text:span><text:span text:style-name="T638"> וַיַּקְרֵב֙ אֶת־הָאַ֣יִל הַשֵּׁנִ֔י אֵ֖יל הַמִּלֻּאִ֑ים וַֽיִּסְמְכ֞וּ אַהֲרֹ֧ן וּבָנָ֛יו אֶת־יְדֵיהֶ֖ם עַל־רֹ֥אשׁ הָאָֽיִל׃<text:s/></text:span><text:span text:style-name="T639">‬</text:span>‬‬<text:span text:style-name="T640">23</text:span><text:span text:style-name="T641"> וַיִּשְׁחָ֓ט ׀ וַיִּקַּ֤ח מֹשֶׁה֙ מִדָּמ֔וֹ וַיִּתֵּ֛ן עַל־תְּנ֥וּךְ אֹֽזֶן־אַהֲרֹ֖ן הַיְמָנִ֑ית וְעַל־בֹּ֤הֶן יָדוֹ֙ הַיְמָנִ֔ית וְעַל־בֹּ֥הֶן רַגְל֖וֹ הַיְמָנִֽית׃<text:s/></text:span><text:span text:style-name="T642">‬</text:span>‬‬<text:span text:style-name="T643">24</text:span><text:span text:style-name="T644"> וַיַּקְרֵ֞ב אֶת־בְּנֵ֣י אַהֲרֹ֗ן וַיִתֵ֨</text:span><text:span text:style-name="T645">‬‏ן מֹשֶׁ֤ה מִן־הַדָּם֙ עַל־תְּנ֤וּךְ אָזְנָם֙ הַיְמָנִ֔ית וְעַל־בֹּ֤הֶן יָדָם֙ הַיְמָנִ֔ית וְעַל־בֹּ֥הֶן רַגְלָ֖ם הַיְמָנִ֑ית וַיִּזְרֹ֨ק מֹשֶׁ֧ה אֶת־הַדָּ֛ם עַל־הֽ͏ַמִּזְבֵּ֖חַ סָבִֽיב׃<text:s/></text:span><text:span text:style-name="T646">‬</text:span>‬‬‬<text:span text:style-name="T647">25</text:span><text:span text:style-name="T648"> וַיִּקַּ֞ח אֶת־הַחֵ֣לֶב וְאֶת־הָֽאַלְיָ֗ה וְאֶֽת־כָּל־הַחֵלֶב֮ אֲשֶׁ֣ר עַל־הַקֶּרֶב֒ וְאֵת֙ יֹתֶ֣רֶת הַכָּבֵ֔ד וְאֶת־שְׁתֵּ֥י הַכְּלָיֹ֖ת וְאֶֽת־חֶלְבְּהֶ֑ן וְאֵ֖ת שׁ֥וֹק הַיָּמִֽין׃<text:s/></text:span><text:span text:style-name="T649">‬</text:span>‬‬<text:span text:style-name="T650">26</text:span><text:span text:style-name="T651"> וּמִסַּ֨ל הַמַּצּ֜וֹת אֲשֶׁ֣ר ׀ לִפְנֵ֣י יְהוָ֗ה לָ֠קַח חַלַּ֨ת מַצָּ֤ה אַחַת֙ וְֽחַלַּ֨ת לֶ֥חֶם שֶׁ֛מֶן אַחַ֖ת וְרָקִ֣יק אֶחָ֑ד וַיָּ֙שֶׂם֙ עַל־הַ֣חֲלָבִ֔ים וְעַ֖ל שׁ֥וֹק הַיָּמִֽין׃<text:s/></text:span><text:span text:style-name="T652">‬</text:span>‬‬<text:span text:style-name="T653">27</text:span><text:span text:style-name="T654"> וַיִּתֵּ֣ן אֶת־הַכֹּ֔ל עַ֚ל כַּפֵּ֣י אַהֲרֹ֔ן וְעַ֖ל כַּפֵּ֣י בָנָ֑יו וַיָּ֧נֶף אֹתָ֛ם תְּנוּפָ֖ה לִפְנֵ֥י יְהוָֽה׃<text:s/></text:span><text:span text:style-name="T655">‬</text:span>‬‬<text:span text:style-name="T656">28</text:span><text:span text:style-name="T657"> וַיִקַּ֨ח מֹשֶׁ֤ה אֹתָם֙ מֵעַ֣ל כַּפֵּיהֶ֔ם וַיַּקְטֵ֥ר הַמִּזְבֵּ֖חָה עַל־הָעֹלָ֑ה מִלֻּאִ֥ים הֵם֙ לְרֵ֣יחַ נִיחֹ֔חַ אִשֶּׁ֥ה ה֖וּא לַיהוָֽה׃<text:s/></text:span><text:span text:style-name="T658">‬</text:span>‬‬‬<text:span text:style-name="T659">29</text:span><text:span text:style-name="T660"> וַיִקַּ֤ח מֹשֶׁה֙ אֶת־הֶ֣חָזֶ֔ה וַיְנִיפֵ֥הוּ תְנוּפָ֖ה לִפְנֵ֣י יְהוָ֑ה מֵאֵ֣יל הַמִּלֻּאִ֗ים לְמֹשֶׁ֤ה הָיָה֙ לְמָנָ֔ה כַּאֲשֶׁ֛ר צִוָּ֥ה יְהוָ֖ה אֶת־מֹשֶֽׁה׃<text:s/></text:span><text:span text:style-name="T661">‬</text:span>‬‬<text:span text:style-name="T662">30</text:span><text:span text:style-name="T663"> וַיִּקַּ֨ח מֹשֶׁ֜ה מִשֶּׁ֣מֶן הַמִּשְׁחָ֗ה וּמִן־הַדָּם֮ אֲשֶׁ֣ר עַל־הַמִּזְבֵּחַ֒ וַיַּ֤ז עַֽל־אַהֲרֹן֙ עַל־בְּגָדָ֔יו וְעַל־בָּנָ֛יו וְעַל־בִּגְדֵ֥י בָנָ֖יו אִתּ֑וֹ וַיְקַדֵּ֤שׁ אֶֽת־אַהֲרֹן֙ אֶת־בְּגָדָ֔יו וְאֶת־בָּנָ֛יו וְאֶת־בִּגְדֵ֥י בָנָ֖יו אִתּֽוֹ׃<text:s/></text:span><text:span text:style-name="T664">‬</text:span>‬‬<text:span text:style-name="T665">31</text:span><text:span text:style-name="T666"> וַיֹּ֨אמֶר מֹשֶׁ֜ה אֶל־אַהֲרֹ֣ן וְאֶל־בָּנָ֗יו בַּשְּׁל֣וּ אֶת־הַבָּשָׂר֮ פֶּ֣תַח אֹ֣הֶל מוֹעֵד֒ וְשָׁם֙ תֹּאכְל֣וּ אֹת֔וֹ וְאֶ֨ת־הַלֶּ֔חֶם אֲשֶׁ֖ר בְּסַ֣ל הַמִּלֻּאִ֑ים כַּאֲשֶׁ֤ר צִוֵּ֙יתִי֙ לֵאמֹ֔ר אַהֲרֹ֥ן וּבָנָ֖יו יֹאכְלֻֽהוּ׃<text:s/></text:span><text:span text:style-name="T667">‬</text:span>‬‬<text:span text:style-name="T668">32</text:span><text:span text:style-name="T669"> וְהַנּוֹתָ֥ר בַּבָּשָׂ֖ר וּבַלָּ֑חֶם בָּאֵ֖שׁ תִּשְׂרֹֽפוּ׃<text:s/></text:span><text:span text:style-name="T670">‬</text:span>‬‬<text:span text:style-name="T671">33</text:span><text:span text:style-name="T672"> וּמִפֶּתַח֩ אֹ֨הֶל מוֹעֵ֜ד לֹ֤א תֵֽצְאוּ֙ שִׁבְעַ֣ת יָמִ֔ים עַ֚ד י֣וֹם מְלֹ֔את יְמֵ֖י מִלֻּאֵיכֶ֑ם כִּ֚י שִׁבְעַ֣ת יָמִ֔ים יְמַלֵּ֖א אֶת־יֶדְכֶֽם׃<text:s/></text:span><text:span text:style-name="T673">‬</text:span>‬‬<text:span text:style-name="T674">34</text:span><text:span text:style-name="T675"> כַּאֲשֶׁ֥ר עָשָׂ֖ה בַּיּ֣וֹם הַזֶּ֑ה צִוָּ֧ה יְהוָ֛ה לַעֲשֹׂ֖ת לְכַפֵּ֥ר עֲלֵיכֶֽם׃<text:s/></text:span><text:span text:style-name="T676">‬</text:span>‬‬<text:span text:style-name="T677">35</text:span><text:span text:style-name="T678"> וּפֶתַח֩ אֹ֨הֶל מוֹעֵ֜ד תֵּשְׁב֨וּ יוֹמָ֤ם וָלַ֙יְלָה֙ שִׁבְעַ֣ת יָמִ֔ים וּשְׁמַרְתֶּ֛ם אֶת־מִשְׁמֶ֥רֶת יְהוָ֖ה וְלֹ֣א תָמ֑וּתוּ כִּי־כֵ֖ן צֻוֵּֽיתִי׃<text:s/></text:span><text:span text:style-name="T679">‬</text:span>‬‬<text:span text:style-name="T680">36</text:span><text:span text:style-name="T681"> וַיַּ֥עַשׂ אַהֲרֹ֖ן וּבָנָ֑יו אֵ֚ת כָּל־הַדְּבָרִ֔ים אֲשֶׁר־צִוָּ֥ה יְהוָ֖ה בְּיַד־מֹשֶֽׁה׃</text:span><text:span text:style-name="T682"><text:s/>ס<text:s/></text:span><text:span text:style-name="T683">‬</text:span>‬‬‬‬‬‬‬‬‬‬‬‬‬‬‬‬‬‬‬‬‬‬‬‬‬‬‬‬‬‬‬‬‬‬‬‬‬</text:p>
      </text:section>
      <text:section text:name="Sect8" text:style-name="S8">
        <text:p text:style-name="P684">Leviticus 9</text:p>
        <text:p text:style-name="P685"><text:span text:style-name="T686">1</text:span><text:span text:style-name="T687"> וַיְהִי֙ בַּיּ֣וֹם הַשְּׁמִינִ֔י קָרָ֣א מֹשֶׁ֔ה לְאַהֲרֹ֖ן וּלְבָנָ֑יו וּלְזִקְנֵ֖י יִשְׂרָאֵֽל׃<text:s/></text:span><text:span text:style-name="T688">2</text:span><text:span text:style-name="T689"> וַיֹּ֣אמֶר אֶֽל־אַהֲרֹ֗ן קַח־לְ֠ךָ עֵ֣גֶל בֶּן־בָּקָ֧ר לְחַטָּ֛את וְאַ֥יִל לְעֹלָ֖ה תְּמִימִ֑ם וְהַקְרֵ֖ב לִפְנֵ֥י יְהוָֽה׃<text:s/></text:span><text:span text:style-name="T690">‬</text:span>‬‬<text:span text:style-name="T691">3</text:span><text:span text:style-name="T692"> וְאֶל־בְּנֵ֥י יִשְׂרָאֵ֖ל תְּדַבֵּ֣ר לֵאמֹ֑ר קְח֤וּ שְׂעִיר־עִזִּים֙ לְחַטָּ֔את וְעֵ֨גֶל וָכֶ֧בֶשׂ בְּנֵי־שָׁנָ֛ה תְּמִימִ֖ם<text:s/></text:span><text:soft-page-break/><text:span text:style-name="T693">לְעֹלָֽה׃<text:s/></text:span><text:span text:style-name="T694">‬</text:span>‬‬<text:span text:style-name="T695">4</text:span><text:span text:style-name="T696"> וְשׁ֨וֹר וָאַ֜יִל לִשְׁלָמִ֗ים לִזְבֹּ֙חַ֙ לִפְנֵ֣י יְהוָ֔ה וּמִנְחָ֖ה בְּלוּלָ֣ה בַשָּׁ֑מֶן כִּ֣י הַיּ֔וֹם יְהוָ֖ה נִרְאָ֥ה אֲלֵיכֶֽם׃<text:s/></text:span><text:span text:style-name="T697">‬</text:span>‬‬<text:span text:style-name="T698">5</text:span><text:span text:style-name="T699"> וַיִּקְח֗וּ אֵ֚ת אֲשֶׁ֣ר צִוָּ֣ה מֹשֶׁ֔ה אֶל־פְּנֵ֖י אֹ֣הֶל מוֹעֵ֑ד וַֽיִּקְרְבוּ֙ כָּל־הָ֣עֵדָ֔ה וַיַּֽעַמְד֖וּ לִפְנֵ֥י יְהוָֽה׃<text:s/></text:span><text:span text:style-name="T700">‬</text:span>‬‬<text:span text:style-name="T701">6</text:span><text:span text:style-name="T702"> וַיֹּ֣אמֶר מֹשֶׁ֔ה זֶ֧ה הַדָּבָ֛ר אֲשֶׁר־צִוָּ֥ה יְהוָ֖ה תַּעֲשׂ֑וּ וְיֵרָ֥א אֲלֵיכֶ֖ם כְּב֥וֹד יְהוָֽה׃<text:s/></text:span><text:span text:style-name="T703">‬</text:span>‬‬<text:span text:style-name="T704">7</text:span><text:span text:style-name="T705"> וַיֹּ֨אמֶר מֹשֶׁ֜ה אֶֽל־אַהֲרֹ֗ן קְרַ֤ב אֶל־הַמִּזְבֵּ֙חַ֙ וַעֲשֵׂ֞ה אֶת־חַטָּֽאתְךָ֙ וְאֶת־עֹ֣לָתֶ֔ךָ וְכַפֵּ֥ר בַּֽעַדְךָ֖ וּבְעַ֣ד הָעָ֑ם וַעֲשֵׂ֞ה אֶת־קָרְבַּ֤ן הָעָם֙ וְכַפֵּ֣ר בּֽ͏ַעֲדָ֔ם כַּאֲשֶׁ֖ר צִוָּ֥ה יְהוָֽה׃<text:s/></text:span><text:span text:style-name="T706">‬</text:span>‬‬<text:span text:style-name="T707">8</text:span><text:span text:style-name="T708"> וַיִּקְרַ֥ב אַהֲרֹ֖ן אֶל־הַמִּזְבֵּ֑חַ וַיִּשְׁחַ֛ט אֶת־עֵ֥גֶל הַחַטָּ֖את אֲשֶׁר־לֽוֹ׃<text:s/></text:span><text:span text:style-name="T709">‬</text:span>‬‬<text:span text:style-name="T710">9</text:span><text:span text:style-name="T711"> וַ֠יַּקְרִבוּ בְּנֵ֨י אַהֲרֹ֣ן אֶת־הַדָּם֮ אֵלָיו֒ וַיִּטְבֹּ֤ל אֶצְבָּעוֹ֙ בַּדָּ֔ם וַיִּתֵּ֖ן עַל־קַרְנ֣וֹת הַמִּזְבֵּ֑חַ וְאֶת־הַדָּ֣ם יָצַ֔ק אֶל־יְס֖וֹד הַמִּזְבֵּֽחַ׃<text:s/></text:span><text:span text:style-name="T712">‬</text:span>‬‬<text:span text:style-name="T713">10</text:span><text:span text:style-name="T714"> וְאֶת־הַחֵ֨לֶב וְאֶת־הַכְּלָיֹ֜ת וְאֶת־הַיֹּתֶ֤רֶת מִן־הַכָּבֵד֙ מִן־הַ֣חַטָּ֔את הִקְטִ֖יר הַמִּזְבֵּ֑חָה כַּאֲשֶׁ֛ר צִוָּ֥ה יְהוָ֖ה אֶת־מֹשֶֽׁה׃<text:s/></text:span><text:span text:style-name="T715">‬</text:span>‬‬<text:span text:style-name="T716">11</text:span><text:span text:style-name="T717"> וְאֶת־הַבָּשָׂ֖ר וְאֶת־הָע֑וֹר שָׂרַ֣ף בָּאֵ֔שׁ מִח֖וּץ לַֽמַּחֲנֶֽה׃<text:s/></text:span><text:span text:style-name="T718">‬</text:span>‬‬<text:span text:style-name="T719">12</text:span><text:span text:style-name="T720"> וַיִּשְׁחַ֖ט אֶת־הָעֹלָ֑ה וַ֠יַּמְצִאוּ בְּנֵ֨י אַהֲרֹ֤ן אֵלָיו֙ אֶת־הַדָּ֔ם וַיִּזְרְקֵ֥הוּ עַל־הַמִּזְבֵּ֖חַ סָבִֽיב׃<text:s/></text:span><text:span text:style-name="T721">‬</text:span>‬‬<text:span text:style-name="T722">13</text:span><text:span text:style-name="T723"> וְאֶת־הָעֹלָ֗ה הִמְצִ֧יאוּ אֵלָ֛יו לִנְתָחֶ֖יהָ וְאֶת־הָרֹ֑אשׁ וַיַּקְטֵ֖ר עַל־הַמִּזְבֵּֽחַ׃<text:s/></text:span><text:span text:style-name="T724">‬</text:span>‬‬<text:span text:style-name="T725">14</text:span><text:span text:style-name="T726"> וַיִּרְחַ֥ץ אֶת־הַקֶּ֖רֶב וְאֶת־הַכְּרָעָ֑יִם וַיַּקְטֵ֥ר עַל־הָעֹלָ֖ה הַמִּזְבֵּֽחָה׃<text:s/></text:span><text:span text:style-name="T727">‬</text:span>‬‬<text:span text:style-name="T728">15</text:span><text:span text:style-name="T729"> וַיַּקְרֵ֕ב אֵ֖ת קָרְבַּ֣ן הָעָ֑ם וַיִּקַּ֞ח אֶת־שְׂעִ֤יר הַֽחַטָּאת֙ אֲשֶׁ֣ר לָעָ֔ם וַיִּשְׁחָטֵ֥הוּ וַֽיְחַטְּאֵ֖הוּ כָּרִאשֽׁוֹן׃<text:s/></text:span><text:span text:style-name="T730">‬</text:span>‬‬<text:span text:style-name="T731">16</text:span><text:span text:style-name="T732"> וַיַּקְרֵ֖ב אֶת־הָעֹלָ֑ה וַֽיַּעֲשֶׂ֖הָ כַּמִּשְׁפָּֽט׃<text:s/></text:span><text:span text:style-name="T733">‬</text:span>‬‬<text:span text:style-name="T734">17</text:span><text:span text:style-name="T735"> וַיַּקְרֵב֮ אֶת־הַמִּנְחָה֒ וַיְמַלֵּ֤א כַפּוֹ֙ מִמֶּ֔נָּה וַיַּקְטֵ֖ר עַל־הַמִּזְבֵּ֑חַ מִלְּבַ֖ד עֹלַ֥ת הַבֹּֽקֶר׃<text:s/></text:span><text:span text:style-name="T736">‬</text:span>‬‬<text:span text:style-name="T737">18</text:span><text:span text:style-name="T738"> וַיִּשְׁחַ֤ט אֶת־הַשּׁוֹר֙ וְאֶת־הָאַ֔יִל זֶ֥בַח הַשְּׁלָמִ֖ים אֲשֶׁ֣ר לָעָ֑ם וַ֠יַּמְצִאוּ בְּנֵ֨י אַהֲרֹ֤ן אֶת־הַדָּם֙ אֵלָ֔יו וַיִּזְרְקֵ֥הוּ עַל־הַמִּזְבֵּ֖חַ סָבִֽיב׃<text:s/></text:span><text:span text:style-name="T739">‬</text:span>‬‬<text:span text:style-name="T740">19</text:span><text:span text:style-name="T741"> וְאֶת־הַחֲלָבִ֖ים מִן־הַשּׁ֑וֹר וּמִן־הָאַ֔יִל הָֽאַלְיָ֤ה וְהַֽמְכַסֶּה֙ וְהַכְּלָיֹ֔ת וְיֹתֶ֖רֶת הַכָּבֵֽד׃<text:s/></text:span><text:span text:style-name="T742">‬</text:span>‬‬<text:span text:style-name="T743">20</text:span><text:span text:style-name="T744"> וַיָּשִׂ֥ימוּ אֶת־הַחֲלָבִ֖ים עַל־הֶחָז֑וֹת וַיַּקְטֵ֥ר הַחֲלָבִ֖ים הַמִּזְבֵּֽחָה׃<text:s/></text:span><text:span text:style-name="T745">‬</text:span>‬‬<text:span text:style-name="T746">21</text:span><text:span text:style-name="T747"> וְאֵ֣ת הֶחָז֗וֹת וְאֵת֙ שׁ֣וֹק הַיָּמִ֔ין הֵנִ֧יף אַהֲרֹ֛ן תְּנוּפָ֖ה לִפְנֵ֣י יְהוָ֑ה כַּאֲשֶׁ֖ר צִוָּ֥ה מֹשֶֽׁה׃<text:s/></text:span><text:span text:style-name="T748">‬</text:span>‬‬<text:span text:style-name="T749">22</text:span><text:span text:style-name="T750"> וַיִּשָּׂ֨א אַהֲרֹ֧ן אֶת־*ידו **יָדָ֛יו אֶל־הָעָ֖ם וַֽיְבָרְכֵ֑ם וַיֵּ֗רֶד מֵעֲשֹׂ֧ת הַֽחַטָּ֛את וְהָעֹלָ֖ה וְהַשְּׁלָמִֽים׃<text:s/></text:span><text:span text:style-name="T751">‬</text:span>‬‬<text:span text:style-name="T752">23</text:span><text:span text:style-name="T753"> וַיָּבֹ֨א מֹשֶׁ֤ה וְאַהֲרֹן֙ אֶל־אֹ֣הֶל מוֹעֵ֔ד וַיֵּ֣צְא֔וּ וַֽיְבָרֲכ֖וּ אֶת־הָעָ֑ם וַיֵּרָ֥א כְבוֹד־יְהוָ֖ה אֶל־כָּל־הָעָֽם׃<text:s/></text:span><text:span text:style-name="T754">‬</text:span>‬‬<text:span text:style-name="T755">24</text:span><text:span text:style-name="T756"> וַתֵּ֤צֵא אֵשׁ֙ מִלִּפְנֵ֣י יְהוָ֔ה וַתֹּ֙אכַל֙ עַל־הַמִּזְבֵּ֔חַ אֶת־הָעֹלָ֖ה וְאֶת־הַחֲלָבִ֑ים וַיַּ֤רְא כָּל־הָעָם֙ וַיָּרֹ֔נּוּ וַֽיִּפְּל֖וּ עַל־פְּנֵיהֶֽם׃<text:s/></text:span><text:span text:style-name="T757">‬</text:span>‬‬‬‬‬‬‬‬‬‬‬‬‬‬‬‬‬‬‬‬‬‬‬‬‬</text:p>
      </text:section>
      <text:section text:name="Sect9" text:style-name="S9">
        <text:p text:style-name="P758">Leviticus 10</text:p>
        <text:p text:style-name="P759"><text:span text:style-name="T760">1</text:span><text:span text:style-name="T761"> וַיִּקְח֣וּ בְנֵֽי־אַ֠הֲרֹן נָדָ֨ב וַאֲבִיה֜וּא אִ֣ישׁ מַחְתָּת֗וֹ וַיִתְּנ֤וּ בָהֵן֙ אֵ֔שׁ וַיָּשִׂ֥ימוּ עָלֶ֖יהָ קְטֹ֑רֶת וַיַּקְרִ֜בוּ לִפְנֵ֤י יְהוָה֙ אֵ֣שׁ זָרָ֔ה אֲשֶׁ֧ר לֹ֦א צִוָּ֖ה אֹתָֽם׃<text:s/></text:span><text:span text:style-name="T762">2</text:span><text:span text:style-name="T763"> וַתֵּ֥צֵא אֵ֛שׁ מִלִּפְנֵ֥י יְהוָ֖ה וַתֹּ֣אכַל אוֹתָ֑ם וַיָּמֻ֖תוּ לִפְנֵ֥י יְהוָֽה׃<text:s/></text:span><text:span text:style-name="T764">‬</text:span>‬‬<text:span text:style-name="T765">3</text:span><text:span text:style-name="T766"> וַיֹּ֨אמֶר מֹשֶׁ֜ה אֶֽל־אַהֲרֹ֗ן הוּא֩ אֲשֶׁר־דִּבֶּ֨ר יְהוָ֤ה ׀ לֵאמֹר֙ בִּקְרֹבַ֣י אֶקָּדֵ֔שׁ וְעַל־פְּנֵ֥י כָל־הָעָ֖ם אֶכָּבֵ֑ד וַיִּדֹּ֖ם אַהֲרֹֽן׃<text:s/></text:span><text:span text:style-name="T767">‬</text:span>‬‬<text:span text:style-name="T768">4</text:span><text:span text:style-name="T769"> וַיִּקְרָ֣א מֹשֶׁ֗ה אֶל־מִֽישָׁאֵל֙ וְאֶ֣ל אֶלְצָפָ֔ן בְּנֵ֥י עֻזִּיאֵ֖ל דֹּ֣ד אַהֲרֹ֑ן וַיֹּ֣אמֶר אֲלֵהֶ֗ם קִ֠רְב֞וּ שְׂא֤וּ אֶת־אֲחֵיכֶם֙ מֵאֵ֣ת פְּנֵי־הַקֹּ֔דֶשׁ אֶל־מִח֖וּץ לַֽמַּחֲנֶֽה׃<text:s/></text:span><text:span text:style-name="T770">‬</text:span>‬‬<text:span text:style-name="T771">5</text:span><text:span text:style-name="T772"> וַֽיִּקְרְב֗וּ וַיִּשָּׂאֻם֙ בְּכֻתֳּנֹתָ֔ם אֶל־מִח֖וּץ לַֽמַּחֲנֶ֑ה<text:s/></text:span><text:soft-page-break/><text:span text:style-name="T773">כַּאֲשֶׁ֖ר דִּבֶּ֥ר מֹשֶֽׁה׃<text:s/></text:span><text:span text:style-name="T774">‬</text:span>‬‬<text:span text:style-name="T775">6</text:span><text:span text:style-name="T776"> וַיֹּ֣אמֶר מֹשֶׁ֣ה אֶֽל־אַהֲרֹ֡ן וּלְאֶלְעָזָר֩ וּלְאִֽיתָמָ֨ר ׀ בָּנָ֜יו רֽ͏ָאשֵׁיכֶ֥ם אַל־תִּפְרָ֣עוּ ׀ וּבִגְדֵיכֶ֤ם לֹֽא־תִפְרֹ֙מוּ֙ וְלֹ֣א תָמֻ֔תוּ וְעַ֥ל כָּל־הָעֵדָ֖ה יִקְצֹ֑ף וַאֲחֵיכֶם֙ כָּל־בֵּ֣ית יִשְׂרָאֵ֔ל יִבְכּוּ֙ אֶת־הַשְּׂרֵפָ֔ה אֲשֶׁ֖ר שָׂרַ֥ף יְהוָֽה׃<text:s/></text:span><text:span text:style-name="T777">‬</text:span>‬‬<text:span text:style-name="T778">7</text:span><text:span text:style-name="T779"> וּמִפֶּתַח֩ אֹ֨הֶל מוֹעֵ֜ד לֹ֤א תֵֽצְאוּ֙ פֶּן־תָּמֻ֔תוּ כִּי־שֶׁ֛מֶן מִשְׁחַ֥ת יְהוָ֖ה עֲלֵיכֶ֑ם וַֽיַּעֲשׂ֖וּ כִּדְבַ֥ר מֹשֶֽׁה׃<text:s/></text:span><text:span text:style-name="T780">פ<text:s/></text:span><text:span text:style-name="T781">‬</text:span>‬‬‬‬‬‬‬‬</text:p>
        <text:p text:style-name="P782"><text:span text:style-name="T783">8</text:span><text:span text:style-name="T784"> וַיְדַבֵּ֣ר יְהוָ֔ה אֶֽל־אַהֲרֹ֖ן לֵאמֹֽר׃<text:s/></text:span><text:span text:style-name="T785">‬</text:span>‬‬<text:span text:style-name="T786">9</text:span><text:span text:style-name="T787"> יַ֣יִן וְשֵׁכָ֞ר אַל־תֵּ֣שְׁתְּ ׀ אַתָּ֣ה ׀ וּבָנֶ֣יךָ אִתָּ֗ךְ בְּבֹאֲכֶ֛ם אֶל־אֹ֥הֶל מוֹעֵ֖ד וְלֹ֣א תָמֻ֑תוּ חֻקַּ֥ת עוֹלָ֖ם לְדֹרֹתֵיכֶֽם׃<text:s/></text:span><text:span text:style-name="T788">‬</text:span>‬‬<text:span text:style-name="T789">10</text:span><text:span text:style-name="T790"> וּֽלֲהַבְדִּ֔יל בֵּ֥ין הַקֹּ֖דֶשׁ וּבֵ֣ין הַחֹ֑ל וּבֵ֥ין הַטָּמֵ֖א וּבֵ֥ין הַטָּהֽוֹר׃<text:s/></text:span><text:span text:style-name="T791">‬</text:span>‬‬<text:span text:style-name="T792">11</text:span><text:span text:style-name="T793"> וּלְהוֹרֹ֖ת אֶת־בְּנֵ֣י יִשְׂרָאֵ֑ל אֵ֚ת כָּל־הַ֣חֻקִּ֔ים אֲשֶׁ֨ר דִּבֶּ֧ר יְהוָ֛ה אֲלֵיהֶ֖ם בְּיַד־מֹשֶֽׁה׃<text:s/></text:span><text:span text:style-name="T794">פ<text:s/></text:span><text:span text:style-name="T795">‬</text:span>‬‬‬‬‬‬</text:p>
        <text:p text:style-name="P796"><text:span text:style-name="T797">12</text:span><text:span text:style-name="T798"> וַיְדַבֵּ֨ר מֹשֶׁ֜ה אֶֽל־אַהֲרֹ֗ן וְאֶ֣ל אֶ֠לְעָזָר וְאֶל־אִ֨יתָמָ֥ר ׀ בָּנָיו֮ הַנּֽוֹתָרִים֒ קְח֣וּ אֶת־הַמִּנְחָ֗ה הַנּוֹתֶ֙רֶת֙ מֵאִשֵּׁ֣י יְהוָ֔ה וְאִכְל֥וּהָ מַצּ֖וֹת אֵ֣צֶל הַמִּזְבֵּ֑חַ כִּ֛י קֹ֥דֶשׁ קָֽדָשִׁ֖ים הִֽוא׃<text:s/></text:span><text:span text:style-name="T799">‬</text:span>‬‬<text:span text:style-name="T800">13</text:span><text:span text:style-name="T801"> וַאֲכַלְתֶּ֤ם אֹתָהּ֙ בְּמָק֣וֹם קָדֹ֔שׁ כִּ֣י חָקְךָ֤ וְחָק־בָּנֶ֙יךָ֙ הִ֔וא מֵאִשֵּׁ֖י יְהוָ֑ה כִּי־כֵ֖ן צֻוֵּֽיתִי׃<text:s/></text:span><text:span text:style-name="T802">‬</text:span>‬‬<text:span text:style-name="T803">14</text:span><text:span text:style-name="T804"> וְאֵת֩ חֲזֵ֨ה הַתְּנוּפָ֜ה וְאֵ֣ת ׀ שׁ֣וֹק הַתְּרוּמָ֗ה תֹּֽאכְלוּ֙ בְּמָק֣וֹם טָה֔וֹר אַתָּ֕ה וּבָנֶ֥יךָ וּבְנֹתֶ֖יךָ אִתָּ֑ךְ כִּֽי־חָקְךָ֤ וְחָק־בָּנֶ֙יךָ֙ נִתְּנ֔וּ מִזִּבְחֵ֥י שַׁלְמֵ֖י בְּנֵ֥י יִשְׂרָאֵֽל׃<text:s/></text:span><text:span text:style-name="T805">‬</text:span>‬‬<text:span text:style-name="T806">15</text:span><text:span text:style-name="T807"> שׁ֣וֹק הַתְּרוּמָ֞ה וַחֲזֵ֣ה הַתְּנוּפָ֗ה עַ֣ל אִשֵּׁ֤י הַחֲלָבִים֙ יָבִ֔יאוּ לְהָנִ֥יף תְּנוּפָ֖ה לִפְנֵ֣י יְהוָ֑ה וְהָיָ֨ה לְךָ֜ וּלְבָנֶ֤יךָ אִתְּךָ֙ לְחָק־עוֹלָ֔ם כַּאֲשֶׁ֖ר צִוָּ֥ה יְהוָֽה׃<text:s/></text:span><text:span text:style-name="T808">‬</text:span>‬‬<text:span text:style-name="T809">16</text:span><text:span text:style-name="T810"> וְאֵ֣ת ׀ שְׂעִ֣יר הַֽחַטָּ֗את דָּרֹ֥שׁ דָּרַ֛שׁ מֹשֶׁ֖ה וְהִנֵּ֣ה שֹׂרָ֑ף וַ֠יִּקְצֹף עַל־אֶלְעָזָ֤ר וְעַל־אִֽיתָמָר֙ בְּנֵ֣י אַהֲרֹ֔ן הַנּוֹתָרִ֖ם לֵאמֹֽר׃<text:s/></text:span><text:span text:style-name="T811">‬</text:span>‬‬<text:span text:style-name="T812">17</text:span><text:span text:style-name="T813"> מַדּ֗וּעַ לֹֽא־אֲכַלְתֶּ֤ם אֶת־הַֽחַטָּאת֙ בִּמְק֣וֹם הַקֹּ֔דֶשׁ כִּ֛י קֹ֥דֶשׁ קָֽדָשִׁ֖ים הִ֑וא וְאֹתָ֣הּ ׀ נָתַ֣ן לָכֶ֗ם לָשֵׂאת֙ אֶת־עֲוֺ֣ן הָעֵדָ֔ה לְכַפֵּ֥ר עֲלֵיהֶ֖ם לִפְנֵ֥י יְהוָֽה׃<text:s/></text:span><text:span text:style-name="T814">‬</text:span>‬‬<text:span text:style-name="T815">18</text:span><text:span text:style-name="T816"> הֵ֚ן לֹא־הוּבָ֣א אֶת־דָּמָ֔הּ אֶל־הַקֹּ֖דֶשׁ פְּנִ֑ימָה אָכ֨וֹל תֹּאכְל֥וּ אֹתָ֛הּ בַּקֹּ֖דֶשׁ כַּאֲשֶׁ֥ר צִוֵּֽיתִי׃<text:s/></text:span><text:span text:style-name="T817">‬</text:span>‬‬<text:span text:style-name="T818">19</text:span><text:span text:style-name="T819"> וַיְדַבֵּ֨ר אַהֲרֹ֜ן אֶל־מֹשֶׁ֗ה הֵ֣ן הַ֠יּוֹם הִקְרִ֨יבוּ אֶת־חַטָּאתָ֤ם וְאֶת־עֹֽלָתָם֙ לִפְנֵ֣י יְהוָ֔ה וַתִּקְרֶ֥אנָה אֹתִ֖י כָּאֵ֑לֶּה וְאָכַ֤לְתִּי חַטָּאת֙ הַיּ֔וֹם הַיִּיטַ֖ב בְּעֵינֵ֥י יְהוָֽה׃<text:s/></text:span><text:span text:style-name="T820">‬</text:span>‬‬<text:span text:style-name="T821">20</text:span><text:span text:style-name="T822"> וַיִּשְׁמַ֣ע מֹשֶׁ֔ה וַיִּיטַ֖ב בְּעֵינָֽיו׃<text:s/></text:span><text:span text:style-name="T823">פ<text:s/></text:span><text:span text:style-name="T824">‬</text:span>‬‬‬‬‬‬‬‬‬‬‬</text:p>
      </text:section>
      <text:section text:name="Sect10" text:style-name="S10">
        <text:p text:style-name="P825">Leviticus 11</text:p>
        <text:p text:style-name="P826"><text:span text:style-name="T827">1</text:span><text:span text:style-name="T828"> וַיְדַבֵּ֧ר יְהוָ֛ה אֶל־מֹשֶׁ֥ה וְאֶֽל־אַהֲרֹ֖ן לֵאמֹ֥ר אֲלֵהֶֽם׃<text:s/></text:span><text:span text:style-name="T829">‬</text:span>‬‬‬‬<text:span text:style-name="T830">2</text:span><text:span text:style-name="T831"> דַּבְּר֛וּ אֶל־בְּנֵ֥י יִשְׂרָאֵ֖ל לֵאמֹ֑ר זֹ֤את הַֽחַיָּה֙ אֲשֶׁ֣ר תֹּאכְל֔וּ מִכָּל־הַבְּהֵמָ֖ה אֲשֶׁ֥ר עַל־הָאָֽרֶץ׃<text:s/></text:span><text:span text:style-name="T832">‬</text:span>‬‬<text:span text:style-name="T833">3</text:span><text:span text:style-name="T834"> כֹּ֣ל ׀ מַפְרֶ֣סֶת פַּרְסָ֗ה וְשֹׁסַ֤עַת שֶׁ֙סַע֙ פְּרָסֹ֔ת מַעֲלַ֥ת גֵּרָ֖ה בַּבְּהֵמָ֑ה אֹתָ֖הּ תֹּאכֵֽלוּ׃<text:s/></text:span><text:span text:style-name="T835">‬</text:span>‬‬<text:span text:style-name="T836">4</text:span><text:span text:style-name="T837"> אַ֤ךְ אֶת־זֶה֙ לֹ֣א תֹֽאכְל֔וּ מִֽמַּעֲלֵי֙ הַגֵּרָ֔ה וּמִמַּפְרִיסֵ֖י הַפַּרְסָ֑ה אֶֽת־הַ֠גָּמָל כִּֽי־מַעֲלֵ֨ה גֵרָ֜ה ה֗וּא וּפַרְסָה֙ אֵינֶ֣נּוּ מַפְרִ֔יס טָמֵ֥א ה֖וּא לָכֶֽם׃<text:s/></text:span><text:span text:style-name="T838">‬</text:span>‬‬<text:span text:style-name="T839">5</text:span><text:span text:style-name="T840"> וְאֶת־הַשָּׁפָ֗ן כִּֽי־מַעֲלֵ֤ה גֵרָה֙ ה֔וּא וּפַרְסָ֖ה לֹ֣א יַפְרִ֑יס טָמֵ֥א ה֖וּא לָכֶֽם׃<text:s/></text:span><text:span text:style-name="T841">‬</text:span>‬‬<text:span text:style-name="T842">6</text:span><text:span text:style-name="T843"> וְאֶת־הָאַרְנֶ֗בֶת כִּֽי־מַעֲלַ֤ת גֵּרָה֙ הִ֔וא וּפַרְסָ֖ה לֹ֣א הִפְרִ֑יסָה טְמֵאָ֥ה הִ֖וא לָכֶֽם׃<text:s/></text:span><text:span text:style-name="T844">‬</text:span>‬‬<text:span text:style-name="T845">7</text:span><text:span text:style-name="T846"> וְאֶת־הַ֠חֲזִיר כִּֽי־מַפְרִ֨יס פַּרְסָ֜ה ה֗וּא וְשֹׁסַ֥ע שֶׁ֙סַע֙ פַּרְסָ֔ה וְה֖וּא גֵּרָ֣ה לֹֽא־יִגָּ֑ר טָמֵ֥א ה֖וּא לָכֶֽם׃<text:s/></text:span><text:span text:style-name="T847">‬</text:span>‬‬<text:span text:style-name="T848">8</text:span><text:span text:style-name="T849"> מִבְּשָׂרָם֙ לֹ֣א תֹאכֵ֔לוּ<text:s/></text:span><text:soft-page-break/><text:span text:style-name="T850">וּבְנִבְלָתָ֖ם לֹ֣א תִגָּ֑עוּ טְמֵאִ֥ים הֵ֖ם לָכֶֽם׃<text:s/></text:span><text:span text:style-name="T851">‬</text:span>‬‬<text:span text:style-name="T852">9</text:span><text:span text:style-name="T853"> אֶת־זֶה֙ תֹּֽאכְל֔וּ מִכֹּ֖ל אֲשֶׁ֣ר בַּמָּ֑יִם כֹּ֣ל אֲשֶׁר־לוֹ֩ סְנַפִּ֨יר וְקַשְׂקֶ֜שֶׂת בַּמַּ֗יִם בַּיַּמִּ֛ים וּבַנְּחָלִ֖ים אֹתָ֥ם תֹּאכֵֽלוּ׃<text:s/></text:span><text:span text:style-name="T854">‬</text:span>‬‬<text:span text:style-name="T855">10</text:span><text:span text:style-name="T856"> וְכֹל֩ אֲשֶׁ֨ר אֵֽין־ל֜וֹ סְנַפִּ֣יר וְקַשְׂקֶ֗שֶׂת בַּיַּמִּים֙ וּבַנְּחָלִ֔ים מִכֹּל֙ שֶׁ֣רֶץ הַמַּ֔יִם וּמִכֹּ֛ל נֶ֥פֶשׁ הַחַיָּ֖ה אֲשֶׁ֣ר בַּמָּ֑יִם שֶׁ֥קֶץ הֵ֖ם לָכֶֽם׃<text:s/></text:span><text:span text:style-name="T857">‬</text:span>‬‬<text:span text:style-name="T858">11</text:span><text:span text:style-name="T859"> וְשֶׁ֖קֶץ יִהְי֣וּ לָכֶ֑ם מִבְּשָׂרָם֙ לֹ֣א תֹאכֵ֔לוּ וְאֶת־נִבְלָתָ֖ם תְּשַׁקֵּֽצוּ׃<text:s/></text:span><text:span text:style-name="T860">‬</text:span>‬‬<text:span text:style-name="T861">12</text:span><text:span text:style-name="T862"> כֹּ֣ל אֲשֶׁ֥ר אֵֽין־ל֛וֹ סְנַפִּ֥יר וְקַשְׂקֶ֖שֶׂת בַּמָּ֑יִם שֶׁ֥קֶץ ה֖וּא לָכֶֽם׃<text:s/></text:span><text:span text:style-name="T863">‬</text:span>‬‬<text:span text:style-name="T864">13</text:span><text:span text:style-name="T865"> וְאֶת־אֵ֙לֶּה֙ תְּשַׁקְּצ֣וּ מִן־הָע֔וֹף לֹ֥א יֵאָכְל֖וּ שֶׁ֣קֶץ הֵ֑ם אֶת־הַנֶּ֙שֶׁר֙ וְאֶת־הַפֶּ֔רֶס וְאֵ֖ת הָעָזְנִיָּֽה׃<text:s/></text:span><text:span text:style-name="T866">‬</text:span>‬‬<text:span text:style-name="T867">14</text:span><text:span text:style-name="T868"> וְאֶת־הַ֨דָּאָ֔ה וְאֶת־הָאַיָּ֖ה לְמִינָֽהּ׃<text:s/></text:span><text:span text:style-name="T869">‬</text:span>‬‬<text:span text:style-name="T870">15</text:span><text:span text:style-name="T871"> אֵ֥ת כָּל־עֹרֵ֖ב לְמִינֽוֹ׃<text:s/></text:span><text:span text:style-name="T872">‬</text:span>‬‬<text:span text:style-name="T873">16</text:span><text:span text:style-name="T874"> וְאֵת֙ בַּ֣ת הַֽיַּעֲנָ֔ה וְאֶת־הַתַּחְמָ֖ס וְאֶת־הַשָּׁ֑חַף וְאֶת־הַנֵּ֖ץ לְמִינֵֽהוּ׃<text:s/></text:span><text:span text:style-name="T875">‬</text:span>‬‬<text:span text:style-name="T876">17</text:span><text:span text:style-name="T877"> וְאֶת־הַכּ֥וֹס וְאֶת־הַשָּׁלָ֖ךְ וְאֶת־הַיַּנְשֽׁוּף׃<text:s/></text:span><text:span text:style-name="T878">‬</text:span>‬‬<text:span text:style-name="T879">18</text:span><text:span text:style-name="T880"> וְאֶת־הַתִּנְשֶׁ֥מֶת וְאֶת־הַקָּאָ֖ת וְאֶת־הָרָחָֽם׃<text:s/></text:span><text:span text:style-name="T881">‬</text:span>‬‬<text:span text:style-name="T882">19</text:span><text:span text:style-name="T883"> וְאֵת֙ הַחֲסִידָ֔ה הָאֲנָפָ֖ה לְמִינָ֑הּ וְאֶת־הַדּוּכִיפַ֖ת וְאֶת־הָעֲטַלֵּֽף׃<text:s/></text:span><text:span text:style-name="T884">‬</text:span>‬‬<text:span text:style-name="T885">20</text:span><text:span text:style-name="T886"> כֹּ֚ל שֶׁ֣רֶץ הָע֔וֹף הַהֹלֵ֖ךְ עַל־אַרְבַּ֑ע שֶׁ֥קֶץ ה֖וּא לָכֶֽם׃</text:span><text:span text:style-name="T887"><text:s/>ס<text:s/></text:span><text:span text:style-name="T888">‬</text:span>‬‬<text:span text:style-name="T889">21</text:span><text:span text:style-name="T890"> אַ֤ךְ אֶת־זֶה֙ תֹּֽאכְל֔וּ מִכֹּל֙ שֶׁ֣רֶץ הָע֔וֹף הַהֹלֵ֖ךְ עַל־אַרְבַּ֑ע אֲשֶׁר־*לא **ל֤וֹ כְרָעַ֙יִם֙ מִמַּ֣עַל לְרַגְלָ֔יו לְנַתֵּ֥ר בָּהֵ֖ן עַל־הָאָֽרֶץ׃<text:s/></text:span><text:span text:style-name="T891">‬</text:span>‬‬<text:span text:style-name="T892">22</text:span><text:span text:style-name="T893"> אֶת־אֵ֤לֶּה מֵהֶם֙ תֹּאכֵ֔לוּ אֶת־הֽ͏ָאַרְבֶּ֣ה לְמִינ֔וֹ וְאֶת־הַסָּלְעָ֖ם לְמִינֵ֑הוּ וְאֶת־הַחַרְגֹּ֣ל לְמִינֵ֔הוּ וְאֶת־הֶחָגָ֖ב לְמִינֵֽהוּ׃<text:s/></text:span><text:span text:style-name="T894">‬</text:span>‬‬<text:span text:style-name="T895">23</text:span><text:span text:style-name="T896"> וְכֹל֙ שֶׁ֣רֶץ הָע֔וֹף אֲשֶׁר־ל֖וֹ אַרְבַּ֣ע רַגְלָ֑יִם שֶׁ֥קֶץ ה֖וּא לָכֶֽם׃<text:s/></text:span><text:span text:style-name="T897">‬</text:span>‬‬<text:span text:style-name="T898">24</text:span><text:span text:style-name="T899"> וּלְאֵ֖לֶּה תִּטַּמָּ֑אוּ כָּל־הַנֹּגֵ֥עַ בְּנִבְלָתָ֖ם יִטְמָ֥א עַד־הָעָֽרֶב׃<text:s/></text:span><text:span text:style-name="T900">‬</text:span>‬‬<text:span text:style-name="T901">25</text:span><text:span text:style-name="T902"> וְכָל־הַנֹּשֵׂ֖א מִנִּבְלָתָ֑ם יְכַבֵּ֥ס בְּגָדָ֖יו וְטָמֵ֥א עַד־הָעָֽרֶב׃<text:s/></text:span><text:span text:style-name="T903">‬</text:span>‬‬<text:span text:style-name="T904">26</text:span><text:span text:style-name="T905"> לְֽכָל־הַבְּהֵמָ֡ה אֲשֶׁ֣ר הִוא֩ מַפְרֶ֨סֶת פַּרְסָ֜ה וְשֶׁ֣סַע ׀ אֵינֶ֣נָּה שֹׁסַ֗עַת וְגֵרָה֙ אֵינֶ֣נָּה מַעֲלָ֔ה טְמֵאִ֥ים הֵ֖ם לָכֶ֑ם כָּל־הַנֹּגֵ֥עַ בָּהֶ֖ם יִטְמָֽא׃<text:s/></text:span><text:span text:style-name="T906">‬</text:span>‬‬<text:span text:style-name="T907">27</text:span><text:span text:style-name="T908"> וְכֹ֣ל ׀ הוֹלֵ֣ךְ עַל־כַּפָּ֗יו בְּכָל־הַֽחַיָּה֙ הַהֹלֶ֣כֶת עַל־אַרְבַּ֔ע טְמֵאִ֥ים הֵ֖ם לָכֶ֑ם כָּל־הַנֹּגֵ֥עַ בְּנִבְלָתָ֖ם יִטְמָ֥א עַד־הָעָֽרֶב׃<text:s/></text:span><text:span text:style-name="T909">‬</text:span>‬‬<text:span text:style-name="T910">28</text:span><text:span text:style-name="T911"> וְהַנֹּשֵׂא֙ אֶת־נִבְלָתָ֔ם יְכַבֵּ֥ס בְּגָדָ֖יו וְטָמֵ֣א עַד־הָעָ֑רֶב טְמֵאִ֥ים הֵ֖מָּה לָכֶֽם׃</text:span><text:span text:style-name="T912"><text:s/>ס<text:s/></text:span><text:span text:style-name="T913">‬</text:span>‬‬<text:span text:style-name="T914">29</text:span><text:span text:style-name="T915"> וְזֶ֤ה לָכֶם֙ הַטָּמֵ֔א בַּשֶּׁ֖רֶץ הַשֹּׁרֵ֣ץ עַל־הָאָ֑רֶץ הַחֹ֥לֶד וְהָעַכְבָּ֖ר וְהַצָּ֥ב לְמִינֵֽהוּ׃<text:s/></text:span><text:span text:style-name="T916">‬</text:span>‬‬<text:span text:style-name="T917">30</text:span><text:span text:style-name="T918"> וְהָאֲנָקָ֥ה וְהַכֹּ֖חַ וְהַלְּטָאָ֑ה וְהַחֹ֖מֶט וְהַתִּנְשָֽׁמֶת׃<text:s/></text:span><text:span text:style-name="T919">‬</text:span>‬‬<text:span text:style-name="T920">31</text:span><text:span text:style-name="T921"> אֵ֛לֶּה הַטְּמֵאִ֥ים לָכֶ֖ם בְּכָל־הַשָּׁ֑רֶץ כָּל־הַנֹּגֵ֧עַ בָּהֶ֛ם בְּמֹתָ֖ם יִטְמָ֥א עַד־הָעָֽרֶב׃<text:s/></text:span><text:span text:style-name="T922">‬</text:span>‬‬<text:span text:style-name="T923">32</text:span><text:span text:style-name="T924"> וְכֹ֣ל אֲשֶׁר־יִפֹּל־עָלָיו֩ מֵהֶ֨ם ׀ בְּמֹתָ֜ם יִטְמָ֗א מִכָּל־כְּלִי־עֵץ֙ א֣וֹ בֶ֤גֶד אוֹ־עוֹר֙ א֣וֹ שָׂ֔ק כָּל־כְּלִ֕י אֲשֶׁר־יֵעָשֶׂ֥ה מְלָאכָ֖ה בָּהֶ֑ם בַּמַּ֧יִם יוּבָ֛א וְטָמֵ֥א עַד־הָעֶ֖רֶב וְטָהֵֽר׃<text:s/></text:span><text:span text:style-name="T925">‬</text:span>‬‬<text:span text:style-name="T926">33</text:span><text:span text:style-name="T927"> וְכָל־כְּלִי־חֶ֔רֶשׂ אֲשֶׁר־יִפֹּ֥ל מֵהֶ֖ם אֶל־תּוֹכ֑וֹ כֹּ֣ל אֲשֶׁ֧ר בְּתוֹכ֛וֹ יִטְמָ֖א וְאֹת֥וֹ תִשְׁבֹּֽרוּ׃<text:s/></text:span><text:span text:style-name="T928">‬</text:span>‬‬<text:span text:style-name="T929">34</text:span><text:span text:style-name="T930"> מִכָּל־הָאֹ֜כֶל אֲשֶׁ֣ר יֵאָכֵ֗ל אֲשֶׁ֨ר יָב֥וֹא עָלָ֛יו מַ֖יִם יִטְמָ֑א וְכָל־מַשְׁקֶה֙ אֲשֶׁ֣ר יִשָּׁתֶ֔ה בְּכָל־כְּלִ֖י יִטְמָֽא׃<text:s/></text:span><text:span text:style-name="T931">‬</text:span>‬‬<text:span text:style-name="T932">35</text:span><text:span text:style-name="T933"> וְ֠כֹל אֲשֶׁר־יִפֹּ֨ל מִנִּבְלָתָ֥ם ׀ עָלָיו֮ יִטְמָא֒ תַּנּ֧וּר וְכִירַ֛יִם יֻתָּ֖ץ טְמֵאִ֣ים הֵ֑ם וּטְמֵאִ֖ים יִהְי֥וּ לָכֶֽם׃<text:s/></text:span><text:span text:style-name="T934">‬</text:span>‬‬<text:span text:style-name="T935">36</text:span><text:span text:style-name="T936"> אַ֣ךְ מַעְיָ֥ן וּב֛וֹר מִקְוֵה־מַ֖יִם יִהְיֶ֣ה טָה֑וֹר וְנֹגֵ֥עַ בְּנִבְלָתָ֖ם יִטְמָֽא׃<text:s/></text:span><text:span text:style-name="T937">‬</text:span>‬‬<text:span text:style-name="T938">37</text:span><text:span text:style-name="T939"> וְכִ֤י יִפֹּל֙ מִנִּבְלָתָ֔ם עַל־כָּל־זֶ֥רַע זֵר֖וּעַ אֲשֶׁ֣ר יִזָּרֵ֑עַ טָה֖וֹר הֽוּא׃<text:s/></text:span><text:span text:style-name="T940">‬</text:span>‬‬<text:span text:style-name="T941">38</text:span><text:span text:style-name="T942"> וְכִ֤י יֻתַּן־מַ֙יִם֙ עַל־זֶ֔רַע וְנָפַ֥ל מִנִּבְלָתָ֖ם עָלָ֑יו טָמֵ֥א ה֖וּא לָכֶֽם׃</text:span><text:span text:style-name="T943"><text:s/>ס<text:s/></text:span><text:span text:style-name="T944">‬</text:span>‬‬<text:span text:style-name="T945">39</text:span><text:span text:style-name="T946"> וְכִ֤י יָמוּת֙ מִן־הַבְּהֵמָ֔ה אֲשֶׁר־הִ֥יא לָכֶ֖ם לְאָכְלָ֑ה הַנֹּגֵ֥עַ בְּנִבְלָתָ֖הּ יִטְמָ֥א עַד־הָעָֽרֶב׃<text:s/></text:span><text:span text:style-name="T947">‬</text:span>‬‬<text:span text:style-name="T948">40</text:span><text:span text:style-name="T949"> וְהָֽאֹכֵל֙ מִנִּבְלָתָ֔הּ יְכַבֵּ֥ס בְּגָדָ֖יו וְטָמֵ֣א עַד־הָעָ֑רֶב וְהַנֹּשֵׂא֙ אֶת־נִבְלָתָ֔הּ יְכַבֵּ֥ס בְּגָדָ֖יו וְטָמֵ֥א עַד־הָעָֽרֶב׃<text:s/></text:span><text:span text:style-name="T950">‬</text:span>‬‬<text:span text:style-name="T951">41</text:span><text:span text:style-name="T952"> וְכָל־הַשֶּׁ֖רֶץ הַשֹּׁרֵ֣ץ עַל־הָאָ֑רֶץ שֶׁ֥קֶץ ה֖וּא לֹ֥א יֵאָכֵֽל׃<text:s/></text:span><text:span text:style-name="T953">‬</text:span>‬‬<text:span text:style-name="T954">42</text:span><text:span text:style-name="T955"> כֹּל֩ הוֹלֵ֨ךְ עַל־גָּח֜</text:span><text:span text:style-name="T956">וֹ</text:span><text:span text:style-name="T957">ן וְכֹ֣ל ׀ הוֹלֵ֣ךְ עַל־אַרְבַּ֗ע עַ֚ד כָּל־מַרְבֵּ֣ה רַגְלַ֔יִם לְכָל־הַשֶּׁ֖רֶץ הַשֹּׁרֵ֣ץ<text:s/></text:span><text:soft-page-break/><text:span text:style-name="T958">עַל־הָאָ֑רֶץ לֹ֥א תֹאכְל֖וּם כִּי־שֶׁ֥קֶץ הֵֽם׃<text:s/></text:span><text:span text:style-name="T959">‬</text:span>‬‬‬<text:span text:style-name="T960">43</text:span><text:span text:style-name="T961"> אַל־תְּשַׁקְּצוּ֙ אֶת־נַפְשֹׁ֣תֵיכֶ֔ם בְּכָל־הַשֶּׁ֖רֶץ הַשֹּׁרֵ֑ץ וְלֹ֤א תִֽטַּמְּאוּ֙ בָּהֶ֔ם וְנִטְמֵתֶ֖ם בָּֽם׃<text:s/></text:span><text:span text:style-name="T962">‬</text:span>‬‬<text:span text:style-name="T963">44</text:span><text:span text:style-name="T964"> כִּ֣י אֲנִ֣י יְהוָה֮ אֱלֹֽהֵיכֶם֒ וְהִתְקַדִּשְׁתֶּם֙ וִהְיִיתֶ֣ם קְדֹשִׁ֔ים כִּ֥י קָד֖וֹשׁ אָ֑נִי וְלֹ֤א תְטַמְּאוּ֙ אֶת־נַפְשֹׁ֣תֵיכֶ֔ם בְּכָל־הַשֶּׁ֖רֶץ הָרֹמֵ֥שׂ עַל־הָאָֽרֶץ׃<text:s/></text:span><text:span text:style-name="T965">‬</text:span>‬‬<text:span text:style-name="T966">45</text:span><text:span text:style-name="T967"> כִּ֣י ׀ אֲנִ֣י יְהוָ֗ה הַֽמַּעֲלֶ֤ה אֶתְכֶם֙ מֵאֶ֣רֶץ מִצְרַ֔יִם לִהְיֹ֥ת לָכֶ֖ם לֵאלֹהִ֑ים וִהְיִיתֶ֣ם קְדֹשִׁ֔ים כִּ֥י קָד֖וֹשׁ אָֽנִי׃<text:s/></text:span><text:span text:style-name="T968">‬</text:span>‬‬<text:span text:style-name="T969">46</text:span><text:span text:style-name="T970"> זֹ֣את תּוֹרַ֤ת הַבְּהֵמָה֙ וְהָע֔וֹף וְכֹל֙ נֶ֣פֶשׁ הַֽחַיָּ֔ה הָרֹמֶ֖שֶׂת בַּמָּ֑יִם וּלְכָל־נֶ֖פֶשׁ הַשֹּׁרֶ֥צֶת עַל־הָאָֽרֶץ׃<text:s/></text:span><text:span text:style-name="T971">‬</text:span>‬‬<text:span text:style-name="T972">47</text:span><text:span text:style-name="T973"> לְהַבְדִּ֕יל בֵּ֥ין הַטָּמֵ֖א וּבֵ֣ין הַטָּהֹ֑ר וּבֵ֤ין הַֽחַיָּה֙ הַֽנֶּאֱכֶ֔לֶת וּבֵין֙ הַֽחַיָּ֔ה אֲשֶׁ֖ר לֹ֥א תֵאָכֵֽל׃<text:s/></text:span><text:span text:style-name="T974">פ<text:s/></text:span><text:span text:style-name="T975">‬</text:span>‬‬‬‬‬‬‬‬‬‬‬‬‬‬‬‬‬‬‬‬‬‬‬‬‬‬‬‬‬‬‬‬‬‬‬‬‬‬‬‬‬‬‬‬‬‬‬‬</text:p>
      </text:section>
      <text:section text:name="Sect11" text:style-name="S11">
        <text:p text:style-name="P976">Leviticus 12</text:p>
        <text:p text:style-name="P977"><text:span text:style-name="T978">1</text:span><text:span text:style-name="T979"> וַיְדַבֵּ֥ר יְהוָ֖ה אֶל־מֹשֶׁ֥ה לֵּאמֹֽר׃<text:s/></text:span><text:span text:style-name="T980">2</text:span><text:span text:style-name="T981"> דַּבֵּ֞ר אֶל־בְּנֵ֤י יִשְׂרָאֵל֙ לֵאמֹ֔ר אִשָּׁה֙ כִּ֣י תַזְרִ֔יעַ וְיָלְדָ֖ה זָכָ֑ר וְטָֽמְאָה֙ שִׁבְעַ֣ת יָמִ֔ים כִּימֵ֛י נִדַּ֥ת דְּוֺתָ֖הּ תִּטְמָֽא׃<text:s/></text:span><text:span text:style-name="T982">‬</text:span>‬‬<text:span text:style-name="T983">3</text:span><text:span text:style-name="T984"> וּבַיּ֖וֹם הַשְּׁמִינִ֑י יִמּ֖וֹל בְּשַׂ֥ר עָרְלָתֽוֹ׃<text:s/></text:span><text:span text:style-name="T985">‬</text:span>‬‬<text:span text:style-name="T986">4</text:span><text:span text:style-name="T987"> וּשְׁלֹשִׁ֥ים יוֹם֙ וּשְׁלֹ֣שֶׁת יָמִ֔ים תֵּשֵׁ֖ב בִּדְמֵ֣י טָהֳרָ֑ה בְּכָל־קֹ֣דֶשׁ לֹֽא־תִגָּ֗ע וְאֶל־הַמִּקְדָּשׁ֙ לֹ֣א תָבֹ֔א עַד־מְלֹ֖את יְמֵ֥י טָהֳרָֽהּ׃<text:s/></text:span><text:span text:style-name="T988">‬</text:span>‬‬<text:span text:style-name="T989">5</text:span><text:span text:style-name="T990"> וְאִם־נְקֵבָ֣ה תֵלֵ֔ד וְטָמְאָ֥ה שְׁבֻעַ֖יִם כְּנִדָּתָ֑הּ וְשִׁשִּׁ֥ים יוֹם֙ וְשֵׁ֣שֶׁת יָמִ֔ים תֵּשֵׁ֖ב עַל־דְּמֵ֥י טָהֳרָֽה׃<text:s/></text:span><text:span text:style-name="T991">‬</text:span>‬‬<text:span text:style-name="T992">6</text:span><text:span text:style-name="T993"> וּבִמְלֹ֣את ׀ יְמֵ֣י טָהֳרָ֗הּ לְבֵן֮ א֣וֹ לְבַת֒ תָּבִ֞יא כֶּ֤בֶשׂ בֶּן־שְׁנָתוֹ֙ לְעֹלָ֔ה וּבֶן־יוֹנָ֥ה אוֹ־תֹ֖ר לְחַטָּ֑את אֶל־פֶּ֥תַח אֹֽהֶל־מוֹעֵ֖ד אֶל־הַכֹּהֵֽן׃<text:s/></text:span><text:span text:style-name="T994">‬</text:span>‬‬<text:span text:style-name="T995">7</text:span><text:span text:style-name="T996"> וְהִקְרִיב֞וֹ לִפְנֵ֤י יְהוָה֙ וְכִפֶּ֣ר עָלֶ֔יהָ וְטָהֲרָ֖ה מִמְּקֹ֣ר דָּמֶ֑יהָ זֹ֤את תּוֹרַת֙ הַיֹּלֶ֔דֶת לַזָּכָ֖ר א֥וֹ לַנְּקֵבָֽה׃<text:s/></text:span><text:span text:style-name="T997">‬</text:span>‬‬<text:span text:style-name="T998">8</text:span><text:span text:style-name="T999"> וְאִם־לֹ֨א תִמְצָ֣א יָדָהּ֮ דֵּ֣י שֶׂה֒ וְלָקְחָ֣ה שְׁתֵּֽי־תֹרִ֗ים א֤וֹ שְׁנֵי֙ בְּנֵ֣י יוֹנָ֔ה אֶחָ֥ד לְעֹלָ֖ה וְאֶחָ֣ד לְחַטָּ֑את וְכִפֶּ֥ר עָלֶ֛יהָ הַכֹּהֵ֖ן וְטָהֵֽרָה׃<text:s/></text:span><text:span text:style-name="T1000">פ<text:s/></text:span><text:span text:style-name="T1001">‬</text:span>‬‬‬‬‬‬‬‬‬</text:p>
      </text:section>
      <text:section text:name="Sect12" text:style-name="S12">
        <text:p text:style-name="P1002">Leviticus 13</text:p>
        <text:p text:style-name="P1003"><text:span text:style-name="T1004">1</text:span><text:span text:style-name="T1005"> וַיְדַבֵּ֣ר יְהוָ֔ה אֶל־מֹשֶׁ֥ה וְאֶֽל־אַהֲרֹ֖ן לֵאמֹֽר׃<text:s/></text:span><text:span text:style-name="T1006">2</text:span><text:span text:style-name="T1007"> אָדָ֗ם כִּֽי־יִהְיֶ֤ה בְעוֹר־בְּשָׂרוֹ֙ שְׂאֵ֤ת אֽוֹ־סַפַּ֙חַת֙ א֣וֹ בַהֶ֔רֶת וְהָיָ֥ה בְעוֹר־בְּשָׂר֖וֹ לְנֶ֣גַע צָרָ֑עַת וְהוּבָא֙ אֶל־אַהֲרֹ֣ן הַכֹּהֵ֔ן א֛וֹ אֶל־אַחַ֥ד מִבָּנָ֖יו הַכֹּהֲנִֽים׃<text:s/></text:span><text:span text:style-name="T1008">‬</text:span>‬‬<text:span text:style-name="T1009">3</text:span><text:span text:style-name="T1010"> וְרָאָ֣ה הַכֹּהֵ֣ן אֶת־הַנֶּ֣גַע בְּעֽוֹר־הַ֠בָּשָׂר וְשֵׂעָ֨ר בַּנֶּ֜גַע הָפַ֣ךְ ׀ לָבָ֗ן וּמַרְאֵ֤ה הַנֶּ֙גֶע֙ עָמֹק֙ מֵע֣וֹר בְּשָׂר֔וֹ נֶ֥גַע צָרַ֖עַת ה֑וּא וְרָאָ֥הוּ הַכֹּהֵ֖ן וְטִמֵּ֥א אֹתֽוֹ׃<text:s/></text:span><text:span text:style-name="T1011">‬</text:span>‬‬<text:span text:style-name="T1012">4</text:span><text:span text:style-name="T1013"> וְאִם־בַּהֶרֶת֩ לְבָנָ֨ה הִ֜וא בְּע֣וֹר בְּשָׂר֗וֹ וְעָמֹק֙ אֵין־מַרְאֶ֣הָ מִן־הָע֔וֹר וּשְׂעָרָ֖ה לֹא־הָפַ֣ךְ לָבָ֑ן וְהִסְגִּ֧יר הַכֹּהֵ֛ן אֶת־הַנֶּ֖גַע שִׁבְעַ֥ת יָמִֽים׃<text:s/></text:span><text:span text:style-name="T1014">‬</text:span>‬‬<text:span text:style-name="T1015">5</text:span><text:span text:style-name="T1016"> וְרָאָ֣הוּ הַכֹּהֵן֮ בַּיּ֣וֹם הַשְּׁבִיעִי֒ וְהִנֵּ֤ה הַנֶּ֙גַע֙ עָמַ֣ד בְּעֵינָ֔יו לֹֽא־פָשָׂ֥ה הַנֶּ֖גַע בָּע֑וֹר וְהִסְגִּיר֧וֹ הַכֹּהֵ֛ן שִׁבְעַ֥ת יָמִ֖ים שֵׁנִֽית׃<text:s/></text:span><text:span text:style-name="T1017">‬</text:span>‬‬<text:span text:style-name="T1018">6</text:span><text:span text:style-name="T1019"> וְרָאָה֩ הַכֹּהֵ֨ן אֹת֜וֹ בַּיּ֣וֹם הַשְּׁבִיעִי֮ שֵׁנִית֒ וְהִנֵּה֙ כֵּהָ֣ה הַנֶּ֔גַע וְלֹא־פָשָׂ֥ה הַנֶּ֖גַע בָּע֑וֹר וְטִהֲר֤וֹ הַכֹּהֵן֙ מִסְפַּ֣חַת הִ֔יא וְכִבֶּ֥ס בְּגָדָ֖יו וְטָהֵֽר׃<text:s/></text:span><text:span text:style-name="T1020">‬</text:span>‬‬<text:span text:style-name="T1021">7</text:span><text:span text:style-name="T1022"> וְאִם־פָּשֹׂ֨ה תִפְשֶׂ֤ה הַמִּסְפַּ֙חַת֙ בָּע֔וֹר<text:s/></text:span><text:soft-page-break/><text:span text:style-name="T1023">אַחֲרֵ֧י הֵרָאֹת֛וֹ אֶל־הַכֹּהֵ֖ן לְטָהֳרָת֑וֹ וְנִרְאָ֥ה שֵׁנִ֖ית אֶל־הַכֹּהֵֽן׃<text:s/></text:span><text:span text:style-name="T1024">‬</text:span>‬‬<text:span text:style-name="T1025">8</text:span><text:span text:style-name="T1026"> וְרָאָה֙ הַכֹּהֵ֔ן וְהִנֵּ֛ה פָּשְׂתָ֥ה הַמִּסְפַּ֖חַת בָּע֑וֹר וְטִמְּא֥וֹ הַכֹּהֵ֖ן צָרַ֥עַת הִֽוא׃<text:s/></text:span><text:span text:style-name="T1027">פ<text:s/></text:span><text:span text:style-name="T1028">‬</text:span>‬‬‬‬‬‬‬‬‬</text:p>
        <text:p text:style-name="P1029"><text:span text:style-name="T1030">9</text:span><text:span text:style-name="T1031"> נֶ֣גַע צָרַ֔עַת כִּ֥י תִהְיֶ֖ה בְּאָדָ֑ם וְהוּבָ֖א אֶל־הַכֹּהֵֽן׃<text:s/></text:span><text:span text:style-name="T1032">‬</text:span>‬‬<text:span text:style-name="T1033">10</text:span><text:span text:style-name="T1034"> וְרָאָ֣ה הַכֹּהֵ֗ן וְהִנֵּ֤ה שְׂאֵת־לְבָנָה֙ בָּע֔וֹר וְהִ֕יא הָפְכָ֖ה שֵׂעָ֣ר לָבָ֑ן וּמִֽחְיַ֛ת בָּשָׂ֥ר חַ֖י בַּשְׂאֵֽת׃<text:s/></text:span><text:span text:style-name="T1035">‬</text:span>‬‬<text:span text:style-name="T1036">11</text:span><text:span text:style-name="T1037"> צָרַ֨עַת נוֹשֶׁ֤נֶת הִוא֙ בְּע֣וֹר בְּשָׂר֔וֹ וְטִמְּא֖וֹ הַכֹּהֵ֑ן לֹ֣א יַסְגִּרֶ֔נּוּ כִּ֥י טָמֵ֖א הֽוּא׃<text:s/></text:span><text:span text:style-name="T1038">‬</text:span>‬‬<text:span text:style-name="T1039">12</text:span><text:span text:style-name="T1040"> וְאִם־פָּר֨וֹחַ תִּפְרַ֤ח הַצָּרַ֙עַת֙ בָּע֔וֹר וְכִסְּתָ֣ה הַצָּרַ֗עַת אֵ֚ת כָּל־ע֣וֹר הַנֶּ֔גַע מֵרֹאשׁ֖וֹ וְעַד־רַגְלָ֑יו לְכָל־מַרְאֵ֖ה עֵינֵ֥י הַכֹּהֵֽן׃<text:s/></text:span><text:span text:style-name="T1041">‬</text:span>‬‬<text:span text:style-name="T1042">13</text:span><text:span text:style-name="T1043"> וְרָאָ֣ה הַכֹּהֵ֗ן וְהִנֵּ֨ה כִסְּתָ֤ה הַצָּרַ֙עַת֙ אֶת־כָּל־בְּשָׂר֔וֹ וְטִהַ֖ר אֶת־הַנָּ֑גַע כֻּלּ֛וֹ הָפַ֥ךְ לָבָ֖ן טָה֥וֹר הֽוּא׃<text:s/></text:span><text:span text:style-name="T1044">‬</text:span>‬‬<text:span text:style-name="T1045">14</text:span><text:span text:style-name="T1046"> וּבְי֨וֹם הֵרָא֥וֹת בּ֛וֹ בָּשָׂ֥ר חַ֖י יִטְמָֽא׃<text:s/></text:span><text:span text:style-name="T1047">‬</text:span>‬‬<text:span text:style-name="T1048">15</text:span><text:span text:style-name="T1049"> וְרָאָ֧ה הַכֹּהֵ֛ן אֶת־הַבָּשָׂ֥ר הַחַ֖י וְטִמְּא֑וֹ הַבָּשָׂ֥ר הַחַ֛י טָמֵ֥א ה֖וּא צָרַ֥עַת הֽוּא׃<text:s/></text:span><text:span text:style-name="T1050">‬</text:span>‬‬<text:span text:style-name="T1051">16</text:span><text:span text:style-name="T1052"> א֣וֹ כִ֥י יָשׁ֛וּב הַבָּשָׂ֥ר הַחַ֖י וְנֶהְפַּ֣ךְ לְלָבָ֑ן וּבָ֖א אֶל־הַכֹּהֵֽן׃<text:s/></text:span><text:span text:style-name="T1053">‬</text:span>‬‬<text:span text:style-name="T1054">17</text:span><text:span text:style-name="T1055"> וְרָאָ֙הוּ֙ הַכֹּהֵ֔ן וְהִנֵּ֛ה נֶהְפַּ֥ךְ הַנֶּ֖גַע לְלָבָ֑ן וְטִהַ֧ר הַכֹּהֵ֛ן אֶת־הַנֶּ֖גַע טָה֥וֹר הֽוּא׃<text:s/></text:span><text:span text:style-name="T1056">פ<text:s/></text:span><text:span text:style-name="T1057">‬</text:span>‬‬‬‬‬‬‬‬‬‬‬</text:p>
        <text:p text:style-name="P1058"><text:span text:style-name="T1059">18</text:span><text:span text:style-name="T1060"> וּבָשָׂ֕ר כִּֽי־יִהְיֶ֥ה בֽוֹ־בְעֹר֖וֹ שְׁחִ֑ין וְנִרְפָּֽא׃<text:s/></text:span><text:span text:style-name="T1061">‬</text:span>‬‬<text:span text:style-name="T1062">19</text:span><text:span text:style-name="T1063"> וְהָיָ֞ה בִּמְק֤וֹם הַשְּׁחִין֙ שְׂאֵ֣ת לְבָנָ֔ה א֥וֹ בַהֶ֖רֶת לְבָנָ֣ה אֲדַמְדָּ֑מֶת וְנִרְאָ֖ה אֶל־הַכֹּהֵֽן׃<text:s/></text:span><text:span text:style-name="T1064">‬</text:span>‬‬<text:span text:style-name="T1065">20</text:span><text:span text:style-name="T1066"> וְרָאָ֣ה הַכֹּהֵ֗ן וְהִנֵּ֤ה מַרְאֶ֙הָ֙ שָׁפָ֣ל מִן־הָע֔וֹר וּשְׂעָרָ֖הּ הָפַ֣ךְ לָבָ֑ן וְטִמְּא֧וֹ הַכֹּהֵ֛ן נֶֽגַע־צָרַ֥עַת הִ֖וא בַּשְּׁחִ֥ין פָּרָֽחָה׃<text:s/></text:span><text:span text:style-name="T1067">‬</text:span>‬‬<text:span text:style-name="T1068">21</text:span><text:span text:style-name="T1069"> וְאִ֣ם ׀ יִרְאֶ֣נָּה הַכֹּהֵ֗ן וְהִנֵּ֤ה אֵֽין־בָּהּ֙ שֵׂעָ֣ר לָבָ֔ן וּשְׁפָלָ֥ה אֵינֶ֛נָּה מִן־הָע֖וֹר וְהִ֣יא כֵהָ֑ה וְהִסְגִּיר֥וֹ הַכֹּהֵ֖ן שִׁבְעַ֥ת יָמִֽים׃<text:s/></text:span><text:span text:style-name="T1070">‬</text:span>‬‬<text:span text:style-name="T1071">22</text:span><text:span text:style-name="T1072"> וְאִם־פָּשֹׂ֥ה תִפְשֶׂ֖ה בָּע֑וֹר וְטִמֵּ֧א הַכֹּהֵ֛ן אֹת֖וֹ נֶ֥גַע הִֽוא׃<text:s/></text:span><text:span text:style-name="T1073">‬</text:span>‬‬<text:span text:style-name="T1074">23</text:span><text:span text:style-name="T1075"> וְאִם־תַּחְתֶּ֜יהָ תַּעֲמֹ֤ד הַבַּהֶ֙רֶת֙ לֹ֣א פָשָׂ֔תָה צָרֶ֥בֶת הַשְּׁחִ֖ין הִ֑וא וְטִהֲר֖וֹ הַכֹּהֵֽן׃</text:span><text:span text:style-name="T1076"><text:s/>ס<text:s/></text:span><text:span text:style-name="T1077">‬</text:span>‬‬<text:span text:style-name="T1078">24</text:span><text:span text:style-name="T1079"> א֣וֹ בָשָׂ֔ר כִּֽי־יִהְיֶ֥ה בְעֹר֖וֹ מִכְוַת־אֵ֑שׁ וְֽהָיְתָ֞ה מִֽחְיַ֣ת הַמִּכְוָ֗ה בַּהֶ֛רֶת לְבָנָ֥ה אֲדַמְדֶּ֖מֶת א֥וֹ לְבָנָֽה׃<text:s/></text:span><text:span text:style-name="T1080">‬</text:span>‬‬<text:span text:style-name="T1081">25</text:span><text:span text:style-name="T1082"> וְרָאָ֣ה אֹתָ֣הּ הַכֹּהֵ֡ן וְהִנֵּ֣ה נֶהְפַּךְ֩ שֵׂעָ֨ר לָבָ֜ן בַּבַּהֶ֗רֶת וּמַרְאֶ֙הָ֙ עָמֹ֣ק מִן־הָע֔וֹר צָרַ֣עַת הִ֔וא בַּמִּכְוָ֖ה פָּרָ֑חָה וְטִמֵּ֤א אֹתוֹ֙ הַכֹּהֵ֔ן נֶ֥גַע צָרַ֖עַת הִֽוא׃<text:s/></text:span><text:span text:style-name="T1083">‬</text:span>‬‬<text:span text:style-name="T1084">26</text:span><text:span text:style-name="T1085"> וְאִ֣ם ׀ יִרְאֶ֣נָּה הַכֹּהֵ֗ן וְהִנֵּ֤ה אֵֽין־בַּבֶּהֶ֙רֶת֙ שֵׂעָ֣ר לָבָ֔ן וּשְׁפָלָ֥ה אֵינֶ֛נָּה מִן־הָע֖וֹר וְהִ֣וא כֵהָ֑ה וְהִסְגִּיר֥וֹ הַכֹּהֵ֖ן שִׁבְעַ֥ת יָמִֽים׃<text:s/></text:span><text:span text:style-name="T1086">‬</text:span>‬‬<text:span text:style-name="T1087">27</text:span><text:span text:style-name="T1088"> וְרָאָ֥הוּ הַכֹּהֵ֖ן בַּיּ֣וֹם הַשְּׁבִיעִ֑י אִם־פָּשֹׂ֤ה תִפְשֶׂה֙ בָּע֔וֹר וְטִמֵּ֤א הַכֹּהֵן֙ אֹת֔וֹ נֶ֥גַע צָרַ֖עַת הִֽוא׃<text:s/></text:span><text:span text:style-name="T1089">‬</text:span>‬‬<text:span text:style-name="T1090">28</text:span><text:span text:style-name="T1091"> וְאִם־תַּחְתֶּיהָ֩ תַעֲמֹ֨ד הַבַּהֶ֜רֶת לֹא־פָשְׂתָ֤ה בָעוֹר֙ וְהִ֣וא כֵהָ֔ה שְׂאֵ֥ת הַמִּכְוָ֖ה הִ֑וא וְטִֽהֲרוֹ֙ הַכֹּהֵ֔ן כִּֽי־צָרֶ֥בֶת הַמִּכְוָ֖ה הִֽוא׃<text:s/></text:span><text:span text:style-name="T1092">פ<text:s/></text:span>‬‬‬‬‬‬‬‬‬‬‬</text:p>
        <text:p text:style-name="P1093"><text:span text:style-name="T1094">‬</text:span>‬‬<text:span text:style-name="T1095">29</text:span><text:span text:style-name="T1096"> וְאִישׁ֙ א֣וֹ אִשָּׁ֔ה כִּֽי־יִהְיֶ֥ה ב֖וֹ נָ֑גַע בְּרֹ֖אשׁ א֥וֹ בְזָקָֽן׃<text:s/></text:span><text:span text:style-name="T1097">‬</text:span>‬‬<text:span text:style-name="T1098">30</text:span><text:span text:style-name="T1099"> וְרָאָ֨ה הַכֹּהֵ֜ן אֶת־הַנֶּ֗גַע וְהִנֵּ֤ה מַרְאֵ֙הוּ֙ עָמֹ֣ק מִן־הָע֔וֹר וּב֛וֹ שֵׂעָ֥ר צָהֹ֖ב דָּ֑ק וְטִמֵּ֨א אֹת֤וֹ הַכֹּהֵן֙ נֶ֣תֶק ה֔וּא צָרַ֧עַת הָרֹ֛אשׁ א֥וֹ הַזָּקָ֖ן הֽוּא׃<text:s/></text:span><text:span text:style-name="T1100">‬</text:span>‬‬<text:span text:style-name="T1101">31</text:span><text:span text:style-name="T1102"> וְכִֽי־יִרְאֶ֨ה הַכֹּהֵ֜ן אֶת־נֶ֣גַע הַנֶּ֗תֶק וְהִנֵּ֤ה אֵין־מַרְאֵ֙הוּ֙ עָמֹ֣ק מִן־הָע֔וֹר וְשֵׂעָ֥ר שָׁחֹ֖ר אֵ֣ין בּ֑וֹ וְהִסְגִּ֧יר הַכֹּהֵ֛ן אֶת־נֶ֥גַע הַנֶּ֖תֶק שִׁבְעַ֥ת יָמִֽים׃<text:s/></text:span><text:span text:style-name="T1103">‬</text:span>‬‬<text:span text:style-name="T1104">32</text:span><text:span text:style-name="T1105"> וְרָאָ֨ה הַכֹּהֵ֣ן אֶת־הַנֶּגַע֮ בַּיּ֣וֹם הַשְּׁבִיעִי֒ וְהִנֵּה֙ לֹא־פָשָׂ֣ה הַנֶּ֔תֶק וְלֹא־הָ֥יָה ב֖וֹ שֵׂעָ֣ר צָהֹ֑ב וּמַרְאֵ֣ה הַנֶּ֔תֶק אֵ֥ין עָמֹ֖ק מִן־הָעֽוֹר׃<text:s/></text:span><text:span text:style-name="T1106">‬</text:span>‬‬<text:span text:style-name="T1107">33</text:span><text:span text:style-name="T1108"> וְהִ֨תְ</text:span><text:span text:style-name="T1109">גַּ</text:span><text:span text:style-name="T1110">לָּ֔ח וְאֶת־הַנֶּ֖תֶק לֹ֣א יְגַלֵּ֑חַ וְהִסְגִּ֨יר הַכֹּהֵ֧ן<text:s/></text:span><text:soft-page-break/><text:span text:style-name="T1111">אֶת־הַנֶּ֛תֶק שִׁבְעַ֥ת יָמִ֖ים שֵׁנִֽית׃<text:s/></text:span><text:span text:style-name="T1112">‬</text:span>‬‬<text:span text:style-name="T1113">34</text:span><text:span text:style-name="T1114"> וְרָאָה֩ הַכֹּהֵ֨ן אֶת־הַנֶּ֜תֶק בַּיּ֣וֹם הַשְּׁבִיעִ֗י וְ֠הִנֵּה לֹא־פָשָׂ֤ה הַנֶּ֙תֶק֙ בָּע֔וֹר וּמַרְאֵ֕הוּ אֵינֶ֥נּוּ עָמֹ֖ק מִן־הָע֑וֹר וְטִהַ֤ר אֹתוֹ֙ הַכֹּהֵ֔ן וְכִבֶּ֥ס בְּגָדָ֖יו וְטָהֵֽר׃<text:s/></text:span><text:span text:style-name="T1115">‬</text:span>‬‬<text:span text:style-name="T1116">35</text:span><text:span text:style-name="T1117"> וְאִם־פָּשֹׂ֥ה יִפְשֶׂ֛ה הַנֶּ֖תֶק בָּע֑וֹר אַחֲרֵ֖י טָהֳרָתֽוֹ׃<text:s/></text:span><text:span text:style-name="T1118">‬</text:span>‬‬<text:span text:style-name="T1119">36</text:span><text:span text:style-name="T1120"> וְרָאָ֙הוּ֙ הַכֹּהֵ֔ן וְהִנֵּ֛ה פָּשָׂ֥ה הַנֶּ֖תֶק בָּע֑וֹר לֹֽא־יְבַקֵּ֧ר הַכֹּהֵ֛ן לַשֵּׂעָ֥ר הַצָּהֹ֖ב טָמֵ֥א הֽוּא׃<text:s/></text:span><text:span text:style-name="T1121">‬</text:span>‬‬<text:span text:style-name="T1122">37</text:span><text:span text:style-name="T1123"> וְאִם־בְּעֵינָיו֩ עָמַ֨ד הַנֶּ֜תֶק וְשֵׂעָ֨ר שָׁחֹ֧ר צָֽמַח־בּ֛וֹ נִרְפָּ֥א הַנֶּ֖תֶק טָה֣וֹר ה֑וּא וְטִהֲר֖וֹ הַכֹּהֵֽן׃</text:span><text:span text:style-name="T1124"><text:s/>ס<text:s/></text:span><text:span text:style-name="T1125">‬</text:span>‬‬<text:span text:style-name="T1126">38</text:span><text:span text:style-name="T1127"> וְאִישׁ֙ אֽוֹ־אִשָּׁ֔ה כִּֽי־יִהְיֶ֥ה בְעוֹר־בְּשָׂרָ֖ם בֶּהָרֹ֑ת בֶּהָרֹ֖ת לְבָנֹֽת׃<text:s/></text:span><text:span text:style-name="T1128">‬</text:span>‬‬<text:span text:style-name="T1129">39</text:span><text:span text:style-name="T1130"> וְרָאָ֣ה הַכֹּהֵ֗ן וְהִנֵּ֧ה בְעוֹר־בְּשָׂרָ֛ם בֶּהָרֹ֖ת כֵּה֣וֹת לְבָנֹ֑ת בֹּ֥הַק ה֛וּא פָּרַ֥ח בָּע֖וֹר טָה֥וֹר הֽוּא׃</text:span><text:span text:style-name="T1131"><text:s/>ס<text:s/></text:span><text:span text:style-name="T1132">‬</text:span>‬‬<text:span text:style-name="T1133">40</text:span><text:span text:style-name="T1134"> וְאִ֕ישׁ כִּ֥י יִמָּרֵ֖ט רֹאשׁ֑וֹ קֵרֵ֥חַ ה֖וּא טָה֥וֹר הֽוּא׃<text:s/></text:span><text:span text:style-name="T1135">‬</text:span>‬‬<text:span text:style-name="T1136">41</text:span><text:span text:style-name="T1137"> וְאִם֙ מִפְּאַ֣ת פָּנָ֔יו יִמָּרֵ֖ט רֹאשׁ֑וֹ גִּבֵּ֥חַ ה֖וּא טָה֥וֹר הֽוּא׃<text:s/></text:span><text:span text:style-name="T1138">‬</text:span>‬‬<text:span text:style-name="T1139">42</text:span><text:span text:style-name="T1140"> וְכִֽי־יִהְיֶ֤ה בַקָּרַ֙חַת֙ א֣וֹ בַגַּבַּ֔חַת נֶ֖גַע לָבָ֣ן אֲדַמְדָּ֑ם צָרַ֤עַת פֹּרַ֙חַת֙ הִ֔וא בְּקָרַחְתּ֖וֹ א֥וֹ בְגַבַּחְתּֽוֹ׃<text:s/></text:span><text:span text:style-name="T1141">‬</text:span>‬‬<text:span text:style-name="T1142">43</text:span><text:span text:style-name="T1143"> וְרָאָ֨ה אֹת֜וֹ הַכֹּהֵ֗ן וְהִנֵּ֤ה שְׂאֵת־הַנֶּ֙גַע֙ לְבָנָ֣ה אֲדַמְדֶּ֔מֶת בְּקָרַחְתּ֖וֹ א֣וֹ בְגַבַּחְתּ֑וֹ כְּמַרְאֵ֥ה צָרַ֖עַת ע֥וֹר בָּשָֽׂר׃<text:s/></text:span><text:span text:style-name="T1144">‬</text:span>‬‬<text:span text:style-name="T1145">44</text:span><text:span text:style-name="T1146"> אִישׁ־צָר֥וּעַ ה֖וּא טָמֵ֣א ה֑וּא טַמֵּ֧א יְטַמְּאֶ֛נּוּ הַכֹּהֵ֖ן בְּרֹאשׁ֥וֹ נִגְעֽוֹ׃<text:s/></text:span><text:span text:style-name="T1147">‬</text:span>‬‬<text:span text:style-name="T1148">45</text:span><text:span text:style-name="T1149"> וְהַצָּר֜וּעַ אֲשֶׁר־בּ֣וֹ הַנֶּ֗גַע בְּגָדָ֞יו יִהְי֤וּ פְרֻמִים֙ וְרֹאשׁוֹ֙ יִהְיֶ֣ה פָר֔וּעַ וְעַל־שָׂפָ֖ם יַעְטֶ֑ה וְטָמֵ֥א ׀ טָמֵ֖א יִקְרָֽא׃<text:s/></text:span><text:span text:style-name="T1150">‬</text:span>‬‬<text:span text:style-name="T1151">46</text:span><text:span text:style-name="T1152"> כָּל־יְמֵ֞י אֲשֶׁ֨ר הַנֶּ֥גַע בּ֛וֹ יִטְמָ֖א טָמֵ֣א ה֑וּא בָּדָ֣ד יֵשֵׁ֔ב מִח֥וּץ לַֽמַּחֲנֶ֖ה מוֹשָׁבֽוֹ׃</text:span><text:span text:style-name="T1153"><text:s/>ס<text:s/></text:span><text:span text:style-name="T1154">‬</text:span>‬‬<text:span text:style-name="T1155">47</text:span><text:span text:style-name="T1156"> וְהַבֶּ֕גֶד כִּֽי־יִהְיֶ֥ה ב֖וֹ נֶ֣גַע צָרָ֑עַת בְּבֶ֣גֶד צֶ֔מֶר א֖וֹ בְּבֶ֥גֶד פִּשְׁתִּֽים׃<text:s/></text:span><text:span text:style-name="T1157">‬</text:span>‬‬<text:span text:style-name="T1158">48</text:span><text:span text:style-name="T1159"> א֤וֹ בִֽשְׁתִי֙ א֣וֹ בְעֵ֔רֶב לַפִּשְׁתִּ֖ים וְלַצָּ֑מֶר א֣וֹ בְע֔וֹר א֖וֹ בְּכָל־מְלֶ֥אכֶת עֽוֹר׃<text:s/></text:span><text:span text:style-name="T1160">‬</text:span>‬‬<text:span text:style-name="T1161">49</text:span><text:span text:style-name="T1162"> וְהָיָ֨ה הַנֶּ֜גַע יְרַקְרַ֣ק ׀ א֣וֹ אֲדַמְדָּ֗ם בַּבֶּגֶד֩ א֨וֹ בָע֜וֹר אֽוֹ־בַשְּׁתִ֤י אוֹ־בָעֵ֙רֶב֙ א֣וֹ בְכָל־כְּלִי־ע֔וֹר נֶ֥גַע צָרַ֖עַת ה֑וּא וְהָרְאָ֖ה אֶת־הַכֹּהֵֽן׃<text:s/></text:span><text:span text:style-name="T1163">‬</text:span>‬‬<text:span text:style-name="T1164">50</text:span><text:span text:style-name="T1165"> וְרָאָ֥ה הַכֹּהֵ֖ן אֶת־הַנָּ֑גַע וְהִסְגִּ֥יר אֶת־הַנֶּ֖גַע שִׁבְעַ֥ת יָמִֽים׃<text:s/></text:span><text:span text:style-name="T1166">‬</text:span>‬‬<text:span text:style-name="T1167">51</text:span><text:span text:style-name="T1168"> וְרָאָ֨ה אֶת־הַנֶּ֜גַע בַּיּ֣וֹם הַשְּׁבִיעִ֗י כִּֽי־פָשָׂ֤ה הַנֶּ֙גַע֙ בַּ֠בֶּגֶד אֽוֹ־בַשְּׁתִ֤י אֽוֹ־בָעֵ֙רֶב֙ א֣וֹ בָע֔וֹר לְכֹ֛ל אֲשֶׁר־יֵעָשֶׂ֥ה הָע֖וֹר לִמְלָאכָ֑ה צָרַ֧עַת מַמְאֶ֛רֶת הַנֶּ֖גַע טָמֵ֥א הֽוּא׃<text:s/></text:span><text:span text:style-name="T1169">‬</text:span>‬‬<text:span text:style-name="T1170">52</text:span><text:span text:style-name="T1171"> וְשָׂרַ֨ף אֶת־הַבֶּ֜גֶד א֥וֹ אֶֽת־הַשְּׁתִ֣י ׀ א֣וֹ אֶת־הָעֵ֗רֶב בַּצֶּ֙מֶר֙ א֣וֹ בַפִּשְׁתִּ֔ים א֚וֹ אֶת־כָּל־כְּלִ֣י הָע֔וֹר אֲשֶׁר־יִהְיֶ֥ה ב֖וֹ הַנָּ֑גַע כִּֽי־צָרַ֤עַת מַמְאֶ֙רֶת֙ הִ֔וא בָּאֵ֖שׁ תִּשָּׂרֵֽף׃<text:s/></text:span><text:span text:style-name="T1172">‬</text:span>‬‬<text:span text:style-name="T1173">53</text:span><text:span text:style-name="T1174"> וְאִם֮ יִרְאֶ֣ה הַכֹּהֵן֒ וְהִנֵּה֙ לֹא־פָשָׂ֣ה הַנֶּ֔גַע בַּבֶּ֕גֶד א֥וֹ בַשְּׁתִ֖י א֣וֹ בָעֵ֑רֶב א֖וֹ בְּכָל־כְּלִי־עֽוֹר׃<text:s/></text:span><text:span text:style-name="T1175">‬</text:span>‬‬<text:span text:style-name="T1176">54</text:span><text:span text:style-name="T1177"> וְצִוָּה֙ הַכֹּהֵ֔ן וְכִ֨בְּס֔וּ אֵ֥ת אֲשֶׁר־בּ֖וֹ הַנָּ֑גַע וְהִסְגִּיר֥וֹ שִׁבְעַת־יָמִ֖ים שֵׁנִֽית׃<text:s/></text:span><text:span text:style-name="T1178">‬</text:span>‬‬<text:span text:style-name="T1179">55</text:span><text:span text:style-name="T1180"> וְרָאָ֨ה הַכֹּהֵ֜ן אַחֲרֵ֣י ׀ הֻכַּבֵּ֣ס אֶת־הַנֶּ֗גַע וְ֠הִנֵּה לֹֽא־הָפַ֨ךְ הַנֶּ֤גַע אֶת־עֵינוֹ֙ וְהַנֶּ֣גַע לֹֽא־פָשָׂ֔ה טָמֵ֣א ה֔וּא בָּאֵ֖שׁ תִּשְׂרְפֶ֑נּוּ פְּחֶ֣תֶת הִ֔וא בְּקָרַחְתּ֖וֹ א֥וֹ בְגַבַּחְתּֽוֹ׃<text:s/></text:span><text:span text:style-name="T1181">‬</text:span>‬‬<text:span text:style-name="T1182">56</text:span><text:span text:style-name="T1183"> וְאִם֮ רָאָ֣ה הַכֹּהֵן֒ וְהִנֵּה֙ כֵּהָ֣ה הַנֶּ֔גַע אַחֲרֵ֖י הֻכַּבֵּ֣ס אֹת֑וֹ וְקָרַ֣ע אֹת֗וֹ מִן־הַבֶּ֙גֶד֙ א֣וֹ מִן־הָע֔וֹר א֥וֹ מִן־הַשְּׁתִ֖י א֥וֹ מִן־הָעֵֽרֶב׃<text:s/></text:span><text:span text:style-name="T1184">‬</text:span>‬‬<text:span text:style-name="T1185">57</text:span><text:span text:style-name="T1186"> וְאִם־תֵּרָאֶ֨ה ע֜וֹד בַּ֠בֶּגֶד אֽוֹ־בַשְּׁתִ֤י אֽוֹ־בָעֵ֙רֶב֙ א֣וֹ בְכָל־כְּלִי־ע֔וֹר פֹּרַ֖חַת הִ֑וא בָּאֵ֣שׁ תִּשְׂרְפֶ֔נּוּ אֵ֥ת אֲשֶׁר־בּ֖וֹ הַנָּֽגַע׃<text:s/></text:span><text:span text:style-name="T1187">‬</text:span>‬‬<text:span text:style-name="T1188">58</text:span><text:span text:style-name="T1189"> וְהַבֶּ֡גֶד אֽוֹ־הַשְּׁתִ֨י אוֹ־הָעֵ֜רֶב אֽוֹ־כָל־כְּלִ֤י הָעוֹר֙ אֲשֶׁ֣ר תְּכַבֵּ֔ס וְסָ֥ר מֵהֶ֖ם הַנָּ֑גַע וְכֻבַּ֥ס שֵׁנִ֖ית וְטָהֵֽר׃<text:s/></text:span><text:span text:style-name="T1190">‬</text:span>‬‬<text:span text:style-name="T1191">59</text:span><text:span text:style-name="T1192"> זֹ֠את תּוֹרַ֨ת נֶֽגַע־צָרַ֜עַת בֶּ֥גֶד הַצֶּ֣מֶר ׀ א֣וֹ הַפִּשְׁתִּ֗ים א֤וֹ הַשְּׁתִי֙ א֣וֹ הָעֵ֔רֶב א֖וֹ כָּל־כְּלִי־ע֑וֹר לְטַהֲר֖וֹ א֥וֹ לְטַמְּאֽוֹ׃<text:s/></text:span><text:span text:style-name="T1193">פ<text:s/></text:span><text:span text:style-name="T1194">‬</text:span>‬‬‬‬‬‬‬‬‬‬‬‬‬‬‬‬‬‬‬‬‬‬‬‬‬‬‬‬‬‬‬‬‬</text:p>
      </text:section>
      <text:section text:name="Sect13" text:style-name="S13">
        <text:soft-page-break/>
        <text:p text:style-name="P1195">Leviticus 14</text:p>
        <text:p text:style-name="P1196"><text:span text:style-name="T1197">1</text:span><text:span text:style-name="T1198"> וַיְדַבֵּ֥ר יְהוָ֖ה אֶל־מֹשֶׁ֥ה לֵּאמֹֽר׃<text:s/></text:span><text:span text:style-name="T1199">2</text:span><text:span text:style-name="T1200"> זֹ֤את תִּֽהְיֶה֙ תּוֹרַ֣ת הַמְּצֹרָ֔ע בְּי֖וֹם טָהֳרָת֑וֹ וְהוּבָ֖א אֶל־הַכֹּהֵֽן׃<text:s/></text:span><text:span text:style-name="T1201">‬</text:span>‬‬<text:span text:style-name="T1202">3</text:span><text:span text:style-name="T1203"> וְיָצָא֙ הַכֹּהֵ֔ן אֶל־מִח֖וּץ לַֽמַּחֲנֶ֑ה וְרָאָה֙ הַכֹּהֵ֔ן וְהִנֵּ֛ה נִרְפָּ֥א נֶֽגַע־הַצָּרַ֖עַת מִן־הַצָּרֽוּעַ׃<text:s/></text:span><text:span text:style-name="T1204">‬</text:span>‬‬<text:span text:style-name="T1205">4</text:span><text:span text:style-name="T1206"> וְצִוָּה֙ הַכֹּהֵ֔ן וְלָקַ֧ח לַמִּטַּהֵ֛ר שְׁתֵּֽי־צִפֳּרִ֥ים חַיּ֖וֹת טְהֹר֑וֹת וְעֵ֣ץ אֶ֔רֶז וּשְׁנִ֥י תוֹלַ֖עַת וְאֵזֹֽב׃<text:s/></text:span><text:span text:style-name="T1207">‬</text:span>‬‬<text:span text:style-name="T1208">5</text:span><text:span text:style-name="T1209"> וְצִוָּה֙ הַכֹּהֵ֔ן וְשָׁחַ֖ט אֶת־הַצִּפּ֣וֹר הָאֶחָ֑ת אֶל־כְּלִי־חֶ֖רֶשׂ עַל־מַ֥יִם חַיִּֽים׃<text:s/></text:span><text:span text:style-name="T1210">‬</text:span>‬‬<text:span text:style-name="T1211">6</text:span><text:span text:style-name="T1212"> אֶת־הַצִּפֹּ֤ר הַֽחַיָּה֙ יִקַּ֣ח אֹתָ֔הּ וְאֶת־עֵ֥ץ הָאֶ֛רֶז וְאֶת־שְׁנִ֥י הַתּוֹלַ֖עַת וְאֶת־הָאֵזֹ֑ב וְטָבַ֨ל אוֹתָ֜ם וְאֵ֣ת ׀ הַצִּפֹּ֣ר הֽ͏ַחַיָּ֗ה בְּדַם֙ הַצִּפֹּ֣ר הַשְּׁחֻטָ֔ה עַ֖ל הַמַּ֥יִם הֽ͏ַחַיִּֽים׃<text:s/></text:span><text:span text:style-name="T1213">‬</text:span>‬‬<text:span text:style-name="T1214">7</text:span><text:span text:style-name="T1215"> וְהִזָּ֗ה עַ֧ל הַמִּטַּהֵ֛ר מִן־הַצָּרַ֖עַת שֶׁ֣בַע פְּעָמִ֑ים וְטִ֣הֲר֔וֹ וְשִׁלַּ֛ח אֶת־הַצִּפֹּ֥ר הַֽחַיָּ֖ה עַל־פְּנֵ֥י הַשָּׂדֶֽה׃<text:s/></text:span><text:span text:style-name="T1216">‬</text:span>‬‬<text:span text:style-name="T1217">8</text:span><text:span text:style-name="T1218"> וְכִבֶּס֩ הַמִּטַּהֵ֨ר אֶת־בְּגָדָ֜יו וְגִלַּ֣ח אֶת־כָּל־שְׂעָר֗וֹ וְרָחַ֤ץ בַּמַּ֙יִם֙ וְטָהֵ֔ר וְאַחַ֖ר יָב֣וֹא אֶל־הַֽמַּחֲנֶ֑ה וְיָשַׁ֛ב מִח֥וּץ לְאָהֳל֖וֹ שִׁבְעַ֥ת יָמִֽים׃<text:s/></text:span><text:span text:style-name="T1219">‬</text:span>‬‬<text:span text:style-name="T1220">9</text:span><text:span text:style-name="T1221"> וְהָיָה֩ בַיּ֨וֹם הַשְּׁבִיעִ֜י יְגַלַּ֣ח אֶת־כָּל־שְׂעָר֗וֹ אֶת־רֹאשׁ֤וֹ וְאֶת־זְקָנוֹ֙ וְאֵת֙ גַּבֹּ֣ת עֵינָ֔יו וְאֶת־כָּל־שְׂעָר֖וֹ יְגַלֵּ֑חַ וְכִבֶּ֣ס אֶת־בְּגָדָ֗יו וְרָחַ֧ץ אֶת־בְּשָׂר֛וֹ בַּמַּ֖יִם וְטָהֵֽר׃<text:s/></text:span><text:span text:style-name="T1222">‬</text:span>‬‬<text:span text:style-name="T1223">10</text:span><text:span text:style-name="T1224"> וּבַיּ֣וֹם הַשְּׁמִינִ֗י יִקַּ֤ח שְׁנֵֽי־כְבָשִׂים֙ תְּמִימִ֔ים וְכַבְשָׂ֥ה אַחַ֛ת בַּת־שְׁנָתָ֖הּ תְּמִימָ֑ה וּשְׁלֹשָׁ֣ה עֶשְׂרֹנִ֗ים סֹ֤לֶת מִנְחָה֙ בְּלוּלָ֣ה בַשֶּׁ֔מֶן וְלֹ֥ג אֶחָ֖ד שָֽׁמֶן׃<text:s/></text:span><text:span text:style-name="T1225">‬</text:span>‬‬<text:span text:style-name="T1226">11</text:span><text:span text:style-name="T1227"> וְהֶעֱמִ֞יד הַכֹּהֵ֣ן הַֽמְטַהֵ֗ר אֵ֛ת הָאִ֥ישׁ הַמִּטַּהֵ֖ר וְאֹתָ֑ם לִפְנֵ֣י יְהוָ֔ה פֶּ֖תַח אֹ֥הֶל מוֹעֵֽד׃<text:s/></text:span><text:span text:style-name="T1228">‬</text:span>‬‬<text:span text:style-name="T1229">12</text:span><text:span text:style-name="T1230"> וְלָקַ֨ח הַכֹּהֵ֜ן אֶת־הַכֶּ֣בֶשׂ הָאֶחָ֗ד וְהִקְרִ֥יב אֹת֛וֹ לְאָשָׁ֖ם וְאֶת־לֹ֣ג הַשָּׁ֑מֶן וְהֵנִ֥יף אֹתָ֛ם תְּנוּפָ֖ה לִפְנֵ֥י יְהוָֽה׃<text:s/></text:span><text:span text:style-name="T1231">‬</text:span>‬‬<text:span text:style-name="T1232">13</text:span><text:span text:style-name="T1233"> וְשָׁחַ֣ט אֶת־הַכֶּ֗בֶשׂ בִּ֠מְקוֹם אֲשֶׁ֨ר יִשְׁחַ֧ט אֶת־הַֽחַטָּ֛את וְאֶת־הָעֹלָ֖ה בִּמְק֣וֹם הַקֹּ֑דֶשׁ כִּ֡י כַּ֠חַטָּאת הָאָשָׁ֥ם הוּא֙ לַכֹּהֵ֔ן קֹ֥דֶשׁ קֽ͏ָדָשִׁ֖ים הֽוּא׃<text:s/></text:span><text:span text:style-name="T1234">‬</text:span>‬‬<text:span text:style-name="T1235">14</text:span><text:span text:style-name="T1236"> וְלָקַ֣ח הַכֹּהֵן֮ מִדַּ֣ם הָאָשָׁם֒ וְנָתַן֙ הַכֹּהֵ֔ן עַל־תְּנ֛וּךְ אֹ֥זֶן הַמִּטַּהֵ֖ר הַיְמָנִ֑ית וְעַל־בֹּ֤הֶן יָדוֹ֙ הַיְמָנִ֔ית וְעַל־בֹּ֥הֶן רַגְל֖וֹ הַיְמָנִֽית׃<text:s/></text:span><text:span text:style-name="T1237">‬</text:span>‬‬<text:span text:style-name="T1238">15</text:span><text:span text:style-name="T1239"> וְלָקַ֥ח הַכֹּהֵ֖ן מִלֹּ֣ג הַשָּׁ֑מֶן וְיָצַ֛ק עַל־כַּ֥ף הַכֹּהֵ֖ן הַשְּׂמָאלִֽית׃<text:s/></text:span><text:span text:style-name="T1240">‬</text:span>‬‬<text:span text:style-name="T1241">16</text:span><text:span text:style-name="T1242"> וְטָבַ֤ל הַכֹּהֵן֙ אֶת־אֶצְבָּע֣וֹ הַיְמָנִ֔ית מִן־הַשֶּׁ֕מֶן אֲשֶׁ֥ר עַל־כַּפּ֖וֹ הַשְּׂמָאלִ֑ית וְהִזָּ֨ה מִן־הַשֶּׁ֧מֶן בְּאֶצְבָּע֛וֹ שֶׁ֥בַע פְּעָמִ֖ים לִפְנֵ֥י יְהוָֽה׃<text:s/></text:span><text:span text:style-name="T1243">‬</text:span>‬‬<text:span text:style-name="T1244">17</text:span><text:span text:style-name="T1245"> וּמִיֶּ֨תֶר הַשֶּׁ֜מֶן אֲשֶׁ֣ר עַל־כַּפּ֗וֹ יִתֵּ֤ן הַכֹּהֵן֙ עַל־תְּנ֞וּךְ אֹ֤זֶן הַמִּטַּהֵר֙ הַיְמָנִ֔ית וְעַל־בֹּ֤הֶן יָדוֹ֙ הַיְמָנִ֔ית וְעַל־בֹּ֥הֶן רַגְל֖וֹ הַיְמָנִ֑ית עַ֖ל דַּ֥ם הָאָשָֽׁם׃<text:s/></text:span><text:span text:style-name="T1246">‬</text:span>‬‬<text:span text:style-name="T1247">18</text:span><text:span text:style-name="T1248"> וְהַנּוֹתָ֗ר בַּשֶּׁ֙מֶן֙ אֲשֶׁר֙ עַל־כַּ֣ף הַכֹּהֵ֔ן יִתֵּ֖ן עַל־רֹ֣אשׁ הַמִּטַּהֵ֑ר וְכִפֶּ֥ר עָלָ֛יו הַכֹּהֵ֖ן לִפְנֵ֥י יְהוָֽה׃<text:s/></text:span><text:span text:style-name="T1249">‬</text:span>‬‬<text:span text:style-name="T1250">19</text:span><text:span text:style-name="T1251"> וְעָשָׂ֤ה הַכֹּהֵן֙ אֶת־הַ֣חַטָּ֔את וְכִפֶּ֕ר עַל־הַמִּטַּהֵ֖ר מִטֻּמְאָת֑וֹ וְאַחַ֖ר יִשְׁחַ֥ט אֶת־הָעֹלָֽה׃<text:s/></text:span><text:span text:style-name="T1252">‬</text:span>‬‬<text:span text:style-name="T1253">20</text:span><text:span text:style-name="T1254"> וְהֶעֱלָ֧ה הַכֹּהֵ֛ן אֶת־הָעֹלָ֥ה וְאֶת־הַמִּנְחָ֖ה הַמִּזְבֵּ֑חָה וְכִפֶּ֥ר עָלָ֛יו הַכֹּהֵ֖ן וְטָהֵֽר׃</text:span><text:span text:style-name="T1255"><text:s/>ס<text:s/></text:span><text:span text:style-name="T1256">‬</text:span>‬‬<text:span text:style-name="T1257">21</text:span><text:span text:style-name="T1258"> וְאִם־דַּ֣ל ה֗וּא וְאֵ֣ין יָדוֹ֮ מַשֶּׂגֶת֒ וְ֠לָקַח כֶּ֣בֶשׂ אֶחָ֥ד אָשָׁ֛ם לִתְנוּפָ֖ה לְכַפֵּ֣ר עָלָ֑יו וְעִשָּׂר֨וֹן סֹ֜לֶת אֶחָ֨ד בָּ֥</text:span><text:span text:style-name="T1259">‬‏לוּל בַּשֶּׁ֛מֶן לְמִנְחָ֖ה וְלֹ֥ג שָֽׁמֶן׃<text:s/></text:span><text:span text:style-name="T1260">‬</text:span>‬‬‬<text:span text:style-name="T1261">22</text:span><text:span text:style-name="T1262"> וּשְׁתֵּ֣י תֹרִ֗ים א֤וֹ שְׁנֵי֙ בְּנֵ֣י יוֹנָ֔ה אֲשֶׁ֥ר תַּשִּׂ֖יג יָד֑וֹ וְהָיָ֤ה אֶחָד֙ חַטָּ֔את וְהָאֶחָ֖ד עֹלָֽה׃<text:s/></text:span><text:span text:style-name="T1263">‬</text:span>‬‬<text:span text:style-name="T1264">23</text:span><text:span text:style-name="T1265"> וְהֵבִ֨יא אֹתָ֜ם בַּיּ֧וֹם הַשְּׁמִינִ֛י לְטָהֳרָת֖וֹ אֶל־הַכֹּהֵ֑ן אֶל־פֶּ֥תַח אֹֽהֶל־מוֹעֵ֖ד לִפְנֵ֥י יְהוָֽה׃<text:s/></text:span><text:span text:style-name="T1266">‬</text:span>‬‬<text:span text:style-name="T1267">24</text:span><text:span text:style-name="T1268"> וְלָקַ֧ח הַכֹּהֵ֛ן אֶת־כֶּ֥בֶשׂ הָאָשָׁ֖ם וְאֶת־לֹ֣ג הַשָּׁ֑מֶן וְהֵנִ֨יף אֹתָ֧ם הַכֹּהֵ֛ן תְּנוּפָ֖ה לִפְנֵ֥י יְהוָֽה׃<text:s/></text:span><text:span text:style-name="T1269">‬</text:span>‬‬<text:span text:style-name="T1270">25</text:span><text:span text:style-name="T1271"> וְשָׁחַט֮ אֶת־כֶּ֣בֶשׂ הָֽאָשָׁם֒ וְלָקַ֤ח הַכֹּהֵן֙ מִדַּ֣ם הָֽאָשָׁ֔ם<text:s/></text:span><text:soft-page-break/><text:span text:style-name="T1272">וְנָתַ֛ן עַל־תְּנ֥וּךְ אֹֽזֶן־הַמִטַּהֵ֖ר הַיְמָנִ֑ית וְעַל־בֹּ֤הֶן יָדוֹ֙ הַיְמָנִ֔ית וְעַל־בֹּ֥הֶן רַגְל֖וֹ הַיְמָנִֽית׃<text:s/></text:span><text:span text:style-name="T1273">‬</text:span>‬‬<text:span text:style-name="T1274">26</text:span><text:span text:style-name="T1275"> וּמִן־הַשֶּׁ֖מֶן יִצֹ֣ק הַכֹּהֵ֑ן עַל־כַּ֥ף הַכֹּהֵ֖ן הַשְּׂמָאלִֽית׃<text:s/></text:span><text:span text:style-name="T1276">‬</text:span>‬‬<text:span text:style-name="T1277">27</text:span><text:span text:style-name="T1278"> וְהִזָּ֤ה הַכֹּהֵן֙ בְּאֶצְבָּע֣וֹ הַיְמָנִ֔ית מִן־הַשֶּׁ֕מֶן אֲשֶׁ֥ר עַל־כַּפּ֖וֹ הַשְּׂמָאלִ֑ית שֶׁ֥בַע פְּעָמִ֖ים לִפְנֵ֥י יְהוָֽה׃<text:s/></text:span><text:span text:style-name="T1279">‬</text:span>‬‬<text:span text:style-name="T1280">28</text:span><text:span text:style-name="T1281"> וְנָתַ֨ן הַכֹּהֵ֜ן מִן־הַשֶּׁ֣מֶן ׀ אֲשֶׁ֣ר עַל־כַּפּ֗וֹ עַל־תְּנ֞וּךְ אֹ֤זֶן הַמִּטַּהֵר֙ הַיְמָנִ֔ית וְעַל־בֹּ֤הֶן יָדוֹ֙ הַיְמָנִ֔ית וְעַל־בֹּ֥הֶן רַגְל֖וֹ הַיְמָנִ֑ית עַל־מְק֖וֹם דַּ֥ם הָאָשָֽׁם׃<text:s/></text:span><text:span text:style-name="T1282">‬</text:span>‬‬<text:span text:style-name="T1283">29</text:span><text:span text:style-name="T1284"> וְהַנּוֹתָ֗ר מִן־הַשֶּׁ֙מֶן֙ אֲשֶׁר֙ עַל־כַּ֣ף הַכֹּהֵ֔ן יִתֵּ֖ן עַל־רֹ֣אשׁ הַמִּטַּהֵ֑ר לְכַפֵּ֥ר עָלָ֖יו לִפְנֵ֥י יְהוָֽה׃<text:s/></text:span><text:span text:style-name="T1285">‬</text:span>‬‬<text:span text:style-name="T1286">30</text:span><text:span text:style-name="T1287"> וְעָשָׂ֤ה אֶת־הָֽאֶחָד֙ מִן־הַתֹּרִ֔ים א֖וֹ מִן־בְּנֵ֣י הַיּוֹנָ֑ה מֵאֲשֶׁ֥ר תַּשִּׂ֖יג יָדֽוֹ׃<text:s/></text:span><text:span text:style-name="T1288">‬</text:span>‬‬<text:span text:style-name="T1289">31</text:span><text:span text:style-name="T1290"> אֵ֣ת אֲשֶׁר־תַּשִּׂ֞יג יָד֗וֹ אֶת־הָאֶחָ֥ד חַטָּ֛את וְאֶת־הָאֶחָ֥ד עֹלָ֖ה עַל־הַמִּנְחָ֑ה וְכִפֶּ֧ר הַכֹּהֵ֛ן עַ֥ל הַמִּטַּהֵ֖ר לִפְנֵ֥י יְהוָֽה׃<text:s/></text:span><text:span text:style-name="T1291">‬</text:span>‬‬<text:span text:style-name="T1292">32</text:span><text:span text:style-name="T1293"> זֹ֣את תּוֹרַ֔ת אֲשֶׁר־בּ֖וֹ נֶ֣גַע צָרָ֑עַת אֲשֶׁ֛ר לֹֽא־תַשִּׂ֥יג יָד֖וֹ בְּטָהֳרָתֽוֹ׃<text:s/></text:span><text:span text:style-name="T1294">פ<text:s/></text:span><text:span text:style-name="T1295">‬</text:span>‬‬‬‬‬‬‬‬‬‬‬‬‬‬‬‬‬‬‬‬‬‬‬‬‬‬‬‬‬‬‬‬‬</text:p>
        <text:p text:style-name="P1296"><text:span text:style-name="T1297">33</text:span><text:span text:style-name="T1298"> וַיְדַבֵּ֣ר יְהוָ֔ה אֶל־מֹשֶׁ֥ה וְאֶֽל־אַהֲרֹ֖ן לֵאמֹֽר׃<text:s/></text:span><text:span text:style-name="T1299">‬</text:span>‬‬<text:span text:style-name="T1300">34</text:span><text:span text:style-name="T1301"> כִּ֤י תָבֹ֙אוּ֙ אֶל־אֶ֣רֶץ כְּנַ֔עַן אֲשֶׁ֥ר אֲנִ֛י נֹתֵ֥ן לָכֶ֖ם לַאֲחֻזָּ֑ה וְנָתַתִּי֙ נֶ֣גַע צָרַ֔עַת בְּבֵ֖ית אֶ֥רֶץ אֲחֻזַּתְכֶֽם׃<text:s/></text:span><text:span text:style-name="T1302">‬</text:span>‬‬<text:span text:style-name="T1303">35</text:span><text:span text:style-name="T1304"> וּבָא֙ אֲשֶׁר־ל֣וֹ הַבַּ֔יִת וְהִגִּ֥יד לַכֹּהֵ֖ן לֵאמֹ֑ר כְּנֶ֕גַע נִרְאָ֥ה לִ֖י בַּבָּֽיִת׃<text:s/></text:span><text:span text:style-name="T1305">‬</text:span>‬‬<text:span text:style-name="T1306">36</text:span><text:span text:style-name="T1307"> וְצִוָּ֨ה הַכֹּהֵ֜ן וּפִנּ֣וּ אֶת־הַבַּ֗יִת בְּטֶ֨רֶם יָבֹ֤א הַכֹּהֵן֙ לִרְא֣וֹת אֶת־הַנֶּ֔גַע וְלֹ֥א יִטְמָ֖א כָּל־אֲשֶׁ֣ר בַּבָּ֑יִת וְאַ֥חַר כֵּ֛ן יָבֹ֥א הַכֹּהֵ֖ן לִרְא֥וֹת אֶת־הַבָּֽיִת׃<text:s/></text:span><text:span text:style-name="T1308">‬</text:span>‬‬<text:span text:style-name="T1309">37</text:span><text:span text:style-name="T1310"> וְרָאָ֣ה אֶת־הַנֶּ֗גַע וְהִנֵּ֤ה הַנֶּ֙גַע֙ בְּקִירֹ֣ת הַבַּ֔יִת שְׁקַֽעֲרוּרֹת֙ יְרַקְרַקֹּ֔ת א֖וֹ אֲדַמְדַּמֹּ֑ת וּמַרְאֵיהֶ֥ן שָׁפָ֖ל מִן־הַקִּֽיר׃<text:s/></text:span><text:span text:style-name="T1311">‬</text:span>‬‬<text:span text:style-name="T1312">38</text:span><text:span text:style-name="T1313"> וְיָצָ֧א הַכֹּהֵ֛ן מִן־הַבַּ֖יִת אֶל־פֶּ֣תַח הַבָּ֑יִת וְהִסְגִּ֥יר אֶת־הַבַּ֖יִת שִׁבְעַ֥ת יָמִֽים׃<text:s/></text:span><text:span text:style-name="T1314">‬</text:span>‬‬<text:span text:style-name="T1315">39</text:span><text:span text:style-name="T1316"> וְשָׁ֥ב הַכֹּהֵ֖ן בַּיּ֣וֹם הַשְּׁבִיעִ֑י וְרָאָ֕ה וְהִנֵּ֛ה פָּשָׂ֥ה הַנֶּ֖גַע בְּקִירֹ֥ת הַבָּֽיִת׃<text:s/></text:span><text:span text:style-name="T1317">‬</text:span>‬‬<text:span text:style-name="T1318">40</text:span><text:span text:style-name="T1319"> וְצִוָּה֙ הַכֹּהֵ֔ן וְחִלְּצוּ֙ אֶת־הָ֣אֲבָנִ֔ים אֲשֶׁ֥ר בָּהֵ֖ן הַנָּ֑גַע וְהִשְׁלִ֤יכוּ אֶתְהֶן֙ אֶל־מִח֣וּץ לָעִ֔יר אֶל־מָק֖וֹם טָמֵֽא׃<text:s/></text:span><text:span text:style-name="T1320">‬</text:span>‬‬<text:span text:style-name="T1321">41</text:span><text:span text:style-name="T1322"> וְאֶת־הַבַּ֛יִת יַקְצִ֥עַ מִבַּ֖יִת סָבִ֑יב וְשָׁפְכ֗וּ אֶת־הֶֽעָפָר֙ אֲשֶׁ֣ר הִקְצ֔וּ אֶל־מִח֣וּץ לָעִ֔יר אֶל־מָק֖וֹם טָמֵֽא׃<text:s/></text:span><text:span text:style-name="T1323">‬</text:span>‬‬<text:span text:style-name="T1324">42</text:span><text:span text:style-name="T1325"> וְלָקְחוּ֙ אֲבָנִ֣ים אֲחֵר֔וֹת וְהֵבִ֖יאוּ אֶל־תַּ֣חַת הָאֲבָנִ֑ים וְעָפָ֥ר אַחֵ֛ר יִקַּ֖ח וְטָ֥ח אֶת־הַבָּֽיִת׃<text:s/></text:span><text:span text:style-name="T1326">‬</text:span>‬‬<text:span text:style-name="T1327">43</text:span><text:span text:style-name="T1328"> וְאִם־יָשׁ֤וּב הַנֶּ֙גַע֙ וּפָרַ֣ח בַּבַּ֔יִת אַחַ֖ר חִלֵּ֣ץ אֶת־הָאֲבָנִ֑ים וְאַחֲרֵ֛י הִקְצ֥וֹת אֶת־הַבַּ֖יִת וְאַחֲרֵ֥י הִטּֽוֹחַ׃<text:s/></text:span><text:span text:style-name="T1329">‬</text:span>‬‬<text:span text:style-name="T1330">44</text:span><text:span text:style-name="T1331"> וּבָא֙ הַכֹּהֵ֔ן וְרָאָ֕ה וְהִנֵּ֛ה פָּשָׂ֥ה הַנֶּ֖גַע בַּבָּ֑יִת צָרַ֨עַת מַמְאֶ֥רֶת הִ֛וא בַּבַּ֖יִת טָמֵ֥א הֽוּא׃<text:s/></text:span><text:span text:style-name="T1332">‬</text:span>‬‬<text:span text:style-name="T1333">45</text:span><text:span text:style-name="T1334"> וְנָתַ֣ץ אֶת־הַבַּ֗יִת אֶת־אֲבָנָיו֙ וְאֶת־עֵצָ֔יו וְאֵ֖ת כָּל־עֲפַ֣ר הַבָּ֑יִת וְהוֹצִיא֙ אֶל־מִח֣וּץ לָעִ֔יר אֶל־מָק֖וֹם טָמֵֽא׃<text:s/></text:span><text:span text:style-name="T1335">‬</text:span>‬‬<text:span text:style-name="T1336">46</text:span><text:span text:style-name="T1337"> וְהַבָּא֙ אֶל־הַבַּ֔יִת כָּל־יְמֵ֖י הִסְגִּ֣יר אֹת֑וֹ יִטְמָ֖א עַד־הָעָֽרֶב׃<text:s/></text:span><text:span text:style-name="T1338">‬</text:span>‬‬<text:span text:style-name="T1339">47</text:span><text:span text:style-name="T1340"> וְהַשֹּׁכֵ֣ב בַּבַּ֔יִת יְכַבֵּ֖ס אֶת־בְּגָדָ֑יו וְהָאֹכֵ֣ל בַּבַּ֔יִת יְכַבֵּ֖ס אֶת־בְּגָדָֽיו׃<text:s/></text:span><text:span text:style-name="T1341">‬</text:span>‬‬<text:span text:style-name="T1342">48</text:span><text:span text:style-name="T1343"> וְאִם־בֹּ֨א יָבֹ֜א הַכֹּהֵ֗ן וְרָאָה֙ וְ֠הִנֵּה לֹא־פָשָׂ֤ה הַנֶּ֙גַע֙ בַּבַּ֔יִת אַחֲרֵ֖י הִטֹּ֣חַ אֶת־הַבָּ֑יִת וְטִהַ֤ר הַכֹּהֵן֙ אֶת־הַבַּ֔יִת כִּ֥י נִרְפָּ֖א הַנָּֽגַע׃<text:s/></text:span><text:span text:style-name="T1344">‬</text:span>‬‬<text:span text:style-name="T1345">49</text:span><text:span text:style-name="T1346"> וְלָקַ֛ח לְחַטֵּ֥א אֶת־הַבַּ֖יִת שְׁתֵּ֣י צִפֳּרִ֑ים וְעֵ֣ץ אֶ֔רֶז וּשְׁנִ֥י תוֹלַ֖עַת וְאֵזֹֽב׃<text:s/></text:span><text:span text:style-name="T1347">‬</text:span>‬‬<text:span text:style-name="T1348">50</text:span><text:span text:style-name="T1349"> וְשָׁחַ֖ט אֶת־הַצִּפֹּ֣ר הָאֶחָ֑ת אֶל־כְּלִי־חֶ֖רֶשׂ עַל־מַ֥יִם חַיִּֽים׃<text:s/></text:span><text:span text:style-name="T1350">‬</text:span>‬‬<text:span text:style-name="T1351">51</text:span><text:span text:style-name="T1352"> וְלָקַ֣ח אֶת־עֵֽץ־הָ֠אֶרֶז וְאֶת־הָ֨אֵזֹ֜ב וְאֵ֣ת ׀ שְׁנִ֣י הַתּוֹלַ֗עַת וְאֵת֮ הַצִּפֹּ֣ר הֽ͏ַחַיָּה֒ וְטָבַ֣ל אֹתָ֗ם בְּדַם֙ הַצִּפֹּ֣ר הַשְּׁחוּטָ֔ה וּבַמַּ֖יִם הַֽחַיִּ֑ים וְהִזָּ֥ה אֶל־הַבַּ֖יִת שֶׁ֥בַע פְּעָמִֽים׃<text:s/></text:span><text:span text:style-name="T1353">‬</text:span>‬‬<text:span text:style-name="T1354">52</text:span><text:span text:style-name="T1355"> וְחִטֵּ֣א אֶת־הַבַּ֔יִת בְּדַם֙ הַצִּפּ֔וֹר וּבַמַּ֖יִם הַֽחַיִּ֑ים וּבַצִּפֹּ֣ר הַחַיָּ֗ה וּבְעֵ֥ץ הָאֶ֛רֶז וּבָאֵזֹ֖ב וּבִשְׁנִ֥י הַתּוֹלָֽעַת׃<text:s/></text:span><text:span text:style-name="T1356">‬</text:span>‬‬<text:span text:style-name="T1357">53</text:span><text:span text:style-name="T1358"> וְשִׁלַּ֞ח אֶת־הַצִפֹּ֧ר הַֽחַיָּ֛ה אֶל־מִח֥וּץ לָעִ֖יר אֶל־</text:span><text:soft-page-break/><text:span text:style-name="T1359">פְּנֵ֣י הַשָּׂדֶ֑ה וְכִפֶּ֥ר עַל־הַבַּ֖יִת וְטָהֵֽר׃<text:s/></text:span><text:span text:style-name="T1360">‬</text:span>‬‬<text:span text:style-name="T1361">54</text:span><text:span text:style-name="T1362"> זֹ֖את הַתּוֹרָ֑ה לְכָל־נֶ֥גַע הַצָּרַ֖עַת וְלַנָּֽתֶק׃<text:s/></text:span><text:span text:style-name="T1363">‬</text:span>‬‬<text:span text:style-name="T1364">55</text:span><text:span text:style-name="T1365"> וּלְצָרַ֥עַת הַבֶּ֖גֶד וְלַבָּֽיִת׃<text:s/></text:span><text:span text:style-name="T1366">‬</text:span>‬‬<text:span text:style-name="T1367">56</text:span><text:span text:style-name="T1368"> וְלַשְׂאֵ֥ת וְלַסַּפַּ֖חַת וְלַבֶּהָֽרֶת׃<text:s/></text:span><text:span text:style-name="T1369">‬</text:span>‬‬<text:span text:style-name="T1370">57</text:span><text:span text:style-name="T1371"> לְהוֹרֹ֕ת בְּי֥וֹם הַטָּמֵ֖א וּבְי֣וֹם הַטָּהֹ֑ר זֹ֥את תּוֹרַ֖ת הַצָּרָֽעַת׃</text:span><text:span text:style-name="T1372"><text:s/>ס<text:s/></text:span><text:span text:style-name="T1373">‬</text:span>‬‬‬‬‬‬‬‬‬‬‬‬‬‬‬‬‬‬‬‬‬‬‬‬‬‬‬</text:p>
      </text:section>
      <text:section text:name="Sect14" text:style-name="S14">
        <text:p text:style-name="P1374">Leviticus 15</text:p>
        <text:p text:style-name="P1375"><text:span text:style-name="T1376">1</text:span><text:span text:style-name="T1377"> וַיְדַבֵּ֣ר יְהוָ֔ה אֶל־מֹשֶׁ֥ה וְאֶֽל־אַהֲרֹ֖ן לֵאמֹֽר׃<text:s/></text:span><text:span text:style-name="T1378">2</text:span><text:span text:style-name="T1379"> דַּבְּרוּ֙ אֶל־בְּנֵ֣י יִשְׂרָאֵ֔ל וַאֲמַרְתֶּ֖ם אֲלֵהֶ֑ם אִ֣ישׁ אִ֗ישׁ כִּ֤י יִהְיֶה֙ זָ֣ב מִבְּשָׂר֔וֹ זוֹב֖וֹ טָמֵ֥א הֽוּא׃<text:s/></text:span><text:span text:style-name="T1380">‬</text:span>‬‬<text:span text:style-name="T1381">3</text:span><text:span text:style-name="T1382"> וְזֹ֛את תִּהְיֶ֥ה טֻמְאָת֖וֹ בְּזוֹב֑וֹ רָ֣ר בְּשָׂר֞וֹ אֶת־זוֹב֗וֹ אֽוֹ־הֶחְתִּ֤ים בְּשָׂרוֹ֙ מִזּוֹב֔וֹ טֻמְאָת֖וֹ הִֽוא׃<text:s/></text:span><text:span text:style-name="T1383">‬</text:span>‬‬<text:span text:style-name="T1384">4</text:span><text:span text:style-name="T1385"> כָּל־הַמִּשְׁכָּ֗ב אֲשֶׁ֨ר יִשְׁכַּ֥ב עָלָ֛יו הַזָּ֖ב יִטְמָ֑א וְכָֽל־הַכְּלִ֛י אֲשֶׁר־יֵשֵׁ֥ב עָלָ֖יו יִטְמָֽא׃<text:s/></text:span><text:span text:style-name="T1386">‬</text:span>‬‬<text:span text:style-name="T1387">5</text:span><text:span text:style-name="T1388"> וְאִ֕ישׁ אֲשֶׁ֥ר יִגַּ֖ע בְּמִשְׁכָּב֑וֹ יְכַבֵּ֧ס בְּגָדָ֛יו וְרָחַ֥ץ בַּמַּ֖יִם וְטָמֵ֥א עַד־הָעָֽרֶב׃<text:s/></text:span><text:span text:style-name="T1389">‬</text:span>‬‬<text:span text:style-name="T1390">6</text:span><text:span text:style-name="T1391"> וְהַיֹּשֵׁב֙ עַֽל־הַכְּלִ֔י אֲשֶׁר־יֵשֵׁ֥ב עָלָ֖יו הַזָּ֑ב יְכַבֵּ֧ס בְּגָדָ֛יו וְרָחַ֥ץ בַּמַּ֖יִם וְטָמֵ֥א עַד־הָעָֽרֶב׃<text:s/></text:span><text:span text:style-name="T1392">‬</text:span>‬‬<text:span text:style-name="T1393">7</text:span><text:span text:style-name="T1394"> וְהַנֹּגֵ֖עַ בִּבְשַׂ֣ר הַזָּ֑ב יְכַבֵּ֧ס בְּגָדָ֛יו וְרָחַ֥ץ בַּמַּ֖יִם וְטָמֵ֥א עַד־הָעָֽרֶב׃<text:s/></text:span><text:span text:style-name="T1395">‬</text:span>‬‬<text:span text:style-name="T1396">8</text:span><text:span text:style-name="T1397"> וְכִֽי־יָרֹ֛ק הַזָּ֖ב בַּטָּה֑וֹר וְכִבֶּ֧ס בְּגָדָ֛יו וְרָחַ֥ץ בַּמַּ֖יִם וְטָמֵ֥א עַד־הָעָֽרֶב׃<text:s/></text:span><text:span text:style-name="T1398">‬</text:span>‬‬<text:span text:style-name="T1399">9</text:span><text:span text:style-name="T1400"> וְכָל־הַמֶּרְכָּ֗ב אֲשֶׁ֨ר יִרְכַּ֥ב עָלָ֛יו הַזָּ֖ב יִטְמָֽא׃<text:s/></text:span><text:span text:style-name="T1401">‬</text:span>‬‬<text:span text:style-name="T1402">10</text:span><text:span text:style-name="T1403"> וְכָל־הַנֹּגֵ֗עַ בְּכֹל֙ אֲשֶׁ֣ר יִהְיֶ֣ה תַחְתָּ֔יו יִטְמָ֖א עַד־הָעָ֑רֶב וְהַנּוֹשֵׂ֣א אוֹתָ֔ם יְכַבֵּ֧ס בְּגָדָ֛יו וְרָחַ֥ץ בַּמַּ֖יִם וְטָמֵ֥א עַד־הָעָֽרֶב׃<text:s/></text:span><text:span text:style-name="T1404">‬</text:span>‬‬<text:span text:style-name="T1405">11</text:span><text:span text:style-name="T1406"> וְכֹ֨ל אֲשֶׁ֤ר יִגַּע־בּוֹ֙ הַזָּ֔ב וְיָדָ֖יו לֹא־שָׁטַ֣ף בַּמָּ֑יִם וְכִבֶּ֧ס בְּגָדָ֛יו וְרָחַ֥ץ בַּמַּ֖יִם וְטָמֵ֥א עַד־הָעָֽרֶב׃<text:s/></text:span><text:span text:style-name="T1407">‬</text:span>‬‬<text:span text:style-name="T1408">12</text:span><text:span text:style-name="T1409"> וּכְלִי־חֶ֛רֶשׂ אֲשֶׁר־יִגַּע־בּ֥וֹ הַזָּ֖ב יִשָּׁבֵ֑ר וְכָל־כְּלִי־עֵ֔ץ יִשָּׁטֵ֖ף בַּמָּֽיִם׃<text:s/></text:span><text:span text:style-name="T1410">‬</text:span>‬‬<text:span text:style-name="T1411">13</text:span><text:span text:style-name="T1412"> וְכִֽי־יִטְהַ֤ר הַזָּב֙ מִזּוֹב֔וֹ וְסָ֨פַר ל֜וֹ שִׁבְעַ֥ת יָמִ֛ים לְטָהֳרָת֖וֹ וְכִבֶּ֣ס בְּגָדָ֑יו וְרָחַ֧ץ בְּשָׂר֛וֹ בְּמַ֥יִם חַיִּ֖ים וְטָהֵֽר׃<text:s/></text:span><text:span text:style-name="T1413">‬</text:span>‬‬<text:span text:style-name="T1414">14</text:span><text:span text:style-name="T1415"> וּבַיּ֣וֹם הַשְּׁמִינִ֗י יִֽקַּֽח־לוֹ֙ שְׁתֵּ֣י תֹרִ֔ים א֥וֹ שְׁנֵ֖י בְּנֵ֣י יוֹנָ֑ה וּבָ֣א ׀ לִפְנֵ֣י יְהוָ֗ה אֶל־פֶּ֙תַח֙ אֹ֣הֶל מוֹעֵ֔ד וּנְתָנָ֖ם אֶל־הַכֹּהֵֽן׃<text:s/></text:span><text:span text:style-name="T1416">‬</text:span>‬‬<text:span text:style-name="T1417">15</text:span><text:span text:style-name="T1418"> וְעָשָׂ֤ה אֹתָם֙ הַכֹּהֵ֔ן אֶחָ֣ד חַטָּ֔את וְהָאֶחָ֖ד עֹלָ֑ה וְכִפֶּ֨ר עָלָ֧יו הַכֹּהֵ֛ן לִפְנֵ֥י יְהוָ֖ה מִזּוֹבֽוֹ׃</text:span><text:span text:style-name="T1419"><text:s/>ס<text:s/></text:span><text:span text:style-name="T1420">‬</text:span>‬‬<text:span text:style-name="T1421">16</text:span><text:span text:style-name="T1422"> וְאִ֕ישׁ כִּֽי־תֵצֵ֥א מִמֶּ֖נּוּ שִׁכְבַת־זָ֑רַע וְרָחַ֥ץ בַּמַּ֛יִם אֶת־כָּל־בְּשָׂר֖וֹ וְטָמֵ֥א עַד־הָעָֽרֶב׃<text:s/></text:span><text:span text:style-name="T1423">‬</text:span>‬‬<text:span text:style-name="T1424">17</text:span><text:span text:style-name="T1425"> וְכָל־בֶּ֣גֶד וְכָל־ע֔וֹר אֲשֶׁר־יִהְיֶ֥ה עָלָ֖יו שִׁכְבַת־זָ֑רַע וְכֻבַּ֥ס בַּמַּ֖יִם וְטָמֵ֥א עַד־הָעָֽרֶב׃<text:s/></text:span><text:span text:style-name="T1426">פ<text:s/></text:span><text:span text:style-name="T1427">‬</text:span>‬‬‬‬‬‬‬‬‬‬‬‬‬‬‬‬‬‬</text:p>
        <text:p text:style-name="P1428"><text:span text:style-name="T1429">18</text:span><text:span text:style-name="T1430"> וְאִשָּׁ֕ה אֲשֶׁ֨ר יִשְׁכַּ֥ב אִ֛ישׁ אֹתָ֖הּ שִׁכְבַת־זָ֑רַע וְרָחֲצ֣וּ בַמַּ֔יִם וְטָמְא֖וּ עַד־הָעָֽרֶב׃<text:s/></text:span><text:span text:style-name="T1431">‬</text:span>‬‬<text:span text:style-name="T1432">19</text:span><text:span text:style-name="T1433"> וְאִשָּׁה֙ כִּֽי־תִהְיֶ֣ה זָבָ֔ה דָּ֛ם יִהְיֶ֥ה זֹבָ֖הּ בִּבְשָׂרָ֑הּ שִׁבְעַ֤ת יָמִים֙ תִּהְיֶ֣ה בְנִדָּתָ֔הּ וְכָל־הַנֹּגֵ֥עַ בָּ֖הּ יִטְמָ֥א עַד־הָעָֽרֶב׃<text:s/></text:span><text:span text:style-name="T1434">‬</text:span>‬‬<text:span text:style-name="T1435">20</text:span><text:span text:style-name="T1436"> וְכֹל֩ אֲשֶׁ֨ר תִּשְׁכַּ֥ב עָלָ֛יו בְּנִדָּתָ֖הּ יִטְמָ֑א וְכֹ֛ל אֲשֶׁר־תֵּשֵׁ֥ב עָלָ֖יו יִטְמָֽא׃<text:s/></text:span><text:span text:style-name="T1437">‬</text:span>‬‬<text:span text:style-name="T1438">21</text:span><text:span text:style-name="T1439"> וְכָל־הַנֹּגֵ֖עַ בְּמִשְׁכָּבָ֑הּ יְכַבֵּ֧ס בְּגָדָ֛יו וְרָחַ֥ץ בַּמַּ֖יִם וְטָמֵ֥א עַד־הָעָֽרֶב׃<text:s/></text:span><text:span text:style-name="T1440">‬</text:span>‬‬<text:span text:style-name="T1441">22</text:span><text:span text:style-name="T1442"> וְכָל־הַנֹּגֵ֔עַ בְּכָל־כְּלִ֖י אֲשֶׁר־תֵּשֵׁ֣ב עָלָ֑יו יְכַבֵּ֧ס בְּגָדָ֛יו וְרָחַ֥ץ בַּמַּ֖יִם וְטָמֵ֥א עַד־הָעָֽרֶב׃<text:s/></text:span><text:span text:style-name="T1443">‬</text:span>‬‬<text:span text:style-name="T1444">23</text:span><text:span text:style-name="T1445"> וְאִ֨ם עַֽל־הַמִּשְׁכָּ֜ב ה֗וּא א֧וֹ עַֽל־הַכְּלִ֛י אֲשֶׁר־הִ֥וא יֹשֶֽׁבֶת־עָלָ֖יו בְּנָגְעוֹ־ב֑וֹ יִטְמָ֖א עַד־הָעָֽרֶב׃<text:s/></text:span><text:span text:style-name="T1446">‬</text:span>‬‬<text:span text:style-name="T1447">24</text:span><text:span text:style-name="T1448"> וְאִ֡ם שָׁכֹב֩ יִשְׁכַּ֨ב אִ֜ישׁ אֹתָ֗הּ וּתְהִ֤י נִדָּתָהּ֙ עָלָ֔יו וְטָמֵ֖א שִׁבְעַ֣ת יָמִ֑ים וְכָל־הַמִּשְׁכָּ֛ב אֲשֶׁר־יִשְׁכַּ֥ב עָלָ֖יו יִטְמָֽא׃<text:s/></text:span><text:span text:style-name="T1449">פ<text:s/></text:span><text:span text:style-name="T1450">‬</text:span>‬‬‬‬‬‬‬‬‬</text:p>
        <text:soft-page-break/>
        <text:p text:style-name="P1451"><text:span text:style-name="T1452">25</text:span><text:span text:style-name="T1453"> וְאִשָּׁ֡ה כִּֽי־יָזוּב֩ ז֨וֹב דָּמָ֜הּ יָמִ֣ים רַבִּ֗ים בְּלֹא֙ עֶת־נִדָּתָ֔הּ א֥וֹ כִֽי־תָז֖וּב עַל־נִדָּתָ֑הּ כָּל־יְמֵ֞י ז֣וֹב טֻמְאָתָ֗הּ כִּימֵ֧י נִדָּתָ֛הּ תִּהְיֶ֖ה טְמֵאָ֥ה הִֽוא׃<text:s/></text:span><text:span text:style-name="T1454">‬</text:span>‬‬<text:span text:style-name="T1455">26</text:span><text:span text:style-name="T1456"> כָּל־הַמִּשְׁכָּ֞ב אֲשֶׁר־תִּשְׁכַּ֤ב עָלָיו֙ כָּל־יְמֵ֣י זוֹבָ֔הּ כְּמִשְׁכַּ֥ב נִדָּתָ֖הּ יִֽהְיֶה־לָּ֑הּ וְכָֽל־הַכְּלִי֙ אֲשֶׁ֣ר תֵּשֵׁ֣ב עָלָ֔יו טָמֵ֣א יִהְיֶ֔ה כְּטֻמְאַ֖ת נִדָּתָֽהּ׃<text:s/></text:span><text:span text:style-name="T1457">‬</text:span>‬‬<text:span text:style-name="T1458">27</text:span><text:span text:style-name="T1459"> וְכָל־הַנּוֹגֵ֥עַ בָּ֖ם יִטְמָ֑א וְכִבֶּ֧ס בְּגָדָ֛יו וְרָחַ֥ץ בַּמַּ֖יִם וְטָמֵ֥א עַד־הָעָֽרֶב׃<text:s/></text:span><text:span text:style-name="T1460">‬</text:span>‬‬<text:span text:style-name="T1461">28</text:span><text:span text:style-name="T1462"> וְאִֽם־טָהֲרָ֖ה מִזּוֹבָ֑הּ וְסָ֥פְרָה לָּ֛הּ שִׁבְעַ֥ת יָמִ֖ים וְאַחַ֥ר תִּטְהָֽר׃<text:s/></text:span><text:span text:style-name="T1463">‬</text:span>‬‬<text:span text:style-name="T1464">29</text:span><text:span text:style-name="T1465"> וּבַיּ֣וֹם הַשְּׁמִינִ֗י תִּֽקַּֽח־לָהּ֙ שְׁתֵּ֣י תֹרִ֔ים א֥וֹ שְׁנֵ֖י בְּנֵ֣י יוֹנָ֑ה וְהֵבִיאָ֤ה אוֹתָם֙ אֶל־הַכֹּהֵ֔ן אֶל־פֶּ֖תַח אֹ֥הֶל מוֹעֵֽד׃<text:s/></text:span><text:span text:style-name="T1466">‬</text:span>‬‬<text:span text:style-name="T1467">30</text:span><text:span text:style-name="T1468"> וְעָשָׂ֤ה הַכֹּהֵן֙ אֶת־הָאֶחָ֣ד חַטָּ֔את וְאֶת־הָאֶחָ֖ד עֹלָ֑ה וְכִפֶּ֨ר עָלֶ֤יהָ הַכֹּהֵן֙ לִפְנֵ֣י יְהוָ֔ה מִזּ֖וֹב טֻמְאָתָֽהּ׃<text:s/></text:span><text:span text:style-name="T1469">‬</text:span>‬‬<text:span text:style-name="T1470">31</text:span><text:span text:style-name="T1471"> וְהִזַּרְתֶּ֥ם אֶת־בְּנֵי־יִשְׂרָאֵ֖ל מִטֻּמְאָתָ֑ם וְלֹ֤א יָמֻ֙תוּ֙ בְּטֻמְאָתָ֔ם בְּטַמְּאָ֥ם אֶת־מִשְׁכָּנִ֖י אֲשֶׁ֥ר בְּתוֹכָֽם׃<text:s/></text:span><text:span text:style-name="T1472">‬</text:span>‬‬<text:span text:style-name="T1473">32</text:span><text:span text:style-name="T1474"> זֹ֥את תּוֹרַ֖ת הַזָּ֑ב וַאֲשֶׁ֨ר תֵּצֵ֥א מִמֶּ֛נּוּ שִׁכְבַת־זֶ֖רַע לְטָמְאָה־בָֽהּ׃<text:s/></text:span><text:span text:style-name="T1475">‬</text:span>‬‬<text:span text:style-name="T1476">33</text:span><text:span text:style-name="T1477"> וְהַדָּוָה֙ בְּנִדָּתָ֔הּ וְהַזָּב֙ אֶת־זוֹב֔וֹ לַזָּכָ֖ר וְלַנְּקֵבָ֑ה וּלְאִ֕ישׁ אֲשֶׁ֥ר יִשְׁכַּ֖ב עִם־טְמֵאָֽה׃<text:s/></text:span><text:span text:style-name="T1478">פ<text:s/></text:span><text:span text:style-name="T1479">‬</text:span>‬‬‬‬‬‬‬‬‬‬‬</text:p>
      </text:section>
      <text:section text:name="Sect15" text:style-name="S15">
        <text:p text:style-name="P1480">Leviticus 16</text:p>
        <text:p text:style-name="P1481"><text:span text:style-name="T1482">1</text:span><text:span text:style-name="T1483"> וַיְדַבֵּ֤ר יְהוָה֙ אֶל־מֹשֶׁ֔ה אַחֲרֵ֣י מ֔וֹת שְׁנֵ֖י בְּנֵ֣י אַהֲרֹ֑ן בְּקָרְבָתָ֥ם לִפְנֵי־יְהוָ֖ה וַיָּמֻֽתוּ׃<text:s/></text:span><text:span text:style-name="T1484">2</text:span><text:span text:style-name="T1485"> וַיֹּ֨אמֶר יְהוָ֜ה אֶל־מֹשֶׁ֗ה דַּבֵּר֮ אֶל־אַהֲרֹ֣ן אָחִיךָ֒ וְאַל־יָבֹ֤א בְכָל־עֵת֙ אֶל־הַקֹּ֔דֶשׁ מִבֵּ֖ית לַפָּרֹ֑כֶת אֶל־פְּנֵ֨י הַכַּפֹּ֜רֶת אֲשֶׁ֤ר עַל־הָאָרֹן֙ וְלֹ֣א יָמ֔וּת כִּ֚י בֶּֽעָנָ֔ן אֵרָאֶ֖ה עַל־הַכַּפֹּֽרֶת׃<text:s/></text:span><text:span text:style-name="T1486">‬</text:span>‬‬<text:span text:style-name="T1487">3</text:span><text:span text:style-name="T1488"> בְּזֹ֛את יָבֹ֥א אַהֲרֹ֖ן אֶל־הַקֹּ֑דֶשׁ בְּפַ֧ר בֶּן־בָּקָ֛ר לְחַטָּ֖את וְאַ֥יִל לְעֹלָֽה׃<text:s/></text:span><text:span text:style-name="T1489">‬</text:span>‬‬<text:span text:style-name="T1490">4</text:span><text:span text:style-name="T1491"> כְּתֹֽנֶת־בַּ֨ד קֹ֜דֶשׁ יִלְבָּ֗שׁ וּמִֽכְנְסֵי־בַד֮ יִהְי֣וּ עַל־בְּשָׂרוֹ֒ וּבְאַבְנֵ֥ט בַּד֙ יַחְגֹּ֔ר וּבְמִצְנֶ֥פֶת בַּ֖ד יִצְנֹ֑ף בִּגְדֵי־קֹ֣דֶשׁ הֵ֔ם וְרָחַ֥ץ בַּמַּ֛יִם אֶת־בְּשָׂר֖וֹ וּלְבֵשָֽׁם׃<text:s/></text:span><text:span text:style-name="T1492">‬</text:span>‬‬<text:span text:style-name="T1493">5</text:span><text:span text:style-name="T1494"> וּמֵאֵ֗ת עֲדַת֙ בְּנֵ֣י יִשְׂרָאֵ֔ל יִקַּ֛ח שְׁנֵֽי־שְׂעִירֵ֥י עִזִּ֖ים לְחַטָּ֑את וְאַ֥יִל אֶחָ֖ד לְעֹלָֽה׃<text:s/></text:span><text:span text:style-name="T1495">‬</text:span>‬‬<text:span text:style-name="T1496">6</text:span><text:span text:style-name="T1497"> וְהִקְרִ֧יב אַהֲרֹ֛ן אֶת־פַּ֥ר הַחַטָּ֖את אֲשֶׁר־ל֑וֹ וְכִפֶּ֥ר בַּעֲד֖וֹ וּבְעַ֥ד בֵּיתֽוֹ׃<text:s/></text:span><text:span text:style-name="T1498">‬</text:span>‬‬<text:span text:style-name="T1499">7</text:span><text:span text:style-name="T1500"> וְלָקַ֖ח אֶת־שְׁנֵ֣י הַשְּׂעִירִ֑ם וְהֶעֱמִ֤יד אֹתָם֙ לִפְנֵ֣י יְהוָ֔ה פֶּ֖תַח אֹ֥הֶל מוֹעֵֽד׃<text:s/></text:span><text:span text:style-name="T1501">‬</text:span>‬‬<text:span text:style-name="T1502">8</text:span><text:span text:style-name="T1503"> וְנָתַ֧ן אַהֲרֹ֛ן עַל־שְׁנֵ֥י הַשְּׂעִירִ֖ם גּוֹרָל֑וֹת גּוֹרָ֤ל אֶחָד֙ לַיהוָ֔ה וְגוֹרָ֥ל אֶחָ֖ד לַעֲזָאזֵֽל׃<text:s/></text:span><text:span text:style-name="T1504">‬</text:span>‬‬<text:span text:style-name="T1505">9</text:span><text:span text:style-name="T1506"> וְהִקְרִ֤יב אַהֲרֹן֙ אֶת־הַשָּׂעִ֔יר אֲשֶׁ֨ר עָלָ֥ה עָלָ֛יו הַגּוֹרָ֖ל לַיהוָ֑ה וְעָשָׂ֖הוּ חַטָּֽאת׃<text:s/></text:span><text:span text:style-name="T1507">‬</text:span>‬‬<text:span text:style-name="T1508">10</text:span><text:span text:style-name="T1509"> וְהַשָּׂעִ֗יר אֲשֶׁר֩ עָלָ֨ה עָלָ֤יו הַגּוֹרָל֙ לַעֲזָאזֵ֔ל יָֽעֳמַד־חַ֛י לִפְנֵ֥י יְהוָ֖ה לְכַפֵּ֣ר עָלָ֑יו לְשַׁלַּ֥ח אֹת֛וֹ לַעֲזָאזֵ֖ל הַמִּדְבָּֽרָה׃<text:s/></text:span><text:span text:style-name="T1510">‬</text:span>‬‬<text:span text:style-name="T1511">11</text:span><text:span text:style-name="T1512"> וְהִקְרִ֨יב אַהֲרֹ֜ן אֶת־פַּ֤ר הַֽחַטָּאת֙ אֲשֶׁר־ל֔וֹ וְכִפֶּ֥ר בַּֽעֲד֖וֹ וּבְעַ֣ד בֵּית֑וֹ וְשָׁחַ֛ט אֶת־פַּ֥ר הֽ͏ַחַטָּ֖את אֲשֶׁר־לֽוֹ׃<text:s/></text:span><text:span text:style-name="T1513">‬</text:span>‬‬<text:span text:style-name="T1514">12</text:span><text:span text:style-name="T1515"> וְלָקַ֣ח מְלֹֽא־הַ֠מַּחְתָּה גַּֽחֲלֵי־אֵ֞שׁ מֵעַ֤ל הַמִּזְבֵּ֙חַ֙ מִלִּפְנֵ֣י יְהוָ֔ה וּמְלֹ֣א חָפְנָ֔יו קְטֹ֥רֶת סַמִּ֖ים דַּקָּ֑ה וְהֵבִ֖יא מִבֵּ֥ית לַפָּרֹֽכֶת׃<text:s/></text:span><text:span text:style-name="T1516">‬</text:span>‬‬<text:span text:style-name="T1517">13</text:span><text:span text:style-name="T1518"> וְנָתַ֧ן אֶֽת־הַקְּטֹ֛רֶת עַל־הָאֵ֖שׁ לִפְנֵ֣י יְהוָ֑ה וְכִסָּ֣ה ׀ עֲנַ֣ן הַקְּטֹ֗רֶת אֶת־הַכַּפֹּ֛רֶת אֲשֶׁ֥ר עַל־הָעֵד֖וּת וְלֹ֥א יָמֽוּת׃<text:s/></text:span><text:span text:style-name="T1519">‬</text:span>‬‬<text:span text:style-name="T1520">14</text:span><text:span text:style-name="T1521"> וְלָקַח֙ מִדַּ֣ם הַפָּ֔ר וְהִזָּ֧ה בְאֶצְבָּע֛וֹ עַל־פְּנֵ֥י הַכַּפֹּ֖רֶת קֵ֑דְמָה וְלִפְנֵ֣י הַכַּפֹּ֗רֶת יַזֶּ֧ה שֶֽׁבַע־פְּעָמִ֛ים מִן־הַדָּ֖ם בְּאֶצְבָּעֽוֹ׃<text:s/></text:span><text:span text:style-name="T1522">‬</text:span>‬‬<text:span text:style-name="T1523">15</text:span><text:span text:style-name="T1524"> וְשָׁחַ֞ט אֶת־שְׂעִ֤יר הַֽחַטָּאת֙ אֲשֶׁ֣ר לָעָ֔ם וְהֵבִיא֙ אֶת־דָּמ֔וֹ אֶל־מִבֵּ֖ית לַפָּרֹ֑כֶת וְעָשָׂ֣ה אֶת־דָּמ֗וֹ כַּאֲשֶׁ֤ר עָשָׂה֙ לְדַ֣ם הַפָּ֔ר וְהִזָּ֥ה אֹת֛וֹ עַל־הַכַּפֹּ֖רֶת וְלִפְנֵ֥י הַכַּפֹּֽרֶת׃<text:s/></text:span><text:span text:style-name="T1525">‬</text:span>‬‬<text:span text:style-name="T1526">16</text:span><text:span text:style-name="T1527"> וְכִפֶּ֣ר עַל־הַקֹּ֗דֶשׁ מִטֻּמְאֹת֙ בְּנֵ֣י יִשְׂרָאֵ֔ל<text:s/></text:span><text:soft-page-break/><text:span text:style-name="T1528">וּמִפִּשְׁעֵיהֶ֖ם לְכָל־חַטֹּאתָ֑ם וְכֵ֤ן יַעֲשֶׂה֙ לְאֹ֣הֶל מוֹעֵ֔ד הַשֹּׁכֵ֣ן אִתָּ֔ם בְּת֖וֹךְ טֻמְאֹתָֽם׃<text:s/></text:span><text:span text:style-name="T1529">‬</text:span>‬‬<text:span text:style-name="T1530">17</text:span><text:span text:style-name="T1531"> וְכָל־אָדָ֞ם לֹא־יִהְיֶ֣ה ׀ בְּאֹ֣הֶל מוֹעֵ֗ד בְּבֹא֛וֹ לְכַפֵּ֥ר בַּקֹּ֖דֶשׁ עַד־צֵאת֑וֹ וְכִפֶּ֤ר בַּעֲדוֹ֙ וּבְעַ֣ד בֵּית֔וֹ וּבְעַ֖ד כָּל־קְהַ֥ל יִשְׂרָאֵֽל׃<text:s/></text:span><text:span text:style-name="T1532">‬</text:span>‬‬<text:span text:style-name="T1533">18</text:span><text:span text:style-name="T1534"> וְיָצָ֗א אֶל־הַמִּזְבֵּ֛חַ אֲשֶׁ֥ר לִפְנֵֽי־יְהוָ֖ה וְכִפֶּ֣ר עָלָ֑יו וְלָקַ֞ח מִדַּ֤ם הַפָּר֙ וּמִדַּ֣ם הַשָּׂעִ֔יר וְנָתַ֛ן עַל־קַרְנ֥וֹת הַמִּזְבֵּ֖חַ סָבִֽיב׃<text:s/></text:span><text:span text:style-name="T1535">‬</text:span>‬‬<text:span text:style-name="T1536">19</text:span><text:span text:style-name="T1537"> וְהִזָּ֨ה עָלָ֧יו מִן־הַדָּ֛ם בְּאֶצְבָּע֖וֹ שֶׁ֣בַע פְּעָמִ֑ים וְטִהֲר֣וֹ וְקִדְּשׁ֔וֹ מִטֻּמְאֹ֖ת בְּנֵ֥י יִשְׂרָאֵֽל׃<text:s/></text:span><text:span text:style-name="T1538">‬</text:span>‬‬<text:span text:style-name="T1539">20</text:span><text:span text:style-name="T1540"> וְכִלָּה֙ מִכַּפֵּ֣ר אֶת־הַקֹּ֔דֶשׁ וְאֶת־אֹ֥הֶל מוֹעֵ֖ד וְאֶת־הַמִּזְבֵּ֑חַ וְהִקְרִ֖יב אֶת־הַשָּׂעִ֥יר הֶחָֽי׃<text:s/></text:span><text:span text:style-name="T1541">‬</text:span>‬‬<text:span text:style-name="T1542">21</text:span><text:span text:style-name="T1543"> וְסָמַ֨ךְ אַהֲרֹ֜ן אֶת־שְׁתֵּ֣י *ידו **יָדָ֗יו עַ֨ל רֹ֣אשׁ הַשָּׂעִיר֮ הַחַי֒ וְהִתְוַדָּ֣ה עָלָ֗יו אֶת־כָּל־עֲוֺנֹת֙ בְּנֵ֣י יִשְׂרָאֵ֔ל וְאֶת־כָּל־פִּשְׁעֵיהֶ֖ם לְכָל־חַטֹּאתָ֑ם וְנָתַ֤ן אֹתָם֙ עַל־רֹ֣אשׁ הַשָּׂעִ֔יר וְשִׁלַּ֛ח בְּיַד־אִ֥ישׁ עִתִּ֖י הַמִּדְבָּֽרָה׃<text:s/></text:span><text:span text:style-name="T1544">‬</text:span>‬‬<text:span text:style-name="T1545">22</text:span><text:span text:style-name="T1546"> וְנָשָׂ֨א הַשָּׂעִ֥יר עָלָ֛יו אֶת־כָּל־עֲוֺנֹתָ֖ם אֶל־אֶ֣רֶץ גְּזֵרָ֑ה וְשִׁלַּ֥ח אֶת־הַשָּׂעִ֖יר בַּמִּדְבָּֽר׃<text:s/></text:span><text:span text:style-name="T1547">‬</text:span>‬‬<text:span text:style-name="T1548">23</text:span><text:span text:style-name="T1549"> וּבָ֤א אַהֲרֹן֙ אֶל־אֹ֣הֶל מוֹעֵ֔ד וּפָשַׁט֙ אֶת־בִּגְדֵ֣י הַבָּ֔ד אֲשֶׁ֥ר לָבַ֖שׁ בְּבֹא֣וֹ אֶל־הַקֹּ֑דֶשׁ וְהִנִּיחָ֖ם שָֽׁם׃<text:s/></text:span><text:span text:style-name="T1550">‬</text:span>‬‬<text:span text:style-name="T1551">24</text:span><text:span text:style-name="T1552"> וְרָחַ֨ץ אֶת־בְּשָׂר֤וֹ בַמַּ֙יִם֙ בְּמָק֣וֹם קָד֔וֹשׁ וְלָבַ֖שׁ אֶת־בְּגָדָ֑יו וְיָצָ֗א וְעָשָׂ֤ה אֶת־עֹֽלָתוֹ֙ וְאֶת־עֹלַ֣ת הָעָ֔ם וְכִפֶּ֥ר בַּעֲד֖וֹ וּבְעַ֥ד הָעָֽם׃<text:s/></text:span><text:span text:style-name="T1553">‬</text:span>‬‬<text:span text:style-name="T1554">25</text:span><text:span text:style-name="T1555"> וְאֵ֛ת חֵ֥לֶב הַֽחַטָּ֖את יַקְטִ֥יר הַמִּזְבֵּֽחָה׃<text:s/></text:span><text:span text:style-name="T1556">‬</text:span>‬‬<text:span text:style-name="T1557">26</text:span><text:span text:style-name="T1558"> וְהַֽמְשַׁלֵּ֤חַ אֶת־הַשָּׂעִיר֙ לַֽעֲזָאזֵ֔ל יְכַבֵּ֣ס בְּגָדָ֔יו וְרָחַ֥ץ אֶת־בְּשָׂר֖וֹ בַּמָּ֑יִם וְאַחֲרֵי־כֵ֖ן יָב֥וֹא אֶל־הַֽמַּחֲנֶֽה׃<text:s/></text:span><text:span text:style-name="T1559">‬</text:span>‬‬<text:span text:style-name="T1560">27</text:span><text:span text:style-name="T1561"> וְאֵת֩ פַּ֨ר הֽ͏ַחַטָּ֜את וְאֵ֣ת ׀ שְׂעִ֣יר הַֽחַטָּ֗את אֲשֶׁ֨ר הוּבָ֤א אֶת־דָּמָם֙ לְכַפֵּ֣ר בַּקֹּ֔דֶשׁ יוֹצִ֖יא אֶל־מִח֣וּץ לַֽמַּחֲנֶ֑ה וְשָׂרְפ֣וּ בָאֵ֔שׁ אֶת־עֹרֹתָ֥ם וְאֶת־בְּשָׂרָ֖ם וְאֶת־פִּרְשָֽׁם׃<text:s/></text:span><text:span text:style-name="T1562">‬</text:span>‬‬<text:span text:style-name="T1563">28</text:span><text:span text:style-name="T1564"> וְהַשֹּׂרֵ֣ף אֹתָ֔ם יְכַבֵּ֣ס בְּגָדָ֔יו וְרָחַ֥ץ אֶת־בְּשָׂר֖וֹ בַּמָּ֑יִם וְאַחֲרֵי־כֵ֖ן יָב֥וֹא אֶל־הַֽמַּחֲנֶֽה׃<text:s/></text:span><text:span text:style-name="T1565">‬</text:span>‬‬<text:span text:style-name="T1566">29</text:span><text:span text:style-name="T1567"> וְהָיְתָ֥ה לָכֶ֖ם לְחֻקַּ֣ת עוֹלָ֑ם בַּחֹ֣דֶשׁ הַ֠שְּׁבִיעִי בֶּֽעָשׂ֨וֹר לַחֹ֜דֶשׁ תְּעַנּ֣וּ אֶת־נַפְשֹֽׁתֵיכֶ֗ם וְכָל־מְלָאכָה֙ לֹ֣א תַעֲשׂ֔וּ הָֽאֶזְרָ֔ח וְהַגֵּ֖ר הַגָּ֥ר בְּתוֹכְכֶֽם׃<text:s/></text:span><text:span text:style-name="T1568">‬</text:span>‬‬<text:span text:style-name="T1569">30</text:span><text:span text:style-name="T1570"> כִּֽי־בַיּ֥וֹם הַזֶּ֛ה יְכַפֵּ֥ר עֲלֵיכֶ֖ם לְטַהֵ֣ר אֶתְכֶ֑ם מִכֹּל֙ חַטֹּ֣אתֵיכֶ֔ם לִפְנֵ֥י יְהוָ֖ה תִּטְהָֽרוּ׃<text:s/></text:span><text:span text:style-name="T1571">‬</text:span>‬‬<text:span text:style-name="T1572">31</text:span><text:span text:style-name="T1573"> שַׁבַּ֨ת שַׁבָּת֥וֹן הִיא֙ לָכֶ֔ם וְעִנִּיתֶ֖ם אֶת־נַפְשֹׁתֵיכֶ֑ם חֻקַּ֖ת עוֹלָֽם׃<text:s/></text:span><text:span text:style-name="T1574">‬</text:span>‬‬<text:span text:style-name="T1575">32</text:span><text:span text:style-name="T1576"> וְכִפֶּ֨ר הַכֹּהֵ֜ן אֲשֶׁר־יִמְשַׁ֣ח אֹת֗וֹ וַאֲשֶׁ֤ר יְמַלֵּא֙ אֶת־יָד֔וֹ לְכַהֵ֖ן תַּ֣חַת אָבִ֑יו וְלָבַ֛שׁ אֶת־בִּגְדֵ֥י הַבָּ֖ד בִּגְדֵ֥י הַקֹּֽדֶשׁ׃<text:s/></text:span><text:span text:style-name="T1577">‬</text:span>‬‬<text:span text:style-name="T1578">33</text:span><text:span text:style-name="T1579"> וְכִפֶּר֙ אֶת־מִקְדַּ֣שׁ הַקֹּ֔דֶשׁ וְאֶת־אֹ֧הֶל מוֹעֵ֛ד וְאֶת־הַמִּזְבֵּ֖חַ יְכַפֵּ֑ר וְעַ֧ל הַכֹּהֲנִ֛ים וְעַל־כָּל־עַ֥ם הַקָּהָ֖ל יְכַפֵּֽר׃<text:s/></text:span><text:span text:style-name="T1580">‬</text:span>‬‬<text:span text:style-name="T1581">34</text:span><text:span text:style-name="T1582"> וְהָֽיְתָה־זֹּ֨את לָכֶ֜ם לְחֻקַּ֣ת עוֹלָ֗ם לְכַפֵּ֞ר עַל־בְּנֵ֤י יִשְׂרָאֵל֙ מִכָּל־חַטֹּאתָ֔ם אַחַ֖ת בַּשָּׁנָ֑ה וַיַּ֕עַשׂ כַּאֲשֶׁ֛ר צִוָּ֥ה יְהוָ֖ה אֶת־מֹשֶֽׁה׃<text:s/></text:span><text:span text:style-name="T1583">פ<text:s/></text:span><text:span text:style-name="T1584">‬</text:span>‬‬‬‬‬‬‬‬‬‬‬‬‬‬‬‬‬‬‬‬‬‬‬‬‬‬‬‬‬‬‬‬‬‬‬</text:p>
      </text:section>
      <text:section text:name="Sect16" text:style-name="S16">
        <text:p text:style-name="P1585">Leviticus 17</text:p>
        <text:p text:style-name="P1586"><text:span text:style-name="T1587">1</text:span><text:span text:style-name="T1588"> וַיְדַבֵּ֥ר יְהוָ֖ה אֶל־מֹשֶׁ֥ה לֵּאמֹֽר׃<text:s/></text:span><text:span text:style-name="T1589">2</text:span><text:span text:style-name="T1590"> דַּבֵּ֨ר אֶֽל־אַהֲרֹ֜ן וְאֶל־בָּנָ֗יו וְאֶל֙ כָּל־בְּנֵ֣י יִשְׂרָאֵ֔ל וְאָמַרְתָּ֖ אֲלֵיהֶ֑ם זֶ֣ה הַדָּבָ֔ר אֲשֶׁר־צִוָּ֥ה יְהוָ֖ה לֵאמֹֽר׃<text:s/></text:span><text:span text:style-name="T1591">‬</text:span>‬‬<text:span text:style-name="T1592">3</text:span><text:span text:style-name="T1593"> אִ֥ישׁ אִישׁ֙ מִבֵּ֣ית יִשְׂרָאֵ֔ל אֲשֶׁ֨ר יִשְׁחַ֜ט שׁ֥וֹר אוֹ־כֶ֛שֶׂב אוֹ־עֵ֖ז בַּֽמַּחֲנֶ֑ה א֚וֹ אֲשֶׁ֣ר יִשְׁחַ֔ט מִח֖וּץ לַֽמַּחֲנֶֽה׃<text:s/></text:span><text:span text:style-name="T1594">‬</text:span>‬‬<text:span text:style-name="T1595">4</text:span><text:span text:style-name="T1596"> וְאֶל־פֶּ֜תַח אֹ֣הֶל מוֹעֵד֮ לֹ֣א הֱבִיאוֹ֒ לְהַקְרִ֤יב קָרְבָּן֙ לַֽיהוָ֔ה לִפְנֵ֖י מִשְׁכַּ֣ן יְהוָ֑ה דָּ֣ם יֵחָשֵׁ֞ב לָאִ֤ישׁ הַהוּא֙ דָּ֣ם שָׁפָ֔ךְ וְנִכְרַ֛ת הָאִ֥ישׁ הַה֖וּא<text:s/></text:span><text:soft-page-break/><text:span text:style-name="T1597">מִקֶּ֥רֶב עַמּֽוֹ׃<text:s/></text:span><text:span text:style-name="T1598">‬</text:span>‬‬<text:span text:style-name="T1599">5</text:span><text:span text:style-name="T1600"> לְמַעַן֩ אֲשֶׁ֨ר יָבִ֜יאוּ בְּנֵ֣י יִשְׂרָאֵ֗ל אֶֽת־זִבְחֵיהֶם֮ אֲשֶׁ֣ר הֵ֣ם זֹבְחִים֮ עַל־פְּנֵ֣י הַשָּׂדֶה֒ וֽ͏ֶהֱבִיאֻ֣ם לַֽיהוָ֗ה אֶל־פֶּ֛תַח אֹ֥הֶל מוֹעֵ֖ד אֶל־הַכֹּהֵ֑ן וְזָ֨בְח֜וּ זִבְחֵ֧י שְׁלָמִ֛ים לַֽיהוָ֖ה אוֹתָֽם׃<text:s/></text:span><text:span text:style-name="T1601">‬</text:span>‬‬<text:span text:style-name="T1602">6</text:span><text:span text:style-name="T1603"> וְזָרַ֨ק הַכֹּהֵ֤ן אֶת־הַדָּם֙ עַל־מִזְבַּ֣ח יְהוָ֔ה פֶּ֖תַח אֹ֣הֶל מוֹעֵ֑ד וְהִקְטִ֣יר הַחֵ֔לֶב לְרֵ֥יחַ נִיחֹ֖חַ לַיהוָֽה׃<text:s/></text:span><text:span text:style-name="T1604">‬</text:span>‬‬<text:span text:style-name="T1605">7</text:span><text:span text:style-name="T1606"> וְלֹא־יִזְבְּח֥וּ עוֹד֙ אֶת־זִבְחֵיהֶ֔ם לַשְּׂעִירִ֕ם אֲשֶׁ֛ר הֵ֥ם זֹנִ֖ים אַחֲרֵיהֶ֑ם חֻקַּ֥ת עוֹלָ֛ם תִּֽהְיֶה־זֹּ֥את לָהֶ֖ם לְדֹרֹתָֽם׃<text:s/></text:span><text:span text:style-name="T1607">‬</text:span>‬‬<text:span text:style-name="T1608">8</text:span><text:span text:style-name="T1609"> וַאֲלֵהֶ֣ם תֹּאמַ֔ר אִ֥ישׁ אִישׁ֙ מִבֵּ֣ית יִשְׂרָאֵ֔ל וּמִן־הַגֵּ֖ר אֲשֶׁר־יָג֣וּר בְּתוֹכָ֑ם אֲשֶׁר־יַעֲלֶ֥ה עֹלָ֖ה אוֹ־זָֽבַח׃<text:s/></text:span><text:span text:style-name="T1610">‬</text:span>‬‬<text:span text:style-name="T1611">9</text:span><text:span text:style-name="T1612"> וְאֶל־פֶּ֜תַח אֹ֤הֶל מוֹעֵד֙ לֹ֣א יְבִיאֶ֔נּוּ לַעֲשׂ֥וֹת אֹת֖וֹ לַיהוָ֑ה וְנִכְרַ֛ת הָאִ֥ישׁ הַה֖וּא מֵעַמָּֽיו׃<text:s/></text:span><text:span text:style-name="T1613">‬</text:span>‬‬<text:span text:style-name="T1614">10</text:span><text:span text:style-name="T1615"> וְאִ֨ישׁ אִ֜ישׁ מִבֵּ֣ית יִשְׂרָאֵ֗ל וּמִן־הַגֵּר֙ הַגָּ֣ר בְּתוֹכָ֔ם אֲשֶׁ֥ר יֹאכַ֖ל כָּל־דָּ֑ם וְנָתַתִּ֣י פָנַ֗י בַּנֶּ֙פֶשׁ֙ הָאֹכֶ֣לֶת אֶת־הַדָּ֔ם וְהִכְרַתִּ֥י אֹתָ֖הּ מִקֶּ֥רֶב עַמָּֽהּ׃<text:s/></text:span><text:span text:style-name="T1616">‬</text:span>‬‬<text:span text:style-name="T1617">11</text:span><text:span text:style-name="T1618"> כִּ֣י נֶ֣פֶשׁ הַבָּשָׂר֮ בַּדָּ֣ם הִוא֒ וַאֲנִ֞י נְתַתִּ֤יו לָכֶם֙ עַל־הַמִּזְבֵּ֔חַ לְכַפֵּ֖ר עַל־נַפְשֹׁתֵיכֶ֑ם כִּֽי־הַדָּ֥ם ה֖וּא בַּנֶּ֥פֶשׁ יְכַפֵּֽר׃<text:s/></text:span><text:span text:style-name="T1619">‬</text:span>‬‬<text:span text:style-name="T1620">12</text:span><text:span text:style-name="T1621"> עַל־כֵּ֤ן אָמַ֙רְתִּי֙ לִבְנֵ֣י יִשְׂרָאֵ֔ל כָּל־נֶ֥פֶשׁ מִכֶּ֖ם לֹא־תֹ֣אכַל דָּ֑ם וְהַגֵּ֛ר הַגָּ֥ר בְּתוֹכְכֶ֖ם לֹא־יֹ֥אכַל דָּֽם׃</text:span><text:span text:style-name="T1622"><text:s/>ס<text:s/></text:span><text:span text:style-name="T1623">‬</text:span>‬‬<text:span text:style-name="T1624">13</text:span><text:span text:style-name="T1625"> וְאִ֨ישׁ אִ֜ישׁ מִבְּנֵ֣י יִשְׂרָאֵ֗ל וּמִן־הַגֵּר֙ הַגָּ֣ר בְּתוֹכָ֔ם אֲשֶׁ֨ר יָצ֜וּד צֵ֥יד חַיָּ֛ה אוֹ־ע֖וֹף אֲשֶׁ֣ר יֵאָכֵ֑ל וְשָׁפַךְ֙ אֶת־דָּמ֔וֹ וְכִסָּ֖הוּ בֶּעָפָֽר׃<text:s/></text:span><text:span text:style-name="T1626">‬</text:span>‬‬<text:span text:style-name="T1627">14</text:span><text:span text:style-name="T1628"> כִּֽי־נֶ֣פֶשׁ כָּל־בָּשָׂ֗ר דָּמ֣וֹ בְנַפְשׁוֹ֮ הוּא֒ וָֽאֹמַר֙ לִבְנֵ֣י יִשְׂרָאֵ֔ל דַּ֥ם כָּל־בָּשָׂ֖ר לֹ֣א תֹאכֵ֑לוּ כִּ֣י נֶ֤פֶשׁ כָּל־בָּשָׂר֙ דָּמ֣וֹ הִ֔וא כָּל־אֹכְלָ֖יו יִכָּרֵֽת׃<text:s/></text:span><text:span text:style-name="T1629">‬</text:span>‬‬<text:span text:style-name="T1630">15</text:span><text:span text:style-name="T1631"> וְכָל־נֶ֗פֶשׁ אֲשֶׁ֨ר תֹּאכַ֤ל נְבֵלָה֙ וּטְרֵפָ֔ה בָּאֶזְרָ֖ח וּבַגֵּ֑ר וְכִבֶּ֨ס בְּגָדָ֜יו וְרָחַ֥ץ בַּמַּ֛יִם וְטָמֵ֥א עַד־הָעֶ֖רֶב וְטָהֵֽר׃<text:s/></text:span><text:span text:style-name="T1632">‬</text:span>‬‬<text:span text:style-name="T1633">16</text:span><text:span text:style-name="T1634"> וְאִם֙ לֹ֣א יְכַבֵּ֔ס וּבְשָׂר֖וֹ לֹ֣א יִרְחָ֑ץ וְנָשָׂ֖א עֲוֺנֽוֹ׃<text:s/></text:span><text:span text:style-name="T1635">פ<text:s/></text:span><text:span text:style-name="T1636">‬</text:span>‬‬‬‬‬‬‬‬‬‬‬‬‬‬‬‬‬</text:p>
      </text:section>
      <text:section text:name="Sect17" text:style-name="S17">
        <text:p text:style-name="P1637">Leviticus 18</text:p>
        <text:p text:style-name="P1638"><text:span text:style-name="T1639">1</text:span><text:span text:style-name="T1640"> וַיְדַבֵּ֥ר יְהוָ֖ה אֶל־מֹשֶׁ֥ה לֵּאמֹֽר׃<text:s/></text:span><text:span text:style-name="T1641">2</text:span><text:span text:style-name="T1642"> דַּבֵּר֙ אֶל־בְּנֵ֣י יִשְׂרָאֵ֔ל וְאָמַרְתָּ֖ אֲלֵהֶ֑ם אֲנִ֖י יְהוָ֥ה אֱלֹהֵיכֶֽם׃<text:s/></text:span><text:span text:style-name="T1643">‬</text:span>‬‬<text:span text:style-name="T1644">3</text:span><text:span text:style-name="T1645"> כְּמַעֲשֵׂ֧ה אֶֽרֶץ־מִצְרַ֛יִם אֲשֶׁ֥ר יְשַׁבְתֶּם־בָּ֖הּ לֹ֣א תַעֲשׂ֑וּ וּכְמַעֲשֵׂ֣ה אֶֽרֶץ־כְּנַ֡עַן אֲשֶׁ֣ר אֲנִי֩ מֵבִ֨יא אֶתְכֶ֥ם שָׁ֙מָּה֙ לֹ֣א תַעֲשׂ֔וּ וּבְחֻקֹּתֵיהֶ֖ם לֹ֥א תֵלֵֽכוּ׃<text:s/></text:span><text:span text:style-name="T1646">‬</text:span>‬‬<text:span text:style-name="T1647">4</text:span><text:span text:style-name="T1648"> אֶת־מִשְׁפָּטַ֧י תַּעֲשׂ֛וּ וְאֶת־חֻקֹּתַ֥י תִּשְׁמְר֖וּ לָלֶ֣כֶת בָּהֶ֑ם אֲנִ֖י יְהוָ֥ה אֱלֹהֵיכֶֽם׃<text:s/></text:span><text:span text:style-name="T1649">‬</text:span>‬‬<text:span text:style-name="T1650">5</text:span><text:span text:style-name="T1651"> וּשְׁמַרְתֶּ֤ם אֶת־חֻקֹּתַי֙ וְאֶת־מִשְׁפָּטַ֔י אֲשֶׁ֨ר יַעֲשֶׂ֥ה אֹתָ֛ם הָאָדָ֖ם וָחַ֣י בָּהֶ֑ם אֲנִ֖י יְהוָֽה׃</text:span><text:span text:style-name="T1652"><text:s/>ס<text:s/></text:span><text:span text:style-name="T1653">‬</text:span>‬‬<text:span text:style-name="T1654">6</text:span><text:span text:style-name="T1655"> אִ֥ישׁ אִישׁ֙ אֶל־כָּל־שְׁאֵ֣ר בְּשָׂר֔וֹ לֹ֥א תִקְרְב֖וּ לְגַלּ֣וֹת עֶרְוָ֑ה אֲנִ֖י יְהוָֽה׃</text:span><text:span text:style-name="T1656"><text:s/>ס<text:s/></text:span><text:span text:style-name="T1657">‬</text:span>‬‬<text:span text:style-name="T1658">7</text:span><text:span text:style-name="T1659"> עֶרְוַ֥ת אָבִ֛יךָ וְעֶרְוַ֥ת אִמְּךָ֖ לֹ֣א תְגַלֵּ֑ה אִמְּךָ֣ הִ֔וא לֹ֥א תְגַלֶּ֖ה עֶרְוָתָֽהּ׃</text:span><text:span text:style-name="T1660"><text:s/>ס<text:s/></text:span><text:span text:style-name="T1661">‬</text:span>‬‬<text:span text:style-name="T1662">8</text:span><text:span text:style-name="T1663"> עֶרְוַ֥ת אֵֽשֶׁת־אָבִ֖יךָ לֹ֣א תְגַלֵּ֑ה עֶרְוַ֥ת אָבִ֖יךָ הִֽוא׃</text:span><text:span text:style-name="T1664"><text:s/>ס<text:s/></text:span><text:span text:style-name="T1665">‬</text:span>‬‬<text:span text:style-name="T1666">9</text:span><text:span text:style-name="T1667"> עֶרְוַ֨ת אֲחֽוֹתְךָ֤ בַת־אָבִ֙יךָ֙ א֣וֹ בַת־אִמֶּ֔ךָ מוֹלֶ֣דֶת בַּ֔יִת א֖וֹ מוֹלֶ֣דֶת ח֑וּץ לֹ֥א תְגַלֶּ֖ה עֶרְוָתָֽן׃</text:span><text:span text:style-name="T1668"><text:s/>ס<text:s/></text:span><text:span text:style-name="T1669">‬</text:span>‬‬<text:span text:style-name="T1670">10</text:span><text:span text:style-name="T1671"> עֶרְוַ֤ת בַּת־בִּנְךָ֙ א֣וֹ בַֽת־בִּתְּךָ֔ לֹ֥א תְגַלֶּ֖ה עֶרְוָתָ֑ן כִּ֥י עֶרְוָתְךָ֖ הֵֽנָּה׃</text:span><text:span text:style-name="T1672"><text:s/>ס<text:s/></text:span><text:span text:style-name="T1673">‬</text:span>‬‬<text:span text:style-name="T1674">11</text:span><text:span text:style-name="T1675"> עֶרְוַ֨ת בַּת־אֵ֤שֶׁת אָבִ֙יךָ֙ מוֹלֶ֣דֶת אָבִ֔יךָ אֲחוֹתְךָ֖ הִ֑וא לֹ֥א תְגַלֶּ֖ה עֶרְוָתָֽהּ׃</text:span><text:span text:style-name="T1676"><text:s/>ס<text:s/></text:span><text:span text:style-name="T1677">‬</text:span>‬‬<text:span text:style-name="T1678">12</text:span><text:span text:style-name="T1679"> עֶרְוַ֥ת אֲחוֹת־אָבִ֖יךָ לֹ֣א תְגַלֵּ֑ה שְׁאֵ֥ר אָבִ֖יךָ הִֽוא׃</text:span><text:span text:style-name="T1680"><text:s/>ס<text:s/></text:span><text:span text:style-name="T1681">‬</text:span>‬‬<text:span text:style-name="T1682">13</text:span><text:span text:style-name="T1683"> עֶרְוַ֥ת אֲחֽוֹת־אִמְּךָ֖ לֹ֣א תְגַלֵּ֑ה כִּֽי־שְׁאֵ֥ר אִמְּךָ֖ הִֽוא׃</text:span><text:span text:style-name="T1684"><text:s/>ס<text:s/></text:span><text:span text:style-name="T1685">‬</text:span>‬‬<text:span text:style-name="T1686">14</text:span><text:span text:style-name="T1687"> עֶרְוַ֥ת אֲחִֽי־אָבִ֖יךָ לֹ֣א תְגַלֵּ֑ה אֶל־אִשְׁתּוֹ֙ לֹ֣א תִקְרָ֔ב דֹּדָֽתְךָ֖ הִֽוא׃</text:span><text:span text:style-name="T1688"><text:s/>ס<text:s/></text:span><text:span text:style-name="T1689">‬</text:span>‬‬<text:span text:style-name="T1690">15</text:span><text:span text:style-name="T1691"> עֶרְוַ֥ת כַּלָּֽתְךָ֖ לֹ֣א תְגַלֵּ֑ה אֵ֤שֶׁת בִּנְךָ֙ הִ֔וא לֹ֥א תְגַלֶּ֖ה עֶרְוָתָֽהּ׃</text:span><text:span text:style-name="T1692"><text:s/>ס<text:s/></text:span><text:span text:style-name="T1693">‬</text:span>‬‬<text:span text:style-name="T1694">16</text:span><text:span text:style-name="T1695"> עֶרְוַ֥ת אֵֽשֶׁת־אָחִ֖יךָ לֹ֣א תְגַלֵּ֑ה עֶרְוַ֥ת אָחִ֖יךָ<text:s/></text:span><text:soft-page-break/><text:span text:style-name="T1696">הִֽוא׃</text:span><text:span text:style-name="T1697"><text:s/>ס<text:s/></text:span><text:span text:style-name="T1698">‬</text:span>‬‬<text:span text:style-name="T1699">17</text:span><text:span text:style-name="T1700"> עֶרְוַ֥ת אִשָּׁ֛ה וּבִתָּ֖הּ לֹ֣א תְגַלֵּ֑ה אֶֽת־בַּת־בְּנָ֞הּ וְאֶת־בַּת־בִּתָּ֗הּ לֹ֤א תִקַּח֙ לְגַלּ֣וֹת עֶרְוָתָ֔הּ שַׁאֲרָ֥ה הֵ֖נָּה זִמָּ֥ה הִֽוא<text:s/></text:span><text:span text:style-name="T1701">‬</text:span>‬‬<text:span text:style-name="T1702">18</text:span><text:span text:style-name="T1703"> וְאִשָּׁ֥ה אֶל־אֲחֹתָ֖הּ לֹ֣א תִקָּ֑ח לִצְרֹ֗ר לְגַלּ֧וֹת עֶרְוָתָ֛הּ עָלֶ֖יהָ בְּחַיֶּֽיהָ׃<text:s/></text:span><text:span text:style-name="T1704">‬</text:span>‬‬<text:span text:style-name="T1705">19</text:span><text:span text:style-name="T1706"> וְאֶל־אִשָּׁ֖ה בְּנִדַּ֣ת טֻמְאָתָ֑הּ לֹ֣א תִקְרַ֔ב לְגַלּ֖וֹת עֶרְוָתָֽהּ׃<text:s/></text:span><text:span text:style-name="T1707">‬</text:span>‬‬<text:span text:style-name="T1708">20</text:span><text:span text:style-name="T1709"> וְאֶל־אֵ֙שֶׁת֙ עֲמִֽיתְךָ֔ לֹא־תִתֵּ֥ן שְׁכָבְתְּךָ֖ לְזָ֑רַע לְטָמְאָה־בָֽהּ׃<text:s/></text:span><text:span text:style-name="T1710">‬</text:span>‬‬<text:span text:style-name="T1711">21</text:span><text:span text:style-name="T1712"> וּמִֽזַּרְעֲךָ֥ לֹא־תִתֵּ֖ן לְהַעֲבִ֣יר לַמֹּ֑לֶךְ וְלֹ֧א תְחַלֵּ֛ל אֶת־שֵׁ֥ם אֱלֹהֶ֖יךָ אֲנִ֥י יְהוָֽה׃<text:s/></text:span><text:span text:style-name="T1713">‬</text:span>‬‬<text:span text:style-name="T1714">22</text:span><text:span text:style-name="T1715"> וְאֶ֨ת־זָכָ֔ר לֹ֥א תִשְׁכַּ֖ב מִשְׁכְּבֵ֣י אִשָּׁ֑ה תּוֹעֵבָ֖ה הִֽוא׃<text:s/></text:span><text:span text:style-name="T1716">‬</text:span>‬‬<text:span text:style-name="T1717">23</text:span><text:span text:style-name="T1718"> וּבְכָל־בְּהֵמָ֛ה לֹא־תִתֵּ֥ן שְׁכָבְתְּךָ֖ לְטָמְאָה־בָ֑הּ וְאִשָּׁ֗ה לֹֽא־תַעֲמֹ֞ד לִפְנֵ֧י בְהֵמָ֛ה לְרִבְעָ֖הּ תֶּ֥בֶל הֽוּא׃<text:s/></text:span><text:span text:style-name="T1719">‬</text:span>‬‬<text:span text:style-name="T1720">24</text:span><text:span text:style-name="T1721"> אַל־תִּֽטַּמְּא֖וּ בְּכָל־אֵ֑לֶּה כִּ֤י בְכָל־אֵ֙לֶּה֙ נִטְמְא֣וּ הַגּוֹיִ֔ם אֲשֶׁר־אֲנִ֥י מְשַׁלֵּ֖חַ מִפְּנֵיכֶֽם׃<text:s/></text:span><text:span text:style-name="T1722">‬</text:span>‬‬<text:span text:style-name="T1723">25</text:span><text:span text:style-name="T1724"> וַתִּטְמָ֣א הָאָ֔רֶץ וָאֶפְקֹ֥ד עֲוֺנָ֖הּ עָלֶ֑יהָ וַתָּקִ֥א הָאָ֖רֶץ אֶת־יֹשְׁבֶֽיהָ׃<text:s/></text:span><text:span text:style-name="T1725">‬</text:span>‬‬<text:span text:style-name="T1726">26</text:span><text:span text:style-name="T1727"> וּשְׁמַרְתֶּ֣ם אַתֶּ֗ם אֶת־חֻקֹּתַי֙ וְאֶת־מִשְׁפָּטַ֔י וְלֹ֣א תַעֲשׂ֔וּ מִכֹּ֥ל הַתּוֹעֵבֹ֖ת הָאֵ֑לֶּה הָֽאֶזְרָ֔ח וְהַגֵּ֖ר הַגָּ֥ר בְּתוֹכְכֶֽם׃<text:s/></text:span><text:span text:style-name="T1728">‬</text:span>‬‬<text:span text:style-name="T1729">27</text:span><text:span text:style-name="T1730"> כִּ֚י אֶת־כָּל־הַתּוֹעֵבֹ֣ת הָאֵ֔ל עָשׂ֥וּ אַנְשֵֽׁי־הָאָ֖רֶץ אֲשֶׁ֣ר לִפְנֵיכֶ֑ם וַתִּטְמָ֖א הָאָֽרֶץ׃<text:s/></text:span><text:span text:style-name="T1731">‬</text:span>‬‬<text:span text:style-name="T1732">28</text:span><text:span text:style-name="T1733"> וְלֹֽא־תָקִ֤יא הָאָ֙רֶץ֙ אֶתְכֶ֔ם בְּטַֽמַּאֲכֶ֖ם אֹתָ֑הּ כַּאֲשֶׁ֥ר קָאָ֛ה אֶת־הַגּ֖וֹי אֲשֶׁ֥ר לִפְנֵיכֶֽם׃<text:s/></text:span><text:span text:style-name="T1734">‬</text:span>‬‬<text:span text:style-name="T1735">29</text:span><text:span text:style-name="T1736"> כִּ֚י כָּל־אֲשֶׁ֣ר יַעֲשֶׂ֔ה מִכֹּ֥ל הַתּוֹעֵב֖וֹת הָאֵ֑לֶּה וְנִכְרְת֛וּ הַנְּפָשׁ֥וֹת הָעֹשֹׂ֖ת מִקֶּ֥רֶב עַמָּֽם׃<text:s/></text:span><text:span text:style-name="T1737">‬</text:span>‬‬<text:span text:style-name="T1738">30</text:span><text:span text:style-name="T1739"> וּשְׁמַרְתֶּ֣ם אֶת־מִשְׁמַרְתִּ֗י לְבִלְתִּ֨י עֲשׂ֜וֹת מֵחֻקּ֤וֹת הַתּֽוֹעֵבֹת֙ אֲשֶׁ֣ר נַעֲשׂ֣וּ לִפְנֵיכֶ֔ם וְלֹ֥א תִֽטַּמְּא֖וּ בָּהֶ֑ם אֲנִ֖י יְהוָ֥ה אֱלֹהֵיכֶֽם׃<text:s/></text:span><text:span text:style-name="T1740">פ<text:s/></text:span><text:span text:style-name="T1741">‬</text:span>‬‬‬‬‬‬‬‬‬‬‬‬‬‬‬‬‬‬‬‬‬‬‬‬‬‬‬‬‬‬‬</text:p>
      </text:section>
      <text:section text:name="Sect18" text:style-name="S18">
        <text:p text:style-name="P1742">Leviticus 19</text:p>
        <text:p text:style-name="P1743"><text:span text:style-name="T1744">1</text:span><text:span text:style-name="T1745"> וַיְדַבֵּ֥ר יְהוָ֖ה אֶל־מֹשֶׁ֥ה לֵּאמֹֽר<text:s/></text:span><text:span text:style-name="T1746">2</text:span><text:span text:style-name="T1747"> דַּבֵּ֞ר אֶל־כָּל־עֲדַ֧ת בְּנֵי־יִשְׂרָאֵ֛ל וְאָמַרְתָּ֥ אֲלֵהֶ֖ם קְדֹשִׁ֣ים תִּהְי֑וּ כִּ֣י קָד֔וֹשׁ אֲנִ֖י יְהוָ֥ה אֱלֹהֵיכֶֽם׃<text:s/></text:span><text:span text:style-name="T1748">‬</text:span>‬‬<text:span text:style-name="T1749">3</text:span><text:span text:style-name="T1750"> אִ֣ישׁ אִמּ֤וֹ וְאָבִיו֙ תִּירָ֔אוּ וְאֶת־שַׁבְּתֹתַ֖י תִּשְׁמֹ֑רוּ אֲנִ֖י יְהוָ֥ה אֱלֹהֵיכֶֽם׃<text:s/></text:span><text:span text:style-name="T1751">‬</text:span>‬‬<text:span text:style-name="T1752">4</text:span><text:span text:style-name="T1753"> אַל־תִּפְנוּ֙ אֶל־הָ֣אֱלִילִ֔ים וֵֽאלֹהֵי֙ מַסֵּכָ֔ה לֹ֥א תַעֲשׂ֖וּ לָכֶ֑ם אֲנִ֖י יְהוָ֥ה אֱלֹהֵיכֶֽם׃<text:s/></text:span><text:span text:style-name="T1754">‬</text:span>‬‬<text:span text:style-name="T1755">5</text:span><text:span text:style-name="T1756"> וְכִ֧י תִזְבְּח֛וּ זֶ֥בַח שְׁלָמִ֖ים לַיהוָ֑ה לִֽרְצֹנְכֶ֖ם תִּזְבָּחֻֽהוּ׃<text:s/></text:span><text:span text:style-name="T1757">‬</text:span>‬‬<text:span text:style-name="T1758">6</text:span><text:span text:style-name="T1759"> בְּי֧וֹם זִבְחֲכֶ֛ם יֵאָכֵ֖ל וּמִֽמָּחֳרָ֑ת וְהַנּוֹתָר֙ עַד־י֣וֹם הַשְּׁלִישִׁ֔י בָּאֵ֖שׁ יִשָּׂרֵֽף׃<text:s/></text:span><text:span text:style-name="T1760">‬</text:span>‬‬<text:span text:style-name="T1761">7</text:span><text:span text:style-name="T1762"> וְאִ֛ם הֵאָכֹ֥ל יֵאָכֵ֖ל בַּיּ֣וֹם הַשְּׁלִישִׁ֑י פִּגּ֥וּל ה֖וּא לֹ֥א יֵרָצֶֽה׃<text:s/></text:span><text:span text:style-name="T1763">‬</text:span>‬‬<text:span text:style-name="T1764">8</text:span><text:span text:style-name="T1765"> וְאֹֽכְלָיו֙ עֲוֺנ֣וֹ יִשָּׂ֔א כִּֽי־אֶת־קֹ֥דֶשׁ יְהוָ֖ה חִלֵּ֑ל וְנִכְרְתָ֛ה הַנֶּ֥פֶשׁ הַהִ֖וא מֵעַמֶּֽיהָ׃<text:s/></text:span><text:span text:style-name="T1766">‬</text:span>‬‬<text:span text:style-name="T1767">9</text:span><text:span text:style-name="T1768"> וּֽבְקֻצְרְכֶם֙ אֶת־קְצִ֣יר אַרְצְכֶ֔ם לֹ֧א תְכַלֶּ֛ה פְּאַ֥ת שָׂדְךָ֖ לִקְצֹ֑ר וְלֶ֥קֶט קְצִֽירְךָ֖ לֹ֥א תְלַקֵּֽט׃<text:s/></text:span><text:span text:style-name="T1769">‬</text:span>‬‬<text:span text:style-name="T1770">10</text:span><text:span text:style-name="T1771"> וְכַרְמְךָ֙ לֹ֣א תְעוֹלֵ֔ל וּפֶ֥רֶט כַּרְמְךָ֖ לֹ֣א תְלַקֵּ֑ט לֶֽעָנִ֤י וְלַגֵּר֙ תַּעֲזֹ֣ב אֹתָ֔ם אֲנִ֖י יְהוָ֥ה אֱלֹהֵיכֶֽם׃<text:s/></text:span><text:span text:style-name="T1772">‬</text:span>‬‬<text:span text:style-name="T1773">11</text:span><text:span text:style-name="T1774"> לֹ֖א תִּגְנֹ֑בוּ וְלֹא־תְכַחֲשׁ֥וּ וְלֹֽא־תְשַׁקְּר֖וּ אִ֥ישׁ בַּעֲמִיתֽוֹ׃<text:s/></text:span><text:span text:style-name="T1775">‬</text:span>‬‬<text:span text:style-name="T1776">12</text:span><text:span text:style-name="T1777"> וְלֹֽא־תִשָּׁבְע֥וּ בִשְׁמִ֖י לַשָּׁ֑קֶר וְחִלַּלְתָּ֛ אֶת־שֵׁ֥ם אֱלֹהֶ֖יךָ אֲנִ֥י יְהוָֽה׃<text:s/></text:span><text:span text:style-name="T1778">‬</text:span>‬‬<text:span text:style-name="T1779">13</text:span><text:span text:style-name="T1780"> לֹֽא־תַעֲשֹׁ֥ק אֶת־רֵֽעֲךָ֖ וְלֹ֣א תִגְזֹ֑ל לֹֽא־תָלִ֞ין פְּעֻלַּ֥ת שָׂכִ֛יר אִתְּךָ֖ עַד־בֹּֽקֶר׃<text:s/></text:span><text:span text:style-name="T1781">‬</text:span>‬‬<text:span text:style-name="T1782">14</text:span><text:span text:style-name="T1783"> לֹא־תְקַלֵּ֣ל חֵרֵ֔שׁ וְלִפְנֵ֣י עִוֵּ֔ר לֹ֥א תִתֵּ֖ן מִכְשֹׁ֑ל וְיָרֵ֥אתָ מֵּאֱלֹהֶ֖יךָ אֲנִ֥י יְהוָֽה׃<text:s/></text:span><text:span text:style-name="T1784">‬</text:span>‬‬<text:span text:style-name="T1785">15</text:span><text:span text:style-name="T1786"> לֹא־תַעֲשׂ֥וּ עָ֙וֶל֙ בַּמִּשְׁפָּ֔ט לֹא־תִשָּׂ֣א פְנֵי־דָ֔ל וְלֹ֥א תֶהְדַּ֖ר פְּנֵ֣י גָד֑וֹל בְּצֶ֖דֶק תִּשְׁפֹּ֥ט עֲמִיתֶֽךָ׃<text:s/></text:span><text:span text:style-name="T1787">‬</text:span>‬‬<text:span text:style-name="T1788">16</text:span><text:span text:style-name="T1789"> לֹא־תֵלֵ֤ךְ רָכִיל֙ בְּעַמֶּ֔יךָ לֹ֥א תַעֲמֹ֖ד עַל־דַּ֣ם רֵעֶ֑ךָ אֲנִ֖י יְהוָֽה׃<text:s/></text:span><text:span text:style-name="T1790">‬</text:span>‬‬<text:span text:style-name="T1791">17</text:span><text:span text:style-name="T1792"> לֹֽא־תִשְׂנָ֥א אֶת־אָחִ֖יךָ בִּלְבָבֶ֑ךָ הוֹכֵ֤חַ תּוֹכִ֙יחַ֙ אֶת־עֲמִיתֶ֔ךָ וְלֹא־תִשָּׂ֥א עָלָ֖יו חֵֽטְא׃<text:s/></text:span><text:span text:style-name="T1793">‬</text:span>‬‬<text:span text:style-name="T1794">18</text:span><text:span text:style-name="T1795"> לֹֽא־תִקֹּ֤ם וְלֹֽא־</text:span><text:soft-page-break/><text:span text:style-name="T1796">תִטֹּר֙ אֶת־בְּנֵ֣י עַמֶּ֔ךָ וְאָֽהַבְתָּ֥ לְרֵעֲךָ֖ כָּמ֑וֹךָ אֲנִ֖י יְהוָֽה׃<text:s/></text:span><text:span text:style-name="T1797">‬</text:span>‬‬<text:span text:style-name="T1798">19</text:span><text:span text:style-name="T1799"> אֶֽת־חֻקֹּתַי֮ תִּשְׁמֹרוּ֒ בְּהֶמְתְּךָ֙ לֹא־תַרְבִּ֣יעַ כִּלְאַ֔יִם שָׂדְךָ֖ לֹא־תִזְרַ֣ע כִּלְאָ֑יִם וּבֶ֤גֶד כִּלְאַ֙יִם֙ שֽׁ͏ַעַטְנֵ֔ז לֹ֥א יַעֲלֶ֖ה עָלֶֽיךָ׃<text:s/></text:span><text:span text:style-name="T1800">פ<text:s/></text:span><text:span text:style-name="T1801">‬</text:span>‬‬‬‬‬‬‬‬‬‬‬‬‬‬‬‬‬‬‬‬</text:p>
        <text:p text:style-name="P1802"><text:span text:style-name="T1803">20</text:span><text:span text:style-name="T1804"> וְ֠אִישׁ כִּֽי־יִשְׁכַּ֨ב אֶת־אִשָּׁ֜ה שִׁכְבַת־זֶ֗רַע וְהִ֤וא שִׁפְחָה֙ נֶחֱרֶ֣פֶת לְאִ֔ישׁ וְהָפְדֵּה֙ לֹ֣א נִפְדָּ֔תָה א֥וֹ חֻפְשָׁ֖ה לֹ֣א נִתַּן־לָ֑הּ בִּקֹּ֧רֶת תִּהְיֶ֛ה לֹ֥א יוּמְת֖וּ כִּי־לֹ֥א חֻפָּֽשָׁה׃<text:s/></text:span><text:span text:style-name="T1805">‬</text:span>‬‬<text:span text:style-name="T1806">21</text:span><text:span text:style-name="T1807"> וְהֵבִ֤יא אֶת־אֲשָׁמוֹ֙ לַֽיהוָ֔ה אֶל־פֶּ֖תַח אֹ֣הֶל מוֹעֵ֑ד אֵ֖יל אָשָֽׁם׃<text:s/></text:span><text:span text:style-name="T1808">‬</text:span>‬‬<text:span text:style-name="T1809">22</text:span><text:span text:style-name="T1810"> וְכִפֶּר֩ עָלָ֨יו הַכֹּהֵ֜ן בְּאֵ֤יל הָֽאָשָׁם֙ לִפְנֵ֣י יְהוָ֔ה עַל־חַטָּאת֖וֹ אֲשֶׁ֣ר חָטָ֑א וְנִסְלַ֣ח ל֔וֹ מֵחַטָּאת֖וֹ אֲשֶׁ֥ר חָטָֽא׃<text:s/></text:span><text:span text:style-name="T1811">פ<text:s/></text:span><text:span text:style-name="T1812">‬</text:span>‬‬‬‬‬</text:p>
        <text:p text:style-name="P1813"><text:span text:style-name="T1814">23</text:span><text:span text:style-name="T1815"> וְכִי־תָבֹ֣אוּ אֶל־הָאָ֗רֶץ וּנְטַעְתֶּם֙ כָּל־עֵ֣ץ מַאֲכָ֔ל וַעֲרַלְתֶּ֥ם עָרְלָת֖וֹ אֶת־פִּרְי֑וֹ שָׁלֹ֣שׁ שָׁנִ֗ים יִהְיֶ֥ה לָכֶ֛ם עֲרֵלִ֖ים לֹ֥א יֵאָכֵֽל׃<text:s/></text:span><text:span text:style-name="T1816">‬</text:span>‬‬<text:span text:style-name="T1817">24</text:span><text:span text:style-name="T1818"> וּבַשָּׁנָה֙ הָרְבִיעִ֔ת יִהְיֶ֖ה כָּל־פִּרְי֑וֹ קֹ֥דֶשׁ הִלּוּלִ֖ים לַיהוָֽה׃<text:s/></text:span><text:span text:style-name="T1819">‬</text:span>‬‬<text:span text:style-name="T1820">25</text:span><text:span text:style-name="T1821"> וּבַשָּׁנָ֣ה הַחֲמִישִׁ֗ת תֹּֽאכְלוּ֙ אֶת־פִּרְי֔וֹ לְהוֹסִ֥יף לָכֶ֖ם תְּבוּאָת֑וֹ אֲנִ֖י יְהוָ֥ה אֱלֹהֵיכֶֽם׃<text:s/></text:span><text:span text:style-name="T1822">‬</text:span>‬‬<text:span text:style-name="T1823">26</text:span><text:span text:style-name="T1824"> לֹ֥א תֹאכְל֖וּ עַל־הַדָּ֑ם לֹ֥א תְנַחֲשׁ֖וּ וְלֹ֥א תְעוֹנֵֽנוּ׃<text:s/></text:span><text:span text:style-name="T1825">‬</text:span>‬‬<text:span text:style-name="T1826">27</text:span><text:span text:style-name="T1827"> לֹ֣א תַקִּ֔פוּ פְּאַ֖ת רֹאשְׁכֶ֑ם וְלֹ֣א תַשְׁחִ֔ית אֵ֖ת פְּאַ֥ת זְקָנֶֽךָ׃<text:s/></text:span><text:span text:style-name="T1828">‬</text:span>‬‬<text:span text:style-name="T1829">28</text:span><text:span text:style-name="T1830"> וְשֶׂ֣רֶט לָנֶ֗פֶשׁ לֹ֤א תִתְּנוּ֙ בִּבְשַׂרְכֶ֔ם וּכְתֹ֣בֶת קֽ͏ַעֲקַ֔ע לֹ֥א תִתְּנ֖וּ בָּכֶ֑ם אֲנִ֖י יְהוָֽה׃<text:s/></text:span><text:span text:style-name="T1831">‬</text:span>‬‬<text:span text:style-name="T1832">29</text:span><text:span text:style-name="T1833"> אַל־תְּחַלֵּ֥ל אֶֽת־בִּתְּךָ֖ לְהַזְנוֹתָ֑הּ וְלֹא־תִזְנֶ֣ה הָאָ֔רֶץ וּמָלְאָ֥ה הָאָ֖רֶץ זִמָּֽה׃<text:s/></text:span><text:span text:style-name="T1834">‬</text:span>‬‬<text:span text:style-name="T1835">30</text:span><text:span text:style-name="T1836"> אֶת־שַׁבְּתֹתַ֣י תִּשְׁמֹ֔רוּ וּמִקְדָּשִׁ֖י תִּירָ֑אוּ אֲנִ֖י יְהוָֽה׃<text:s/></text:span><text:span text:style-name="T1837">‬</text:span>‬‬<text:span text:style-name="T1838">31</text:span><text:span text:style-name="T1839"> אַל־תִּפְנ֤וּ אֶל־הָאֹבֹת֙ וְאֶל־הַיִּדְּעֹנִ֔ים אַל־תְּבַקְשׁ֖וּ לְטָמְאָ֣ה בָהֶ֑ם אֲנִ֖י יְהוָ֥ה אֱלֹהֵיכֶֽם׃<text:s/></text:span><text:span text:style-name="T1840">‬</text:span>‬‬<text:span text:style-name="T1841">32</text:span><text:span text:style-name="T1842"> מִפְּנֵ֤י שֵׂיבָה֙ תָּק֔וּם וְהָדַרְתָּ֖ פְּנֵ֣י זָקֵ֑ן וְיָרֵ֥אתָ מֵּאֱלֹהֶ֖יךָ אֲנִ֥י יְהוָֽה׃<text:s/></text:span><text:span text:style-name="T1843">פ<text:s/></text:span><text:span text:style-name="T1844">‬</text:span>‬‬‬‬‬‬‬‬‬‬‬‬</text:p>
        <text:p text:style-name="P1845"><text:span text:style-name="T1846">33</text:span><text:span text:style-name="T1847"> וְכִֽי־יָג֧וּר אִתְּךָ֛ גֵּ֖ר בְּאַרְצְכֶ֑ם לֹ֥א תוֹנ֖וּ אֹתֽוֹ׃<text:s/></text:span><text:span text:style-name="T1848">‬</text:span>‬‬<text:span text:style-name="T1849">34</text:span><text:span text:style-name="T1850"> כְּאֶזְרָ֣ח מִכֶּם֩ יִהְיֶ֨ה לָכֶ֜ם הַגֵּ֣ר ׀ הַגָּ֣ר אִתְּכֶ֗ם וְאָהַבְתָּ֥ לוֹ֙ כָּמ֔וֹךָ כִּֽי־גֵרִ֥ים הֱיִיתֶ֖ם בְּאֶ֣רֶץ מִצְרָ֑יִם אֲנִ֖י יְהוָ֥ה אֱלֹהֵיכֶֽם׃<text:s/></text:span><text:span text:style-name="T1851">‬</text:span>‬‬<text:span text:style-name="T1852">35</text:span><text:span text:style-name="T1853"> לֹא־תַעֲשׂ֥וּ עָ֖וֶל בַּמִּשְׁפָּ֑ט בַּמִּדָּ֕ה בַּמִּשְׁקָ֖ל וּבַמְּשׂוּרָֽה׃<text:s/></text:span><text:span text:style-name="T1854">‬</text:span>‬‬<text:span text:style-name="T1855">36</text:span><text:span text:style-name="T1856"> מֹ֧אזְנֵי צֶ֣דֶק אַבְנֵי־צֶ֗דֶק אֵ֥יפַת צֶ֛דֶק וְהִ֥ין צֶ֖דֶק יִהְיֶ֣ה לָכֶ֑ם אֲנִי֙ יְהוָ֣ה אֱלֹֽהֵיכֶ֔ם אֲשֶׁר־הוֹצֵ֥אתִי אֶתְכֶ֖ם מֵאֶ֥רֶץ מִצְרָֽיִם׃<text:s/></text:span><text:span text:style-name="T1857">‬</text:span>‬‬<text:span text:style-name="T1858">37</text:span><text:span text:style-name="T1859"> וּשְׁמַרְתֶּ֤ם אֶת־כָּל־חֻקֹּתַי֙ וְאֶת־כָּל־מִשְׁפָּטַ֔י וַעֲשִׂיתֶ֖ם אֹתָ֑ם אֲנִ֖י יְהוָֽה׃<text:s/></text:span><text:span text:style-name="T1860">פ<text:s/></text:span><text:span text:style-name="T1861">‬</text:span>‬‬‬‬‬‬‬</text:p>
      </text:section>
      <text:section text:name="Sect19" text:style-name="S19">
        <text:p text:style-name="P1862">Leviticus 20</text:p>
        <text:p text:style-name="P1863"><text:span text:style-name="T1864">1</text:span><text:span text:style-name="T1865"> וַיְדַבֵּ֥ר יְהוָ֖ה אֶל־מֹשֶׁ֥ה לֵּאמֹֽר׃<text:s/></text:span><text:span text:style-name="T1866">2</text:span><text:span text:style-name="T1867"> וְאֶל־בְּנֵ֣י יִשְׂרָאֵל֘ תֹּאמַר֒ אִ֣ישׁ אִישׁ֩ מִבְּנֵ֨י יִשְׂרָאֵ֜ל וּמִן־הַגֵּ֣ר ׀ הַגָּ֣ר בְּיִשְׂרָאֵ֗ל אֲשֶׁ֨ר יִתֵּ֧ן מִזַּרְע֛וֹ לַמֹּ֖לֶךְ מ֣וֹת יוּמָ֑ת עַ֥ם הָאָ֖רֶץ יִרְגְּמֻ֥הוּ בָאָֽבֶן׃<text:s/></text:span><text:span text:style-name="T1868">‬</text:span>‬‬<text:span text:style-name="T1869">3</text:span><text:span text:style-name="T1870"> וַאֲנִ֞י אֶתֵּ֤ן אֶת־פָּנַי֙ בָּאִ֣ישׁ הַה֔וּא וְהִכְרַתִּ֥י אֹת֖וֹ מִקֶּ֣רֶב עַמּ֑וֹ כִּ֤י מִזַּרְעוֹ֙ נָתַ֣ן לַמֹּ֔לֶךְ לְמַ֗עַן טַמֵּא֙ אֶת־מִקְדָּשִׁ֔י וּלְחַלֵּ֖ל אֶת־שֵׁ֥ם קָדְשִֽׁי׃<text:s/></text:span><text:span text:style-name="T1871">‬</text:span>‬‬<text:span text:style-name="T1872">4</text:span><text:span text:style-name="T1873"> וְאִ֡ם הַעְלֵ֣ם יַעְלִימֽוּ֩ עַ֨ם הָאָ֜רֶץ אֶת־עֵֽינֵיהֶם֙ מִן־הָאִ֣ישׁ הַה֔וּא בְּתִתּ֥וֹ מִזַּרְע֖וֹ לַמֹּ֑לֶךְ לְבִלְתִּ֖י הָמִ֥ית אֹתֽוֹ׃<text:s/></text:span><text:span text:style-name="T1874">‬</text:span>‬‬<text:span text:style-name="T1875">5</text:span><text:span text:style-name="T1876"> וְשַׂמְתִּ֨י אֲנִ֧י אֶת־פָּנַ֛י בָּאִ֥ישׁ הַה֖וּא וּבְמִשְׁפַּחְתּ֑וֹ וְהִכְרַתִּ֨י אֹת֜וֹ וְאֵ֣ת ׀ כָּל־הַזֹּנִ֣ים אַחֲרָ֗יו לִזְנ֛וֹת אַחֲרֵ֥י<text:s/></text:span><text:soft-page-break/><text:span text:style-name="T1877">הַמֹּ֖לֶךְ מִקֶּ֥רֶב עַמָּֽם׃<text:s/></text:span><text:span text:style-name="T1878">‬</text:span>‬‬<text:span text:style-name="T1879">6</text:span><text:span text:style-name="T1880"> וְהַנֶּ֗פֶשׁ אֲשֶׁ֨ר תִּפְנֶ֤ה אֶל־הָֽאֹבֹת֙ וְאֶל־הַיִּדְּעֹנִ֔ים לִזְנ֖וֹת אַחֲרֵיהֶ֑ם וְנָתַתִּ֤י אֶת־פָּנַי֙ בַּנֶּ֣פֶשׁ הַהִ֔וא וְהִכְרַתִּ֥י אֹת֖וֹ מִקֶּ֥רֶב עַמּֽוֹ׃<text:s/></text:span><text:span text:style-name="T1881">‬</text:span>‬‬‬‬‬‬‬</text:p>
        <text:p text:style-name="P1882"><text:span text:style-name="T1883">7</text:span><text:span text:style-name="T1884"> וְהִ֨תְקַדִּשְׁתֶּ֔ם וִהְיִיתֶ֖ם קְדֹשִׁ֑ים כִּ֛י אֲנִ֥י יְהוָ֖ה אֱלֹהֵיכֶֽם׃<text:s/></text:span><text:span text:style-name="T1885">‬</text:span>‬‬<text:span text:style-name="T1886">8</text:span><text:span text:style-name="T1887"> וּשְׁמַרְתֶּם֙ אֶת־חֻקֹּתַ֔י וַעֲשִׂיתֶ֖ם אֹתָ֑ם אֲנִ֥י יְהוָ֖ה מְקַדִּשְׁכֶֽם׃<text:s/></text:span><text:span text:style-name="T1888">‬</text:span>‬‬<text:span text:style-name="T1889">9</text:span><text:span text:style-name="T1890"> כִּֽי־אִ֣ישׁ אִ֗ישׁ אֲשֶׁ֨ר יְקַלֵּ֧ל אֶת־אָבִ֛יו וְאֶת־אִמּ֖וֹ מ֣וֹת יוּמָ֑ת אָבִ֧יו וְאִמּ֛וֹ קִלֵּ֖ל דָּמָ֥יו בּֽוֹ׃<text:s/></text:span><text:span text:style-name="T1891">‬</text:span>‬‬<text:span text:style-name="T1892">10</text:span><text:span text:style-name="T1893"> וְאִ֗ישׁ אֲשֶׁ֤ר יִנְאַף֙ אֶת־אֵ֣שֶׁת אִ֔ישׁ אֲשֶׁ֥ר יִנְאַ֖ף אֶת־אֵ֣שֶׁת רֵעֵ֑הוּ מֽוֹת־יוּמַ֥ת הַנֹּאֵ֖ף וְהַנֹּאָֽפֶת׃<text:s/></text:span><text:span text:style-name="T1894">‬</text:span>‬‬<text:span text:style-name="T1895">11</text:span><text:span text:style-name="T1896"> וְאִ֗ישׁ אֲשֶׁ֤ר יִשְׁכַּב֙ אֶת־אֵ֣שֶׁת אָבִ֔יו עֶרְוַ֥ת אָבִ֖יו גִּלָּ֑ה מֽוֹת־יוּמְת֥וּ שְׁנֵיהֶ֖ם דְּמֵיהֶ֥ם בָּֽם׃<text:s/></text:span><text:span text:style-name="T1897">‬</text:span>‬‬<text:span text:style-name="T1898">12</text:span><text:span text:style-name="T1899"> וְאִ֗ישׁ אֲשֶׁ֤ר יִשְׁכַּב֙ אֶת־כַּלָּת֔וֹ מ֥וֹת יוּמְת֖וּ שְׁנֵיהֶ֑ם תֶּ֥בֶל עָשׂ֖וּ דְּמֵיהֶ֥ם בָּֽם׃<text:s/></text:span><text:span text:style-name="T1900">‬</text:span>‬‬<text:span text:style-name="T1901">13</text:span><text:span text:style-name="T1902"> וְאִ֗ישׁ אֲשֶׁ֨ר יִשְׁכַּ֤ב אֶת־זָכָר֙ מִשְׁכְּבֵ֣י אִשָּׁ֔ה תּוֹעֵבָ֥ה עָשׂ֖וּ שְׁנֵיהֶ֑ם מ֥וֹת יוּמָ֖תוּ דְּמֵיהֶ֥ם בָּֽם׃<text:s/></text:span><text:span text:style-name="T1903">‬</text:span>‬‬<text:span text:style-name="T1904">14</text:span><text:span text:style-name="T1905"> וְאִ֗ישׁ אֲשֶׁ֨ר יִקַּ֧ח אֶת־אִשָּׁ֛ה וְאֶת־אִמָּ֖הּ זִמָּ֣ה הִ֑וא בָּאֵ֞שׁ יִשְׂרְפ֤וּ אֹתוֹ֙ וְאֶתְהֶ֔ן וְלֹא־תִהְיֶ֥ה זִמָּ֖ה בְּתוֹכְכֶֽם׃<text:s/></text:span><text:span text:style-name="T1906">‬</text:span>‬‬<text:span text:style-name="T1907">15</text:span><text:span text:style-name="T1908"> וְאִ֗ישׁ אֲשֶׁ֨ר יִתֵּ֧ן שְׁכָבְתּ֛וֹ בִּבְהֵמָ֖ה מ֣וֹת יוּמָ֑ת וְאֶת־הַבְּהֵמָ֖ה תַּהֲרֹֽגוּ׃<text:s/></text:span><text:span text:style-name="T1909">‬</text:span>‬‬<text:span text:style-name="T1910">16</text:span><text:span text:style-name="T1911"> וְאִשָּׁ֗ה אֲשֶׁ֨ר תִּקְרַ֤ב אֶל־כָּל־בְּהֵמָה֙ לְרִבְעָ֣ה אֹתָ֔הּ וְהָרַגְתָּ֥ אֶת־הָאִשָּׁ֖ה וְאֶת־הַבְּהֵמָ֑ה מ֥וֹת יוּמָ֖תוּ דְּמֵיהֶ֥ם בָּֽם׃<text:s/></text:span><text:span text:style-name="T1912">‬</text:span>‬‬<text:span text:style-name="T1913">17</text:span><text:span text:style-name="T1914"> וְאִ֣ישׁ אֲשֶׁר־יִקַּ֣ח אֶת־אֲחֹת֡וֹ בַּת־אָבִ֣יו א֣וֹ בַת־אִ֠מּוֹ וְרָאָ֨ה אֶת־עֶרְוָתָ֜הּ וְהִֽיא־תִרְאֶ֤ה אֶת־עֶרְוָתוֹ֙ חֶ֣סֶד ה֔וּא וְנִ֨כְרְת֔וּ לְעֵינֵ֖י בְּנֵ֣י עַמָּ֑ם עֶרְוַ֧ת אֲחֹת֛וֹ גִּלָּ֖ה עֲוֺנ֥וֹ יִשָּֽׂא׃<text:s/></text:span><text:span text:style-name="T1915">‬</text:span>‬‬<text:span text:style-name="T1916">18</text:span><text:span text:style-name="T1917"> וְ֠אִישׁ אֲשֶׁר־יִשְׁכַּ֨ב אֶת־אִשָּׁ֜ה דָּוָ֗ה וְגִלָּ֤ה אֶת־עֶרְוָתָהּ֙ אֶת־מְקֹרָ֣הּ הֶֽעֱרָ֔ה וְהִ֕יא גִּלְּתָ֖ה אֶת־מְק֣וֹר דָּמֶ֑יהָ וְנִכְרְת֥וּ שְׁנֵיהֶ֖ם מִקֶּ֥רֶב עַמָּֽם׃<text:s/></text:span><text:span text:style-name="T1918">‬</text:span>‬‬<text:span text:style-name="T1919">19</text:span><text:span text:style-name="T1920"> וְעֶרְוַ֨ת אֲח֧וֹת אִמְּךָ֛ וַאֲח֥וֹת אָבִ֖יךָ לֹ֣א תְגַלֵּ֑ה כִּ֧י אֶת־שְׁאֵר֛וֹ הֶעֱרָ֖ה עֲוֺנָ֥ם יִשָּֽׂאוּ׃<text:s/></text:span><text:span text:style-name="T1921">‬</text:span>‬‬<text:span text:style-name="T1922">20</text:span><text:span text:style-name="T1923"> וְאִ֗ישׁ אֲשֶׁ֤ר יִשְׁכַּב֙ אֶת־דֹּ֣דָת֔וֹ עֶרְוַ֥ת דֹּד֖וֹ גִּלָּ֑ה חֶטְאָ֥ם יִשָּׂ֖אוּ עֲרִירִ֥ים יָמֻֽתוּ׃<text:s/></text:span><text:span text:style-name="T1924">‬</text:span>‬‬<text:span text:style-name="T1925">21</text:span><text:span text:style-name="T1926"> וְאִ֗ישׁ אֲשֶׁ֥ר יִקַּ֛ח אֶת־אֵ֥שֶׁת אָחִ֖יו נִדָּ֣ה הִ֑וא עֶרְוַ֥ת אָחִ֛יו גִּלָּ֖ה עֲרִירִ֥ים יִהְיֽוּ׃<text:s/></text:span><text:span text:style-name="T1927">‬</text:span>‬‬<text:span text:style-name="T1928">22</text:span><text:span text:style-name="T1929"> וּשְׁמַרְתֶּ֤ם אֶת־כָּל־חֻקֹּתַי֙ וְאֶת־כָּל־מִשְׁפָּטַ֔י וַעֲשִׂיתֶ֖ם אֹתָ֑ם וְלֹא־תָקִ֤יא אֶתְכֶם֙ הָאָ֔רֶץ אֲשֶׁ֨ר אֲנִ֜י מֵבִ֥יא אֶתְכֶ֛ם שָׁ֖מָּה לָשֶׁ֥בֶת בָּֽהּ׃<text:s/></text:span><text:span text:style-name="T1930">‬</text:span>‬‬<text:span text:style-name="T1931">23</text:span><text:span text:style-name="T1932"> וְלֹ֤א תֵֽלְכוּ֙ בְּחֻקֹּ֣ת הַגּ֔וֹי אֲשֶׁר־אֲנִ֥י מְשַׁלֵּ֖חַ מִפְּנֵיכֶ֑ם כִּ֤י אֶת־כָּל־אֵ֙לֶּה֙ עָשׂ֔וּ וָאָקֻ֖ץ בָּֽם׃<text:s/></text:span><text:span text:style-name="T1933">‬</text:span>‬‬<text:span text:style-name="T1934">24</text:span><text:span text:style-name="T1935"> וָאֹמַ֣ר לָכֶ֗ם אַתֶּם֮ תִּֽירְשׁ֣וּ אֶת־אַדְמָתָם֒ וַאֲנִ֞י אֶתְּנֶ֤נָּה לָכֶם֙ לָרֶ֣שֶׁת אֹתָ֔הּ אֶ֛רֶץ זָבַ֥ת חָלָ֖ב וּדְבָ֑שׁ אֲנִי֙ יְהוָ֣ה אֱלֹֽהֵיכֶ֔ם אֲשֶׁר־הִבְדַּ֥לְתִּי אֶתְכֶ֖ם מִן־הָֽעַמִּֽים׃<text:s/></text:span><text:span text:style-name="T1936">‬</text:span>‬‬<text:span text:style-name="T1937">25</text:span><text:span text:style-name="T1938"> וְהִבְדַּלְתֶּ֞ם בֵּֽין־הַבְּהֵמָ֤ה הַטְּהֹרָה֙ לַטְּמֵאָ֔ה וּבֵין־הָע֥וֹף הַטָּמֵ֖א לַטָּהֹ֑ר וְלֹֽא־תְשַׁקְּצ֨וּ אֶת־נַפְשֹֽׁתֵיכֶ֜ם בַּבְּהֵמָ֣ה וּבָע֗וֹף וּבְכֹל֙ אֲשֶׁ֣ר תִּרְמֹ֣שׂ הָֽאֲדָמָ֔ה אֲשֶׁר־הִבְדַּ֥לְתִּי לָכֶ֖ם לְטַמֵּֽא׃<text:s/></text:span><text:span text:style-name="T1939">‬</text:span>‬‬<text:span text:style-name="T1940">26</text:span><text:span text:style-name="T1941"> וִהְיִ֤יתֶם לִי֙ קְדֹשִׁ֔ים כִּ֥י קָד֖וֹשׁ אֲנִ֣י יְהוָ֑ה וָאַבְדִּ֥ל אֶתְכֶ֛ם מִן־הֽ͏ָעַמִּ֖ים לִהְי֥וֹת לִֽי׃<text:s/></text:span><text:span text:style-name="T1942">‬</text:span>‬‬<text:span text:style-name="T1943">27</text:span><text:span text:style-name="T1944"> וְאִ֣ישׁ אֽוֹ־אִשָּׁ֗ה כִּֽי־יִהְיֶ֨ה בָהֶ֥ם א֛וֹב א֥וֹ יִדְּעֹנִ֖י מ֣וֹת יוּמָ֑תוּ בָּאֶ֛בֶן יִרְגְּמ֥וּ אֹתָ֖ם דְּמֵיהֶ֥ם בָּֽם׃<text:s/></text:span><text:span text:style-name="T1945">פ<text:s/></text:span><text:span text:style-name="T1946">‬</text:span>‬‬‬‬‬‬‬‬‬‬‬‬‬‬‬‬‬‬‬‬‬‬‬</text:p>
      </text:section>
      <text:section text:name="Sect20" text:style-name="S20">
        <text:soft-page-break/>
        <text:p text:style-name="P1947">Leviticus 21</text:p>
        <text:p text:style-name="P1948"><text:span text:style-name="T1949">1</text:span><text:span text:style-name="T1950"> וַיֹּ֤אמֶר יְהוָה֙ אֶל־מֹשֶׁ֔ה אֱמֹ֥ר אֶל־הַכֹּהֲנִ֖ים בְּנֵ֣י אַהֲרֹ֑ן וְאָמַרְתָּ֣ אֲלֵהֶ֔ם לְנֶ֥פֶשׁ לֹֽא־יִטַּמָּ֖א בְּעַמָּֽיו׃<text:s/></text:span><text:span text:style-name="T1951">2</text:span><text:span text:style-name="T1952"> כִּ֚י אִם־לִשְׁאֵר֔וֹ הַקָּרֹ֖ב אֵלָ֑יו לְאִמּ֣וֹ וּלְאָבִ֔יו וְלִבְנ֥וֹ וּלְבִתּ֖וֹ וּלְאָחִֽיו׃<text:s/></text:span><text:span text:style-name="T1953">‬</text:span>‬‬<text:span text:style-name="T1954">3</text:span><text:span text:style-name="T1955"> וְלַאֲחֹת֤וֹ הַבְּתוּלָה֙ הַקְּרוֹבָ֣ה אֵלָ֔יו אֲשֶׁ֥ר לֹֽא־הָיְתָ֖ה לְאִ֑ישׁ לָ֖הּ יִטַּמָּֽא׃<text:s/></text:span><text:span text:style-name="T1956">‬</text:span>‬‬<text:span text:style-name="T1957">4</text:span><text:span text:style-name="T1958"> לֹ֥א יִטַּמָּ֖א בַּ֣עַל בְּעַמָּ֑יו לְהֵ֖חַלּֽוֹ׃<text:s/></text:span><text:span text:style-name="T1959">‬</text:span>‬‬<text:span text:style-name="T1960">5</text:span><text:span text:style-name="T1961"> לֹֽא־*יקרחה **יִקְרְח֤וּ קָרְחָה֙ בְּרֹאשָׁ֔ם וּפְאַ֥ת זְקָנָ֖ם לֹ֣א יְגַלֵּ֑חוּ וּבִ֨בְשָׂרָ֔ם לֹ֥א יִשְׂרְט֖וּ שָׂרָֽטֶת׃<text:s/></text:span><text:span text:style-name="T1962">‬</text:span>‬‬<text:span text:style-name="T1963">6</text:span><text:span text:style-name="T1964"> קְדֹשִׁ֤ים יִהְיוּ֙ לֵאלֹ֣הֵיהֶ֔ם וְלֹ֣א יְחַלְּל֔וּ שֵׁ֖ם אֱלֹהֵיהֶ֑ם כִּי֩ אֶת־אִשֵּׁ֨י יְהוָ֜ה לֶ֧חֶם אֱלֹהֵיהֶ֛ם הֵ֥ם מַקְרִיבִ֖ם וְהָ֥יוּ קֹֽדֶשׁ׃<text:s/></text:span><text:span text:style-name="T1965">‬</text:span>‬‬<text:span text:style-name="T1966">7</text:span><text:span text:style-name="T1967"> אִשָּׁ֨ה זֹנָ֤ה וַחֲלָלָה֙ לֹ֣א יִקָּ֔חוּ וְאִשָּׁ֛ה גְּרוּשָׁ֥ה מֵאִישָׁ֖הּ לֹ֣א יִקָּ֑חוּ כִּֽי־קָדֹ֥שׁ ה֖וּא לֵאלֹהָֽיו׃<text:s/></text:span><text:span text:style-name="T1968">‬</text:span>‬‬<text:span text:style-name="T1969">8</text:span><text:span text:style-name="T1970"> וְקִדַּשְׁתּ֔וֹ כִּֽי־אֶת־לֶ֥חֶם אֱלֹהֶ֖יךָ ה֣וּא מַקְרִ֑יב קָדֹשׁ֙ יִֽהְיֶה־לָּ֔ךְ כִּ֣י קָד֔וֹשׁ אֲנִ֥י יְהוָ֖ה מְקַדִּשְׁכֶֽם׃<text:s/></text:span><text:span text:style-name="T1971">‬</text:span>‬‬<text:span text:style-name="T1972">9</text:span><text:span text:style-name="T1973"> וּבַת֙ אִ֣ישׁ כֹּהֵ֔ן כִּ֥י תֵחֵ֖ל לִזְנ֑וֹת אֶת־אָבִ֙יהָ֙ הִ֣יא מְחַלֶּ֔לֶת בָּאֵ֖שׁ תִּשָּׂרֵֽף׃</text:span><text:span text:style-name="T1974"><text:s/>ס<text:s/></text:span><text:span text:style-name="T1975">‬</text:span>‬‬<text:span text:style-name="T1976">10</text:span><text:span text:style-name="T1977"> וְהַכֹּהֵן֩ הַגָּד֨וֹל מֵאֶחָ֜יו אֲ‍ֽשֶׁר־יוּצַ֥ק עַל־רֹאשׁ֣וֹ ׀ שֶׁ֤מֶן הַמִּשְׁחָה֙ וּמִלֵּ֣א אֶת־יָד֔וֹ לִלְבֹּ֖שׁ אֶת־הַבְּגָדִ֑ים אֶת־רֹאשׁוֹ֙ לֹ֣א יִפְרָ֔ע וּבְגָדָ֖יו לֹ֥א יִפְרֹֽם׃<text:s/></text:span><text:span text:style-name="T1978">‬</text:span>‬‬<text:span text:style-name="T1979">11</text:span><text:span text:style-name="T1980"> וְעַ֛ל כָּל־נַפְשֹׁ֥ת מֵ֖ת לֹ֣א יָבֹ֑א לְאָבִ֥יו וּלְאִמּ֖וֹ לֹ֥א יִטַּמָּֽא׃<text:s/></text:span><text:span text:style-name="T1981">‬</text:span>‬‬<text:span text:style-name="T1982">12</text:span><text:span text:style-name="T1983"> וּמִן־הַמִּקְדָּשׁ֙ לֹ֣א יֵצֵ֔א וְלֹ֣א יְחַלֵּ֔ל אֵ֖ת מִקְדַּ֣שׁ אֱלֹהָ֑יו כִּ֡י נֵ֠זֶר שֶׁ֣מֶן מִשְׁחַ֧ת אֱלֹהָ֛יו עָלָ֖יו אֲנִ֥י יְהוָֽה׃<text:s/></text:span><text:span text:style-name="T1984">‬</text:span>‬‬<text:span text:style-name="T1985">13</text:span><text:span text:style-name="T1986"> וְה֕וּא אִשָּׁ֥ה בִבְתוּלֶ֖יהָ יִקָּֽח׃<text:s/></text:span><text:span text:style-name="T1987">‬</text:span>‬‬<text:span text:style-name="T1988">14</text:span><text:span text:style-name="T1989"> אַלְמָנָ֤ה וּגְרוּשָׁה֙ וַחֲלָלָ֣ה זֹנָ֔ה אֶת־אֵ֖לֶּה לֹ֣א יִקָּ֑ח כִּ֛י אִם־בְּתוּלָ֥ה מֵעַמָּ֖יו יִקַּ֥ח אִשָּֽׁה׃<text:s/></text:span><text:span text:style-name="T1990">‬</text:span>‬‬<text:span text:style-name="T1991">15</text:span><text:span text:style-name="T1992"> וְלֹֽא־יְחַלֵּ֥ל זַרְע֖וֹ בְּעַמָּ֑יו כִּ֛י אֲנִ֥י יְהוָ֖ה מְקַדְּשֽׁוֹ׃<text:s/></text:span><text:span text:style-name="T1993">פ<text:s/></text:span><text:span text:style-name="T1994">‬</text:span>‬‬‬‬‬‬‬‬‬‬‬‬‬‬‬‬</text:p>
        <text:p text:style-name="P1995"><text:span text:style-name="T1996">16</text:span><text:span text:style-name="T1997"> וַיְדַבֵּ֥ר יְהוָ֖ה אֶל־מֹשֶׁ֥ה לֵּאמֹֽר׃<text:s/></text:span><text:span text:style-name="T1998">‬</text:span>‬‬<text:span text:style-name="T1999">17</text:span><text:span text:style-name="T2000"> דַּבֵּ֥ר אֶֽל־אַהֲרֹ֖ן לֵאמֹ֑ר אִ֣ישׁ מִֽזַּרְעֲךָ֞ לְדֹרֹתָ֗ם אֲשֶׁ֨ר יִהְיֶ֥ה בוֹ֙ מ֔וּם לֹ֣א יִקְרַ֔ב לְהַקְרִ֖יב לֶ֥חֶם אֱלֹהָֽיו׃<text:s/></text:span><text:span text:style-name="T2001">‬</text:span>‬‬<text:span text:style-name="T2002">18</text:span><text:span text:style-name="T2003"> כִּ֥י כָל־אִ֛ישׁ אֲשֶׁר־בּ֥וֹ מ֖וּם לֹ֣א יִקְרָ֑ב אִ֤ישׁ עִוֵּר֙ א֣וֹ פִסֵּ֔חַ א֥וֹ חָרֻ֖ם א֥וֹ שָׂרֽוּעַ׃<text:s/></text:span><text:span text:style-name="T2004">‬</text:span>‬‬<text:span text:style-name="T2005">19</text:span><text:span text:style-name="T2006"> א֣וֹ אִ֔ישׁ אֲשֶׁר־יִהְיֶ֥ה ב֖וֹ שֶׁ֣בֶר רָ֑גֶל א֖וֹ שֶׁ֥בֶר יָֽד׃<text:s/></text:span><text:span text:style-name="T2007">‬</text:span>‬‬<text:span text:style-name="T2008">20</text:span><text:span text:style-name="T2009"> אֽוֹ־גִבֵּ֣ן אוֹ־דַ֔ק א֖וֹ תְּבַלֻּ֣ל בְּעֵינ֑וֹ א֤וֹ גָרָב֙ א֣וֹ יַלֶּ֔פֶת א֖וֹ מְר֥וֹחַ אָֽשֶׁךְ׃<text:s/></text:span><text:span text:style-name="T2010">‬</text:span>‬‬<text:span text:style-name="T2011">21</text:span><text:span text:style-name="T2012"> כָּל־אִ֞ישׁ אֲשֶׁר־בּ֣וֹ מ֗וּם מִזֶּ֙רַע֙ אַהֲרֹ֣ן הַכֹּהֵ֔ן לֹ֣א יִגַּ֔שׁ לְהַקְרִ֖יב אֶת־אִשֵּׁ֣י יְהוָ֑ה מ֣וּם בּ֔וֹ אֵ֚ת לֶ֣חֶם אֱלֹהָ֔יו לֹ֥א יִגַּ֖שׁ לְהַקְרִֽיב׃<text:s/></text:span><text:span text:style-name="T2013">‬</text:span>‬‬<text:span text:style-name="T2014">22</text:span><text:span text:style-name="T2015"> לֶ֣חֶם אֱלֹהָ֔יו מִקָּדְשֵׁ֖י הַקֳּדָשִׁ֑ים וּמִן־הַקֳּדָשִׁ֖ים יֹאכֵֽל׃<text:s/></text:span><text:span text:style-name="T2016">‬</text:span>‬‬<text:span text:style-name="T2017">23</text:span><text:span text:style-name="T2018"> אַ֣ךְ אֶל־הַפָּרֹ֜כֶת לֹ֣א יָבֹ֗א וְאֶל־הַמִּזְבֵּ֛חַ לֹ֥א יִגַּ֖שׁ כִּֽי־מ֣וּם בּ֑וֹ וְלֹ֤א יְחַלֵּל֙ אֶת־מִקְדָּשַׁ֔י כִּ֛י אֲנִ֥י יְהוָ֖ה מְקַדְּשָֽׁם׃<text:s/></text:span><text:span text:style-name="T2019">‬</text:span>‬‬<text:span text:style-name="T2020">24</text:span><text:span text:style-name="T2021"> וַיְדַבֵּ֣ר מֹשֶׁ֔ה אֶֽל־אַהֲרֹ֖ן וְאֶל־בָּנָ֑יו וְאֶֽל־כָּל־בְּנֵ֖י יִשְׂרָאֵֽל׃<text:s/></text:span><text:span text:style-name="T2022">פ<text:s/></text:span><text:span text:style-name="T2023">‬</text:span>‬‬‬‬‬‬‬‬‬‬‬</text:p>
      </text:section>
      <text:section text:name="Sect21" text:style-name="S21">
        <text:p text:style-name="P2024">Leviticus 22</text:p>
        <text:p text:style-name="P2025"><text:span text:style-name="T2026">1</text:span><text:span text:style-name="T2027"> וַיְדַבֵּ֥ר יְהוָ֖ה אֶל־מֹשֶׁ֥ה לֵּאמֹֽר׃<text:s/></text:span><text:span text:style-name="T2028">2</text:span><text:span text:style-name="T2029"> דַּבֵּ֨ר אֶֽל־אַהֲרֹ֜ן וְאֶל־בָּנָ֗יו וְיִנָּֽזְרוּ֙ מִקָּדְשֵׁ֣י בְנֵֽי־יִשְׂרָאֵ֔ל וְלֹ֥א יְחַלְּל֖וּ אֶת־שֵׁ֣ם קָדְשִׁ֑י אֲשֶׁ֨ר הֵ֧ם מַקְדִּשִׁ֛ים לִ֖י אֲנִ֥י יְהוָֽה׃<text:s/></text:span><text:span text:style-name="T2030">‬</text:span>‬‬<text:span text:style-name="T2031">3</text:span><text:span text:style-name="T2032"> אֱמֹ֣ר אֲלֵהֶ֗ם לְדֹרֹ֨תֵיכֶ֜ם כָּל־אִ֣ישׁ ׀ אֲשֶׁר־יִקְרַ֣ב מִכָּל־זַרְעֲכֶ֗ם אֶל־הַקֳּדָשִׁים֙ אֲשֶׁ֨ר יַקְדִּ֤ישׁוּ בְנֵֽי־</text:span><text:soft-page-break/><text:span text:style-name="T2033">יִשְׂרָאֵל֙ לַֽיהוָ֔ה וְטֻמְאָת֖וֹ עָלָ֑יו וְנִכְרְתָ֞ה הַנֶּ֧פֶשׁ הַהִ֛וא מִלְּפָנַ֖י אֲנִ֥י יְהוָֽה׃<text:s/></text:span><text:span text:style-name="T2034">‬</text:span>‬‬<text:span text:style-name="T2035">4</text:span><text:span text:style-name="T2036"> אִ֣ישׁ אִ֞ישׁ מִזֶּ֣רַע אַהֲרֹ֗ן וְה֤וּא צָר֙וּעַ֙ א֣וֹ זָ֔ב בַּקֳּדָשִׁים֙ לֹ֣א יֹאכַ֔ל עַ֖ד אֲשֶׁ֣ר יִטְהָ֑ר וְהַנֹּגֵ֙עַ֙ בְּכָל־טְמֵא־נֶ֔פֶשׁ א֣וֹ אִ֔ישׁ אֲשֶׁר־תֵּצֵ֥א מִמֶּ֖נּוּ שִׁכְבַת־זָֽרַע׃<text:s/></text:span><text:span text:style-name="T2037">‬</text:span>‬‬<text:span text:style-name="T2038">5</text:span><text:span text:style-name="T2039"> אוֹ־אִישׁ֙ אֲשֶׁ֣ר יִגַּ֔ע בְּכָל־שֶׁ֖רֶץ אֲשֶׁ֣ר יִטְמָא־ל֑וֹ א֤וֹ בְאָדָם֙ אֲשֶׁ֣ר יִטְמָא־ל֔וֹ לְכֹ֖ל טֻמְאָתֽוֹ׃<text:s/></text:span><text:span text:style-name="T2040">‬</text:span>‬‬<text:span text:style-name="T2041">6</text:span><text:span text:style-name="T2042"> נֶ֚פֶשׁ אֲשֶׁ֣ר תִּגַּע־בּ֔וֹ וְטָמְאָ֖ה עַד־הָעָ֑רֶב וְלֹ֤א יֹאכַל֙ מִן־הַקֳּדָשִׁ֔ים כִּ֛י אִם־רָחַ֥ץ בְּשָׂר֖וֹ בַּמָּֽיִם׃<text:s/></text:span><text:span text:style-name="T2043">‬</text:span>‬‬<text:span text:style-name="T2044">7</text:span><text:span text:style-name="T2045"> וּבָ֥א הַשֶּׁ֖מֶשׁ וְטָהֵ֑ר וְאַחַר֙ יֹאכַ֣ל מִן־הַקֳּדָשִׁ֔ים כִּ֥י לַחְמ֖וֹ הֽוּא׃<text:s/></text:span><text:span text:style-name="T2046">‬</text:span>‬‬<text:span text:style-name="T2047">8</text:span><text:span text:style-name="T2048"> נְבֵלָ֧ה וּטְרֵפָ֛ה לֹ֥א יֹאכַ֖ל לְטָמְאָה־בָ֑הּ אֲנִ֖י יְהוָֽה׃<text:s/></text:span><text:span text:style-name="T2049">‬</text:span>‬‬<text:span text:style-name="T2050">9</text:span><text:span text:style-name="T2051"> וְשָׁמְר֣וּ אֶת־מִשְׁמַרְתִּ֗י וְלֹֽא־יִשְׂא֤וּ עָלָיו֙ חֵ֔טְא וּמֵ֥תוּ ב֖וֹ כִּ֣י יְחַלְּלֻ֑הוּ אֲנִ֥י יְהוָ֖ה מְקַדְּשָֽׁם׃<text:s/></text:span><text:span text:style-name="T2052">‬</text:span>‬‬<text:span text:style-name="T2053">10</text:span><text:span text:style-name="T2054"> וְכָל־זָ֖ר לֹא־יֹ֣אכַל קֹ֑דֶשׁ תּוֹשַׁ֥ב כֹּהֵ֛ן וְשָׂכִ֖יר לֹא־יֹ֥אכַל קֹֽדֶשׁ׃<text:s/></text:span><text:span text:style-name="T2055">‬</text:span>‬‬<text:span text:style-name="T2056">11</text:span><text:span text:style-name="T2057"> וְכֹהֵ֗ן כִּֽי־יִקְנֶ֥ה נֶ֙פֶשׁ֙ קִנְיַ֣ן כַּסְפּ֔וֹ ה֖וּא יֹ֣אכַל בּ֑וֹ וִילִ֣יד בֵּית֔וֹ הֵ֖ם יֹאכְל֥וּ בְלַחְמֽוֹ׃<text:s/></text:span><text:span text:style-name="T2058">‬</text:span>‬‬<text:span text:style-name="T2059">12</text:span><text:span text:style-name="T2060"> וּבַת־כֹּהֵ֔ן כִּ֥י תִהְיֶ֖ה לְאִ֣ישׁ זָ֑ר הִ֕וא בִּתְרוּמַ֥ת הַקֳּדָשִׁ֖ים לֹ֥א תֹאכֵֽל׃<text:s/></text:span><text:span text:style-name="T2061">‬</text:span>‬‬<text:span text:style-name="T2062">13</text:span><text:span text:style-name="T2063"> וּבַת־כֹּהֵן֩ כִּ֨י תִהְיֶ֜ה אַלְמָנָ֣ה וּגְרוּשָׁ֗ה וְזֶרַע֮ אֵ֣ין לָהּ֒ וְשָׁבָ֞ה אֶל־בֵּ֤ית אָבִ֙יהָ֙ כִּנְעוּרֶ֔יהָ מִלֶּ֥חֶם אָבִ֖יהָ תֹּאכֵ֑ל וְכָל־זָ֖ר לֹא־יֹ֥אכַל בּֽוֹ׃</text:span><text:span text:style-name="T2064"><text:s/>ס<text:s/></text:span><text:span text:style-name="T2065">‬</text:span>‬‬<text:span text:style-name="T2066">14</text:span><text:span text:style-name="T2067"> וְאִ֕ישׁ כִּֽי־יֹאכַ֥ל קֹ֖דֶשׁ בִּשְׁגָגָ֑ה וְיָסַ֤ף חֲמִֽשִׁיתוֹ֙ עָלָ֔יו וְנָתַ֥ן לַכֹּהֵ֖ן אֶת־הַקֹּֽדֶשׁ׃<text:s/></text:span><text:span text:style-name="T2068">‬</text:span>‬‬<text:span text:style-name="T2069">15</text:span><text:span text:style-name="T2070"> וְלֹ֣א יְחַלְּל֔וּ אֶת־קָדְשֵׁ֖י בְּנֵ֣י יִשְׂרָאֵ֑ל אֵ֥ת אֲשֶׁר־יָרִ֖ימוּ לַיהוָֽה׃<text:s/></text:span><text:span text:style-name="T2071">‬</text:span>‬‬<text:span text:style-name="T2072">16</text:span><text:span text:style-name="T2073"> וְהִשִּׂ֤יאוּ אוֹתָם֙ עֲוֺ֣ן אַשְׁמָ֔ה בְּאָכְלָ֖ם אֶת־קָדְשֵׁיהֶ֑ם כִּ֛י אֲנִ֥י יְהוָ֖ה מְקַדְּשָֽׁם׃<text:s/></text:span><text:span text:style-name="T2074">פ<text:s/></text:span><text:span text:style-name="T2075">‬</text:span>‬‬‬‬‬‬‬‬‬‬‬‬‬‬‬‬‬</text:p>
        <text:p text:style-name="P2076"><text:span text:style-name="T2077">17</text:span><text:span text:style-name="T2078"> וַיְדַבֵּ֥ר יְהוָ֖ה אֶל־מֹשֶׁ֥ה לֵּאמֹֽר׃<text:s/></text:span><text:span text:style-name="T2079">‬</text:span>‬‬<text:span text:style-name="T2080">18</text:span><text:span text:style-name="T2081"> דַּבֵּ֨ר אֶֽל־אַהֲרֹ֜ן וְאֶל־בָּנָ֗יו וְאֶל֙ כָּל־בְּנֵ֣י יִשְׂרָאֵ֔ל וְאָמַרְתָּ֖ אֲלֵהֶ֑ם אִ֣ישׁ אִישׁ֩ מִבֵּ֨ית יִשְׂרָאֵ֜ל וּמִן־הַגֵּ֣ר בְּיִשְׂרָאֵ֗ל אֲשֶׁ֨ר יַקְרִ֤יב קָרְבָּנוֹ֙ לְכָל־נִדְרֵיהֶם֙ וּלְכָל־נִדְבוֹתָ֔ם אֲשֶׁר־יַקְרִ֥יבוּ לַיהוָ֖ה לְעֹלָֽה׃<text:s/></text:span><text:span text:style-name="T2082">‬</text:span>‬‬<text:span text:style-name="T2083">19</text:span><text:span text:style-name="T2084"> לִֽרְצֹנְכֶ֑ם תָּמִ֣ים זָכָ֔ר בַּבָּקָ֕ר בַּכְּשָׂבִ֖ים וּבָֽעִזִּֽים׃<text:s/></text:span><text:span text:style-name="T2085">‬</text:span>‬‬<text:span text:style-name="T2086">20</text:span><text:span text:style-name="T2087"> כֹּ֛ל אֲשֶׁר־בּ֥וֹ מ֖וּם לֹ֣א תַקְרִ֑יבוּ כִּי־לֹ֥א לְרָצ֖וֹן יִהְיֶ֥ה לָכֶֽם׃<text:s/></text:span><text:span text:style-name="T2088">‬</text:span>‬‬<text:span text:style-name="T2089">21</text:span><text:span text:style-name="T2090"> וְאִ֗ישׁ כִּֽי־יַקְרִ֤יב זֶֽבַח־שְׁלָמִים֙ לַיהוָ֔ה לְפַלֵּא־נֶ֙דֶר֙ א֣וֹ לִנְדָבָ֔ה בַּבָּקָ֖ר א֣וֹ בַצֹּ֑אן תָּמִ֤ים יִֽהְיֶה֙ לְרָצ֔וֹן כָּל־מ֖וּם לֹ֥א יִהְיֶה־בּֽוֹ׃<text:s/></text:span><text:span text:style-name="T2091">‬</text:span>‬‬<text:span text:style-name="T2092">22</text:span><text:span text:style-name="T2093"> עַוֶּרֶת֩ א֨וֹ שָׁב֜וּר אוֹ־חָר֣וּץ אֽוֹ־יַבֶּ֗לֶת א֤וֹ גָרָב֙ א֣וֹ יַלֶּ֔פֶת לֹא־תַקְרִ֥יבוּ אֵ֖לֶּה לַיהוָ֑ה וְאִשֶּׁ֗ה לֹא־תִתְּנ֥וּ מֵהֶ֛ם עַל־הַמִּזְבֵּ֖חַ לַיהוָֽה׃<text:s/></text:span><text:span text:style-name="T2094">‬</text:span>‬‬<text:span text:style-name="T2095">23</text:span><text:span text:style-name="T2096"> וְשׁ֥וֹר וָשֶׂ֖ה שָׂר֣וּעַ וְקָל֑וּט נְדָבָה֙ תַּעֲשֶׂ֣ה אֹת֔וֹ וּלְנֵ֖דֶר לֹ֥א יֵרָצֶֽה׃<text:s/></text:span><text:span text:style-name="T2097">‬</text:span>‬‬<text:span text:style-name="T2098">24</text:span><text:span text:style-name="T2099"> וּמָע֤וּךְ וְכָתוּת֙ וְנָת֣וּק וְכָר֔וּת לֹ֥א תַקְרִ֖יבוּ לַֽיהוָ֑ה וּֽבְאַרְצְכֶ֖ם לֹ֥א תַעֲשֽׂוּ׃<text:s/></text:span><text:span text:style-name="T2100">‬</text:span>‬‬<text:span text:style-name="T2101">25</text:span><text:span text:style-name="T2102"> וּמִיַּ֣ד בֶּן־נֵכָ֗ר לֹ֥א תַקְרִ֛יבוּ אֶת־לֶ֥חֶם אֱלֹהֵיכֶ֖ם מִכָּל־אֵ֑לֶּה כִּ֣י מָשְׁחָתָ֤ם בָּהֶם֙ מ֣וּם בָּ֔ם לֹ֥א יֵרָצ֖וּ לָכֶֽם׃<text:s/></text:span><text:span text:style-name="T2103">פ<text:s/></text:span><text:span text:style-name="T2104">‬</text:span>‬‬‬‬‬‬‬‬‬‬‬</text:p>
        <text:p text:style-name="P2105"><text:span text:style-name="T2106">26</text:span><text:span text:style-name="T2107"> וַיְדַבֵּ֥ר יְהוָ֖ה אֶל־מֹשֶׁ֥ה לֵּאמֹֽר׃<text:s/></text:span><text:span text:style-name="T2108">‬</text:span>‬‬<text:span text:style-name="T2109">27</text:span><text:span text:style-name="T2110"> שׁ֣וֹר אוֹ־כֶ֤שֶׂב אוֹ־עֵז֙ כִּ֣י יִוָּלֵ֔ד וְהָיָ֛ה שִׁבְעַ֥ת יָמִ֖ים תַּ֣חַת אִמּ֑וֹ וּמִיּ֤וֹם הַשְּׁמִינִי֙ וָהָ֔לְאָה יֵרָצֶ֕ה לְקָרְבַּ֥ן אִשֶּׁ֖ה לַיהוָֽה׃<text:s/></text:span><text:span text:style-name="T2111">‬</text:span>‬‬<text:span text:style-name="T2112">28</text:span><text:span text:style-name="T2113"> וְשׁ֖וֹר אוֹ־שֶׂ֑ה אֹת֣וֹ וְאֶת־בְּנ֔וֹ לֹ֥א תִשְׁחֲט֖וּ בְּי֥וֹם אֶחָֽד׃<text:s/></text:span><text:span text:style-name="T2114">‬</text:span>‬‬<text:span text:style-name="T2115">29</text:span><text:span text:style-name="T2116"> וְכִֽי־תִזְבְּח֥וּ זֶֽבַח־תּוֹדָ֖ה לַיהוָ֑ה לִֽרְצֹנְכֶ֖ם תִּזְבָּֽחוּ׃<text:s/></text:span><text:span text:style-name="T2117">‬</text:span>‬‬<text:span text:style-name="T2118">30</text:span><text:span text:style-name="T2119"> בַּיּ֤וֹם הַהוּא֙ יֵאָכֵ֔ל לֹֽא־תוֹתִ֥ירוּ מִמֶּ֖נּוּ עַד־בֹּ֑קֶר אֲנִ֖י יְהוָֽה׃<text:s/></text:span><text:span text:style-name="T2120">‬</text:span>‬‬<text:span text:style-name="T2121">31</text:span><text:span text:style-name="T2122"> וּשְׁמַרְתֶּם֙ מִצְוֺתַ֔י וַעֲשִׂיתֶ֖ם אֹתָ֑ם אֲנִ֖י יְהוָֽה׃<text:s/></text:span><text:span text:style-name="T2123">‬</text:span>‬‬<text:span text:style-name="T2124">32</text:span><text:span text:style-name="T2125"> וְלֹ֤א<text:s/></text:span><text:soft-page-break/><text:span text:style-name="T2126">תְחַלְּלוּ֙ אֶת־שֵׁ֣ם קָדְשִׁ֔י וְנִ֨קְדַּשְׁתִּ֔י בְּת֖וֹךְ בְּנֵ֣י יִשְׂרָאֵ֑ל אֲנִ֥י יְהוָ֖ה מְקַדִּשְׁכֶֽם׃<text:s/></text:span><text:span text:style-name="T2127">‬</text:span>‬‬<text:span text:style-name="T2128">33</text:span><text:span text:style-name="T2129"> הַמּוֹצִ֤יא אֶתְכֶם֙ מֵאֶ֣רֶץ מִצְרַ֔יִם לִהְי֥וֹת לָכֶ֖ם לֵאלֹהִ֑ים אֲנִ֖י יְהוָֽה׃<text:s/></text:span><text:span text:style-name="T2130">פ<text:s/></text:span><text:span text:style-name="T2131">‬</text:span>‬‬‬‬‬‬‬‬‬‬</text:p>
      </text:section>
      <text:section text:name="Sect22" text:style-name="S22">
        <text:p text:style-name="P2132">Leviticus 23</text:p>
        <text:p text:style-name="P2133"><text:span text:style-name="T2134">1</text:span><text:span text:style-name="T2135"> וַיְדַבֵּ֥ר יְהוָ֖ה אֶל־מֹשֶׁ֥ה לֵּאמֹֽר׃<text:s/></text:span><text:span text:style-name="T2136">2</text:span><text:span text:style-name="T2137"> דַּבֵּ֞ר אֶל־בְּנֵ֤י יִשְׂרָאֵל֙ וְאָמַרְתָּ֣ אֲלֵהֶ֔ם מוֹעֲדֵ֣י יְהוָ֔ה אֲשֶׁר־תִּקְרְא֥וּ אֹתָ֖ם מִקְרָאֵ֣י קֹ֑דֶשׁ אֵ֥לֶּה הֵ֖ם מוֹעֲדָֽי׃<text:s/></text:span><text:span text:style-name="T2138">‬</text:span>‬‬<text:span text:style-name="T2139">3</text:span><text:span text:style-name="T2140"> שֵׁ֣שֶׁת יָמִים֮ תֵּעָשֶׂ֣ה מְלָאכָה֒ וּבַיּ֣וֹם הַשְּׁבִיעִ֗י שַׁבַּ֤ת שַׁבָּתוֹן֙ מִקְרָא־קֹ֔דֶשׁ כָּל־מְלָאכָ֖ה לֹ֣א תַעֲשׂ֑וּ שַׁבָּ֥ת הִוא֙ לַֽיהוָ֔ה בְּכֹ֖ל מֽוֹשְׁבֹתֵיכֶֽם׃<text:s/></text:span><text:span text:style-name="T2141">פ<text:s/></text:span><text:span text:style-name="T2142">‬</text:span>‬‬‬‬</text:p>
        <text:p text:style-name="P2143"><text:span text:style-name="T2144">4</text:span><text:span text:style-name="T2145"> אֵ֚לֶּה מוֹעֲדֵ֣י יְהוָ֔ה מִקְרָאֵ֖י קֹ֑דֶשׁ אֲשֶׁר־תִּקְרְא֥וּ אֹתָ֖ם בְּמוֹעֲדָֽם׃<text:s/></text:span><text:span text:style-name="T2146">‬</text:span>‬‬<text:span text:style-name="T2147">5</text:span><text:span text:style-name="T2148"> בַּחֹ֣דֶשׁ הָרִאשׁ֗וֹן בְּאַרְבָּעָ֥ה עָשָׂ֛ר לַחֹ֖דֶשׁ בֵּ֣ין הָעַרְבָּ֑יִם פֶּ֖סַח לַיהוָֽה׃<text:s/></text:span><text:span text:style-name="T2149">‬</text:span>‬‬<text:span text:style-name="T2150">6</text:span><text:span text:style-name="T2151"> וּבַחֲמִשָּׁ֨ה עָשָׂ֥ר יוֹם֙ לַחֹ֣דֶשׁ הַזֶּ֔ה חַ֥ג הַמַּצּ֖וֹת לַיהוָ֑ה שִׁבְעַ֥ת יָמִ֖ים מַצּ֥וֹת תֹּאכֵֽלוּ׃<text:s/></text:span><text:span text:style-name="T2152">‬</text:span>‬‬<text:span text:style-name="T2153">7</text:span><text:span text:style-name="T2154"> בַּיּוֹם֙ הָֽרִאשׁ֔וֹן מִקְרָא־קֹ֖דֶשׁ יִהְיֶ֣ה לָכֶ֑ם כָּל־מְלֶ֥אכֶת עֲבֹדָ֖ה לֹ֥א תַעֲשֽׂוּ׃<text:s/></text:span><text:span text:style-name="T2155">‬</text:span>‬‬<text:span text:style-name="T2156">8</text:span><text:span text:style-name="T2157"> וְהִקְרַבְתֶּ֥ם אִשֶּׁ֛ה לַיהוָ֖ה שִׁבְעַ֣ת יָמִ֑ים בַּיּ֤וֹם הַשְּׁבִיעִי֙ מִקְרָא־קֹ֔דֶשׁ כָּל־מְלֶ֥אכֶת עֲבֹדָ֖ה לֹ֥א תַעֲשֽׂוּ׃<text:s/></text:span><text:span text:style-name="T2158">פ<text:s/></text:span><text:span text:style-name="T2159">‬</text:span>‬‬‬‬‬‬‬</text:p>
        <text:p text:style-name="P2160"><text:span text:style-name="T2161">9</text:span><text:span text:style-name="T2162"> וַיְדַבֵּ֥ר יְהוָ֖ה אֶל־מֹשֶׁ֥ה לֵּאמֹֽר׃<text:s/></text:span><text:span text:style-name="T2163">‬</text:span>‬‬<text:span text:style-name="T2164">10</text:span><text:span text:style-name="T2165"> דַּבֵּ֞ר אֶל־בְּנֵ֤י יִשְׂרָאֵל֙ וְאָמַרְתָּ֣ אֲלֵהֶ֔ם כִּֽי־תָבֹ֣אוּ אֶל־הָאָ֗רֶץ אֲשֶׁ֤ר אֲנִי֙ נֹתֵ֣ן לָכֶ֔ם וּקְצַרְתֶּ֖ם אֶת־קְצִירָ֑הּ וַהֲבֵאתֶ֥ם אֶת־עֹ֛מֶר רֵאשִׁ֥ית קְצִירְכֶ֖ם אֶל־הַכֹּהֵֽן׃<text:s/></text:span><text:span text:style-name="T2166">‬</text:span>‬‬<text:span text:style-name="T2167">11</text:span><text:span text:style-name="T2168"> וְהֵנִ֧יף אֶת־הָעֹ֛מֶר לִפְנֵ֥י יְהוָ֖ה לִֽרְצֹנְכֶ֑ם מִֽמָּחֳרַת֙ הַשַּׁבָּ֔ת יְנִיפֶ֖נּוּ הַכֹּהֵֽן׃<text:s/></text:span><text:span text:style-name="T2169">‬</text:span>‬‬<text:span text:style-name="T2170">12</text:span><text:span text:style-name="T2171"> וַעֲשִׂיתֶ֕ם בְּי֥וֹם הֲנִֽיפְכֶ֖ם אֶת־הָעֹ֑מֶר כֶּ֣בֶשׂ תָּמִ֧ים בֶּן־שְׁנָת֛וֹ לְעֹלָ֖ה לַיהוָֽה׃<text:s/></text:span><text:span text:style-name="T2172">‬</text:span>‬‬<text:span text:style-name="T2173">13</text:span><text:span text:style-name="T2174"> וּמִנְחָתוֹ֩ שְׁנֵ֨י עֶשְׂרֹנִ֜ים סֹ֣לֶת בְּלוּלָ֥ה בַשֶּׁ֛מֶן אִשֶּׁ֥ה לַיהוָ֖ה רֵ֣יחַ נִיחֹ֑חַ וְנִסְכֹּ֥ה יַ֖יִן רְבִיעִ֥ת הַהִֽין׃<text:s/></text:span><text:span text:style-name="T2175">‬</text:span>‬‬<text:span text:style-name="T2176">14</text:span><text:span text:style-name="T2177"> וְלֶחֶם֩ וְקָלִ֨י וְכַרְמֶ֜ל לֹ֣א תֹֽאכְל֗וּ עַד־עֶ֙צֶם֙ הַיּ֣וֹם הַזֶּ֔ה עַ֚ד הֲבִ֣יאֲכֶ֔ם אֶת־קָרְבַּ֖ן אֱלֹהֵיכֶ֑ם חֻקַּ֤ת עוֹלָם֙ לְדֹרֹ֣תֵיכֶ֔ם בְּכֹ֖ל מֹשְׁבֹֽתֵיכֶֽם׃</text:span><text:span text:style-name="T2178"><text:s/>ס<text:s/></text:span><text:span text:style-name="T2179">‬</text:span>‬‬<text:span text:style-name="T2180">15</text:span><text:span text:style-name="T2181"> וּסְפַרְתֶּ֤ם לָכֶם֙ מִמָּחֳרַ֣ת הַשַּׁבָּ֔ת מִיּוֹם֙ הֲבִ֣יאֲכֶ֔ם אֶת־עֹ֖מֶר הַתְּנוּפָ֑ה שֶׁ֥בַע שַׁבָּת֖וֹת תְּמִימֹ֥ת תִּהְיֶֽינָה׃<text:s/></text:span><text:span text:style-name="T2182">‬</text:span>‬‬<text:span text:style-name="T2183">16</text:span><text:span text:style-name="T2184"> עַ֣ד מִֽמָּחֳרַ֤ת הַשַּׁבָּת֙ הַשְּׁבִיעִ֔ת תִּסְפְּר֖וּ חֲמִשִּׁ֣ים י֑וֹם וְהִקְרַבְתֶּ֛ם מִנְחָ֥ה חֲדָשָׁ֖ה לַיהוָֽה׃<text:s/></text:span><text:span text:style-name="T2185">‬</text:span>‬‬<text:span text:style-name="T2186">17</text:span><text:span text:style-name="T2187"> מִמּוֹשְׁבֹ֨תֵיכֶ֜ם תָּבִ֣יאּוּ ׀ לֶ֣חֶם תְּנוּפָ֗ה שְׁ֚תַּיִם שְׁנֵ֣י עֶשְׂרֹנִ֔ים סֹ֣לֶת תִּהְיֶ֔ינָה חָמֵ֖ץ תֵּאָפֶ֑ינָה בִּכּוּרִ֖ים לֽ͏ַיהוָֽה׃<text:s/></text:span><text:span text:style-name="T2188">‬</text:span>‬‬<text:span text:style-name="T2189">18</text:span><text:span text:style-name="T2190"> וְהִקְרַבְתֶּ֣ם עַל־הַלֶּ֗חֶם שִׁבְעַ֨ת כְּבָשִׂ֤ים תְּמִימִם֙ בְּנֵ֣י שָׁנָ֔ה וּפַ֧ר בֶּן־בָּקָ֛ר אֶחָ֖ד וְאֵילִ֣ם שְׁנָ֑יִם יִהְי֤וּ עֹלָה֙ לַֽיהוָ֔ה וּמִנְחָתָם֙ וְנִסְכֵּיהֶ֔ם אִשֵּׁ֥ה רֵֽיחַ־נִיחֹ֖חַ לַיהוָֽה׃<text:s/></text:span><text:span text:style-name="T2191">‬</text:span>‬‬<text:span text:style-name="T2192">19</text:span><text:span text:style-name="T2193"> וַעֲשִׂיתֶ֛ם שְׂעִיר־עִזִּ֥ים אֶחָ֖ד לְחַטָּ֑את וּשְׁנֵ֧י כְבָשִׂ֛ים בְּנֵ֥י שָׁנָ֖ה לְזֶ֥בַח שְׁלָמִֽים׃<text:s/></text:span><text:span text:style-name="T2194">‬</text:span>‬‬<text:span text:style-name="T2195">20</text:span><text:span text:style-name="T2196"> וְהֵנִ֣יף הַכֹּהֵ֣ן ׀ אֹתָ֡ם עַל֩ לֶ֨חֶם הַבִּכּוּרִ֤ים תְּנוּפָה֙ לִפְנֵ֣י יְהוָ֔ה עַל־שְׁנֵ֖י כְּבָשִׂ֑ים קֹ֛דֶשׁ יִהְי֥וּ לַיהוָ֖ה לַכֹּהֵֽן׃<text:s/></text:span><text:span text:style-name="T2197">‬</text:span>‬‬<text:span text:style-name="T2198">21</text:span><text:span text:style-name="T2199"> וּקְרָאתֶ֞ם בְּעֶ֣צֶם ׀ הַיּ֣וֹם הַזֶּ֗ה מִֽקְרָא־קֹ֙דֶשׁ֙ יִהְיֶ֣ה לָכֶ֔ם כָּל־מְלֶ֥אכֶת עֲבֹדָ֖ה לֹ֣א תַעֲשׂ֑וּ חֻקַּ֥ת עוֹלָ֛ם בְּכָל־מוֹשְׁבֹ֥תֵיכֶ֖ם לְדֹרֹֽתֵיכֶֽם׃<text:s/></text:span><text:span text:style-name="T2200">‬</text:span>‬‬<text:span text:style-name="T2201">22</text:span><text:span text:style-name="T2202"> וּֽבְקֻצְרְכֶ֞ם אֶת־</text:span><text:soft-page-break/><text:span text:style-name="T2203">קְצִ֣יר אַרְצְכֶ֗ם לֹֽא־תְכַלֶּ֞ה פְּאַ֤ת שָֽׂדְךָ֙ בְּקֻצְרֶ֔ךָ וְלֶ֥קֶט קְצִירְךָ֖ לֹ֣א תְלַקֵּ֑ט לֶֽעָנִ֤י וְלַגֵּר֙ תַּעֲזֹ֣ב אֹתָ֔ם אֲנִ֖י יְהוָ֥ה אֱלֹהֵיכֶֽם׃</text:span><text:span text:style-name="T2204"><text:s/>ס<text:s/></text:span><text:span text:style-name="T2205">‬</text:span>‬‬<text:span text:style-name="T2206">23</text:span><text:span text:style-name="T2207"> וַיְדַבֵּ֥ר יְהוָ֖ה אֶל־מֹשֶׁ֥ה לֵּאמֹֽר׃<text:s/></text:span><text:span text:style-name="T2208">‬</text:span>‬‬<text:span text:style-name="T2209">24</text:span><text:span text:style-name="T2210"> דַּבֵּ֛ר אֶל־בְּנֵ֥י יִשְׂרָאֵ֖ל לֵאמֹ֑ר בַּחֹ֨דֶשׁ הַשְּׁבִיעִ֜י בְּאֶחָ֣ד לַחֹ֗דֶשׁ יִהְיֶ֤ה לָכֶם֙ שַׁבָּת֔וֹן זִכְר֥וֹן תְּרוּעָ֖ה מִקְרָא־קֹֽדֶשׁ׃<text:s/></text:span><text:span text:style-name="T2211">‬</text:span>‬‬<text:span text:style-name="T2212">25</text:span><text:span text:style-name="T2213"> כָּל־מְלֶ֥אכֶת עֲבֹדָ֖ה לֹ֣א תַעֲשׂ֑וּ וְהִקְרַבְתֶּ֥ם אִשֶּׁ֖ה לַיהוָֽה׃</text:span><text:span text:style-name="T2214"><text:s/>ס<text:s/></text:span><text:span text:style-name="T2215">‬</text:span>‬‬<text:span text:style-name="T2216">26</text:span><text:span text:style-name="T2217"> וַיְדַבֵּ֥ר יְהוָ֖ה אֶל־מֹשֶׁ֥ה לֵּאמֹֽר׃<text:s/></text:span><text:span text:style-name="T2218">‬</text:span>‬‬<text:span text:style-name="T2219">27</text:span><text:span text:style-name="T2220"> אַ֡ךְ בֶּעָשׂ֣וֹר לַחֹדֶשׁ֩ הַשְּׁבִיעִ֨י הַזֶּ֜ה י֧וֹם הַכִּפֻּרִ֣ים ה֗וּא מִֽקְרָא־קֹ֙דֶשׁ֙ יִהְיֶ֣ה לָכֶ֔ם וְעִנִּיתֶ֖ם אֶת־נַפְשֹׁתֵיכֶ֑ם וְהִקְרַבְתֶּ֥ם אִשֶּׁ֖ה לַיהוָֽה׃<text:s/></text:span><text:span text:style-name="T2221">‬</text:span>‬‬<text:span text:style-name="T2222">28</text:span><text:span text:style-name="T2223"> וְכָל־מְלָאכָה֙ לֹ֣א תַעֲשׂ֔וּ בְּעֶ֖צֶם הַיּ֣וֹם הַזֶּ֑ה כִּ֣י י֤וֹם כִּפֻּרִים֙ ה֔וּא לְכַפֵּ֣ר עֲלֵיכֶ֔ם לִפְנֵ֖י יְהוָ֥ה אֱלֹהֵיכֶֽם׃<text:s/></text:span><text:span text:style-name="T2224">‬</text:span>‬‬<text:span text:style-name="T2225">29</text:span><text:span text:style-name="T2226"> כִּ֤י כָל־הַנֶּ֙פֶשׁ֙ אֲשֶׁ֣ר לֹֽא־תְעֻנֶּ֔ה בְּעֶ֖צֶם הַיּ֣וֹם הַזֶּ֑ה וְנִכְרְתָ֖ה מֵֽעַמֶּֽיהָ׃<text:s/></text:span><text:span text:style-name="T2227">‬</text:span>‬‬<text:span text:style-name="T2228">30</text:span><text:span text:style-name="T2229"> וְכָל־הַנֶּ֗פֶשׁ אֲשֶׁ֤ר תַּעֲשֶׂה֙ כָּל־מְלָאכָ֔ה בְּעֶ֖צֶם הַיּ֣וֹם הַזֶּ֑ה וְהַֽאֲבַדְתִּ֛י אֶת־הַנֶּ֥פֶשׁ הַהִ֖וא מִקֶּ֥רֶב עַמָּֽהּ׃<text:s/></text:span><text:span text:style-name="T2230">‬</text:span>‬‬<text:span text:style-name="T2231">31</text:span><text:span text:style-name="T2232"> כָּל־מְלָאכָ֖ה לֹ֣א תַעֲשׂ֑וּ חֻקַּ֤ת עוֹלָם֙ לְדֹרֹ֣תֵיכֶ֔ם בְּכֹ֖ל מֹֽשְׁבֹֽתֵיכֶֽם׃<text:s/></text:span><text:span text:style-name="T2233">‬</text:span>‬‬<text:span text:style-name="T2234">32</text:span><text:span text:style-name="T2235"> שַׁבַּ֨ת שַׁבָּת֥וֹן הוּא֙ לָכֶ֔ם וְעִנִּיתֶ֖ם אֶת־נַפְשֹׁתֵיכֶ֑ם בְּתִשְׁעָ֤ה לַחֹ֙דֶשׁ֙ בָּעֶ֔רֶב מֵעֶ֣רֶב עַד־עֶ֔רֶב תִּשְׁבְּת֖וּ שַׁבַּתְּכֶֽם׃<text:s/></text:span><text:span text:style-name="T2236">פ<text:s/></text:span><text:span text:style-name="T2237">‬</text:span>‬‬‬‬‬‬‬‬‬‬‬‬‬‬‬‬‬‬‬‬‬‬‬‬‬‬</text:p>
        <text:p text:style-name="P2238"><text:span text:style-name="T2239">33</text:span><text:span text:style-name="T2240"> וַיְדַבֵּ֥ר יְהוָ֖ה אֶל־מֹשֶׁ֥ה לֵּאמֹֽר׃<text:s/></text:span><text:span text:style-name="T2241">‬</text:span>‬‬<text:span text:style-name="T2242">34</text:span><text:span text:style-name="T2243"> דַּבֵּ֛ר אֶל־בְּנֵ֥י יִשְׂרָאֵ֖ל לֵאמֹ֑ר בַּחֲמִשָּׁ֨ה עָשָׂ֜ר י֗וֹם לַחֹ֤דֶשׁ הַשְּׁבִיעִי֙ הַזֶּ֔ה חַ֧ג הַסֻּכּ֛וֹת שִׁבְעַ֥ת יָמִ֖ים לַיהֹוָֽה׃<text:s/></text:span><text:span text:style-name="T2244">‬</text:span>‬‬<text:span text:style-name="T2245">35</text:span><text:span text:style-name="T2246"> בַּיּ֥וֹם הָרִאשׁ֖וֹן מִקְרָא־קֹ֑דֶשׁ כָּל־מְלֶ֥אכֶת עֲבֹדָ֖ה לֹ֥א תַעֲשֽׂוּ׃<text:s/></text:span><text:span text:style-name="T2247">‬</text:span>‬‬<text:span text:style-name="T2248">36</text:span><text:span text:style-name="T2249"> שִׁבְעַ֣ת יָמִ֔ים תַּקְרִ֥יבוּ אִשֶּׁ֖ה לַיהוָ֑ה בַּיּ֣וֹם הַשְּׁמִינִ֡י מִקְרָא־קֹדֶשׁ֩ יִהְיֶ֨ה לָכֶ֜ם וְהִקְרַבְתֶּ֨ם אִשֶּׁ֤ה לַֽיהוָה֙ עֲצֶ֣רֶת הִ֔וא כָּל־מְלֶ֥אכֶת עֲבֹדָ֖ה לֹ֥א תַעֲשֽׂוּ׃<text:s/></text:span><text:span text:style-name="T2250">‬</text:span>‬‬<text:span text:style-name="T2251">37</text:span><text:span text:style-name="T2252"> אֵ֚לֶּה מוֹעֲדֵ֣י יְהוָ֔ה אֲשֶׁר־תִּקְרְא֥וּ אֹתָ֖ם מִקְרָאֵ֣י קֹ֑דֶשׁ לְהַקְרִ֨יב אִשֶּׁ֜ה לַיהוָ֗ה עֹלָ֧ה וּמִנְחָ֛ה זֶ֥בַח וּנְסָכִ֖ים דְּבַר־י֥וֹם בְּיוֹמֽוֹ׃<text:s/></text:span><text:span text:style-name="T2253">‬</text:span>‬‬<text:span text:style-name="T2254">38</text:span><text:span text:style-name="T2255"> מִלְּבַ֖ד שַׁבְּתֹ֣ת יְהוָ֑ה וּמִלְּבַ֣ד מַתְּנֽוֹתֵיכֶ֗ם וּמִלְּבַ֤ד כָּל־נִדְרֵיכֶם֙ וּמִלְּבַד֙ כָּל־נִדְב֣וֹתֵיכֶ֔ם אֲשֶׁ֥ר תִּתְּנ֖וּ לַיהוָֽה׃<text:s/></text:span><text:span text:style-name="T2256">‬</text:span>‬‬<text:span text:style-name="T2257">39</text:span><text:span text:style-name="T2258"> אַ֡ךְ בַּחֲמִשָּׁה֩ עָשָׂ֨ר י֜וֹם לַחֹ֣דֶשׁ הַשְּׁבִיעִ֗י בְּאָסְפְּכֶם֙ אֶת־תְּבוּאַ֣ת הָאָ֔רֶץ תָּחֹ֥גּוּ אֶת־חַג־יְהוָ֖ה שִׁבְעַ֣ת יָמִ֑ים בַּיּ֤וֹם הָֽרִאשׁוֹן֙ שַׁבָּת֔וֹן וּבַיּ֥וֹם הַשְּׁמִינִ֖י שַׁבָּתֽוֹן׃<text:s/></text:span><text:span text:style-name="T2259">‬</text:span>‬‬<text:span text:style-name="T2260">40</text:span><text:span text:style-name="T2261"> וּלְקַחְתֶּ֨ם לָכֶ֜ם בַּיּ֣וֹם הָרִאשׁ֗וֹן פְּרִ֨י עֵ֤ץ הָדָר֙ כַּפֹּ֣ת תְּמָרִ֔ים וַעֲנַ֥ף עֵץ־עָבֹ֖ת וְעַרְבֵי־נָ֑חַל וּשְׂמַחְתֶּ֗ם לִפְנֵ֛י יְהוָ֥ה אֱלֹהֵיכֶ֖ם שִׁבְעַ֥ת יָמִֽים׃<text:s/></text:span><text:span text:style-name="T2262">‬</text:span>‬‬<text:span text:style-name="T2263">41</text:span><text:span text:style-name="T2264"> וְחַגֹּתֶ֤ם אֹתוֹ֙ חַ֣ג לַֽיהוָ֔ה שִׁבְעַ֥ת יָמִ֖ים בַּשָּׁנָ֑ה חֻקַּ֤ת עוֹלָם֙ לְדֹרֹ֣תֵיכֶ֔ם בַּחֹ֥דֶשׁ הַשְּׁבִיעִ֖י תָּחֹ֥גּוּ אֹתֽוֹ׃<text:s/></text:span><text:span text:style-name="T2265">‬</text:span>‬‬<text:span text:style-name="T2266">42</text:span><text:span text:style-name="T2267"> בַּסֻּכֹּ֥ת תֵּשְׁב֖וּ שִׁבְעַ֣ת יָמִ֑ים כָּל־הָֽאֶזְרָח֙ בְּיִשְׂרָאֵ֔ל יֵשְׁב֖וּ בַּסֻּכֹּֽת׃<text:s/></text:span><text:span text:style-name="T2268">‬</text:span>‬‬<text:span text:style-name="T2269">43</text:span><text:span text:style-name="T2270"> לְמַעַן֮ יֵדְע֣וּ דֹרֹֽתֵיכֶם֒ כִּ֣י בַסֻּכּ֗וֹת הוֹשַׁ֙בְתִּי֙ אֶת־בְּנֵ֣י יִשְׂרָאֵ֔ל בְּהוֹצִיאִ֥י אוֹתָ֖ם מֵאֶ֣רֶץ מִצְרָ֑יִם אֲנִ֖י יְהוָ֥ה אֱלֹהֵיכֶֽם׃<text:s/></text:span><text:span text:style-name="T2271">‬</text:span>‬‬<text:span text:style-name="T2272">44</text:span><text:span text:style-name="T2273"> וַיְדַבֵּ֣ר מֹשֶׁ֔ה אֶת־מֹעֲדֵ֖י יְהוָ֑ה אֶל־בְּנֵ֖י יִשְׂרָאֵֽל׃<text:s/></text:span><text:span text:style-name="T2274">פ<text:s/></text:span><text:span text:style-name="T2275">‬</text:span>‬‬‬‬‬‬‬‬‬‬‬‬‬‬</text:p>
      </text:section>
      <text:section text:name="Sect23" text:style-name="S23">
        <text:soft-page-break/>
        <text:p text:style-name="P2276">Leviticus 24</text:p>
        <text:p text:style-name="P2277"><text:span text:style-name="T2278">1</text:span><text:span text:style-name="T2279"> וַיְדַבֵּ֥ר יְהוָ֖ה אֶל־מֹשֶׁ֥ה לֵּאמֹֽר׃<text:s/></text:span><text:span text:style-name="T2280">2</text:span><text:span text:style-name="T2281"> צַ֞ו אֶת־בְּנֵ֣י יִשְׂרָאֵ֗ל וְיִקְח֨וּ אֵלֶ֜יךָ שֶׁ֣מֶן זַ֥יִת זָ֛ךְ כָּתִ֖ית לַמָּא֑וֹר לְהַעֲלֹ֥ת נֵ֖ר תָּמִֽיד׃<text:s/></text:span><text:span text:style-name="T2282">‬</text:span>‬‬<text:span text:style-name="T2283">3</text:span><text:span text:style-name="T2284"> מִחוּץ֩ לְפָרֹ֨כֶת הָעֵדֻ֜ת בְּאֹ֣הֶל מוֹעֵ֗ד יַעֲרֹךְ֩ אֹת֨וֹ אַהֲרֹ֜ן מֵעֶ֧רֶב עַד־בֹּ֛קֶר לִפְנֵ֥י יְהוָ֖ה תָּמִ֑יד חֻקַּ֥ת עוֹלָ֖ם לְדֹרֹֽתֵיכֶֽם׃<text:s/></text:span><text:span text:style-name="T2285">‬</text:span>‬‬<text:span text:style-name="T2286">4</text:span><text:span text:style-name="T2287"> עַ֚ל הַמְּנֹרָ֣ה הַטְּהֹרָ֔ה יַעֲרֹ֖ךְ אֶת־הַנֵּר֑וֹת לִפְנֵ֥י יְהוָ֖ה תָּמִֽיד׃<text:s/></text:span><text:span text:style-name="T2288">פ<text:s/></text:span><text:span text:style-name="T2289">‬</text:span>‬‬‬‬‬</text:p>
        <text:p text:style-name="P2290"><text:span text:style-name="T2291">5</text:span><text:span text:style-name="T2292"> וְלָקַחְתָּ֣ סֹ֔לֶת וְאָפִיתָ֣ אֹתָ֔הּ שְׁתֵּ֥ים עֶשְׂרֵ֖ה חַלּ֑וֹת שְׁנֵי֙ עֶשְׂרֹנִ֔ים יִהְיֶ֖ה הַֽחַלָּ֥ה הָאֶחָֽת׃<text:s/></text:span><text:span text:style-name="T2293">‬</text:span>‬‬<text:span text:style-name="T2294">6</text:span><text:span text:style-name="T2295"> וְשַׂמְתָּ֥ אוֹתָ֛ם שְׁתַּ֥יִם מַֽעֲרָכ֖וֹת שֵׁ֣שׁ הַֽמַּעֲרָ֑כֶת עַ֛ל הַשֻּׁלְחָ֥ן הַטָּהֹ֖ר לִפְנֵ֥י יְהוָֽה׃<text:s/></text:span><text:span text:style-name="T2296">‬</text:span>‬‬<text:span text:style-name="T2297">7</text:span><text:span text:style-name="T2298"> וְנָתַתָּ֥ עַל־הַֽמַּעֲרֶ֖כֶת לְבֹנָ֣ה זַכָּ֑ה וְהָיְתָ֤ה לַלֶּ֙חֶם֙ לְאַזְכָּרָ֔ה אִשֶּׁ֖ה לַֽיהוָֽה׃<text:s/></text:span><text:span text:style-name="T2299">‬</text:span>‬‬<text:span text:style-name="T2300">8</text:span><text:span text:style-name="T2301"> בְּי֨וֹם הַשַּׁבָּ֜ת בְּי֣וֹם הַשַּׁבָּ֗ת יַֽעַרְכֶ֛נּוּ לִפְנֵ֥י יְהוָ֖ה תָּמִ֑יד מֵאֵ֥ת בְּנֵֽי־יִשְׂרָאֵ֖ל בְּרִ֥ית עוֹלָֽם׃<text:s/></text:span><text:span text:style-name="T2302">‬</text:span>‬‬<text:span text:style-name="T2303">9</text:span><text:span text:style-name="T2304"> וְהָֽיְתָה֙ לְאַהֲרֹ֣ן וּלְבָנָ֔יו וַאֲכָלֻ֖הוּ בְּמָק֣וֹם קָדֹ֑שׁ כִּ֡י קֹדֶשׁ֩ קֽ͏ָדָשִׁ֨ים ה֥וּא ל֛וֹ מֵאִשֵּׁ֥י יְהוָ֖ה חָק־עוֹלָֽם׃</text:span><text:span text:style-name="T2305"><text:s/>ס<text:s/></text:span><text:span text:style-name="T2306">‬</text:span>‬‬<text:span text:style-name="T2307">10</text:span><text:span text:style-name="T2308"> וַיֵּצֵא֙ בֶּן־אִשָּׁ֣ה יִשְׂרְאֵלִ֔ית וְהוּא֙ בֶּן־אִ֣ישׁ מִצְרִ֔י בְּת֖וֹךְ בְּנֵ֣י יִשְׂרָאֵ֑ל וַיִּנָּצוּ֙ בַּֽמַּחֲנֶ֔ה בֶּ֚ן הַיִּשְׁרְאֵלִ֔ית וְאִ֖ישׁ הַיִּשְׂרְאֵלִֽי׃<text:s/></text:span><text:span text:style-name="T2309">‬</text:span>‬‬<text:span text:style-name="T2310">11</text:span><text:span text:style-name="T2311"> וַ֠יִּקֹּב בֶּן־הָֽאִשָּׁ֨ה הַיִּשְׂרְאֵלִ֤ית אֶת־הַשֵּׁם֙ וַיְקַלֵּ֔ל וַיָּבִ֥יאוּ אֹת֖וֹ אֶל־מֹשֶׁ֑ה וְשֵׁ֥ם אִמּ֛וֹ שְׁלֹמִ֥ית בַּת־דִּבְרִ֖י לְמַטֵּה־דָֽן׃<text:s/></text:span><text:span text:style-name="T2312">‬</text:span>‬‬<text:span text:style-name="T2313">12</text:span><text:span text:style-name="T2314"> וַיַּנִּיחֻ֖הוּ בַּמִּשְׁמָ֑ר לִפְרֹ֥שׁ לָהֶ֖ם עַל־פִּ֥י יְהוָֽה׃<text:s/></text:span><text:span text:style-name="T2315">פ<text:s/></text:span><text:span text:style-name="T2316">‬</text:span>‬‬‬‬‬‬‬‬‬‬</text:p>
        <text:p text:style-name="P2317"><text:span text:style-name="T2318">13</text:span><text:span text:style-name="T2319"> וַיְדַבֵּ֥ר יְהוָ֖ה אֶל־מֹשֶׁ֥ה לֵּאמֹֽר׃<text:s/></text:span><text:span text:style-name="T2320">‬</text:span>‬‬<text:span text:style-name="T2321">14</text:span><text:span text:style-name="T2322"> הוֹצֵ֣א אֶת־הַֽמְקַלֵּ֗ל אֶל־מִחוּץ֙ לַֽמַּחֲנֶ֔ה וְסָמְכ֧וּ כָֽל־הַשֹּׁמְעִ֛ים אֶת־יְדֵיהֶ֖ם עַל־רֹאשׁ֑וֹ וְרָגְמ֥וּ אֹת֖וֹ כָּל־הָעֵדָֽה׃<text:s/></text:span><text:span text:style-name="T2323">‬</text:span>‬‬<text:span text:style-name="T2324">15</text:span><text:span text:style-name="T2325"> וְאֶל־בְּנֵ֥י יִשְׂרָאֵ֖ל תְּדַבֵּ֣ר לֵאמֹ֑ר אִ֥ישׁ אִ֛ישׁ כִּֽי־יְקַלֵּ֥ל אֱלֹהָ֖יו וְנָשָׂ֥א חֶטְאֽוֹ׃<text:s/></text:span><text:span text:style-name="T2326">‬</text:span>‬‬<text:span text:style-name="T2327">16</text:span><text:span text:style-name="T2328"> וְנֹקֵ֤ב שֵׁם־יְהוָה֙ מ֣וֹת יוּמָ֔ת רָג֥וֹם יִרְגְּמוּ־ב֖וֹ כָּל־הָעֵדָ֑ה כַּגֵּר֙ כָּֽאֶזְרָ֔ח בְּנָקְבוֹ־שֵׁ֖ם יוּמָֽת׃<text:s/></text:span><text:span text:style-name="T2329">‬</text:span>‬‬<text:span text:style-name="T2330">17</text:span><text:span text:style-name="T2331"> וְאִ֕ישׁ כִּ֥י יַכֶּ֖ה כָּל־נֶ֣פֶשׁ אָדָ֑ם מ֖וֹת יוּמָֽת׃<text:s/></text:span><text:span text:style-name="T2332">‬</text:span>‬‬<text:span text:style-name="T2333">18</text:span><text:span text:style-name="T2334"> וּמַכֵּ֥ה נֶֽפֶשׁ־בְּהֵמָ֖ה יְשַׁלְּמֶ֑נָּה נֶ֖פֶשׁ תַּ֥חַת נָֽפֶשׁ׃<text:s/></text:span><text:span text:style-name="T2335">‬</text:span>‬‬<text:span text:style-name="T2336">19</text:span><text:span text:style-name="T2337"> וְאִ֕ישׁ כִּֽי־יִתֵּ֥ן מ֖וּם בַּעֲמִית֑וֹ כַּאֲשֶׁ֣ר עָשָׂ֔ה כֵּ֖ן יֵעָ֥שֶׂה לּֽוֹ׃<text:s/></text:span><text:span text:style-name="T2338">‬</text:span>‬‬<text:span text:style-name="T2339">20</text:span><text:span text:style-name="T2340"> שֶׁ֚בֶר תַּ֣חַת שֶׁ֔בֶר עַ֚יִן תַּ֣חַת עַ֔יִן שֵׁ֖ן תַּ֣חַת שֵׁ֑ן כַּאֲשֶׁ֨ר יִתֵּ֥ן מוּם֙ בָּֽאָדָ֔ם כֵּ֖ן יִנָּ֥תֶן בּֽוֹ׃<text:s/></text:span><text:span text:style-name="T2341">‬</text:span>‬‬<text:span text:style-name="T2342">21</text:span><text:span text:style-name="T2343"> וּמַכֵּ֥ה בְהֵמָ֖ה יְשַׁלְּמֶ֑נָּה וּמַכֵּ֥ה אָדָ֖ם יוּמָֽת׃<text:s/></text:span><text:span text:style-name="T2344">‬</text:span>‬‬<text:span text:style-name="T2345">22</text:span><text:span text:style-name="T2346"> מִשְׁפַּ֤ט אֶחָד֙ יִהְיֶ֣ה לָכֶ֔ם כַּגֵּ֥ר כָּאֶזְרָ֖ח יִהְיֶ֑ה כִּ֛י אֲנִ֥י יְהוָ֖ה אֱלֹהֵיכֶֽם׃<text:s/></text:span><text:span text:style-name="T2347">‬</text:span>‬‬<text:span text:style-name="T2348">23</text:span><text:span text:style-name="T2349"> וַיְדַבֵּ֣ר מֹשֶׁה֮ אֶל־בְּנֵ֣י יִשְׂרָאֵל֒ וַיּוֹצִ֣יאוּ אֶת־הַֽמְקַלֵּ֗ל אֶל־מִחוּץ֙ לַֽמַּחֲנֶ֔ה וַיִּרְגְּמ֥וּ אֹת֖וֹ אָ֑בֶן וּבְנֵֽי־יִשְׂרָאֵ֣ל עָשׂ֔וּ כּֽ͏ַאֲשֶׁ֛ר צִוָּ֥היְהוָ֖ה אֶת־מֹשֶֽׁה׃<text:s/></text:span><text:span text:style-name="T2350">פ<text:s/></text:span><text:span text:style-name="T2351">‬</text:span>‬‬‬‬‬‬‬‬‬‬‬‬‬</text:p>
      </text:section>
      <text:section text:name="Sect24" text:style-name="S24">
        <text:p text:style-name="P2352">Leviticus 25</text:p>
        <text:p text:style-name="P2353"><text:span text:style-name="T2354">1</text:span><text:span text:style-name="T2355"> וַיְדַבֵּ֤ר יְהוָה֙ אֶל־מֹשֶׁ֔ה בְּהַ֥ר סִינַ֖י לֵאמֹֽר׃<text:s/></text:span><text:span text:style-name="T2356">2</text:span><text:span text:style-name="T2357"> דַּבֵּ֞ר אֶל־בְּנֵ֤י יִשְׂרָאֵל֙ וְאָמַרְתָּ֣ אֲלֵהֶ֔ם כִּ֤י תָבֹ֙אוּ֙ אֶל־הָאָ֔רֶץ אֲשֶׁ֥ר אֲנִ֖י נֹתֵ֣ן לָכֶ֑ם וְשָׁבְתָ֣ה הָאָ֔רֶץ שַׁבָּ֖ת לַיהוָֽה׃<text:s/></text:span><text:span text:style-name="T2358">‬</text:span>‬‬<text:span text:style-name="T2359">3</text:span><text:span text:style-name="T2360"> שֵׁ֤שׁ שָׁנִים֙ תִּזְרַ֣ע שָׂדֶ֔ךָ וְשֵׁ֥שׁ שָׁנִ֖ים תִּזְמֹ֣ר כַּרְמֶ֑ךָ וְאָסַפְתָּ֖ אֶת־תְּבוּאָתָֽהּ׃<text:s/></text:span><text:span text:style-name="T2361">‬</text:span>‬‬<text:span text:style-name="T2362">4</text:span><text:span text:style-name="T2363"> וּבַשָּׁנָ֣ה הַשְּׁבִיעִ֗ת<text:s/></text:span><text:soft-page-break/><text:span text:style-name="T2364">שַׁבַּ֤ת שַׁבָּתוֹן֙ יִהְיֶ֣ה לָאָ֔רֶץ שַׁבָּ֖ת לַיהוָ֑ה שָֽׂדְךָ֙ לֹ֣א תִזְרָ֔ע וְכַרְמְךָ֖ לֹ֥א תִזְמֹֽר׃<text:s/></text:span><text:span text:style-name="T2365">‬</text:span>‬‬<text:span text:style-name="T2366">5</text:span><text:span text:style-name="T2367"> אֵ֣ת סְפִ֤יחַ קְצִֽירְךָ֙ לֹ֣א תִקְצ֔וֹר וְאֶת־עִנְּבֵ֥י נְזִירֶ֖ךָ לֹ֣א תִבְצֹ֑ר שְׁנַ֥ת שַׁבָּת֖וֹן יִהְיֶ֥ה לָאָֽרֶץ׃<text:s/></text:span><text:span text:style-name="T2368">‬</text:span>‬‬<text:span text:style-name="T2369">6</text:span><text:span text:style-name="T2370"> וְ֠הָיְתָה שַׁבַּ֨ת הָאָ֤רֶץ לָכֶם֙ לְאָכְלָ֔ה לְךָ֖ וּלְעַבְדְּךָ֣ וְלַאֲמָתֶ֑ךָ וְלִשְׂכִֽירְךָ֙ וּלְתוֹשָׁ֣בְךָ֔ הַגָּרִ֖ים עִמָּֽךְ׃<text:s/></text:span><text:span text:style-name="T2371">‬</text:span>‬‬<text:span text:style-name="T2372">7</text:span><text:span text:style-name="T2373"> וְלִ֨בְהֶמְתְּךָ֔ וְלַֽחַיָּ֖ה אֲשֶׁ֣ר בְּאַרְצֶ֑ךָ תִּהְיֶ֥ה כָל־תְּבוּאָתָ֖הּ לֶאֱכֹֽל׃</text:span><text:span text:style-name="T2374"><text:s/>ס<text:s/></text:span><text:span text:style-name="T2375">‬</text:span>‬‬<text:span text:style-name="T2376">8</text:span><text:span text:style-name="T2377"> וְסָפַרְתָּ֣ לְךָ֗ שֶׁ֚בַע שַׁבְּתֹ֣ת שָׁנִ֔ים שֶׁ֥בַע שָׁנִ֖ים שֶׁ֣בַע פְּעָמִ֑ים וְהָי֣וּ לְךָ֗ יְמֵי֙ שֶׁ֚בַע שַׁבְּתֹ֣ת הַשָּׁנִ֔ים תֵּ֥שַׁע וְאַרְבָּעִ֖ים שָׁנָֽה׃<text:s/></text:span><text:span text:style-name="T2378">‬</text:span>‬‬<text:span text:style-name="T2379">9</text:span><text:span text:style-name="T2380"> וְהֽ͏ַעֲבַרְתָּ֞ שׁוֹפַ֤ר תְּרוּעָה֙ בַּחֹ֣דֶשׁ הַשְּׁבִעִ֔י בֶּעָשׂ֖וֹר לַחֹ֑דֶשׁ בְּיוֹם֙ הַכִּפֻּרִ֔ים תַּעֲבִ֥ירוּ שׁוֹפָ֖ר בְּכָל־אַרְצְכֶֽם׃<text:s/></text:span><text:span text:style-name="T2381">‬</text:span>‬‬<text:span text:style-name="T2382">10</text:span><text:span text:style-name="T2383"> וְקִדַּשְׁתֶּ֗ם אֵ֣ת שְׁנַ֤ת הַחֲמִשִּׁים֙ שָׁנָ֔ה וּקְרָאתֶ֥ם דְּר֛וֹר בָּאָ֖רֶץ לְכָל־יֹשְׁבֶ֑יהָ יוֹבֵ֥ל הִוא֙ תִּהְיֶ֣ה לָכֶ֔ם וְשַׁבְתֶּ֗ם אִ֚ישׁ אֶל־אֲחֻזָּת֔וֹ וְאִ֥ישׁ אֶל־מִשְׁפַּחְתּ֖וֹ תָּשֻֽׁבוּ׃<text:s/></text:span><text:span text:style-name="T2384">‬</text:span>‬‬<text:span text:style-name="T2385">11</text:span><text:span text:style-name="T2386"> יוֹבֵ֣ל הִ֗וא שְׁנַ֛ת הַחֲמִשִּׁ֥ים שָׁנָ֖ה תִּהְיֶ֣ה לָכֶ֑ם לֹ֣א תִזְרָ֔עוּ וְלֹ֤א תִקְצְרוּ֙ אֶת־סְפִיחֶ֔יהָ וְלֹ֥א תִבְצְר֖וּ אֶת־נְזִרֶֽיהָ׃<text:s/></text:span><text:span text:style-name="T2387">‬</text:span>‬‬<text:span text:style-name="T2388">12</text:span><text:span text:style-name="T2389"> כִּ֚י יוֹבֵ֣ל הִ֔וא קֹ֖דֶשׁ תִּהְיֶ֣ה לָכֶ֑ם מִן־הַ֨שָּׂדֶ֔ה תֹּאכְל֖וּ אֶת־תְּבוּאָתָֽהּ׃<text:s/></text:span><text:span text:style-name="T2390">‬</text:span>‬‬<text:span text:style-name="T2391">13</text:span><text:span text:style-name="T2392"> בִּשְׁנַ֥ת הַיּוֹבֵ֖ל הַזֹּ֑את תָּשֻׁ֕בוּ אִ֖ישׁ אֶל־אֲחֻזָּתֽוֹ׃<text:s/></text:span><text:span text:style-name="T2393">‬</text:span>‬‬<text:span text:style-name="T2394">14</text:span><text:span text:style-name="T2395"> וְכִֽי־תִמְכְּר֤וּ מִמְכָּר֙ לַעֲמִיתֶ֔ךָ א֥וֹ קָנֹ֖ה מִיַּ֣ד עֲמִיתֶ֑ךָ אַל־תּוֹנ֖וּ אִ֥ישׁ אֶת־אָחִֽיו׃<text:s/></text:span><text:span text:style-name="T2396">‬</text:span>‬‬<text:span text:style-name="T2397">15</text:span><text:span text:style-name="T2398"> בְּמִסְפַּ֤ר שָׁנִים֙ אַחַ֣ר הַיּוֹבֵ֔ל תִּקְנֶ֖ה מֵאֵ֣ת עֲמִיתֶ֑ךָ בְּמִסְפַּ֥ר שְׁנֵֽי־תְבוּאֹ֖ת יִמְכָּר־לָֽךְ׃<text:s/></text:span><text:span text:style-name="T2399">‬</text:span>‬‬<text:span text:style-name="T2400">16</text:span><text:span text:style-name="T2401"> לְפִ֣י ׀ רֹ֣ב הַשָּׁנִ֗ים תַּרְבֶּה֙ מִקְנָת֔וֹ וּלְפִי֙ מְעֹ֣ט הַשָּׁנִ֔ים תַּמְעִ֖יט מִקְנָת֑וֹ כִּ֚י מִסְפַּ֣ר תְּבוּאֹ֔ת ה֥וּא מֹכֵ֖ר לָֽךְ׃<text:s/></text:span><text:span text:style-name="T2402">‬</text:span>‬‬<text:span text:style-name="T2403">17</text:span><text:span text:style-name="T2404"> וְלֹ֤א תוֹנוּ֙ אִ֣ישׁ אֶת־עֲמִית֔וֹ וְיָרֵ֖אתָ מֵֽאֱלֹהֶ֑יךָ כִּ֛י אֲנִ֥י יְהֹוָ֖ה אֱלֹהֵיכֶֽם׃<text:s/></text:span><text:span text:style-name="T2405">‬</text:span>‬‬<text:span text:style-name="T2406">18</text:span><text:span text:style-name="T2407"> וַעֲשִׂיתֶם֙ אֶת־חֻקֹּתַ֔י וְאֶת־מִשְׁפָּטַ֥י תִּשְׁמְר֖וּ וַעֲשִׂיתֶ֣ם אֹתָ֑ם וִֽישַׁבְתֶּ֥ם עַל־הָאָ֖רֶץ לָבֶֽטַח׃<text:s/></text:span><text:span text:style-name="T2408">‬</text:span>‬‬<text:span text:style-name="T2409">19</text:span><text:span text:style-name="T2410"> וְנָתְנָ֤ה הָאָ֙רֶץ֙ פִּרְיָ֔הּ וַאֲכַלְתֶּ֖ם לָשֹׂ֑בַע וִֽישַׁבְתֶּ֥ם לָבֶ֖טַח עָלֶֽיהָ׃<text:s/></text:span><text:span text:style-name="T2411">‬</text:span>‬‬<text:span text:style-name="T2412">20</text:span><text:span text:style-name="T2413"> וְכִ֣י תֹאמְר֔וּ מַה־נֹּאכַ֤֖ל בַּשָּׁנָ֣ה הַשְּׁבִיעִ֑ת הֵ֚ן לֹ֣א נִזְרָ֔ע וְלֹ֥א נֶאֱסֹ֖ף אֶת־תְּבוּאָתֵֽנוּ׃<text:s/></text:span><text:span text:style-name="T2414">‬</text:span>‬‬‬<text:span text:style-name="T2415">21</text:span><text:span text:style-name="T2416"> וְצִוִּ֤יתִי אֶת־בִּרְכָתִי֙ לָכֶ֔ם בַּשָּׁנָ֖ה הַשִּׁשִּׁ֑ית וְעָשָׂת֙ אֶת־הַתְּבוּאָ֔ה לִשְׁלֹ֖שׁ הַשָּׁנִֽים׃<text:s/></text:span><text:span text:style-name="T2417">‬</text:span>‬‬<text:span text:style-name="T2418">22</text:span><text:span text:style-name="T2419"> וּזְרַעְתֶּ֗ם אֵ֚ת הַשָּׁנָ֣ה הַשְּׁמִינִ֔ת וַאֲכַלְתֶּ֖ם מִן־הַתְּבוּאָ֣ה יָשָׁ֑ן עַ֣ד ׀ הַשָּׁנָ֣ה הַתְּשִׁיעִ֗ת עַד־בּוֹא֙ תְּב֣וּאָתָ֔הּ תֹּאכְל֖וּ יָשָֽׁן׃<text:s/></text:span><text:span text:style-name="T2420">‬</text:span>‬‬<text:span text:style-name="T2421">23</text:span><text:span text:style-name="T2422"> וְהָאָ֗רֶץ לֹ֤א תִמָּכֵר֙ לִצְמִתֻ֔ת כִּי־לִ֖י הָאָ֑רֶץ כִּֽי־גֵרִ֧ים וְתוֹשָׁבִ֛ים אַתֶּ֖ם עִמָּדִֽי׃<text:s/></text:span><text:span text:style-name="T2423">‬</text:span>‬‬<text:span text:style-name="T2424">24</text:span><text:span text:style-name="T2425"> וּבְכֹ֖ל אֶ֣רֶץ אֲחֻזַּתְכֶ֑ם גְּאֻלָּ֖ה תִּתְּנ֥וּ לָאָֽרֶץ׃</text:span><text:span text:style-name="T2426"><text:s/>ס<text:s/></text:span><text:span text:style-name="T2427">‬</text:span>‬‬<text:span text:style-name="T2428">25</text:span><text:span text:style-name="T2429"> כִּֽי־יָמ֣וּךְ אָחִ֔יךָ וּמָכַ֖ר מֵאֲחֻזָּת֑וֹ וּבָ֤א גֹֽאֲלוֹ֙ הַקָּרֹ֣ב אֵלָ֔יו וְגָאַ֕ל אֵ֖ת מִמְכַּ֥ר אָחִֽיו׃<text:s/></text:span><text:span text:style-name="T2430">‬</text:span>‬‬<text:span text:style-name="T2431">26</text:span><text:span text:style-name="T2432"> וְאִ֕ישׁ כִּ֛י לֹ֥א יִֽהְיֶה־לּ֖וֹ גֹּאֵ֑ל וְהִשִּׂ֣יגָה יָד֔וֹ וּמָצָ֖א כְּדֵ֥י גְאֻלָּתֽוֹ׃<text:s/></text:span><text:span text:style-name="T2433">‬</text:span>‬‬<text:span text:style-name="T2434">27</text:span><text:span text:style-name="T2435"> וְחִשַּׁב֙ אֶת־שְׁנֵ֣י מִמְכָּר֔וֹ וְהֵשִׁיב֙ אֶת־הָ֣עֹדֵ֔ף לָאִ֖ישׁ אֲשֶׁ֣ר מָֽכַר־ל֑וֹ וְשָׁ֖ב לַאֲחֻזָּתֽוֹ׃<text:s/></text:span><text:span text:style-name="T2436">‬</text:span>‬‬<text:span text:style-name="T2437">28</text:span><text:span text:style-name="T2438"> וְאִ֨ם לֹֽא־מֽ͏ָצְאָ֜ה יָד֗וֹ דֵּי֮ הָשִׁ֣יב לוֹ֒ וְהָיָ֣ה מִמְכָּר֗וֹ בְּיַד֙ הַקֹּנֶ֣ה אֹת֔וֹ עַ֖ד שְׁנַ֣ת הַיּוֹבֵ֑ל וְיָצָא֙ בַּיֹּבֵ֔ל וְשָׁ֖ב לַאֲחֻזָּתֽוֹ׃<text:s/></text:span><text:span text:style-name="T2439">‬</text:span>‬‬<text:span text:style-name="T2440">29</text:span><text:span text:style-name="T2441"> וְאִ֗ישׁ כִּֽי־יִמְכֹּ֤ר בֵּית־מוֹשַׁב֙ עִ֣יר חוֹמָ֔ה וְהָיְתָה֙ גְּאֻלָּת֔וֹ עַד־תֹּ֖ם שְׁנַ֣ת מִמְכָּר֑וֹ יָמִ֖ים תִּהְיֶ֥ה גְאֻלָּתֽוֹ׃<text:s/></text:span><text:span text:style-name="T2442">‬</text:span>‬‬<text:span text:style-name="T2443">30</text:span><text:span text:style-name="T2444"> וְאִ֣ם לֹֽא־יִגָּאֵ֗ל עַד־מְלֹ֣את לוֹ֮ שָׁנָ֣ה תְמִימָה֒ וְ֠קָם הַבַּ֨יִת אֲשֶׁר־בָּעִ֜יר אֲשֶׁר־*לא **ל֣וֹ חֹמָ֗ה לַצְּמִיתֻ֛ת לַקֹּנֶ֥ה אֹת֖וֹ לְדֹרֹתָ֑יו לֹ֥א יֵצֵ֖א בַּיֹּבֵֽל׃<text:s/></text:span><text:span text:style-name="T2445">‬</text:span>‬‬<text:span text:style-name="T2446">31</text:span><text:span text:style-name="T2447"> וּבָתֵּ֣י הַחֲצֵרִ֗ים אֲשֶׁ֨ר אֵין־לָהֶ֤ם חֹמָה֙ סָבִ֔יב עַל־שְׂדֵ֥ה הָאָ֖רֶץ יֵחָשֵׁ֑ב גְּאֻלָּה֙ תִּהְיֶה־לּ֔וֹ וּבַיֹּבֵ֖ל יֵצֵֽא׃<text:s/></text:span><text:span text:style-name="T2448">‬</text:span>‬‬<text:span text:style-name="T2449">32</text:span><text:span text:style-name="T2450"> וְעָרֵי֙ הַלְוִיִּ֔ם בָּתֵּ֖י עָרֵ֣י אֲחֻזָּתָ֑ם גְּאֻלַּ֥ת עוֹלָ֖ם תִּהְיֶ֥ה לַלְוִיִּֽם׃<text:s/></text:span><text:span text:style-name="T2451">‬</text:span>‬‬<text:span text:style-name="T2452">33</text:span><text:span text:style-name="T2453"> וַאֲשֶׁ֤ר יִגְאַל֙ מִן־הַלְוִיִּ֔ם וְיָצָ֧א מִמְכַּר־בַּ֛יִת וְעִ֥יר אֲחֻזָּת֖וֹ בַּיֹּבֵ֑ל כִּ֣י בָתֵּ֞י עָרֵ֣י הַלְוִיִּ֗ם הִ֚וא אֲחֻזָּתָ֔ם בְּת֖וֹךְ בְּנֵ֥י יִשְׂרָאֵֽל׃<text:s/></text:span><text:span text:style-name="T2454">‬</text:span>‬‬<text:span text:style-name="T2455">34</text:span><text:span text:style-name="T2456"> וּֽשְׂדֵ֛ה מִגְרַ֥שׁ עָרֵיהֶ֖ם לֹ֣א יִמָּכֵ֑ר כִּֽי־אֲחֻזַּ֥ת<text:s/></text:span><text:soft-page-break/><text:span text:style-name="T2457">עוֹלָ֛ם ה֖וּא לָהֶֽם׃</text:span><text:span text:style-name="T2458"><text:s/>ס<text:s/></text:span><text:span text:style-name="T2459">‬</text:span>‬‬<text:span text:style-name="T2460">35</text:span><text:span text:style-name="T2461"> וְכִֽי־יָמ֣וּךְ אָחִ֔יךָ וּמָ֥טָה יָד֖וֹ עִמָּ֑ךְ וְהֶֽחֱזַ֣קְתָּ בּ֔וֹ גֵּ֧ר וְתוֹשָׁ֛ב וָחַ֖י עִמָּֽךְ׃<text:s/></text:span><text:span text:style-name="T2462">‬</text:span>‬‬<text:span text:style-name="T2463">36</text:span><text:span text:style-name="T2464"> אַל־תִּקַּ֤ח מֵֽאִתּוֹ֙ נֶ֣שֶׁךְ וְתַרְבִּ֔ית וְיָרֵ֖אתָ מֽ͏ֵאֱלֹהֶ֑יךָ וְחֵ֥י אָחִ֖יךָ עִמָּֽךְ׃<text:s/></text:span><text:span text:style-name="T2465">‬</text:span>‬‬<text:span text:style-name="T2466">37</text:span><text:span text:style-name="T2467"> אֶ֨ת־כַּסְפְּךָ֔ לֹֽא־תִתֵּ֥ן ל֖וֹ בְּנֶ֑שֶׁךְ וּבְמַרְבִּ֖ית לֹא־תִתֵּ֥ן אָכְלֶֽךָ׃<text:s/></text:span><text:span text:style-name="T2468">‬</text:span>‬‬<text:span text:style-name="T2469">38</text:span><text:span text:style-name="T2470"> אֲנִ֗י יְהוָה֙ אֱלֹ֣הֵיכֶ֔ם אֲשֶׁר־הוֹצֵ֥אתִי אֶתְכֶ֖ם מֵאֶ֣רֶץ מִצְרָ֑יִם לָתֵ֤ת לָכֶם֙ אֶת־אֶ֣רֶץ כְּנַ֔עַן לִהְי֥וֹת לָכֶ֖ם לֵאלֹהִֽים׃</text:span><text:span text:style-name="T2471"><text:s/>ס<text:s/></text:span><text:span text:style-name="T2472">‬</text:span>‬‬<text:span text:style-name="T2473">39</text:span><text:span text:style-name="T2474"> וְכִֽי־יָמ֥וּךְ אָחִ֛יךָ עִמָּ֖ךְ וְנִמְכַּר־לָ֑ךְ לֹא־תַעֲבֹ֥ד בּ֖וֹ עֲבֹ֥דַת עָֽבֶד׃<text:s/></text:span><text:span text:style-name="T2475">‬</text:span>‬‬<text:span text:style-name="T2476">40</text:span><text:span text:style-name="T2477"> כְּשָׂכִ֥יר כְּתוֹשָׁ֖ב יִהְיֶ֣ה עִמָּ֑ךְ עַד־שְׁנַ֥ת הַיֹּבֵ֖ל יַעֲבֹ֥ד עִמָּֽךְ׃<text:s/></text:span><text:span text:style-name="T2478">‬</text:span>‬‬<text:span text:style-name="T2479">41</text:span><text:span text:style-name="T2480"> וְיָצָא֙ מֵֽעִמָּ֔ךְ ה֖וּא וּבָנָ֣יו עִמּ֑וֹ וְשָׁב֙ אֶל־מִשְׁפַּחְתּ֔וֹ וְאֶל־אֲחֻזַּ֥ת אֲבֹתָ֖יו יָשֽׁוּב׃<text:s/></text:span><text:span text:style-name="T2481">‬</text:span>‬‬<text:span text:style-name="T2482">42</text:span><text:span text:style-name="T2483"> כִּֽי־עֲבָדַ֣י הֵ֔ם אֲשֶׁר־הוֹצֵ֥אתִי אֹתָ֖ם מֵאֶ֣רֶץ מִצְרָ֑יִם לֹ֥א יִמָּכְר֖וּ מִמְכֶּ֥רֶת עָֽבֶד׃<text:s/></text:span><text:span text:style-name="T2484">‬</text:span>‬‬<text:span text:style-name="T2485">43</text:span><text:span text:style-name="T2486"> לֹא־תִרְדֶּ֥ה ב֖וֹ בְּפָ֑רֶךְ וְיָרֵ֖אתָ מֵאֱלֹהֶֽיךָ׃<text:s/></text:span><text:span text:style-name="T2487">‬</text:span>‬‬<text:span text:style-name="T2488">44</text:span><text:span text:style-name="T2489"> וְעַבְדְּךָ֥ וַאֲמָתְךָ֖ אֲשֶׁ֣ר יִהְיוּ־לָ֑ךְ מֵאֵ֣ת הַגּוֹיִ֗ם אֲשֶׁר֙ סְבִיבֹ֣תֵיכֶ֔ם מֵהֶ֥ם תִּקְנ֖וּ עֶ֥בֶד וְאָמָֽה׃<text:s/></text:span><text:span text:style-name="T2490">‬</text:span>‬‬<text:span text:style-name="T2491">45</text:span><text:span text:style-name="T2492"> וְ֠גַם מִבְּנֵ֨י הַתּוֹשָׁבִ֜ים הַגָּרִ֤ים עִמָּכֶם֙ מֵהֶ֣ם תִּקְנ֔וּ וּמִמִּשְׁפַּחְתָּם֙ אֲשֶׁ֣ר עִמָּכֶ֔ם אֲשֶׁ֥ר הוֹלִ֖ידוּ בְּאַרְצְכֶ֑ם וְהָי֥וּ לָכֶ֖ם לֽ͏ַאֲחֻזָּֽה׃<text:s/></text:span><text:span text:style-name="T2493">‬</text:span>‬‬<text:span text:style-name="T2494">46</text:span><text:span text:style-name="T2495"> וְהִתְנַחֲלְתֶּ֨ם אֹתָ֜ם לִבְנֵיכֶ֤ם אַחֲרֵיכֶם֙ לָרֶ֣שֶׁת אֲחֻזָּ֔ה לְעֹלָ֖ם בָּהֶ֣ם תַּעֲבֹ֑דוּ וּבְאַ֨חֵיכֶ֤ם בְּנֵֽי־יִשְׂרָאֵל֙ אִ֣ישׁ בְּאָחִ֔יו לֹא־תִרְדֶּ֥ה ב֖וֹ בְּפָֽרֶךְ׃</text:span><text:span text:style-name="T2496"><text:s/>ס<text:s/></text:span><text:span text:style-name="T2497">‬</text:span>‬‬<text:span text:style-name="T2498">47</text:span><text:span text:style-name="T2499"> וְכִ֣י תַשִּׂ֗יג יַ֣ד גֵּ֤ר וְתוֹשָׁב֙ עִמָּ֔ךְ וּמָ֥ךְ אָחִ֖יךָ עִמּ֑וֹ וְנִמְכַּ֗ר לְגֵ֤ר תּוֹשָׁב֙ עִמָּ֔ךְ א֥וֹ לְעֵ֖קֶר מִשְׁפַּ֥חַת גֵּֽר׃<text:s/></text:span><text:span text:style-name="T2500">‬</text:span>‬‬<text:span text:style-name="T2501">48</text:span><text:span text:style-name="T2502"> אַחֲרֵ֣י נִמְכַּ֔ר גְּאֻלָּ֖ה תִּהְיֶה־לּ֑וֹ אֶחָ֥ד מֵאֶחָ֖יו יִגְאָלֶֽנּוּ׃<text:s/></text:span><text:span text:style-name="T2503">‬</text:span>‬‬<text:span text:style-name="T2504">49</text:span><text:span text:style-name="T2505"> אוֹ־דֹד֞וֹ א֤וֹ בֶן־דֹּדוֹ֙ יִגְאָלֶ֔נּוּ אֽוֹ־מִשְּׁאֵ֧ר בְּשָׂר֛וֹ מִמִּשְׁפַּחְתּ֖וֹ יִגְאָלֶ֑נּוּ אֽוֹ־הִשִּׂ֥יגָה יָד֖וֹ וְנִגְאָֽל׃<text:s/></text:span><text:span text:style-name="T2506">‬</text:span>‬‬<text:span text:style-name="T2507">50</text:span><text:span text:style-name="T2508"> וְחִשַּׁב֙ עִם־קֹנֵ֔הוּ מִשְּׁנַת֙ הִמָּ֣כְרוֹ ל֔וֹ עַ֖ד שְׁנַ֣ת הַיֹּבֵ֑ל וְהָיָ֞ה כֶּ֤סֶף מִמְכָּרוֹ֙ בְּמִסְפַּ֣ר שָׁנִ֔ים כִּימֵ֥י שָׂכִ֖יר יִהְיֶ֥ה עִמּֽוֹ׃<text:s/></text:span><text:span text:style-name="T2509">‬</text:span>‬‬<text:span text:style-name="T2510">51</text:span><text:span text:style-name="T2511"> אִם־ע֥וֹד רַבּ֖וֹת בַּשָּׁנִ֑ים לְפִיהֶן֙ יָשִׁ֣יב גְּאֻלָּת֔וֹ מִכֶּ֖סֶף מִקְנָתֽוֹ׃<text:s/></text:span><text:span text:style-name="T2512">‬</text:span>‬‬<text:span text:style-name="T2513">52</text:span><text:span text:style-name="T2514"> וְאִם־מְעַ֞ט נִשְׁאַ֧ר בַּשָּׁנִ֛ים עַד־שְׁנַ֥ת הַיֹּבֵ֖ל וְחִשַּׁב־ל֑וֹ כְּפִ֣י שָׁנָ֔יו יָשִׁ֖יב אֶת־גְּאֻלָּתֽוֹ׃<text:s/></text:span><text:span text:style-name="T2515">‬</text:span>‬‬<text:span text:style-name="T2516">53</text:span><text:span text:style-name="T2517"> כִּשְׂכִ֥יר שָׁנָ֛ה בְּשָׁנָ֖ה יִהְיֶ֣ה עִמּ֑וֹ לֹֽא־יִרְדֶּ֥נּֽוּ בְּפֶ֖רֶךְ לְעֵינֶֽיךָ׃<text:s/></text:span><text:span text:style-name="T2518">‬</text:span>‬‬<text:span text:style-name="T2519">54</text:span><text:span text:style-name="T2520"> וְאִם־לֹ֥א יִגָּאֵ֖ל בְּאֵ֑לֶּה וְיָצָא֙ בִּשְׁנַ֣ת הַיֹּבֵ֔ל ה֖וּא וּבָנָ֥יו עִמּֽוֹ׃<text:s/></text:span><text:span text:style-name="T2521">‬</text:span>‬‬<text:span text:style-name="T2522">55</text:span><text:span text:style-name="T2523"> כִּֽי־לִ֤י בְנֵֽי־יִשְׂרָאֵל֙ עֲבָדִ֔ים עֲבָדַ֣י הֵ֔ם אֲשֶׁר־הוֹצֵ֥אתִי אוֹתָ֖ם מֵאֶ֣רֶץ מִצְרָ֑יִם אֲנִ֖י יְהוָ֥ה אֱלֹהֵיכֶֽם׃<text:s/></text:span><text:span text:style-name="T2524">‬</text:span>‬‬‬‬‬‬‬‬‬‬‬‬‬‬‬‬‬‬‬‬‬‬‬‬‬‬‬‬‬‬‬‬‬‬‬‬‬‬‬‬‬‬‬‬‬‬‬‬‬‬‬‬‬‬‬‬</text:p>
      </text:section>
      <text:section text:name="Sect25" text:style-name="S25">
        <text:p text:style-name="P2525">Leviticus 26</text:p>
        <text:p text:style-name="P2526"><text:span text:style-name="T2527">1</text:span><text:span text:style-name="T2528"> לֹֽא־תַעֲשׂ֨וּ לָכֶ֜ם אֱלִילִ֗ם וּפֶ֤סֶל וּמַצֵּבָה֙ לֹֽא־תָקִ֣ימוּ לָכֶ֔ם וְאֶ֣בֶן מַשְׂכִּ֗ית לֹ֤א תִתְּנוּ֙ בְּאַרְצְכֶ֔ם לְהִֽשְׁתַּחֲוֺ֖ת עָלֶ֑יהָ כִּ֛י אֲנִ֥י יְהוָ֖ה אֱלֹהֵיכֶֽם׃<text:s/></text:span><text:span text:style-name="T2529">2</text:span><text:span text:style-name="T2530"> אֶת־שַׁבְּתֹתַ֣י תִּשְׁמֹ֔רוּ וּמִקְדָּשִׁ֖י תִּירָ֑אוּ אֲנִ֖י יְהוָֽה׃</text:span><text:span text:style-name="T2531"><text:s/>ס<text:s/></text:span><text:span text:style-name="T2532">‬</text:span>‬‬<text:span text:style-name="T2533">3</text:span><text:span text:style-name="T2534"> אִם־בְּחֻקֹּתַ֖י תֵּלֵ֑כוּ וְאֶת־מִצְוֺתַ֣י תִּשְׁמְר֔וּ וַעֲשִׂיתֶ֖ם אֹתָֽם׃<text:s/></text:span><text:span text:style-name="T2535">‬</text:span>‬‬<text:span text:style-name="T2536">4</text:span><text:span text:style-name="T2537"> וְנָתַתִּ֥י גִשְׁמֵיכֶ֖ם בְּעִתָּ֑ם וְנָתְנָ֤ה הָאָ֙רֶץ֙ יְבוּלָ֔הּ וְעֵ֥ץ הַשָּׂדֶ֖ה יִתֵּ֥ן פִּרְיֽוֹ׃<text:s/></text:span><text:span text:style-name="T2538">‬</text:span>‬‬<text:span text:style-name="T2539">5</text:span><text:span text:style-name="T2540"> וְהִשִּׂ֨יג לָכֶ֥ם דַּ֙יִשׁ֙ אֶת־בָּצִ֔יר וּבָצִ֖יר יַשִּׂ֣יג אֶת־זָ֑רַע וַאֲכַלְתֶּ֤ם לַחְמְכֶם֙ לָשֹׂ֔בַע וִֽישַׁבְתֶּ֥ם לָבֶ֖טַח בְּאַרְצְכֶֽם׃<text:s/></text:span><text:span text:style-name="T2541">‬</text:span>‬‬<text:span text:style-name="T2542">6</text:span><text:span text:style-name="T2543"> וְנָתַתִּ֤י שָׁלוֹם֙ בָּאָ֔רֶץ וּשְׁכַבְתֶּ֖ם וְאֵ֣ין מַחֲרִ֑יד וְהִשְׁבַּתִּ֞י חַיָּ֤ה רָעָה֙ מִן־הָאָ֔רֶץ וְחֶ֖רֶב לֹא־תַעֲבֹ֥ר בְּאַרְצְכֶֽם׃<text:s/></text:span><text:span text:style-name="T2544">‬</text:span>‬‬<text:span text:style-name="T2545">7</text:span><text:span text:style-name="T2546"> וּרְדַפְתֶּ֖ם אֶת־אֹיְבֵיכֶ֑ם וְנָפְל֥וּ לִפְנֵיכֶ֖ם לֶחָֽרֶב<text:s/></text:span><text:span text:style-name="T2547">‬</text:span>‬‬<text:span text:style-name="T2548">8</text:span><text:span text:style-name="T2549"> וְרָדְפ֨וּ מִכֶּ֤ם חֲמִשָּׁה֙ מֵאָ֔ה וּמֵאָ֥ה מִכֶּ֖ם רְבָבָ֣ה יִרְדֹּ֑פוּ וְנָפְל֧וּ אֹיְבֵיכֶ֛ם לִפְנֵיכֶ֖ם לֶחָֽרֶב׃<text:s/></text:span><text:span text:style-name="T2550">‬</text:span>‬‬<text:span text:style-name="T2551">9</text:span><text:span text:style-name="T2552"> וּפָנִ֣יתִי אֲלֵיכֶ֔ם וְהִפְרֵיתִ֣י אֶתְכֶ֔ם וְהִרְבֵּיתִ֖י אֶתְכֶ֑ם וַהֲקִימֹתִ֥י אֶת־בְּרִיתִ֖י<text:s/></text:span><text:soft-page-break/><text:span text:style-name="T2553">אִתְּכֶֽם׃<text:s/></text:span><text:span text:style-name="T2554">‬</text:span>‬‬<text:span text:style-name="T2555">10</text:span><text:span text:style-name="T2556"> וַאֲכַלְתֶּ֥ם יָשָׁ֖ן נוֹשָׁ֑ן וְיָשָׁ֕ן מִפְּנֵ֥י חָדָ֖שׁ תּוֹצִֽיאוּ׃<text:s/></text:span><text:span text:style-name="T2557">‬</text:span>‬‬<text:span text:style-name="T2558">11</text:span><text:span text:style-name="T2559"> וְנָתַתִּ֥י מִשְׁכָּנִ֖י בְּתוֹכְכֶ֑ם וְלֹֽא־תִגְעַ֥ל נַפְשִׁ֖י אֶתְכֶֽם׃<text:s/></text:span><text:span text:style-name="T2560">‬</text:span>‬‬<text:span text:style-name="T2561">12</text:span><text:span text:style-name="T2562"> וְהִתְהַלַּכְתִּי֙ בְּת֣וֹכְכֶ֔ם וְהָיִ֥יתִי לָכֶ֖ם לֵֽאלֹהִ֑ים וְאַתֶּ֖ם תִּהְיוּ־לִ֥י לְעָֽם׃<text:s/></text:span><text:span text:style-name="T2563">‬</text:span>‬‬<text:span text:style-name="T2564">13</text:span><text:span text:style-name="T2565"> אֲנִ֞י יְהוָ֣ה אֱלֹֽהֵיכֶ֗ם אֲשֶׁ֨ר הוֹצֵ֤אתִי אֶתְכֶם֙ מֵאֶ֣רֶץ מִצְרַ֔יִם מִֽהְיֹ֥ת לָהֶ֖ם עֲבָדִ֑ים וָאֶשְׁבֹּר֙ מֹטֹ֣ת עֻלְּכֶ֔ם וָאוֹלֵ֥ךְ אֶתְכֶ֖ם קֽוֹמְמִיּֽוּת׃<text:s/></text:span><text:span text:style-name="T2566">פ<text:s/></text:span><text:span text:style-name="T2567">‬</text:span>‬‬‬‬‬‬‬‬‬‬‬‬‬‬</text:p>
        <text:p text:style-name="P2568"><text:span text:style-name="T2569">14</text:span><text:span text:style-name="T2570"> וְאִם־לֹ֥א תִשְׁמְע֖וּ לִ֑י וְלֹ֣א תַעֲשׂ֔וּ אֵ֥ת כָּל־הַמִּצְוֺ֖ת הָאֵֽלֶּה׃<text:s/></text:span><text:span text:style-name="T2571">‬</text:span>‬‬<text:span text:style-name="T2572">15</text:span><text:span text:style-name="T2573"> וְאִם־בְּחֻקֹּתַ֣י תִּמְאָ֔סוּ וְאִ֥ם אֶת־מִשְׁפָּטַ֖י תִּגְעַ֣ל נַפְשְׁכֶ֑ם לְבִלְתִּ֤י עֲשׂוֹת֙ אֶת־כָּל־מִצְוֺתַ֔י לְהַפְרְכֶ֖ם אֶת־בְּרִיתִֽי׃<text:s/></text:span><text:span text:style-name="T2574">‬</text:span>‬‬<text:span text:style-name="T2575">16</text:span><text:span text:style-name="T2576"> אַף־אֲנִ֞י אֽ͏ֶעֱשֶׂה־זֹּ֣את לָכֶ֗ם וְהִפְקַדְתִּ֨י עֲלֵיכֶ֤ם בֶּֽהָלָה֙ אֶת־הַשַּׁחֶ֣פֶת וְאֶת־הַקַּדַּ֔חַת מְכַלּ֥וֹת עֵינַ֖יִם וּמְדִיבֹ֣ת נָ֑פֶשׁ וּזְרַעְתֶּ֤ם לָרִיק֙ זַרְעֲכֶ֔ם וַאֲכָלֻ֖הוּ אֹיְבֵיכֶֽם׃<text:s/></text:span><text:span text:style-name="T2577">‬</text:span>‬‬<text:span text:style-name="T2578">17</text:span><text:span text:style-name="T2579"> וְנָתַתִּ֤י פָנַי֙ בָּכֶ֔ם וְנִגַּפְתֶּ֖ם לִפְנֵ֣י אֹיְבֵיכֶ֑ם וְרָד֤וּ בָכֶם֙ שֹֽׂנְאֵיכֶ֔ם וְנַסְתֶּ֖ם וְאֵין־רֹדֵ֥ף אֶתְכֶֽם׃</text:span><text:span text:style-name="T2580"><text:s/>ס<text:s/></text:span><text:span text:style-name="T2581">‬</text:span>‬‬<text:span text:style-name="T2582">18</text:span><text:span text:style-name="T2583"> וְאִ֨ם־עַד־אֵ֔לֶּה לֹ֥א תִשְׁמְע֖וּ לִ֑י וְיָסַפְתִּי֙ לְיַסְּרָ֣ה אֶתְכֶ֔ם שֶׁ֖בַע עַל־חַטֹּאתֵיכֶֽם׃<text:s/></text:span><text:span text:style-name="T2584">‬</text:span>‬‬<text:span text:style-name="T2585">19</text:span><text:span text:style-name="T2586"> וְשָׁבַרְתִּ֖י אֶת־גְּא֣וֹן עֻזְּכֶ֑ם וְנָתַתִּ֤י אֶת־שְׁמֵיכֶם֙ כַּבַּרְזֶ֔ל וְאֶֽת־אַרְצְכֶ֖ם כַּנְּחֻשָֽׁה׃<text:s/></text:span><text:span text:style-name="T2587">‬</text:span>‬‬<text:span text:style-name="T2588">20</text:span><text:span text:style-name="T2589"> וְתַ֥ם לָרִ֖יק כֹּחֲכֶ֑ם וְלֹֽא־תִתֵּ֤ן אַרְצְכֶם֙ אֶת־יְבוּלָ֔הּ וְעֵ֣ץ הָאָ֔רֶץ לֹ֥א יִתֵּ֖ן פִּרְיֽוֹ׃<text:s/></text:span><text:span text:style-name="T2590">‬</text:span>‬‬<text:span text:style-name="T2591">21</text:span><text:span text:style-name="T2592"> וְאִם־תֵּֽלְכ֤וּ עִמִּי֙ קֶ֔רִי וְלֹ֥א תֹאב֖וּ לִשְׁמֹ֣עַֽ לִ֑י וְיָסַפְתִּ֤י עֲלֵיכֶם֙ מַכָּ֔ה שֶׁ֖בַע כְּחַטֹּאתֵיכֶֽם׃<text:s/></text:span><text:span text:style-name="T2593">‬</text:span>‬‬<text:span text:style-name="T2594">22</text:span><text:span text:style-name="T2595"> וְהִשְׁלַחְתִּ֨י בָכֶ֜ם אֶת־חַיַּ֤ת הַשָּׂדֶה֙ וְשִׁכְּלָ֣ה אֶתְכֶ֔ם וְהִכְרִ֙יתָה֙ אֶת־בְּהֶמְתְּכֶ֔ם וְהִמְעִ֖יטָה אֶתְכֶ֑ם וְנָשַׁ֖מּוּ דַּרְכֵיכֶֽם׃<text:s/></text:span><text:span text:style-name="T2596">‬</text:span>‬‬<text:span text:style-name="T2597">23</text:span><text:span text:style-name="T2598"> וְאִ֨ם־בְּאֵ֔לֶּה לֹ֥א תִוָּסְר֖וּ לִ֑י וַהֲלַכְתֶּ֥ם עִמִּ֖י קֶֽרִי׃<text:s/></text:span><text:span text:style-name="T2599">‬</text:span>‬‬<text:span text:style-name="T2600">24</text:span><text:span text:style-name="T2601"> וְהָלַכְתִּ֧י אַף־אֲנִ֛י עִמָּכֶ֖ם בְּקֶ֑רִי וְהִכֵּיתִ֤י אֶתְכֶם֙ גַּם־אָ֔נִי שֶׁ֖בַע עַל־חַטֹּאתֵיכֶֽם׃<text:s/></text:span><text:span text:style-name="T2602">‬</text:span>‬‬<text:span text:style-name="T2603">25</text:span><text:span text:style-name="T2604"> וְהֵבֵאתִ֨י עֲלֵיכֶ֜ם חֶ֗רֶב נֹקֶ֙מֶת֙ נְקַם־בְּרִ֔ית וְנֶאֱסַפְתֶּ֖ם אֶל־עָרֵיכֶ֑ם וְשִׁלַּ֤חְתִּי דֶ֙בֶר֙ בְּת֣וֹכְכֶ֔ם וְנִתַּתֶּ֖ם בְּיַד־אוֹיֵֽב׃<text:s/></text:span><text:span text:style-name="T2605">‬</text:span>‬‬<text:span text:style-name="T2606">26</text:span><text:span text:style-name="T2607"> בְּשִׁבְרִ֣י לָכֶם֮ מַטֵּה־לֶחֶם֒ וְ֠אָפוּ עֶ֣שֶׂר נָשִׁ֤ים לַחְמְכֶם֙ בְּתַנּ֣וּר אֶחָ֔ד וְהֵשִׁ֥יבוּ לַחְמְכֶ֖ם בַּמִּשְׁקָ֑ל וַאֲכַלְתֶּ֖ם וְלֹ֥א תִשְׂבָּֽעוּ׃</text:span><text:span text:style-name="T2608"><text:s/>ס<text:s/></text:span><text:span text:style-name="T2609">‬</text:span>‬‬<text:span text:style-name="T2610">27</text:span><text:span text:style-name="T2611"> וְאִ֨ם־בְּזֹ֔את לֹ֥א תִשְׁמְע֖וּ לִ֑י וַהֲלַכְתֶּ֥ם עִמִּ֖י בְּקֶֽרִי׃<text:s/></text:span><text:span text:style-name="T2612">‬</text:span>‬‬<text:span text:style-name="T2613">28</text:span><text:span text:style-name="T2614"> וְהָלַכְתִּ֥י עִמָּכֶ֖ם בַּחֲמַת־קֶ֑רִי וְיִסַּרְתִּ֤י אֶתְכֶם֙ אַף־אָ֔נִי שֶׁ֖בַע עַל־חַטֹּאתֵיכֶם׃<text:s/></text:span><text:span text:style-name="T2615">‬</text:span>‬‬<text:span text:style-name="T2616">29</text:span><text:span text:style-name="T2617"> וַאֲכַלְתֶּ֖ם בְּשַׂ֣ר בְּנֵיכֶ֑ם וּבְשַׂ֥ר בְּנֹתֵיכֶ֖ם תֹּאכֵֽלוּ׃<text:s/></text:span><text:span text:style-name="T2618">‬</text:span>‬‬<text:span text:style-name="T2619">30</text:span><text:span text:style-name="T2620"> וְהִשְׁמַדְתִּ֞י אֶת־בָּמֹֽתֵיכֶ֗ם וְהִכְרַתִּי֙ אֶת־חַמָּ֣נֵיכֶ֔ם וְנָֽתַתִּי֙ אֶת־פִּגְרֵיכֶ֔ם עַל־פִּגְרֵ֖י גִּלּוּלֵיכֶ֑ם וְגָעֲלָ֥ה נַפְשִׁ֖י אֶתְכֶֽם׃<text:s/></text:span><text:span text:style-name="T2621">‬</text:span>‬‬<text:span text:style-name="T2622">31</text:span><text:span text:style-name="T2623"> וְנָתַתִּ֤י אֶת־עָֽרֵיכֶם֙ חָרְבָּ֔ה וַהֲשִׁמּוֹתִ֖י אֶת־מִקְדְּשֵׁיכֶ֑ם וְלֹ֣א אָרִ֔יחַ בְּרֵ֖יחַ נִיחֹֽחֲכֶֽם׃<text:s/></text:span><text:span text:style-name="T2624">‬</text:span>‬‬<text:span text:style-name="T2625">32</text:span><text:span text:style-name="T2626"> וַהֲשִׁמֹּתִ֥י אֲנִ֖י אֶת־הָאָ֑רֶץ וְשָֽׁמְמ֤וּ עָלֶ֙יהָ֙ אֹֽיְבֵיכֶ֔ם הַיֹּשְׁבִ֖ים בָּֽהּ׃<text:s/></text:span><text:span text:style-name="T2627">‬</text:span>‬‬<text:span text:style-name="T2628">33</text:span><text:span text:style-name="T2629"> וְאֶתְכֶם֙ אֱזָרֶ֣ה בַגּוֹיִ֔ם וַהֲרִיקֹתִ֥י אַחֲרֵיכֶ֖ם חָ֑רֶב וְהָיְתָ֤ה אַרְצְכֶם֙ שְׁמָמָ֔ה וְעָרֵיכֶ֖ם יִהְי֥וּ חָרְבָּֽה׃<text:s/></text:span><text:span text:style-name="T2630">‬</text:span>‬‬<text:span text:style-name="T2631">34</text:span><text:span text:style-name="T2632"> אָז֩ תִּרְצֶ֨ה הָאָ֜רֶץ אֶת־שַׁבְּתֹתֶ֗יהָ כֹּ֚ל יְמֵ֣י הֳשַׁמָּ֔ה וְאַתֶּ֖ם בְּאֶ֣רֶץ אֹיְבֵיכֶ֑ם אָ֚ז תִּשְׁבַּ֣ת הָאָ֔רֶץ וְהִרְצָ֖ת אֶת־שַׁבְּתֹתֶֽיהָ׃<text:s/></text:span><text:span text:style-name="T2633">‬</text:span>‬‬‬<text:span text:style-name="T2634">35</text:span><text:span text:style-name="T2635"> כָּל־יְמֵ֥י הָשַׁמָּ֖ה תִּשְׁבֹּ֑ת אֵ֣ת אֲשֶׁ֧ר לֹֽא־שָׁבְתָ֛ה בְּשַׁבְּתֹתֵיכֶ֖ם בְּשִׁבְתְּכֶ֥ם עָלֶֽיהָ׃<text:s/></text:span><text:span text:style-name="T2636">‬</text:span>‬‬‬<text:span text:style-name="T2637">36</text:span><text:span text:style-name="T2638"> וְהַנִּשְׁאָרִ֣ים בָּכֶ֔ם וְהֵבֵ֤אתִי מֹ֙רֶךְ֙ בִּלְבָבָ֔ם בְּאַרְצֹ֖ת אֹיְבֵיהֶ֑ם וְרָדַ֣ף אֹתָ֗ם ק֚וֹל עָלֶ֣ה נִדָּ֔ף וְנָס֧וּ מְנֻֽסַת־חֶ֛רֶב וְנָפְל֖וּ וְאֵ֥ין רֹדֵֽף׃<text:s/></text:span><text:span text:style-name="T2639">‬</text:span>‬‬<text:span text:style-name="T2640">37</text:span><text:span text:style-name="T2641"> וְכָשְׁל֧וּ אִישׁ־בְּאָחִ֛יו כְּמִפְּנֵי־חֶ֖רֶב וְרֹדֵ֣ף אָ֑יִן וְלֹא־תִֽהְיֶ֤ה לָכֶם֙ תְּקוּמָ֔ה לִפְנֵ֖י אֹֽיְבֵיכֶֽם׃<text:s/></text:span><text:span text:style-name="T2642">‬</text:span>‬‬<text:span text:style-name="T2643">38</text:span><text:span text:style-name="T2644"> וַאֲבַדְתֶּ֖ם בַּגּוֹיִ֑ם וְאָכְלָ֣ה אֶתְכֶ֔ם אֶ֖רֶץ אֹיְבֵיכֶֽם׃<text:s/></text:span><text:span text:style-name="T2645">‬</text:span>‬‬<text:span text:style-name="T2646">39</text:span><text:span text:style-name="T2647"> וְהַנִּשְׁאָרִ֣ים בָּכֶ֗ם יִמַּ֙קּוּ֙ בּֽ͏ַעֲוֺנָ֔ם בְּאַרְצֹ֖ת אֹיְבֵיכֶ֑ם וְאַ֛ף בַּעֲוֺנֹ֥ת אֲבֹתָ֖ם אִתָּ֥ם יִמָּֽקּוּ׃<text:s/></text:span><text:span text:style-name="T2648">‬</text:span>‬‬<text:span text:style-name="T2649">40</text:span><text:span text:style-name="T2650"> וְהִתְוַדּ֤וּ אֶת־עֲוֺנָם֙ וְאֶת־</text:span><text:soft-page-break/><text:span text:style-name="T2651">עֲוֺ֣ן אֲבֹתָ֔ם בְּמַעֲלָ֖ם אֲשֶׁ֣ר מָֽעֲלוּ־בִ֑י וְאַ֕ף אֲשֶׁר־הֽ͏ָלְכ֥וּ עִמִּ֖י בְּקֶֽרִי׃<text:s/></text:span><text:span text:style-name="T2652">‬</text:span>‬‬<text:span text:style-name="T2653">41</text:span><text:span text:style-name="T2654"> אַף־אֲנִ֗י אֵלֵ֤ךְ עִמָּם֙ בְּקֶ֔רִי וְהֵבֵאתִ֣י אֹתָ֔ם בְּאֶ֖רֶץ אֹיְבֵיהֶ֑ם אוֹ־אָ֣ז יִכָּנַ֗ע לְבָבָם֙ הֶֽעָרֵ֔ל וְאָ֖ז יִרְצ֥וּ אֶת־עֲוֺנָֽם׃<text:s/></text:span><text:span text:style-name="T2655">‬</text:span>‬‬<text:span text:style-name="T2656">42</text:span><text:span text:style-name="T2657"> וְזָכַרְתִּ֖י אֶת־בְּרִיתִ֣י יַעֲק֑וֹב וְאַף֩ אֶת־בְּרִיתִ֨י יִצְחָ֜ק וְאַ֨ף אֶת־בְּרִיתִ֧י אַבְרָהָ֛ם אֶזְכֹּ֖ר וְהָאָ֥רֶץ אֶזְכֹּֽר׃<text:s/></text:span><text:span text:style-name="T2658">‬</text:span>‬‬<text:span text:style-name="T2659">43</text:span><text:span text:style-name="T2660"> וְהָאָרֶץ֩ תֵּעָזֵ֨ב מֵהֶ֜ם וְתִ֣רֶץ אֶת־שַׁבְּתֹתֶ֗יהָ בָּהְּשַׁמָּה֙ מֵהֶ֔ם וְהֵ֖ם יִרְצ֣וּ אֶת־עֲוֺנָ֑ם יַ֣עַן וּבְיַ֔עַן בְּמִשְׁפָּטַ֣י מָאָ֔סוּ וְאֶת־חֻקֹּתַ֖י גָּעֲלָ֥ה נַפְשָֽׁם׃<text:s/></text:span><text:span text:style-name="T2661">‬</text:span>‬‬<text:span text:style-name="T2662">44</text:span><text:span text:style-name="T2663"> וְאַף־גַּם־זֹ֠את בִּֽהְיוֹתָ֞ם בְּאֶ֣רֶץ אֹֽיְבֵיהֶ֗ם לֹֽא־מְאַסְתִּ֤ים וְלֹֽא־גְעַלְתִּים֙ לְכַלֹּתָ֔ם לְהָפֵ֥ר בְּרִיתִ֖י אִתָּ֑ם כִּ֛י אֲנִ֥י יְהוָ֖ה אֱלֹהֵיהֶֽם׃<text:s/></text:span><text:span text:style-name="T2664">‬</text:span>‬‬<text:span text:style-name="T2665">45</text:span><text:span text:style-name="T2666"> וְזָכַרְתִּ֥י לָהֶ֖ם בְּרִ֣ית רִאשֹׁנִ֑ים אֲשֶׁ֣ר הוֹצֵֽאתִי־אֹתָם֩ מֵאֶ֨רֶץ מִצְרַ֜יִם לְעֵינֵ֣י הַגּוֹיִ֗ם לִהְיֹ֥ת לָהֶ֛ם לֵאלֹהִ֖ים אֲנִ֥י יְהוָֽה׃<text:s/></text:span><text:span text:style-name="T2667">‬</text:span>‬‬<text:span text:style-name="T2668">46</text:span><text:span text:style-name="T2669"> אֵ֠לֶּה הַֽחֻקִּ֣ים וְהַמִּשְׁפָּטִים֮ וְהַתּוֹרֹת֒ אֲשֶׁר֙ נָתַ֣ן יְהוָ֔ה בֵּינ֕וֹ וּבֵ֖ין בְּנֵ֣י יִשְׂרָאֵ֑ל בְּהַ֥ר סִינַ֖י בְּיַד־מֹשֶֽׁה׃<text:s/></text:span><text:span text:style-name="T2670">פ<text:s/></text:span><text:span text:style-name="T2671">‬</text:span>‬‬‬‬‬‬‬‬‬‬‬‬‬‬‬‬‬‬‬‬‬‬‬‬‬‬‬‬‬‬‬‬‬‬‬</text:p>
      </text:section>
      <text:section text:name="Sect26" text:style-name="S26">
        <text:p text:style-name="P2672">Leviticus 27</text:p>
        <text:p text:style-name="P2673"><text:span text:style-name="T2674">1</text:span><text:span text:style-name="T2675"> וַיְדַבֵּ֥ר יְהוָ֖ה אֶל־מֹשֶׁ֥ה לֵּאמֹֽר׃<text:s/></text:span><text:span text:style-name="T2676">2</text:span><text:span text:style-name="T2677"> דַּבֵּ֞ר אֶל־בְּנֵ֤י יִשְׂרָאֵל֙ וְאָמַרְתָּ֣ אֲלֵהֶ֔ם אִ֕ישׁ כִּ֥י יַפְלִ֖א נֶ֑דֶר בְּעֶרְכְּךָ֥ נְפָשֹׁ֖ת לַֽיהוָֽה׃<text:s/></text:span><text:span text:style-name="T2678">‬</text:span>‬‬<text:span text:style-name="T2679">3</text:span><text:span text:style-name="T2680"> וְהָיָ֤ה עֶרְכְּךָ֙ הַזָּכָ֔ר מִבֶּן֙ עֶשְׂרִ֣ים שָׁנָ֔ה וְעַ֖ד בֶּן־שִׁשִּׁ֣ים שָׁנָ֑ה וְהָיָ֣ה עֶרְכְּךָ֗ חֲמִשִּׁ֛ים שֶׁ֥קֶל כֶּ֖סֶף בְּשֶׁ֥קֶל הַקֹּֽדֶשׁ׃<text:s/></text:span><text:span text:style-name="T2681">‬</text:span>‬‬<text:span text:style-name="T2682">4</text:span><text:span text:style-name="T2683"> וְאִם־נְקֵבָ֖ה הִ֑וא וְהָיָ֥ה עֶרְכְּךָ֖ שְׁלֹשִׁ֥ים שָֽׁקֶל׃<text:s/></text:span><text:span text:style-name="T2684">‬</text:span>‬‬<text:span text:style-name="T2685">5</text:span><text:span text:style-name="T2686"> וְאִ֨ם מִבֶּן־חָמֵ֜שׁ שָׁנִ֗ים וְעַד֙ בֶּן־עֶשְׂרִ֣ים שָׁנָ֔ה וְהָיָ֧ה עֶרְכְּךָ֛ הַזָּכָ֖ר עֶשְׂרִ֣ים שְׁקָלִ֑ים וְלַנְּקֵבָ֖ה עֲשֶׂ֥רֶת שְׁקָלִֽים׃<text:s/></text:span><text:span text:style-name="T2687">‬</text:span>‬‬<text:span text:style-name="T2688">6</text:span><text:span text:style-name="T2689"> וְאִ֣ם מִבֶּן־חֹ֗דֶשׁ וְעַד֙ בֶּן־חָמֵ֣שׁ שָׁנִ֔ים וְהָיָ֤ה עֶרְכְּךָ֙ הַזָּכָ֔ר חֲמִשָּׁ֥ה שְׁקָלִ֖ים כָּ֑סֶף וְלַנְּקֵבָ֣ה עֶרְכְּךָ֔ שְׁלֹ֥שֶׁת שְׁקָלִ֖ים כָּֽסֶף׃<text:s/></text:span><text:span text:style-name="T2690">‬</text:span>‬‬<text:span text:style-name="T2691">7</text:span><text:span text:style-name="T2692"> וְ֠אִם מִבֶּן־שִׁשִּׁ֨ים שָׁנָ֤ה וָמַ֙עְלָה֙ אִם־זָכָ֔ר וְהָיָ֣ה עֶרְכְּךָ֔ חֲמִשָּׁ֥ה עָשָׂ֖ר שָׁ֑קֶל וְלַנְּקֵבָ֖ה עֲשָׂרָ֥ה שְׁקָלִֽים׃<text:s/></text:span><text:span text:style-name="T2693">‬</text:span>‬‬<text:span text:style-name="T2694">8</text:span><text:span text:style-name="T2695"> וְאִם־מָ֥ךְ הוּא֙ מֵֽעֶרְכֶּ֔ךָ וְהֶֽעֱמִידוֹ֙ לִפְנֵ֣י הַכֹּהֵ֔ן וְהֶעֱרִ֥יךְ אֹת֖וֹ הַכֹּהֵ֑ן עַל־פִּ֗י אֲשֶׁ֤ר תַּשִּׂיג֙ יַ֣ד הַנֹּדֵ֔ר יַעֲרִיכֶ֖נּוּ הַכֹּהֵֽן׃</text:span><text:span text:style-name="T2696"><text:s/>ס<text:s/></text:span><text:span text:style-name="T2697">‬</text:span>‬‬<text:span text:style-name="T2698">9</text:span><text:span text:style-name="T2699"> וְאִם־בְּהֵמָ֔ה אֲשֶׁ֨ר יַקְרִ֧יבוּ מִמֶּ֛נָּה קָרְבָּ֖ן לַֽיהוָ֑ה כֹּל֩ אֲשֶׁ֨ר יִתֵּ֥ן מִמֶּ֛נּוּ לַיהוָ֖ה יִֽהְיֶה־קֹּֽדֶשׁ׃<text:s/></text:span><text:span text:style-name="T2700">‬</text:span>‬‬<text:span text:style-name="T2701">10</text:span><text:span text:style-name="T2702"> לֹ֣א יַחֲלִיפֶ֗נּוּ וְלֹֽא־יָמִ֥יר אֹת֛וֹ ט֥וֹב בְּרָ֖ע אוֹ־רַ֣ע בְּט֑וֹב וְאִם־הָמֵ֨ר יָמִ֤יר בְּהֵמָה֙ בִּבְהֵמָ֔ה וְהָֽיָה־ה֥וּא וּתְמוּרָת֖וֹ יִֽהְיֶה־קֹּֽדֶשׁ׃<text:s/></text:span><text:span text:style-name="T2703">‬</text:span>‬‬<text:span text:style-name="T2704">11</text:span><text:span text:style-name="T2705"> וְאִם֙ כָּל־בְּהֵמָ֣ה טְמֵאָ֔ה אֲ֠שֶׁר לֹא־יַקְרִ֧יבוּ מִמֶּ֛נָּה קָרְבָּ֖ן לַֽיהוָ֑ה וְהֽ͏ֶעֱמִ֥יד אֶת־הַבְּהֵמָ֖ה לִפְנֵ֥י הַכֹּהֵֽן׃<text:s/></text:span><text:span text:style-name="T2706">‬</text:span>‬‬<text:span text:style-name="T2707">12</text:span><text:span text:style-name="T2708"> וְהֶעֱרִ֤יךְ הַכֹּהֵן֙ אֹתָ֔הּ בֵּ֥ין ט֖וֹב וּבֵ֣ין רָ֑ע כְּעֶרְכְּךָ֥ הַכֹּהֵ֖ן כֵּ֥ן יִהְיֶֽה׃<text:s/></text:span><text:span text:style-name="T2709">‬</text:span>‬‬<text:span text:style-name="T2710">13</text:span><text:span text:style-name="T2711"> וְאִם־גָּאֹ֖ל יִגְאָלֶ֑נָּה וְיָסַ֥ף חֲמִישִׁת֖וֹ עַל־עֶרְכֶּֽךָ׃<text:s/></text:span><text:span text:style-name="T2712">‬</text:span>‬‬<text:span text:style-name="T2713">14</text:span><text:span text:style-name="T2714"> וְאִ֗ישׁ כִּֽי־יַקְדִּ֨שׁ אֶת־בֵּית֥וֹ קֹ֙דֶשׁ֙ לַֽיהוָ֔ה וְהֶעֱרִיכוֹ֙ הַכֹּהֵ֔ן בֵּ֥ין ט֖וֹב וּבֵ֣ין רָ֑ע כַּאֲשֶׁ֨ר יַעֲרִ֥יךְ אֹת֛וֹ הַכֹּהֵ֖ן כֵּ֥ן יָקֽוּם׃<text:s/></text:span><text:span text:style-name="T2715">‬</text:span>‬‬<text:span text:style-name="T2716">15</text:span><text:span text:style-name="T2717"> וְאִ֨ם־הַמַּקְדִּ֔ישׁ יִגְאַ֖ל אֶת־בֵּית֑וֹ וְ֠יָסַף חֲמִישִׁ֧ית כֶּֽסֶף־עֶרְכְּךָ֛ עָלָ֖יו וְהָ֥יָה לֽוֹ׃<text:s/></text:span><text:span text:style-name="T2718">‬</text:span>‬‬<text:span text:style-name="T2719">16</text:span><text:span text:style-name="T2720"> וְאִ֣ם ׀ מִשְּׂדֵ֣ה אֲחֻזָּת֗וֹ יַקְדִּ֥ישׁ אִישׁ֙ לַֽיהוָ֔ה וְהָיָ֥ה עֶרְכְּךָ֖ לְפִ֣י זַרְע֑וֹ זֶ֚רַע חֹ֣מֶר שְׂעֹרִ֔ים בַּחֲמִשִּׁ֖ים שֶׁ֥קֶל כָּֽסֶף׃<text:s/></text:span><text:span text:style-name="T2721">‬</text:span>‬‬<text:span text:style-name="T2722">17</text:span><text:span text:style-name="T2723"> אִם־מִשְּׁנַ֥ת הַיֹּבֵ֖ל יַקְדִּ֣ישׁ שָׂדֵ֑הוּ כְּעֶרְכְּךָ֖ יָקֽוּם׃<text:s/></text:span><text:span text:style-name="T2724">‬</text:span>‬‬<text:span text:style-name="T2725">18</text:span><text:span text:style-name="T2726"> וְאִם־אַחַ֣ר הַיֹּבֵל֮ יַקְדִּ֣ישׁ שָׂדֵהוּ֒ וְחִשַּׁב־ל֨וֹ הַכֹּהֵ֜ן אֶת־הַכֶּ֗סֶף עַל־פִּ֤י הַשָּׁנִים֙ הַנּ֣וֹתָרֹ֔ת עַ֖ד שְׁנַ֣ת הַיֹּבֵ֑ל וְנִגְרַ֖ע מֵֽעֶרְכֶּֽךָ׃<text:s/></text:span><text:span text:style-name="T2727">‬</text:span>‬‬<text:span text:style-name="T2728">19</text:span><text:span text:style-name="T2729"> וְאִם־גָּאֹ֤ל יִגְאַל֙ אֶת־הַשָּׂדֶ֔ה הַמַּקְדִּ֖ישׁ אֹת֑וֹ וְ֠יָסַף חֲמִשִׁ֧ית כֶּֽסֶף־עֶרְכְּךָ֛ עָלָ֖יו וְקָ֥ם לֽוֹ׃<text:s/></text:span><text:span text:style-name="T2730">‬</text:span>‬‬<text:span text:style-name="T2731">20</text:span><text:span text:style-name="T2732"> וְאִם־לֹ֤א יִגְאַל֙ אֶת־הַשָּׂדֶ֔ה<text:s/></text:span><text:soft-page-break/><text:span text:style-name="T2733">וְאִם־מָכַ֥ר אֶת־הַשָּׂדֶ֖ה לְאִ֣ישׁ אַחֵ֑ר לֹ֥א יִגָּאֵ֖ל עֽוֹד׃<text:s/></text:span><text:span text:style-name="T2734">‬</text:span>‬‬<text:span text:style-name="T2735">21</text:span><text:span text:style-name="T2736"> וְהָיָ֨ה הַשָּׂדֶ֜ה בְּצֵאת֣וֹ בַיֹּבֵ֗ל קֹ֛דֶשׁ לַֽיהוָ֖ה כִּשְׂדֵ֣ה הַחֵ֑רֶם לַכֹּהֵ֖ן תִּהְיֶ֥ה אֲחֻזָּתֽוֹ׃<text:s/></text:span><text:span text:style-name="T2737">‬</text:span>‬‬<text:span text:style-name="T2738">22</text:span><text:span text:style-name="T2739"> וְאִם֙ אֶת־שְׂדֵ֣ה מִקְנָת֔וֹ אֲשֶׁ֕ר לֹ֖א מִשְּׂדֵ֣ה אֲחֻזָּת֑וֹ יַקְדִּ֖ישׁ לַֽיהוָֽה׃<text:s/></text:span><text:span text:style-name="T2740">‬</text:span>‬‬<text:span text:style-name="T2741">23</text:span><text:span text:style-name="T2742"> וְחִשַּׁב־ל֣וֹ הַכֹּהֵ֗ן אֵ֚ת מִכְסַ֣ת הָֽעֶרְכְּךָ֔ עַ֖ד שְׁנַ֣ת הַיֹּבֵ֑ל וְנָתַ֤ן אֶת־הָעֶרְכְּךָ֙ בַּיּ֣וֹם הַה֔וּא קֹ֖דֶשׁ לַיהוָֽה׃<text:s/></text:span><text:span text:style-name="T2743">‬</text:span>‬‬<text:span text:style-name="T2744">24</text:span><text:span text:style-name="T2745"> בִּשְׁנַ֤ת הַיּוֹבֵל֙ יָשׁ֣וּב הַשָּׂדֶ֔ה לַאֲשֶׁ֥ר קָנָ֖הוּ מֵאִתּ֑וֹ לַאֲשֶׁר־ל֖וֹ אֲחֻזַּ֥ת הָאָֽרֶץ׃<text:s/></text:span><text:span text:style-name="T2746">‬</text:span>‬‬<text:span text:style-name="T2747">25</text:span><text:span text:style-name="T2748"> וְכָל־עֶרְכְּךָ֔ יִהְיֶ֖ה בְּשֶׁ֣קֶל הַקֹּ֑דֶשׁ עֶשְׂרִ֥ים גֵּרָ֖ה יִהְיֶ֥ה הַשָּֽׁקֶל׃</text:span><text:span text:style-name="T2749"><text:s/>ס<text:s/></text:span><text:span text:style-name="T2750">‬</text:span>‬‬<text:span text:style-name="T2751">26</text:span><text:span text:style-name="T2752"> אַךְ־בְּכ֞וֹר אֲשֶׁר־יְבֻכַּ֤ר לַֽיהוָה֙ בִּבְהֵמָ֔ה לֹֽא־יַקְדִּ֥ישׁ אִ֖ישׁ אֹת֑וֹ אִם־שׁ֣וֹר אִם־שֶׂ֔ה לַֽיהוָ֖ה הֽוּא׃<text:s/></text:span><text:span text:style-name="T2753">‬</text:span>‬‬<text:span text:style-name="T2754">27</text:span><text:span text:style-name="T2755"> וְאִ֨ם בַּבְּהֵמָ֤ה הַטְּמֵאָה֙ וּפָדָ֣ה בְעֶרְכֶּ֔ךָ וְיָסַ֥ף חֲמִשִׁת֖וֹ עָלָ֑יו וְאִם־לֹ֥א יִגָּאֵ֖ל וְנִמְכַּ֥ר בְּעֶרְכֶּֽךָ׃<text:s/></text:span><text:span text:style-name="T2756">‬</text:span>‬‬<text:span text:style-name="T2757">28</text:span><text:span text:style-name="T2758"> אַךְ־כָּל־חֵ֡רֶם אֲשֶׁ֣ר יַחֲרִם֩ אִ֨ישׁ לַֽיהוָ֜ה מִכָּל־אֲשֶׁר־ל֗וֹ מֵאָדָ֤ם וּבְהֵמָה֙ וּמִשְּׂדֵ֣ה אֲחֻזָּת֔וֹ לֹ֥א יִמָּכֵ֖ר וְלֹ֣א יִגָּאֵ֑ל כָּל־חֵ֕רֶם קֹֽדֶשׁ־קָֽדָשִׁ֥ים ה֖וּא לַיהוָֽה׃<text:s/></text:span><text:span text:style-name="T2759">‬</text:span>‬‬<text:span text:style-name="T2760">29</text:span><text:span text:style-name="T2761"> כָּל־חֵ֗רֶם אֲשֶׁ֧ר יָחֳרַ֛ם מִן־הָאָדָ֖ם לֹ֣א יִפָּדֶ֑ה מ֖וֹת יוּמָֽת׃<text:s/></text:span><text:span text:style-name="T2762">‬</text:span>‬‬<text:span text:style-name="T2763">30</text:span><text:span text:style-name="T2764"> וְכָל־מַעְשַׂ֨ר הָאָ֜רֶץ מִזֶּ֤רַע הָאָ֙רֶץ֙ מִפְּרִ֣י הָעֵ֔ץ לַיהוָ֖ה ה֑וּא קֹ֖דֶשׁ לַֽיהוָֽה׃<text:s/></text:span><text:span text:style-name="T2765">‬</text:span>‬‬<text:span text:style-name="T2766">31</text:span><text:span text:style-name="T2767"> וְאִם־גָּאֹ֥ל יִגְאַ֛ל אִ֖ישׁ מִמַּֽעַשְׂר֑וֹ חֲמִשִׁית֖וֹ יֹסֵ֥ף עָלָֽיו׃<text:s/></text:span><text:span text:style-name="T2768">‬</text:span>‬‬<text:span text:style-name="T2769">32</text:span><text:span text:style-name="T2770"> וְכָל־מַעְשַׂ֤ר בָּקָר֙ וָצֹ֔אן כֹּ֥ל אֲשֶׁר־יַעֲבֹ֖ר תַּ֣חַת הַשָּׁ֑בֶט הֽ͏ָעֲשִׂירִ֕י יִֽהְיֶה־קֹּ֖דֶשׁ לַֽיהוָֽה׃<text:s/></text:span><text:span text:style-name="T2771">‬</text:span>‬‬<text:span text:style-name="T2772">33</text:span><text:span text:style-name="T2773"> לֹ֧א יְבַקֵּ֛ר בֵּֽין־ט֥וֹב לָרַ֖ע וְלֹ֣א יְמִירֶ֑נּוּ וְאִם־הָמֵ֣ר יְמִירֶ֔נּוּ וְהָֽיָה־ה֧וּא וּתְמוּרָת֛וֹ יִֽהְיֶה־קֹ֖דֶשׁ לֹ֥א יִגָּאֵֽל׃<text:s/></text:span><text:span text:style-name="T2774">‬</text:span>‬‬<text:span text:style-name="T2775">34</text:span><text:span text:style-name="T2776"> אֵ֣לֶּה הַמִּצְוֺ֗ת אֲשֶׁ֨ר צִוָּ֧ה יְהוָ֛ה אֶת־מֹשֶׁ֖ה אֶל־בְּנֵ֣י יִשְׂרָאֵ֑ל בְּהַ֖ר סִינָֽי׃<text:s/></text:span>‬‬‬‬‬‬‬‬‬‬‬‬‬‬‬‬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asian="Calibri" style:letter-kerning="true" fo:font-size="10.5pt" style:font-size-asian="10.5pt" style:font-size-complex="10.5pt" style:language-asian="en" style:country-asian="US" fo:hyphenate="fals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Arial" style:letter-kerning="true" fo:font-size="10.5pt" style:font-size-asian="10.5pt" style:font-size-complex="10.5pt" style:language-asian="en" style:country-asian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complex="Arial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complex="Ari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263in" fo:margin-left="1in" fo:margin-bottom="0.92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Leviticus</dc:title>
    <dc:description/>
    <dc:subject/>
    <dc:creator>Adrian Hills</dc:creator>
    <meta:creation-date>2025-03-23T15:30:00Z</meta:creation-date>
    <dc:date>2025-03-23T15:30:00Z</dc:date>
    <meta:template xlink:href="Normal.dotm" xlink:type="simple"/>
    <meta:editing-cycles>2</meta:editing-cycles>
    <meta:editing-duration>PT60S</meta:editing-duration>
    <meta:document-statistic meta:page-count="34" meta:paragraph-count="224" meta:word-count="16805" meta:character-count="112375" meta:row-count="798" meta:non-whitespace-character-count="95794"/>
  </office:meta>
</office:document-meta>
</file>